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438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61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2"/>
        <table:table-column table:style-name="co10" table:number-columns-repeated="11" table:default-cell-style-name="Default"/>
        <table:table-column table:style-name="co10" table:default-cell-style-name="ce2"/>
        <table:table-column table:style-name="co10" table:number-columns-repeated="11" table:default-cell-style-name="Default"/>
        <table:table-column table:style-name="co10" table:default-cell-style-name="ce2"/>
        <table:table-column table:style-name="co10" table:number-columns-repeated="19" table:default-cell-style-name="Default"/>
        <table:table-column table:style-name="co10" table:default-cell-style-name="ce2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n_task_use_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best_rule_p (t = 0.8, min_confidence = 0.6, min_support = 0.1)</text:p>
          </table:table-cell>
          <table:table-cell office:value-type="string" calcext:value-type="string">
            <text:p>T(entropy,4,0.01,0.4)best_rule_p (t = 0.65, min_confidence = 0.6, min_support = 0.1)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6)K</text:p>
          </table:table-cell>
          <table:table-cell table:style-name="ce3" office:value-type="string" calcext:value-type="string">
            <text:p>T(entropy,4,0.01,0.6)accurac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best_rule_p (t = 0.8, min_confidence = 0.6, min_support = 0.1)</text:p>
          </table:table-cell>
          <table:table-cell office:value-type="string" calcext:value-type="string">
            <text:p>T(entropy,4,0.01,0.6)best_rule_p (t = 0.65, min_confidence = 0.6, min_support = 0.1)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50,half,all)K</text:p>
          </table:table-cell>
          <table:table-cell office:value-type="string" calcext:value-type="string">
            <text:p>RF(50,half,all)accuracy</text:p>
          </table:table-cell>
          <table:table-cell office:value-type="string" calcext:value-type="string">
            <text:p>RF(50,half,all)safe_macro_sensitivity</text:p>
          </table:table-cell>
          <table:table-cell office:value-type="string" calcext:value-type="string">
            <text:p>RF(50,half,all)safe_macro_specificity</text:p>
          </table:table-cell>
          <table:table-cell office:value-type="string" calcext:value-type="string">
            <text:p>RF(50,half,all)safe_macro_PPV</text:p>
          </table:table-cell>
          <table:table-cell office:value-type="string" calcext:value-type="string">
            <text:p>RF(50,half,all)safe_macro_NPV</text:p>
          </table:table-cell>
          <table:table-cell office:value-type="string" calcext:value-type="string">
            <text:p>RF(50,half,all)safe_macro_F1</text:p>
          </table:table-cell>
          <table:table-cell office:value-type="string" calcext:value-type="string">
            <text:p>RF(50,half,all)oob_error</text:p>
          </table:table-cell>
          <table:table-cell office:value-type="string" calcext:value-type="string">
            <text:p>RF(50,half,all)n_nodes</text:p>
          </table:table-cell>
          <table:table-cell office:value-type="string" calcext:value-type="string">
            <text:p>RF(50,half,all)σ² K</text:p>
          </table:table-cell>
          <table:table-cell office:value-type="string" calcext:value-type="string">
            <text:p>RF(50,half,all)σ² accuracy</text:p>
          </table:table-cell>
          <table:table-cell office:value-type="string" calcext:value-type="string">
            <text:p>RF(50,half,all)σ² safe_macro_sensitivity</text:p>
          </table:table-cell>
          <table:table-cell office:value-type="string" calcext:value-type="string">
            <text:p>RF(50,half,all)σ² safe_macro_specificity</text:p>
          </table:table-cell>
          <table:table-cell office:value-type="string" calcext:value-type="string">
            <text:p>RF(50,half,all)σ² safe_macro_PPV</text:p>
          </table:table-cell>
          <table:table-cell office:value-type="string" calcext:value-type="string">
            <text:p>RF(50,half,all)σ² safe_macro_NPV</text:p>
          </table:table-cell>
          <table:table-cell office:value-type="string" calcext:value-type="string">
            <text:p>RF(50,half,all)σ² safe_macro_F1</text:p>
          </table:table-cell>
          <table:table-cell office:value-type="string" calcext:value-type="string">
            <text:p>RF(50,half,all)σ² oob_error</text:p>
          </table:table-cell>
          <table:table-cell office:value-type="string" calcext:value-type="string">
            <text:p>RF(50,half,all)σ² n_nodes</text:p>
          </table:table-cell>
          <table:table-cell office:value-type="string" calcext:value-type="string">
            <text:p>RF(50,half,all)t</text:p>
          </table:table-cell>
          <table:table-cell office:value-type="string" calcext:value-type="string">
            <text:p>RF(50,half,all)hash</text:p>
          </table:table-cell>
          <table:table-cell office:value-type="string" calcext:value-type="string">
            <text:p>RF(100,half,all)K</text:p>
          </table:table-cell>
          <table:table-cell office:value-type="string" calcext:value-type="string">
            <text:p>RF(100,half,all)accuracy</text:p>
          </table:table-cell>
          <table:table-cell office:value-type="string" calcext:value-type="string">
            <text:p>RF(100,half,all)safe_macro_sensitivity</text:p>
          </table:table-cell>
          <table:table-cell office:value-type="string" calcext:value-type="string">
            <text:p>RF(100,half,all)safe_macro_specificity</text:p>
          </table:table-cell>
          <table:table-cell office:value-type="string" calcext:value-type="string">
            <text:p>RF(100,half,all)safe_macro_PPV</text:p>
          </table:table-cell>
          <table:table-cell office:value-type="string" calcext:value-type="string">
            <text:p>RF(100,half,all)safe_macro_NPV</text:p>
          </table:table-cell>
          <table:table-cell office:value-type="string" calcext:value-type="string">
            <text:p>RF(100,half,all)safe_macro_F1</text:p>
          </table:table-cell>
          <table:table-cell office:value-type="string" calcext:value-type="string">
            <text:p>RF(100,half,all)oob_error</text:p>
          </table:table-cell>
          <table:table-cell office:value-type="string" calcext:value-type="string">
            <text:p>RF(100,half,all)n_nodes</text:p>
          </table:table-cell>
          <table:table-cell office:value-type="string" calcext:value-type="string">
            <text:p>RF(100,half,all)σ² K</text:p>
          </table:table-cell>
          <table:table-cell office:value-type="string" calcext:value-type="string">
            <text:p>RF(100,half,all)σ² accuracy</text:p>
          </table:table-cell>
          <table:table-cell office:value-type="string" calcext:value-type="string">
            <text:p>RF(100,half,all)σ² safe_macro_sensitivity</text:p>
          </table:table-cell>
          <table:table-cell office:value-type="string" calcext:value-type="string">
            <text:p>RF(100,half,all)σ² safe_macro_specificity</text:p>
          </table:table-cell>
          <table:table-cell office:value-type="string" calcext:value-type="string">
            <text:p>RF(100,half,all)σ² safe_macro_PPV</text:p>
          </table:table-cell>
          <table:table-cell office:value-type="string" calcext:value-type="string">
            <text:p>RF(100,half,all)σ² safe_macro_NPV</text:p>
          </table:table-cell>
          <table:table-cell office:value-type="string" calcext:value-type="string">
            <text:p>RF(100,half,all)σ² safe_macro_F1</text:p>
          </table:table-cell>
          <table:table-cell office:value-type="string" calcext:value-type="string">
            <text:p>RF(100,half,all)σ² oob_error</text:p>
          </table:table-cell>
          <table:table-cell office:value-type="string" calcext:value-type="string">
            <text:p>RF(100,half,all)σ² n_nodes</text:p>
          </table:table-cell>
          <table:table-cell office:value-type="string" calcext:value-type="string">
            <text:p>RF(100,half,all)t</text:p>
          </table:table-cell>
          <table:table-cell office:value-type="string" calcext:value-type="string">
            <text:p>RF(10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33" calcext:value-type="float">
            <text:p>33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38.169" calcext:value-type="float">
            <text:p>38.169</text:p>
          </table:table-cell>
          <table:table-cell office:value-type="string" calcext:value-type="string">
            <text:p>742f0623a752543ea616cae26207d77c47157921a91bbd4383d4329b44770a6a</text:p>
          </table:table-cell>
          <table:table-cell office:value-type="float" office:value="32.14" calcext:value-type="float">
            <text:p>32.14</text:p>
          </table:table-cell>
          <table:table-cell table:style-name="ce4"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6.928" calcext:value-type="float">
            <text:p>6.928</text:p>
          </table:table-cell>
          <table:table-cell office:value-type="string" calcext:value-type="string">
            <text:p>ae3cfca7d39392bfde018239159864fed56f4b5a73af6235c564879339cd95d8</text:p>
          </table:table-cell>
          <table:table-cell office:value-type="float" office:value="45.71" calcext:value-type="float">
            <text:p>45.71</text:p>
          </table:table-cell>
          <table:table-cell office:value-type="float" office:value="72.86" calcext:value-type="float">
            <text:p>72.86</text:p>
          </table:table-cell>
          <table:table-cell office:value-type="float" office:value="80.71" calcext:value-type="float">
            <text:p>80.71</text:p>
          </table:table-cell>
          <table:table-cell office:value-type="float" office:value="65" calcext:value-type="float">
            <text:p>65</text:p>
          </table:table-cell>
          <table:table-cell office:value-type="float" office:value="69.81" calcext:value-type="float">
            <text:p>69.81</text:p>
          </table:table-cell>
          <table:table-cell office:value-type="float" office:value="77.29" calcext:value-type="float">
            <text:p>77.29</text:p>
          </table:table-cell>
          <table:table-cell office:value-type="float" office:value="74.81" calcext:value-type="float">
            <text:p>74.81</text:p>
          </table:table-cell>
          <table:table-cell office:value-type="float" office:value="0" calcext:value-type="float">
            <text:p>0</text:p>
          </table:table-cell>
          <table:table-cell office:value-type="float" office:value="181760" calcext:value-type="float">
            <text:p>181760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0223214285714285" calcext:value-type="float">
            <text:p>0.000223214285714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296325997153773" calcext:value-type="float">
            <text:p>0.000296325997154</text:p>
          </table:table-cell>
          <table:table-cell office:value-type="float" office:value="0.000908731440055117" calcext:value-type="float">
            <text:p>0.000908731440055</text:p>
          </table:table-cell>
          <table:table-cell office:value-type="float" office:value="0.000288233944299345" calcext:value-type="float">
            <text:p>0.000288233944299</text:p>
          </table:table-cell>
          <table:table-cell office:value-type="float" office:value="0" calcext:value-type="float">
            <text:p>0</text:p>
          </table:table-cell>
          <table:table-cell office:value-type="float" office:value="344.8" calcext:value-type="float">
            <text:p>34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4bc5b223c6b44276968e2408c2f027504f31501c2b3b8a6f3e7d881b1169418", "83eb65ec6378f480dafb5f6e24f13c0f1b9af742635d3646a75cf5c1dc5eec33", "4eb0e38d5f27b9374d573ffae875916064c7c47e2702171a0f3c2c992bf9ae08", "4dc4d816796c56b63ecacf6221c932761304bc4f2f2ee95e7664487c0f82fa64", "1aa5e2099fed16d56a5b1b4bed5fcb47aa466a430cc862e19ec3a7d5e7972b27"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0.71" calcext:value-type="float">
            <text:p>8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72.56" calcext:value-type="float">
            <text:p>72.56</text:p>
          </table:table-cell>
          <table:table-cell office:value-type="float" office:value="78.24" calcext:value-type="float">
            <text:p>78.24</text:p>
          </table:table-cell>
          <table:table-cell office:value-type="float" office:value="76.37" calcext:value-type="float">
            <text:p>76.37</text:p>
          </table:table-cell>
          <table:table-cell office:value-type="float" office:value="24.16" calcext:value-type="float">
            <text:p>24.16</text:p>
          </table:table-cell>
          <table:table-cell office:value-type="float" office:value="364280" calcext:value-type="float">
            <text:p>364280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031887755102041" calcext:value-type="float">
            <text:p>0.000318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764100267818231" calcext:value-type="float">
            <text:p>0.000764100267818</text:p>
          </table:table-cell>
          <table:table-cell office:value-type="float" office:value="0.000126157618862771" calcext:value-type="float">
            <text:p>0.000126157618863</text:p>
          </table:table-cell>
          <table:table-cell office:value-type="float" office:value="0.000133166185153668" calcext:value-type="float">
            <text:p>0.000133166185154</text:p>
          </table:table-cell>
          <table:table-cell table:style-name="ce6" office:value-type="float" office:value="0.0000352416007518209" calcext:value-type="float">
            <text:p>3.52E-05</text:p>
          </table:table-cell>
          <table:table-cell office:value-type="float" office:value="717.2" calcext:value-type="float">
            <text:p>717.2</text:p>
          </table:table-cell>
          <table:table-cell office:value-type="float" office:value="867.094" calcext:value-type="float">
            <text:p>867.094</text:p>
          </table:table-cell>
          <table:table-cell office:value-type="string" calcext:value-type="string">
            <text:p>("a4a7ddf1ae00746e0f2bb7862fa27b8bfc0ec2739702b6e8339192674da01cc6", "ee0090e9e6ca178fafafeb2a788b0d4e44e6647957b689b5114334f0489df7ea", "e70e26ca29ab9aa75e299fcce9926eff68f46577d112679f51b520e2f1e8a2db", "fd608dc9c0adfbd9ae20f10445d661634ef6cfbb1b0e30a700e37e82595948e4", "691d9aa95b9207d31a47a1d0d8424c564e85b442caf7495f64a8a93885f9cd3d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31" calcext:value-type="float">
            <text:p>31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6.394" calcext:value-type="float">
            <text:p>16.394</text:p>
          </table:table-cell>
          <table:table-cell office:value-type="string" calcext:value-type="string">
            <text:p>bac760489b9904d3fe21f75e465557e4960f4a48bdc555c2722fe34dad9a253d</text:p>
          </table:table-cell>
          <table:table-cell office:value-type="float" office:value="35.71" calcext:value-type="float">
            <text:p>35.71</text:p>
          </table:table-cell>
          <table:table-cell table:style-name="ce4"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7e39eaed75a19a2cf721cd299f76fa497196930495ab1cfe108a39bbf0f63576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6.03" calcext:value-type="float">
            <text:p>66.03</text:p>
          </table:table-cell>
          <table:table-cell office:value-type="float" office:value="68.56" calcext:value-type="float">
            <text:p>68.56</text:p>
          </table:table-cell>
          <table:table-cell office:value-type="float" office:value="68.24" calcext:value-type="float">
            <text:p>68.24</text:p>
          </table:table-cell>
          <table:table-cell office:value-type="float" office:value="0" calcext:value-type="float">
            <text:p>0</text:p>
          </table:table-cell>
          <table:table-cell office:value-type="float" office:value="182320" calcext:value-type="float">
            <text:p>18232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733418367346937" calcext:value-type="float">
            <text:p>0.00073341836734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617580538979379" calcext:value-type="float">
            <text:p>0.000617580538979</text:p>
          </table:table-cell>
          <table:table-cell office:value-type="float" office:value="0.00115038548752834" calcext:value-type="float">
            <text:p>0.001150385487528</text:p>
          </table:table-cell>
          <table:table-cell office:value-type="float" office:value="0.000890532407543118" calcext:value-type="float">
            <text:p>0.000890532407543</text:p>
          </table:table-cell>
          <table:table-cell office:value-type="float" office:value="0" calcext:value-type="float">
            <text:p>0</text:p>
          </table:table-cell>
          <table:table-cell office:value-type="float" office:value="529.2" calcext:value-type="float">
            <text:p>52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c297ecaf8750e786b45837ef1e330ac298d427220b01adf6b906bc0421f378f", "7c1e6c90ebc26dea4ca997c536c4f6c54fcbc1205b3f13a1325924293cebc911", "2f538be87277aa8f7a2d7997795dc7d798fcc2fdd6b59abaf6237e9c8e198c39", "2330e4d159985fb441129a5e20ffd00025b781f36be55f650ab6f9df162e79ff", "0a453900c0e1671cde67bdabbc58ac8757334062c5cb21c8c0768725f5589510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72" calcext:value-type="float">
            <text:p>66.72</text:p>
          </table:table-cell>
          <table:table-cell office:value-type="float" office:value="69.18" calcext:value-type="float">
            <text:p>69.18</text:p>
          </table:table-cell>
          <table:table-cell office:value-type="float" office:value="68.99" calcext:value-type="float">
            <text:p>68.99</text:p>
          </table:table-cell>
          <table:table-cell office:value-type="float" office:value="29.47" calcext:value-type="float">
            <text:p>29.47</text:p>
          </table:table-cell>
          <table:table-cell office:value-type="float" office:value="364440" calcext:value-type="float">
            <text:p>364440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13219525010899" calcext:value-type="float">
            <text:p>0.001132195250109</text:p>
          </table:table-cell>
          <table:table-cell office:value-type="float" office:value="0.00108601326287936" calcext:value-type="float">
            <text:p>0.001086013262879</text:p>
          </table:table-cell>
          <table:table-cell office:value-type="float" office:value="0.000853365649730505" calcext:value-type="float">
            <text:p>0.000853365649731</text:p>
          </table:table-cell>
          <table:table-cell table:style-name="ce6" office:value-type="float" office:value="0.0000743989349205108" calcext:value-type="float">
            <text:p>7.44E-05</text:p>
          </table:table-cell>
          <table:table-cell office:value-type="float" office:value="1634.8" calcext:value-type="float">
            <text:p>1634.8</text:p>
          </table:table-cell>
          <table:table-cell office:value-type="float" office:value="817.109" calcext:value-type="float">
            <text:p>817.109</text:p>
          </table:table-cell>
          <table:table-cell office:value-type="string" calcext:value-type="string">
            <text:p>("6439c743ec7eb80e19af53d3789e2d9f965054d24a5b83c3e5d64ac67924ced6", "82a386a978ec9b143d085a506d6715fac2876ebf3c56b1d4284b6f11c0f66553", "9900c53ecb2f4fdb11de1528c1fcd2d44f3a6bebf2992556ae2dfdfb072c9fcd", "b28683ca2959c87b4c9e3675ae1e4d1c58b56d356e1128367660ae9d287fa043", "4e3885901454a41b5f6638dd1407e1e6cd8b2abadf0fbcf1ff6d327c78317d7b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39.29" calcext:value-type="float">
            <text:p>39.29</text:p>
          </table:table-cell>
          <table:table-cell office:value-type="float" office:value="75" calcext:value-type="float">
            <text:p>75</text:p>
          </table:table-cell>
          <table:table-cell office:value-type="float" office:value="61.11" calcext:value-type="float">
            <text:p>61.11</text:p>
          </table:table-cell>
          <table:table-cell office:value-type="float" office:value="55.26" calcext:value-type="float">
            <text:p>55.26</text:p>
          </table:table-cell>
          <table:table-cell office:value-type="float" office:value="47.83" calcext:value-type="float">
            <text:p>47.83</text:p>
          </table:table-cell>
          <table:table-cell office:value-type="float" office:value="23" calcext:value-type="float">
            <text:p>23</text:p>
          </table:table-cell>
          <table:table-cell office:value-type="float" office:value="0.70952380952381" calcext:value-type="float">
            <text:p>0.7095238095238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10.894" calcext:value-type="float">
            <text:p>10.894</text:p>
          </table:table-cell>
          <table:table-cell office:value-type="string" calcext:value-type="string">
            <text:p>2616ae776ac027d1abc33bf80fe50870ee168211280bd616037445ae40c41fc7</text:p>
          </table:table-cell>
          <table:table-cell office:value-type="float" office:value="14.29" calcext:value-type="float">
            <text:p>14.29</text:p>
          </table:table-cell>
          <table:table-cell table:style-name="ce4"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a788b04a71c32480345973deb418e28fdcec6331fdb58e642392558629398cba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47.14" calcext:value-type="float">
            <text:p>47.14</text:p>
          </table:table-cell>
          <table:table-cell office:value-type="float" office:value="83.57" calcext:value-type="float">
            <text:p>83.57</text:p>
          </table:table-cell>
          <table:table-cell office:value-type="float" office:value="74.15" calcext:value-type="float">
            <text:p>74.15</text:p>
          </table:table-cell>
          <table:table-cell office:value-type="float" office:value="61.29" calcext:value-type="float">
            <text:p>61.29</text:p>
          </table:table-cell>
          <table:table-cell office:value-type="float" office:value="57.58" calcext:value-type="float">
            <text:p>57.58</text:p>
          </table:table-cell>
          <table:table-cell office:value-type="float" office:value="0" calcext:value-type="float">
            <text:p>0</text:p>
          </table:table-cell>
          <table:table-cell office:value-type="float" office:value="182040" calcext:value-type="float">
            <text:p>18204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697381349053781" calcext:value-type="float">
            <text:p>0.000697381349054</text:p>
          </table:table-cell>
          <table:table-cell office:value-type="float" office:value="0.00032057605748919" calcext:value-type="float">
            <text:p>0.000320576057489</text:p>
          </table:table-cell>
          <table:table-cell office:value-type="float" office:value="0.00108596758384093" calcext:value-type="float">
            <text:p>0.001085967583841</text:p>
          </table:table-cell>
          <table:table-cell office:value-type="float" office:value="0" calcext:value-type="float">
            <text:p>0</text:p>
          </table:table-cell>
          <table:table-cell office:value-type="float" office:value="550.8" calcext:value-type="float">
            <text:p>55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a2a75b6a604d220eefca0d7526264f94a8c36ad3492d94a15704b3839e7fcc3", "8adcb3e8f50772b3c18f5db2ad0c0c7eae1f4c1e127712d45953614e7fd064a5", "9ab9391af0cde876cdac90d00c69a7cdb50577e06dc67d18011deef885dfc0d7", "197f9d839c940f6d456bd2c6d6a32d472eeb62c9d2832295f6d730c650d3c734", "e2052873fa8ab0815f7da8eb6a2caa5e8bf0adca5a302fb19d8ea9ceb23634c9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48.57" calcext:value-type="float">
            <text:p>48.5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01" calcext:value-type="float">
            <text:p>74.01</text:p>
          </table:table-cell>
          <table:table-cell office:value-type="float" office:value="61.7" calcext:value-type="float">
            <text:p>61.7</text:p>
          </table:table-cell>
          <table:table-cell office:value-type="float" office:value="58.62" calcext:value-type="float">
            <text:p>58.62</text:p>
          </table:table-cell>
          <table:table-cell office:value-type="float" office:value="25.4" calcext:value-type="float">
            <text:p>25.4</text:p>
          </table:table-cell>
          <table:table-cell office:value-type="float" office:value="367120" calcext:value-type="float">
            <text:p>36712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8265306122449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29248061302747" calcext:value-type="float">
            <text:p>0.001292480613027</text:p>
          </table:table-cell>
          <table:table-cell office:value-type="float" office:value="0.0001899670624223" calcext:value-type="float">
            <text:p>0.000189967062422</text:p>
          </table:table-cell>
          <table:table-cell office:value-type="float" office:value="0.000462186768254944" calcext:value-type="float">
            <text:p>0.000462186768255</text:p>
          </table:table-cell>
          <table:table-cell office:value-type="float" office:value="0.0003974469418122" calcext:value-type="float">
            <text:p>0.000397446941812</text:p>
          </table:table-cell>
          <table:table-cell office:value-type="float" office:value="1737.2" calcext:value-type="float">
            <text:p>1737.2</text:p>
          </table:table-cell>
          <table:table-cell office:value-type="float" office:value="790.532" calcext:value-type="float">
            <text:p>790.532</text:p>
          </table:table-cell>
          <table:table-cell office:value-type="string" calcext:value-type="string">
            <text:p>("4585ed625f4b281d1212c33d6bd0c1446b431d58f8eb456105632c64e28a3129", "fc8b3e6a884e7d402dabbe46404ea86657b3569fa1d37af880acb4f574c5c363", "b84c51e82a614d11616e6325f85dcca6261fb42809aed8e3e65a5a5c368bf65a", "02ca037120072644297d312b4ab7203566a6eb446b3d5e2f92ca793d6fffbf51", "cb90d3712c671f4decd1c463df671ab07e3c2750263c99a8b5f532a5beb0c1bc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31" calcext:value-type="float">
            <text:p>31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10.747" calcext:value-type="float">
            <text:p>10.747</text:p>
          </table:table-cell>
          <table:table-cell office:value-type="string" calcext:value-type="string">
            <text:p>102571d2dd54c5e02f0d9b4adf60345de2d0840a8161cb8098dfe58959f2042d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46.43" calcext:value-type="float">
            <text:p>4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8.42" calcext:value-type="float">
            <text:p>68.42</text:p>
          </table:table-cell>
          <table:table-cell office:value-type="float" office:value="59.46" calcext:value-type="float">
            <text:p>59.46</text:p>
          </table:table-cell>
          <table:table-cell office:value-type="float" office:value="55.32" calcext:value-type="float">
            <text:p>55.32</text:p>
          </table:table-cell>
          <table:table-cell office:value-type="float" office:value="15" calcext:value-type="float">
            <text:p>15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922b7d0e20174d1990e41459f3b0c8db97a5b39c3e6900f58b7efbd4256f0a8</text:p>
          </table:table-cell>
          <table:table-cell office:value-type="float" office:value="44.29" calcext:value-type="float">
            <text:p>44.29</text:p>
          </table:table-cell>
          <table:table-cell table:number-columns-repeated="3" office:value-type="float" office:value="72.14" calcext:value-type="float">
            <text:p>72.14</text:p>
          </table:table-cell>
          <table:table-cell office:value-type="float" office:value="72.13" calcext:value-type="float">
            <text:p>72.13</text:p>
          </table:table-cell>
          <table:table-cell office:value-type="float" office:value="72.18" calcext:value-type="float">
            <text:p>72.18</text:p>
          </table:table-cell>
          <table:table-cell office:value-type="float" office:value="72.13" calcext:value-type="float">
            <text:p>72.13</text:p>
          </table:table-cell>
          <table:table-cell office:value-type="float" office:value="0" calcext:value-type="float">
            <text:p>0</text:p>
          </table:table-cell>
          <table:table-cell office:value-type="float" office:value="183440" calcext:value-type="float">
            <text:p>18344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09943098117292" calcext:value-type="float">
            <text:p>0.000309943098117</text:p>
          </table:table-cell>
          <table:table-cell office:value-type="float" office:value="0.000575052591658546" calcext:value-type="float">
            <text:p>0.000575052591659</text:p>
          </table:table-cell>
          <table:table-cell office:value-type="float" office:value="0.000521812126787483" calcext:value-type="float">
            <text:p>0.000521812126787</text:p>
          </table:table-cell>
          <table:table-cell office:value-type="float" office:value="0" calcext:value-type="float">
            <text:p>0</text:p>
          </table:table-cell>
          <table:table-cell office:value-type="float" office:value="1048.8" calcext:value-type="float">
            <text:p>104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95965c57dbab96fe24f47f40b8e10fe1d1e65f97ecfa81b77d77340553b7e3d", "f27c1c04e0874392859b2619e72503aaff7146a6af83f3dd2419f02009f795e7", "05a91a6b9c3bee772cf14de929250e5aeb3f90b5bd5762945c907975b6bd1c0c", "8224f4e8b67c23b805af06f428748c2f4f6a6b764775b908231c9e676e8383f1", "7b4fb007e610500ca101f5983a95584e7a7985d362ed274c7b9aa3fae086429c")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2.86" calcext:value-type="float">
            <text:p>72.86</text:p>
          </table:table-cell>
          <table:table-cell office:value-type="float" office:value="73.25" calcext:value-type="float">
            <text:p>73.25</text:p>
          </table:table-cell>
          <table:table-cell office:value-type="float" office:value="73.96" calcext:value-type="float">
            <text:p>73.96</text:p>
          </table:table-cell>
          <table:table-cell office:value-type="float" office:value="73.74" calcext:value-type="float">
            <text:p>73.74</text:p>
          </table:table-cell>
          <table:table-cell office:value-type="float" office:value="26.19" calcext:value-type="float">
            <text:p>26.19</text:p>
          </table:table-cell>
          <table:table-cell office:value-type="float" office:value="366080" calcext:value-type="float">
            <text:p>36608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60969387755103" calcext:value-type="float">
            <text:p>0.000860969387755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795065235226859" calcext:value-type="float">
            <text:p>0.000795065235227</text:p>
          </table:table-cell>
          <table:table-cell office:value-type="float" office:value="0.00106158070711106" calcext:value-type="float">
            <text:p>0.001061580707111</text:p>
          </table:table-cell>
          <table:table-cell office:value-type="float" office:value="0.000961778944592436" calcext:value-type="float">
            <text:p>0.000961778944592</text:p>
          </table:table-cell>
          <table:table-cell office:value-type="float" office:value="0.000238859738429007" calcext:value-type="float">
            <text:p>0.000238859738429</text:p>
          </table:table-cell>
          <table:table-cell office:value-type="float" office:value="1019.2" calcext:value-type="float">
            <text:p>1019.2</text:p>
          </table:table-cell>
          <table:table-cell office:value-type="float" office:value="765.391" calcext:value-type="float">
            <text:p>765.391</text:p>
          </table:table-cell>
          <table:table-cell office:value-type="string" calcext:value-type="string">
            <text:p>("0b85a5090feadd23c95566024c9647a4bc1835b97cd5336d8647987909e60f97", "7f8476eb027915a1c18b2dec1530e9d0008b119298639c3972c3fd56cdf21f4e", "d173db9df1bfd09f69586969df3b2511a2a74c9f30b75caa130d3ecb35cce6b6", "d69dc3127d0e503c4485f18f62143d8a218277d75e595f22d22e61ad607fb9eb", "ce02a2fd19209669dd867ba0f723bfc75dbcbd1e3634dbe05f4fe08dc10a353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33" calcext:value-type="float">
            <text:p>33</text:p>
          </table:table-cell>
          <table:table-cell office:value-type="float" office:value="0.586904761904762" calcext:value-type="float">
            <text:p>0.586904761904762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10.148" calcext:value-type="float">
            <text:p>10.148</text:p>
          </table:table-cell>
          <table:table-cell office:value-type="string" calcext:value-type="string">
            <text:p>524759aee22fbcfc5aa8b4ec62399a788b3198f0de84e5ca44d63628f2cc85ed</text:p>
          </table:table-cell>
          <table:table-cell office:value-type="float" office:value="21.43" calcext:value-type="float">
            <text:p>21.43</text:p>
          </table:table-cell>
          <table:table-cell table:style-name="ce4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7.796" calcext:value-type="float">
            <text:p>7.796</text:p>
          </table:table-cell>
          <table:table-cell office:value-type="string" calcext:value-type="string">
            <text:p>7ffbc359ec424f52dc19db72b242fae4d3848f090bc8cd3df12a17cb25fd8fff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61.43" calcext:value-type="float">
            <text:p>61.43</text:p>
          </table:table-cell>
          <table:table-cell office:value-type="float" office:value="75" calcext:value-type="float">
            <text:p>75</text:p>
          </table:table-cell>
          <table:table-cell office:value-type="float" office:value="70.91" calcext:value-type="float">
            <text:p>70.91</text:p>
          </table:table-cell>
          <table:table-cell office:value-type="float" office:value="66.26" calcext:value-type="float">
            <text:p>66.26</text:p>
          </table:table-cell>
          <table:table-cell office:value-type="float" office:value="65.73" calcext:value-type="float">
            <text:p>65.73</text:p>
          </table:table-cell>
          <table:table-cell office:value-type="float" office:value="0" calcext:value-type="float">
            <text:p>0</text:p>
          </table:table-cell>
          <table:table-cell office:value-type="float" office:value="182760" calcext:value-type="float">
            <text:p>182760</text:p>
          </table:table-cell>
          <table:table-cell office:value-type="float" office:value="0.0072704081632653" calcext:value-type="float">
            <text:p>0.007270408163265</text:p>
          </table:table-cell>
          <table:table-cell office:value-type="float" office:value="0.00181760204081633" calcext:value-type="float">
            <text:p>0.001817602040816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133048010973937" calcext:value-type="float">
            <text:p>0.001330480109739</text:p>
          </table:table-cell>
          <table:table-cell office:value-type="float" office:value="0.00216752939166742" calcext:value-type="float">
            <text:p>0.002167529391667</text:p>
          </table:table-cell>
          <table:table-cell office:value-type="float" office:value="0.00343922267221467" calcext:value-type="float">
            <text:p>0.003439222672215</text:p>
          </table:table-cell>
          <table:table-cell office:value-type="float" office:value="0" calcext:value-type="float">
            <text:p>0</text:p>
          </table:table-cell>
          <table:table-cell office:value-type="float" office:value="602.8" calcext:value-type="float">
            <text:p>60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56ca0272be1d1d0b00dca08edfe353f224110426ee01b8908e562ab2280b6f1", "8018ee91b7e0fd4bd41c53d64c5ca6cfa4b425293bf6bfbac0a8b414d76078eb", "7e2135ccc5ded3071d2a1094af5089ccc356c9245e73e218b4bea55b6bc35b8f", "21a24b925f45c66ffe7e9cc243457805c70787eb1f0b67f329b64dcd30c28fca", "9a16fd9b861a432c22df9501d208b651959f097efdf6535282a38aa2930e9817")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76.43" calcext:value-type="float">
            <text:p>76.43</text:p>
          </table:table-cell>
          <table:table-cell office:value-type="float" office:value="72.04" calcext:value-type="float">
            <text:p>72.04</text:p>
          </table:table-cell>
          <table:table-cell office:value-type="float" office:value="66.07" calcext:value-type="float">
            <text:p>66.07</text:p>
          </table:table-cell>
          <table:table-cell office:value-type="float" office:value="65.88" calcext:value-type="float">
            <text:p>65.88</text:p>
          </table:table-cell>
          <table:table-cell office:value-type="float" office:value="24.51" calcext:value-type="float">
            <text:p>24.51</text:p>
          </table:table-cell>
          <table:table-cell office:value-type="float" office:value="365440" calcext:value-type="float">
            <text:p>365440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64966393614786" calcext:value-type="float">
            <text:p>0.000364966393615</text:p>
          </table:table-cell>
          <table:table-cell office:value-type="float" office:value="0.000240699142415069" calcext:value-type="float">
            <text:p>0.000240699142415</text:p>
          </table:table-cell>
          <table:table-cell office:value-type="float" office:value="0.000387269255279063" calcext:value-type="float">
            <text:p>0.000387269255279</text:p>
          </table:table-cell>
          <table:table-cell office:value-type="float" office:value="0.000417025608896545" calcext:value-type="float">
            <text:p>0.000417025608897</text:p>
          </table:table-cell>
          <table:table-cell office:value-type="float" office:value="994.8" calcext:value-type="float">
            <text:p>994.8</text:p>
          </table:table-cell>
          <table:table-cell office:value-type="float" office:value="818.731" calcext:value-type="float">
            <text:p>818.731</text:p>
          </table:table-cell>
          <table:table-cell office:value-type="string" calcext:value-type="string">
            <text:p>("c62fcd51f99c4908b97d1275cc5917ec69671394d92f719b89f0702166db9f9a", "38f0a73b97d7449507f7be3b5979051256fee67dc9a0fdab296117d447d2d565", "de4bf3bc45af13a94d77efc7351e561465a6b20a5cc19625269d6588529c12e7", "21f8eedf11574ad10a3d1221d94a7a935729d2d483a777d99452abf58aecf788", "fc0662f9f32a8be5ce02d67ffe2f9af7f4dbdc8aa5982df863393fdabe14f6b6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2.86" calcext:value-type="float">
            <text:p>42.86</text:p>
          </table:table-cell>
          <table:table-cell table:number-columns-repeated="6" office:value-type="float" office:value="71.43" calcext:value-type="float">
            <text:p>71.43</text:p>
          </table:table-cell>
          <table:table-cell office:value-type="float" office:value="33" calcext:value-type="float">
            <text:p>33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8.365" calcext:value-type="float">
            <text:p>8.365</text:p>
          </table:table-cell>
          <table:table-cell office:value-type="string" calcext:value-type="string">
            <text:p>5ced908aebef6625636ed65bcad9b95078f984df2fffe51938816fd730899f70</text:p>
          </table:table-cell>
          <table:table-cell office:value-type="float" office:value="46.43" calcext:value-type="float">
            <text:p>46.43</text:p>
          </table:table-cell>
          <table:table-cell table:style-name="ce4"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3.453" calcext:value-type="float">
            <text:p>3.453</text:p>
          </table:table-cell>
          <table:table-cell office:value-type="string" calcext:value-type="string">
            <text:p>ba55eebcb5514c628b39325b6583f4258bbffea6b42cb70573fdff416f90aab1</text:p>
          </table:table-cell>
          <table:table-cell office:value-type="float" office:value="57.86" calcext:value-type="float">
            <text:p>57.86</text:p>
          </table:table-cell>
          <table:table-cell office:value-type="float" office:value="78.93" calcext:value-type="float">
            <text:p>78.93</text:p>
          </table:table-cell>
          <table:table-cell office:value-type="float" office:value="82.14" calcext:value-type="float">
            <text:p>82.14</text:p>
          </table:table-cell>
          <table:table-cell office:value-type="float" office:value="75.71" calcext:value-type="float">
            <text:p>75.71</text:p>
          </table:table-cell>
          <table:table-cell office:value-type="float" office:value="77.16" calcext:value-type="float">
            <text:p>77.16</text:p>
          </table:table-cell>
          <table:table-cell office:value-type="float" office:value="81.05" calcext:value-type="float">
            <text:p>81.05</text:p>
          </table:table-cell>
          <table:table-cell office:value-type="float" office:value="79.54" calcext:value-type="float">
            <text:p>79.54</text:p>
          </table:table-cell>
          <table:table-cell office:value-type="float" office:value="0" calcext:value-type="float">
            <text:p>0</text:p>
          </table:table-cell>
          <table:table-cell office:value-type="float" office:value="185120" calcext:value-type="float">
            <text:p>18512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42091836734695" calcext:value-type="float">
            <text:p>0.000542091836735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241686027224526" calcext:value-type="float">
            <text:p>0.000241686027225</text:p>
          </table:table-cell>
          <table:table-cell office:value-type="float" office:value="0.0013568126882087" calcext:value-type="float">
            <text:p>0.001356812688209</text:p>
          </table:table-cell>
          <table:table-cell office:value-type="float" office:value="0.000715227985878044" calcext:value-type="float">
            <text:p>0.000715227985878</text:p>
          </table:table-cell>
          <table:table-cell office:value-type="float" office:value="0" calcext:value-type="float">
            <text:p>0</text:p>
          </table:table-cell>
          <table:table-cell office:value-type="float" office:value="1537.2" calcext:value-type="float">
            <text:p>15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c29bac6526c188a9783bd20a9ceb26936e07c62b974010f7450afd3d6899aa8", "99ea04c28dd7f15398d23e8a863fca5dd7c633bb0c121fc146d8ce5aa583251c", "8d4b4cfd74e5324d3ae55934f5409a77762f859c00215cc7bdae3e58459adba6", "685f53b6b7d5252a752bef50be10acabf3c86dc3f7d232bed04f4197001feac8", "94cc60c1120b18621e6f4d3e4dd17a8cc173ea860cd86c3dde95408b6c8da6a1")</text:p>
          </table:table-cell>
          <table:table-cell office:value-type="float" office:value="61.43" calcext:value-type="float">
            <text:p>61.43</text:p>
          </table:table-cell>
          <table:table-cell office:value-type="float" office:value="80.71" calcext:value-type="float">
            <text:p>80.71</text:p>
          </table:table-cell>
          <table:table-cell office:value-type="float" office:value="84.29" calcext:value-type="float">
            <text:p>84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8.72" calcext:value-type="float">
            <text:p>78.72</text:p>
          </table:table-cell>
          <table:table-cell office:value-type="float" office:value="83.36" calcext:value-type="float">
            <text:p>83.36</text:p>
          </table:table-cell>
          <table:table-cell office:value-type="float" office:value="81.33" calcext:value-type="float">
            <text:p>81.33</text:p>
          </table:table-cell>
          <table:table-cell office:value-type="float" office:value="26.02" calcext:value-type="float">
            <text:p>26.02</text:p>
          </table:table-cell>
          <table:table-cell office:value-type="float" office:value="371160" calcext:value-type="float">
            <text:p>37116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441261492973048" calcext:value-type="float">
            <text:p>0.000441261492973</text:p>
          </table:table-cell>
          <table:table-cell office:value-type="float" office:value="0.00236615427987953" calcext:value-type="float">
            <text:p>0.00236615427988</text:p>
          </table:table-cell>
          <table:table-cell office:value-type="float" office:value="0.000692107685495889" calcext:value-type="float">
            <text:p>0.000692107685496</text:p>
          </table:table-cell>
          <table:table-cell office:value-type="float" office:value="0.000268227739055524" calcext:value-type="float">
            <text:p>0.000268227739056</text:p>
          </table:table-cell>
          <table:table-cell office:value-type="float" office:value="3634.8" calcext:value-type="float">
            <text:p>3634.8</text:p>
          </table:table-cell>
          <table:table-cell office:value-type="float" office:value="766.519" calcext:value-type="float">
            <text:p>766.519</text:p>
          </table:table-cell>
          <table:table-cell office:value-type="string" calcext:value-type="string">
            <text:p>("ce7effc2187c6d8532382f2c13fb4f94618c5af4ce3be53eb77e7be90e50b356", "6f066f44afe3c6b8535e352039a1ad3d7a5c2ae81581b1b41be339a763a5a4ce", "e4a864af3c83cf29bffff4cab3212abb453d9b809c09bca74b2a9b166601c3cd", "325cb48b9c31481d8533188f0bc2c528db4d1828aa28f7e906c84a66ee05afb2", "f3a07030e3b6bc41e4fdd64e3f45ea980c2b56cf83a68bef2d530dfd27205a65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7" calcext:value-type="float">
            <text:p>37</text:p>
          </table:table-cell>
          <table:table-cell office:value-type="float" office:value="0.576190476190476" calcext:value-type="float">
            <text:p>0.576190476190476</text:p>
          </table:table-cell>
          <table:table-cell office:value-type="float" office:value="0.508333333333333" calcext:value-type="float">
            <text:p>0.508333333333333</text:p>
          </table:table-cell>
          <table:table-cell office:value-type="float" office:value="10.213" calcext:value-type="float">
            <text:p>10.213</text:p>
          </table:table-cell>
          <table:table-cell office:value-type="string" calcext:value-type="string">
            <text:p>6dbf5daae0288f2cc43222958de7a6dc7240aa9f8bfddd40d04be5fb0e66358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8.643" calcext:value-type="float">
            <text:p>8.643</text:p>
          </table:table-cell>
          <table:table-cell office:value-type="string" calcext:value-type="string">
            <text:p>1cb5e87a574992a0d39d36b16b3eb255150abc876a76af418d482e45cc548316</text:p>
          </table:table-cell>
          <table:table-cell office:value-type="float" office:value="54.29" calcext:value-type="float">
            <text:p>54.29</text:p>
          </table:table-cell>
          <table:table-cell office:value-type="float" office:value="77.14" calcext:value-type="float">
            <text:p>77.14</text:p>
          </table:table-cell>
          <table:table-cell office:value-type="float" office:value="83.57" calcext:value-type="float">
            <text:p>83.57</text:p>
          </table:table-cell>
          <table:table-cell office:value-type="float" office:value="70.71" calcext:value-type="float">
            <text:p>70.71</text:p>
          </table:table-cell>
          <table:table-cell office:value-type="float" office:value="74.25" calcext:value-type="float">
            <text:p>74.25</text:p>
          </table:table-cell>
          <table:table-cell office:value-type="float" office:value="81.34" calcext:value-type="float">
            <text:p>81.34</text:p>
          </table:table-cell>
          <table:table-cell office:value-type="float" office:value="78.53" calcext:value-type="float">
            <text:p>78.53</text:p>
          </table:table-cell>
          <table:table-cell office:value-type="float" office:value="0" calcext:value-type="float">
            <text:p>0</text:p>
          </table:table-cell>
          <table:table-cell office:value-type="float" office:value="191320" calcext:value-type="float">
            <text:p>19132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118044454809734" calcext:value-type="float">
            <text:p>0.001180444548097</text:p>
          </table:table-cell>
          <table:table-cell office:value-type="float" office:value="0.000955243626269266" calcext:value-type="float">
            <text:p>0.000955243626269</text:p>
          </table:table-cell>
          <table:table-cell office:value-type="float" office:value="0.000350462068006093" calcext:value-type="float">
            <text:p>0.000350462068006</text:p>
          </table:table-cell>
          <table:table-cell office:value-type="float" office:value="0" calcext:value-type="float">
            <text:p>0</text:p>
          </table:table-cell>
          <table:table-cell office:value-type="float" office:value="1917.2" calcext:value-type="float">
            <text:p>19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c5be2a39efa75e4f73bcadb939687f518bd711baf9066b01e97e712443df6ac", "a2d72d66df53f81c4de7fcec3d1ef360c9c8893bc828ec7db52f5c2086498413", "86df1cfc4342dc5f07414bb87885f528c469551784ad3858136b20a053f63f80", "38f1924c89fbdb44dea254b90a189e1a7da2166bbea31fc23c7b843a46901c59", "643c5fe2fdef5cc52146af3d6f1279e5cc6995cd9c0e8d478869ce8f2c6110be")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84.29" calcext:value-type="float">
            <text:p>8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3.54" calcext:value-type="float">
            <text:p>73.54</text:p>
          </table:table-cell>
          <table:table-cell office:value-type="float" office:value="81.46" calcext:value-type="float">
            <text:p>81.46</text:p>
          </table:table-cell>
          <table:table-cell office:value-type="float" office:value="78.47" calcext:value-type="float">
            <text:p>78.47</text:p>
          </table:table-cell>
          <table:table-cell office:value-type="float" office:value="28.76" calcext:value-type="float">
            <text:p>28.76</text:p>
          </table:table-cell>
          <table:table-cell office:value-type="float" office:value="382120" calcext:value-type="float">
            <text:p>382120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219198715025226" calcext:value-type="float">
            <text:p>0.002191987150252</text:p>
          </table:table-cell>
          <table:table-cell office:value-type="float" office:value="0.000401971696302366" calcext:value-type="float">
            <text:p>0.000401971696302</text:p>
          </table:table-cell>
          <table:table-cell office:value-type="float" office:value="0.000716263447418551" calcext:value-type="float">
            <text:p>0.000716263447419</text:p>
          </table:table-cell>
          <table:table-cell office:value-type="float" office:value="0.000460098676482107" calcext:value-type="float">
            <text:p>0.000460098676482</text:p>
          </table:table-cell>
          <table:table-cell office:value-type="float" office:value="2521.2" calcext:value-type="float">
            <text:p>2521.2</text:p>
          </table:table-cell>
          <table:table-cell office:value-type="float" office:value="812.178" calcext:value-type="float">
            <text:p>812.178</text:p>
          </table:table-cell>
          <table:table-cell office:value-type="string" calcext:value-type="string">
            <text:p>("54a81fb4cd9dcc7cd8f2c7af6f6ffe6de9cf30303612b406ba922ba99a013cfb", "10fdec9998256a2e801d7040732bde130dba16a7e74a5eda1e19f0cbe417f1b2", "b2dc863ee7f74e5b230ab65d581466b6a09c92d3d6ca0746b510d3a5fdbdaadb", "7bba85209b0b72b047dc62aefdbf872b6a622588021548c4744b69c879e3a8be", "e09464d0f95fc22bb3df9ea9b0518e671fea7f63985a0e67aafc5aed5cb222da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33" calcext:value-type="float">
            <text:p>33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2.074" calcext:value-type="float">
            <text:p>12.074</text:p>
          </table:table-cell>
          <table:table-cell office:value-type="string" calcext:value-type="string">
            <text:p>7ff9e58396443f97b1fa4ea977188e5a877b4949669324d7cd84574d00f8863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297" calcext:value-type="float">
            <text:p>10.297</text:p>
          </table:table-cell>
          <table:table-cell office:value-type="string" calcext:value-type="string">
            <text:p>12add04acac3afaaaf185bb89459fa482983b6aac7539c0f54a39c74d0df966c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8.57" calcext:value-type="float">
            <text:p>5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0.16" calcext:value-type="float">
            <text:p>70.16</text:p>
          </table:table-cell>
          <table:table-cell office:value-type="float" office:value="64.21" calcext:value-type="float">
            <text:p>64.21</text:p>
          </table:table-cell>
          <table:table-cell office:value-type="float" office:value="63.52" calcext:value-type="float">
            <text:p>63.52</text:p>
          </table:table-cell>
          <table:table-cell office:value-type="float" office:value="0" calcext:value-type="float">
            <text:p>0</text:p>
          </table:table-cell>
          <table:table-cell office:value-type="float" office:value="185800" calcext:value-type="float">
            <text:p>18580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72704081632653" calcext:value-type="float">
            <text:p>0.007270408163265</text:p>
          </table:table-cell>
          <table:table-cell office:value-type="float" office:value="0.00362555161433053" calcext:value-type="float">
            <text:p>0.003625551614331</text:p>
          </table:table-cell>
          <table:table-cell office:value-type="float" office:value="0.000441862284828518" calcext:value-type="float">
            <text:p>0.000441862284829</text:p>
          </table:table-cell>
          <table:table-cell office:value-type="float" office:value="0.000771639212292273" calcext:value-type="float">
            <text:p>0.000771639212292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34aa59f99a61f5281aca8b3ffcf509408967196b02351596db93488876170ee", "a84d49d63aa7f17db0256c33f374dc01b199e88ee8d0ebc567fee2df3cfc91bd", "55787170495931d6aab672f7a75e57355e96d1483f4ffda090088176f57ebe26", "e5214b4dc18991b159b2cbfcc24e72f36fdf0e4b71232a7801e07456b5fdbf09", "52d2f6fdd67cc253a7d59ac91f7893bb0c45e79d658f8d0a4b9da3a324bd71d5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58.57" calcext:value-type="float">
            <text:p>58.57</text:p>
          </table:table-cell>
          <table:table-cell office:value-type="float" office:value="75" calcext:value-type="float">
            <text:p>75</text:p>
          </table:table-cell>
          <table:table-cell office:value-type="float" office:value="70.46" calcext:value-type="float">
            <text:p>70.46</text:p>
          </table:table-cell>
          <table:table-cell office:value-type="float" office:value="64.48" calcext:value-type="float">
            <text:p>64.48</text:p>
          </table:table-cell>
          <table:table-cell office:value-type="float" office:value="63.73" calcext:value-type="float">
            <text:p>63.73</text:p>
          </table:table-cell>
          <table:table-cell office:value-type="float" office:value="28.67" calcext:value-type="float">
            <text:p>28.67</text:p>
          </table:table-cell>
          <table:table-cell office:value-type="float" office:value="371000" calcext:value-type="float">
            <text:p>37100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153451980619095" calcext:value-type="float">
            <text:p>0.001534519806191</text:p>
          </table:table-cell>
          <table:table-cell office:value-type="float" office:value="0.000305356537737965" calcext:value-type="float">
            <text:p>0.000305356537738</text:p>
          </table:table-cell>
          <table:table-cell office:value-type="float" office:value="0.000747726257608512" calcext:value-type="float">
            <text:p>0.000747726257609</text:p>
          </table:table-cell>
          <table:table-cell office:value-type="float" office:value="0.000336753073850733" calcext:value-type="float">
            <text:p>0.000336753073851</text:p>
          </table:table-cell>
          <table:table-cell office:value-type="float" office:value="854" calcext:value-type="float">
            <text:p>854</text:p>
          </table:table-cell>
          <table:table-cell office:value-type="float" office:value="855.038" calcext:value-type="float">
            <text:p>855.038</text:p>
          </table:table-cell>
          <table:table-cell office:value-type="string" calcext:value-type="string">
            <text:p>("b264077d356506bb29eb5fe4ce471a36fc3941be8147e5f56d3c3e2fe724358e", "31cdcb3e23f8355f27ad30624293de6e3ae161a27784a9d33887e4cd1f13b1f8", "20507ce1c915cfdb4a14ce53469ee44cf6d3fb6a8ef05e7ac21f08ac6f550fab", "a5c41fcb65be7135d4bcd3bb1df001d96a2f6e0ebce8e7c4f6a832cace6ebc9f", "a6ac402e260d65a848c66cef189ff9dcab143fab3ae51729df00006cd8e67df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36510d02eabad30cc318f9c844ff4be43a97c766a9a210006cda707570c9296a</text:p>
          </table:table-cell>
          <table:table-cell office:value-type="float" office:value="17.86" calcext:value-type="float">
            <text:p>17.86</text:p>
          </table:table-cell>
          <table:table-cell table:style-name="ce4"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07d1c27216bbeddc62bdbe02ee9aa424ef87b665bd9a0496bbc97a96301e9920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66.24" calcext:value-type="float">
            <text:p>66.24</text:p>
          </table:table-cell>
          <table:table-cell office:value-type="float" office:value="66.16" calcext:value-type="float">
            <text:p>66.16</text:p>
          </table:table-cell>
          <table:table-cell office:value-type="float" office:value="0" calcext:value-type="float">
            <text:p>0</text:p>
          </table:table-cell>
          <table:table-cell office:value-type="float" office:value="180280" calcext:value-type="float">
            <text:p>180280</text:p>
          </table:table-cell>
          <table:table-cell office:value-type="float" office:value="0.000382653061224492" calcext:value-type="float">
            <text:p>0.000382653061224</text:p>
          </table:table-cell>
          <table:table-cell table:style-name="ce6" office:value-type="float" office:value="0.000095663265306123" calcext:value-type="float">
            <text:p>9.57E-05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15839740235345" calcext:value-type="float">
            <text:p>0.000115839740235</text:p>
          </table:table-cell>
          <table:table-cell office:value-type="float" office:value="0.000161830932860399" calcext:value-type="float">
            <text:p>0.00016183093286</text:p>
          </table:table-cell>
          <table:table-cell office:value-type="float" office:value="0.000198192184911589" calcext:value-type="float">
            <text:p>0.000198192184912</text:p>
          </table:table-cell>
          <table:table-cell office:value-type="float" office:value="0" calcext:value-type="float">
            <text:p>0</text:p>
          </table:table-cell>
          <table:table-cell office:value-type="float" office:value="299.2" calcext:value-type="float">
            <text:p>29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3dad3ec8fa64b39bb9f8d21aecfee2a2f15a9f83e12875da6d9059997221161", "3db2cbfc945dd393f9ad3338fda30a5c44e0f9123d953ef8d7506e283a0a2a30", "6faa2c59dabbca7a8e464694cd9a164c82ef6716a553d4d3ef8a0cb00634b88a", "157955b6826f9196548a2bb8765683b01492a2daec2ecfe13eec0af532799fe0", "e2cde8d116e51e38185a1cd397dd16ebcaeb277bd5db91c22753ca49e9a1bd03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" calcext:value-type="float">
            <text:p>65</text:p>
          </table:table-cell>
          <table:table-cell office:value-type="float" office:value="70.71" calcext:value-type="float">
            <text:p>70.71</text:p>
          </table:table-cell>
          <table:table-cell office:value-type="float" office:value="68.96" calcext:value-type="float">
            <text:p>68.96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26.19" calcext:value-type="float">
            <text:p>26.19</text:p>
          </table:table-cell>
          <table:table-cell office:value-type="float" office:value="358840" calcext:value-type="float">
            <text:p>358840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0637755102040817" calcext:value-type="float">
            <text:p>0.000637755102041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759462017353755" calcext:value-type="float">
            <text:p>0.000759462017354</text:p>
          </table:table-cell>
          <table:table-cell office:value-type="float" office:value="0.000584579826058122" calcext:value-type="float">
            <text:p>0.000584579826058</text:p>
          </table:table-cell>
          <table:table-cell office:value-type="float" office:value="0.000714486304838624" calcext:value-type="float">
            <text:p>0.000714486304839</text:p>
          </table:table-cell>
          <table:table-cell office:value-type="float" office:value="0.00013117706946511" calcext:value-type="float">
            <text:p>0.000131177069465</text:p>
          </table:table-cell>
          <table:table-cell office:value-type="float" office:value="938.8" calcext:value-type="float">
            <text:p>938.8</text:p>
          </table:table-cell>
          <table:table-cell office:value-type="float" office:value="822.251" calcext:value-type="float">
            <text:p>822.251</text:p>
          </table:table-cell>
          <table:table-cell office:value-type="string" calcext:value-type="string">
            <text:p>("7417719ca762c17aef4a31d0db7e51d7ecf4b981f557d8e60ec6c558409e6fab", "679cb4f28404c3f7596ee167d0cb4e1b7933aa69fa665de553405f719177fc85", "f6d80048799995afaf5959ad16a19223ad51a753cc2f8bbc7f30d75f072f0b73", "66aa8680e9ef3d4e245a096cbab42ad5ebccad160996239934551cd7dbeabd7d", "72b927ed476894fb53284cb45101f506374b16aad68dbd7d6c4f72dd8024800b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71.43" calcext:value-type="float">
            <text:p>71.43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7" calcext:value-type="float">
            <text:p>75.47</text:p>
          </table:table-cell>
          <table:table-cell office:value-type="float" office:value="39" calcext:value-type="float">
            <text:p>39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25.936" calcext:value-type="float">
            <text:p>25.936</text:p>
          </table:table-cell>
          <table:table-cell office:value-type="string" calcext:value-type="string">
            <text:p>5621790f8bbac625c715c88e04fe2f25d6a8c692fed6e60cab5d5b2477d7817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6625" calcext:value-type="float">
            <text:p>0.6625</text:p>
          </table:table-cell>
          <table:table-cell office:value-type="float" office:value="4.367" calcext:value-type="float">
            <text:p>4.367</text:p>
          </table:table-cell>
          <table:table-cell table:style-name="ce5" office:value-type="string" calcext:value-type="string">
            <text:p>06c50dcd07e13172a0af62e573fcdb85f1a64e6a00d683dce4a02dea04b41e30</text:p>
          </table:table-cell>
          <table:table-cell office:value-type="float" office:value="55.71" calcext:value-type="float">
            <text:p>55.71</text:p>
          </table:table-cell>
          <table:table-cell office:value-type="float" office:value="77.86" calcext:value-type="float">
            <text:p>77.86</text:p>
          </table:table-cell>
          <table:table-cell office:value-type="float" office:value="72.86" calcext:value-type="float">
            <text:p>72.86</text:p>
          </table:table-cell>
          <table:table-cell office:value-type="float" office:value="82.86" calcext:value-type="float">
            <text:p>82.86</text:p>
          </table:table-cell>
          <table:table-cell office:value-type="float" office:value="81.18" calcext:value-type="float">
            <text:p>81.18</text:p>
          </table:table-cell>
          <table:table-cell office:value-type="float" office:value="75.39" calcext:value-type="float">
            <text:p>75.39</text:p>
          </table:table-cell>
          <table:table-cell office:value-type="float" office:value="76.69" calcext:value-type="float">
            <text:p>76.69</text:p>
          </table:table-cell>
          <table:table-cell office:value-type="float" office:value="0" calcext:value-type="float">
            <text:p>0</text:p>
          </table:table-cell>
          <table:table-cell office:value-type="float" office:value="192440" calcext:value-type="float">
            <text:p>192440</text:p>
          </table:table-cell>
          <table:table-cell office:value-type="float" office:value="0.00803571428571429" calcext:value-type="float">
            <text:p>0.008035714285714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364262356342414" calcext:value-type="float">
            <text:p>0.003642623563424</text:p>
          </table:table-cell>
          <table:table-cell office:value-type="float" office:value="0.00165875689619895" calcext:value-type="float">
            <text:p>0.001658756896199</text:p>
          </table:table-cell>
          <table:table-cell office:value-type="float" office:value="0.00224386599300612" calcext:value-type="float">
            <text:p>0.002243865993006</text:p>
          </table:table-cell>
          <table:table-cell office:value-type="float" office:value="0" calcext:value-type="float">
            <text:p>0</text:p>
          </table:table-cell>
          <table:table-cell office:value-type="float" office:value="842.8" calcext:value-type="float">
            <text:p>84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028056fe26b82c653bbcdd62cfbd9db297970defc3a86027ee5d18da86f80e2", "84a5ef56b49866e2d7badd7852cd52043baf2ed1e2316f8b7ffa7b9e05e2da96", "6cbc39ce298da2780c4c1236ee33c35314e6bfa35adf005417298c6082d4fb29", "0a89814533fdc7025386b3b839b44d48b64758a1f2d02a623b2257e940c7bdc8", "377a80e9972fddc5e20e7249106cf5f68be070023ef4c64b3a8ee473b776495e")</text:p>
          </table:table-cell>
          <table:table-cell office:value-type="float" office:value="60.71" calcext:value-type="float">
            <text:p>60.71</text:p>
          </table:table-cell>
          <table:table-cell office:value-type="float" office:value="80.36" calcext:value-type="float">
            <text:p>80.36</text:p>
          </table:table-cell>
          <table:table-cell office:value-type="float" office:value="76.43" calcext:value-type="float">
            <text:p>76.43</text:p>
          </table:table-cell>
          <table:table-cell office:value-type="float" office:value="84.29" calcext:value-type="float">
            <text:p>84.29</text:p>
          </table:table-cell>
          <table:table-cell office:value-type="float" office:value="83.1" calcext:value-type="float">
            <text:p>83.1</text:p>
          </table:table-cell>
          <table:table-cell office:value-type="float" office:value="78.2" calcext:value-type="float">
            <text:p>78.2</text:p>
          </table:table-cell>
          <table:table-cell office:value-type="float" office:value="79.55" calcext:value-type="float">
            <text:p>79.55</text:p>
          </table:table-cell>
          <table:table-cell office:value-type="float" office:value="31.77" calcext:value-type="float">
            <text:p>31.77</text:p>
          </table:table-cell>
          <table:table-cell office:value-type="float" office:value="379880" calcext:value-type="float">
            <text:p>379880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1209598956343" calcext:value-type="float">
            <text:p>0.001120959895634</text:p>
          </table:table-cell>
          <table:table-cell office:value-type="float" office:value="0.000371411016100852" calcext:value-type="float">
            <text:p>0.000371411016101</text:p>
          </table:table-cell>
          <table:table-cell office:value-type="float" office:value="0.000331949167521002" calcext:value-type="float">
            <text:p>0.000331949167521</text:p>
          </table:table-cell>
          <table:table-cell office:value-type="float" office:value="0.000150755736549455" calcext:value-type="float">
            <text:p>0.000150755736549</text:p>
          </table:table-cell>
          <table:table-cell office:value-type="float" office:value="1137.2" calcext:value-type="float">
            <text:p>1137.2</text:p>
          </table:table-cell>
          <table:table-cell office:value-type="float" office:value="779.09" calcext:value-type="float">
            <text:p>779.09</text:p>
          </table:table-cell>
          <table:table-cell office:value-type="string" calcext:value-type="string">
            <text:p>("e989452ab481ecc4920e8753ee67c9759b66413ecc07118af4e71713fd0625a0", "0c470327a3ca87a6d5b0c7df957f0cf435ffc3e2aa79dd43135c7372c6dbebe8", "49d32ee8660321765584094ad7837697c3bf51be962eff8ceb298a496557c09a", "0950db48f4cb54393ff4caf1ce6b86766f0cf75b8409469432928d99b4d1f3b4", "26658998a840ad0a9bd4b72b7c7663dc75d2e537348951820fea7c535aab3989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7" calcext:value-type="float">
            <text:p>1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1aa04498fab9c004fe3e138aa979bb282780efd2cec6f76458589ce995e6467b</text:p>
          </table:table-cell>
          <table:table-cell office:value-type="float" office:value="81.82" calcext:value-type="float">
            <text:p>81.82</text:p>
          </table:table-cell>
          <table:table-cell table:style-name="ce4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0.054" calcext:value-type="float">
            <text:p>0.054</text:p>
          </table:table-cell>
          <table:table-cell table:style-name="ce5" office:value-type="string" calcext:value-type="string">
            <text:p>eca519bde8f283382742da2805cf8073283cb659edb699226d3cf846b5e45a03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42" calcext:value-type="float">
            <text:p>87.42</text:p>
          </table:table-cell>
          <table:table-cell office:value-type="float" office:value="71.58" calcext:value-type="float">
            <text:p>71.58</text:p>
          </table:table-cell>
          <table:table-cell office:value-type="float" office:value="73.54" calcext:value-type="float">
            <text:p>73.54</text:p>
          </table:table-cell>
          <table:table-cell office:value-type="float" office:value="0" calcext:value-type="float">
            <text:p>0</text:p>
          </table:table-cell>
          <table:table-cell office:value-type="float" office:value="110280" calcext:value-type="float">
            <text:p>11028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.00413223140495868" calcext:value-type="float">
            <text:p>0.004132231404959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0127157344419249" calcext:value-type="float">
            <text:p>0.000127157344419</text:p>
          </table:table-cell>
          <table:table-cell office:value-type="float" office:value="0.00131894967059802" calcext:value-type="float">
            <text:p>0.001318949670598</text:p>
          </table:table-cell>
          <table:table-cell office:value-type="float" office:value="0.00222591566635888" calcext:value-type="float">
            <text:p>0.002225915666359</text:p>
          </table:table-cell>
          <table:table-cell office:value-type="float" office:value="0" calcext:value-type="float">
            <text:p>0</text:p>
          </table:table-cell>
          <table:table-cell office:value-type="float" office:value="539.2" calcext:value-type="float">
            <text:p>53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19f731d91b6e97da92cfff4c305fa023f18bcd89e879272df4761cb11cb5a9f", "9f10aa3b81fc3490ea32026389362a5bc637f83782cfc1a37d0ef693e7e8e6d2", "01d3ce89a81f5fc9b7090195334682c016c2340903533635bbdda64f97d3446f", "cf96bccdeba46fad3cf5179b12b5213580fcaa007b777e96c55fd6d8d3834294", "2ab8c607fd9a93d368142b71ce734efa000daca60bf70329e382a5049d24c19a")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9" calcext:value-type="float">
            <text:p>79.09</text:p>
          </table:table-cell>
          <table:table-cell office:value-type="float" office:value="65.45" calcext:value-type="float">
            <text:p>65.45</text:p>
          </table:table-cell>
          <table:table-cell office:value-type="float" office:value="92.73" calcext:value-type="float">
            <text:p>92.73</text:p>
          </table:table-cell>
          <table:table-cell office:value-type="float" office:value="90.28" calcext:value-type="float">
            <text:p>90.28</text:p>
          </table:table-cell>
          <table:table-cell office:value-type="float" office:value="72.91" calcext:value-type="float">
            <text:p>72.91</text:p>
          </table:table-cell>
          <table:table-cell office:value-type="float" office:value="75.77" calcext:value-type="float">
            <text:p>75.77</text:p>
          </table:table-cell>
          <table:table-cell office:value-type="float" office:value="37.21" calcext:value-type="float">
            <text:p>37.21</text:p>
          </table:table-cell>
          <table:table-cell office:value-type="float" office:value="220440" calcext:value-type="float">
            <text:p>22044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98996913580247" calcext:value-type="float">
            <text:p>0.002989969135802</text:p>
          </table:table-cell>
          <table:table-cell office:value-type="float" office:value="0.000571696923345275" calcext:value-type="float">
            <text:p>0.000571696923345</text:p>
          </table:table-cell>
          <table:table-cell office:value-type="float" office:value="0.000874388700796829" calcext:value-type="float">
            <text:p>0.000874388700797</text:p>
          </table:table-cell>
          <table:table-cell table:style-name="ce6" office:value-type="float" office:value="0.0000676041103299083" calcext:value-type="float">
            <text:p>6.76E-05</text:p>
          </table:table-cell>
          <table:table-cell office:value-type="float" office:value="2354.8" calcext:value-type="float">
            <text:p>2354.8</text:p>
          </table:table-cell>
          <table:table-cell office:value-type="float" office:value="135.314" calcext:value-type="float">
            <text:p>135.314</text:p>
          </table:table-cell>
          <table:table-cell office:value-type="string" calcext:value-type="string">
            <text:p>("a0d9615a47cf6622f05ad862de331c191c24ce2f0ce87d530f469e509165a23b", "1c39d5cd82246dda9bba23f4cc531357460dd9d53098c0d12128ca3969f0eb90", "222caf3c9437c568babe9ac6af98c143e6d15f3d34132fee65d1cc78ba114dc1", "220a5c92d9e17656ea60654cd8adc9c75b667c4071d0e3b602c2daf29c526ffb", "436fe50e5e4e43a4407fd5f5650b616b3cc7ee72155e20e479f5d811edd49138"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.478" calcext:value-type="float">
            <text:p>1.478</text:p>
          </table:table-cell>
          <table:table-cell office:value-type="string" calcext:value-type="string">
            <text:p>8c7f60b5bc5580a9bd86f654e6c0b6d02851303024b2ec5c0c1ed6340139243e</text:p>
          </table:table-cell>
          <table:table-cell office:value-type="float" office:value="-18.18" calcext:value-type="float">
            <text:p>-18.18</text:p>
          </table:table-cell>
          <table:table-cell table:style-name="ce4" office:value-type="float" office:value="40.91" calcext:value-type="float">
            <text:p>4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18.18" calcext:value-type="float">
            <text:p>18.18</text:p>
          </table:table-cell>
          <table:table-cell office:value-type="float" office:value="43.75" calcext:value-type="float">
            <text:p>43.75</text:p>
          </table:table-cell>
          <table:table-cell office:value-type="float" office:value="33.33" calcext:value-type="float">
            <text:p>3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3bf076d971451bab5444bea7acdf1fc6f33e8b8ab0d7e92fdddc712653e4d567</text:p>
          </table:table-cell>
          <table:table-cell office:value-type="float" office:value="56.36" calcext:value-type="float">
            <text:p>56.36</text:p>
          </table:table-cell>
          <table:table-cell office:value-type="float" office:value="78.18" calcext:value-type="float">
            <text:p>78.18</text:p>
          </table:table-cell>
          <table:table-cell office:value-type="float" office:value="56.36" calcext:value-type="float">
            <text:p>5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.67" calcext:value-type="float">
            <text:p>69.67</text:p>
          </table:table-cell>
          <table:table-cell office:value-type="float" office:value="72.03" calcext:value-type="float">
            <text:p>72.03</text:p>
          </table:table-cell>
          <table:table-cell office:value-type="float" office:value="0" calcext:value-type="float">
            <text:p>0</text:p>
          </table:table-cell>
          <table:table-cell office:value-type="float" office:value="87640" calcext:value-type="float">
            <text:p>8764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0138888888888" calcext:value-type="float">
            <text:p>0.000420138888889</text:p>
          </table:table-cell>
          <table:table-cell office:value-type="float" office:value="0.00103379042248708" calcext:value-type="float">
            <text:p>0.001033790422487</text:p>
          </table:table-cell>
          <table:table-cell office:value-type="float" office:value="0" calcext:value-type="float">
            <text:p>0</text:p>
          </table:table-cell>
          <table:table-cell office:value-type="float" office:value="658.8" calcext:value-type="float">
            <text:p>65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d3b32b0325b4164e31947003691685fe5ea7b6e8a96d3fa3791988af2987825", "117bee66c9329f22cda59a5a33639f839dc3d63791aac7799053a13f5e3cd252", "e4d395898f0566ae153ad987acd0f9b19afc8106821363d1aae12156f3bbb801", "7014bdb9fbff0db35f5a4e70d08b4d1f20afe9ae87c8aebd6796a52cdccde724", "45435254ccdefc42fad364f909a8b0ab4175f50b666e20907f2769106f2cc614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24.88" calcext:value-type="float">
            <text:p>24.88</text:p>
          </table:table-cell>
          <table:table-cell office:value-type="float" office:value="173560" calcext:value-type="float">
            <text:p>1735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108166576527853" calcext:value-type="float">
            <text:p>0.000108166576528</text:p>
          </table:table-cell>
          <table:table-cell office:value-type="float" office:value="934.8" calcext:value-type="float">
            <text:p>934.8</text:p>
          </table:table-cell>
          <table:table-cell office:value-type="float" office:value="99.01" calcext:value-type="float">
            <text:p>99.01</text:p>
          </table:table-cell>
          <table:table-cell office:value-type="string" calcext:value-type="string">
            <text:p>("dde1e7c5fbcd6d52152f970194e31af7c1bca194f4e5dfda4fa714757a24521a", "696f2092ab83a13425f64935911976a68587149f7ef2b9e0fbf1b0001668d5ff", "01a7c40f337a3e29ab43f8b82ded628668ca24392c666999df647f90e879104b", "817d32bc605848fba6efc6b2d6c3c733e1e167af73c44e5473116db80d146cd2", "37fe5e11f2f958eda614c053e43a39c99d4b4976ec9a71b1d2d762353080dc4a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1" calcext:value-type="float">
            <text:p>11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2.489" calcext:value-type="float">
            <text:p>2.489</text:p>
          </table:table-cell>
          <table:table-cell office:value-type="string" calcext:value-type="string">
            <text:p>773b61b6d0cb2d7f24835201ab9a60a1815ec833044b2021e7135799882778cc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062" calcext:value-type="float">
            <text:p>0.062</text:p>
          </table:table-cell>
          <table:table-cell table:style-name="ce5" office:value-type="string" calcext:value-type="string">
            <text:p>19c8985bf7e163af09c3bafaf744d25670215aaf9a5763d9cc4dd7c6cfee8e0d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89" calcext:value-type="float">
            <text:p>64.89</text:p>
          </table:table-cell>
          <table:table-cell office:value-type="float" office:value="62.07" calcext:value-type="float">
            <text:p>62.07</text:p>
          </table:table-cell>
          <table:table-cell office:value-type="float" office:value="0" calcext:value-type="float">
            <text:p>0</text:p>
          </table:table-cell>
          <table:table-cell office:value-type="float" office:value="95840" calcext:value-type="float">
            <text:p>95840</text:p>
          </table:table-cell>
          <table:table-cell office:value-type="float" office:value="0.00826446280991736" calcext:value-type="float">
            <text:p>0.008264462809917</text:p>
          </table:table-cell>
          <table:table-cell office:value-type="float" office:value="0.00206611570247934" calcext:value-type="float">
            <text:p>0.002066115702479</text:p>
          </table:table-cell>
          <table:table-cell office:value-type="float" office:value="0.00826446280991735" calcext:value-type="float">
            <text:p>0.00826446280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982514737921" calcext:value-type="float">
            <text:p>0.001459825147379</text:p>
          </table:table-cell>
          <table:table-cell office:value-type="float" office:value="0.00744910611303345" calcext:value-type="float">
            <text:p>0.007449106113033</text:p>
          </table:table-cell>
          <table:table-cell office:value-type="float" office:value="0" calcext:value-type="float">
            <text:p>0</text:p>
          </table:table-cell>
          <table:table-cell office:value-type="float" office:value="1670.8" calcext:value-type="float">
            <text:p>167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cd69d78d1aa6d2ee22a9c43a4080fc2d9e96936139d954f3fed2b7d067307fe", "39dbfb6eacdf7bd2b4fe93c7c1e77991596f1433d8db97c548cf6b5ca3537026", "a20a0121420dd8a28ff92444c084434d84430d819b68a5b4a5b0207e7698bb40", "3e36844ccb15ede982b3b463c60c7119ddd92bc924905aafd6438fb434a6d923", "5f9b7163f91f35593bbd8eef16c0719813b47c439418c82d7132561968e3fcad")</text:p>
          </table:table-cell>
          <table:table-cell office:value-type="float" office:value="41.82" calcext:value-type="float">
            <text:p>41.82</text:p>
          </table:table-cell>
          <table:table-cell office:value-type="float" office:value="70.91" calcext:value-type="float">
            <text:p>70.91</text:p>
          </table:table-cell>
          <table:table-cell office:value-type="float" office:value="41.82" calcext:value-type="float">
            <text:p>4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27" calcext:value-type="float">
            <text:p>63.27</text:p>
          </table:table-cell>
          <table:table-cell office:value-type="float" office:value="58.83" calcext:value-type="float">
            <text:p>58.83</text:p>
          </table:table-cell>
          <table:table-cell office:value-type="float" office:value="24.88" calcext:value-type="float">
            <text:p>24.88</text:p>
          </table:table-cell>
          <table:table-cell office:value-type="float" office:value="191520" calcext:value-type="float">
            <text:p>19152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7671408432654" calcext:value-type="float">
            <text:p>0.000387671408433</text:p>
          </table:table-cell>
          <table:table-cell office:value-type="float" office:value="0.00252083333333333" calcext:value-type="float">
            <text:p>0.002520833333333</text:p>
          </table:table-cell>
          <table:table-cell office:value-type="float" office:value="0.000108166576527853" calcext:value-type="float">
            <text:p>0.000108166576528</text:p>
          </table:table-cell>
          <table:table-cell office:value-type="float" office:value="1765.2" calcext:value-type="float">
            <text:p>1765.2</text:p>
          </table:table-cell>
          <table:table-cell office:value-type="float" office:value="111.264" calcext:value-type="float">
            <text:p>111.264</text:p>
          </table:table-cell>
          <table:table-cell office:value-type="string" calcext:value-type="string">
            <text:p>("9df4f1bb6166147228cc22ab33dd9ea2637ed78a6988e3c1f87405306e127a90", "883ce4f96f92f976cc255a107f21cc2bfd9ef0111c5948b2add33c91b1d04227", "0aebb1710efe32e7bb979370ce372041b1a00314b88e203f7f53a48a53a26c90", "5b959058ad4697052efbf685482a6b40e15d990a3785187d10a4465f117b0d75", "bb2d1bd2b9da4423c882964a6e079f810f655dc8b1c67b62d130a378ecee770f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7" calcext:value-type="float">
            <text:p>17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3.498" calcext:value-type="float">
            <text:p>3.498</text:p>
          </table:table-cell>
          <table:table-cell office:value-type="string" calcext:value-type="string">
            <text:p>3d494246cdafbe7168fa8f56ae06e64d35570083b1d04799f923fe413083eb02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059" calcext:value-type="float">
            <text:p>0.059</text:p>
          </table:table-cell>
          <table:table-cell table:style-name="ce5" office:value-type="string" calcext:value-type="string">
            <text:p>116917b7dc8ed036f8a39636f6891b869799e25384c704592749db38b961e06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104440" calcext:value-type="float">
            <text:p>1044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.54074395550979E-032" calcext:value-type="float">
            <text:p>1.54E-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4.8" calcext:value-type="float">
            <text:p>68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0217fb251a7e3e75744f0651b4ffe6bb01720a2684b59a54c2630c24415533e", "0a93ce73d6117c7770821495fe77e9d4cb7062d44e8a0df713be8dc15b4e7c7c", "d015606b93642ccc9cbcbb49d31c26e9e1a2a58503186cff38483c2d8732b4c0", "c7fb3ce4690de401efdad72c476bc718c2f9e417c1ffc6ecb65a85f3cc53679d", "cf9ad81b6b04a10e02df20c37babe371c629b0956dff9f64fe90f8f4c3f04522")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30.93" calcext:value-type="float">
            <text:p>30.93</text:p>
          </table:table-cell>
          <table:table-cell office:value-type="float" office:value="205560" calcext:value-type="float">
            <text:p>20556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.54074395550979E-032" calcext:value-type="float">
            <text:p>1.54E-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78583017847485" calcext:value-type="float">
            <text:p>0.000378583017847</text:p>
          </table:table-cell>
          <table:table-cell office:value-type="float" office:value="1464.8" calcext:value-type="float">
            <text:p>1464.8</text:p>
          </table:table-cell>
          <table:table-cell office:value-type="float" office:value="128.902" calcext:value-type="float">
            <text:p>128.902</text:p>
          </table:table-cell>
          <table:table-cell office:value-type="string" calcext:value-type="string">
            <text:p>("e13a2d4d56ea2ed876d2ec2e34e53d7a8e8ccc45b43a7007a38931110ca48291", "27f3453611ea92b09d0e71d750de29710828eba4f949b1d2b0baa8010ffd77b2", "459a5a9bd3e9139e0f8b500cc9bebdf9f098b94d7f8da29e3e0af667603eccf4", "8c2e88f3f1254733d2350635a5764c502b3ed669a86d369d2e4775c6d7f0e847", "ef592e489db675ee9aa275731f17521a9c0d0dad1b05ee8c651672bd35e1750f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7" calcext:value-type="float">
            <text:p>1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3.985" calcext:value-type="float">
            <text:p>3.985</text:p>
          </table:table-cell>
          <table:table-cell office:value-type="string" calcext:value-type="string">
            <text:p>83b66e2cdba185a9ae6f861b5f2166094c58325cbf699e5e1434dbde97a76452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059" calcext:value-type="float">
            <text:p>0.059</text:p>
          </table:table-cell>
          <table:table-cell table:style-name="ce5" office:value-type="string" calcext:value-type="string">
            <text:p>1c94e85d0abbdb763ac2d8b8e20de0ba7e8c4e6b31a85d5ac2ed716c26d637a3</text:p>
          </table:table-cell>
          <table:table-cell office:value-type="float" office:value="78.18" calcext:value-type="float">
            <text:p>7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6" calcext:value-type="float">
            <text:p>82.36</text:p>
          </table:table-cell>
          <table:table-cell office:value-type="float" office:value="87.56" calcext:value-type="float">
            <text:p>87.56</text:p>
          </table:table-cell>
          <table:table-cell office:value-type="float" office:value="0" calcext:value-type="float">
            <text:p>0</text:p>
          </table:table-cell>
          <table:table-cell office:value-type="float" office:value="112840" calcext:value-type="float">
            <text:p>112840</text:p>
          </table:table-cell>
          <table:table-cell office:value-type="float" office:value="0.00661157024793387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661157024793389" calcext:value-type="float">
            <text:p>0.00661157024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456936226167" calcext:value-type="float">
            <text:p>0.002545693622617</text:p>
          </table:table-cell>
          <table:table-cell office:value-type="float" office:value="0.00298765432098766" calcext:value-type="float">
            <text:p>0.002987654320988</text:p>
          </table:table-cell>
          <table:table-cell office:value-type="float" office:value="0" calcext:value-type="float">
            <text:p>0</text:p>
          </table:table-cell>
          <table:table-cell office:value-type="float" office:value="682.8" calcext:value-type="float">
            <text:p>68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37d5bc431f9c5095d80672fff1c9f7a05d2f054c38276e9b490efa999b57463", "8e386e995336fef135ffcf762a29040d0b7b89c74d5781500b09ab019824eb3a", "1e33d8634f2c6eef60e3c81e2e946c97c0fac4ff3ac3bd45a6a73003c4c9ddcd", "9287935d8fc8855b542fa9ab8b67ac5019eea9d513b4722e0e31c29a33f60c19", "feb88ceadf70ea94e6f36b57c544cb9c1ab0cb1fcc026f1abe4ad555d6d9056e")</text:p>
          </table:table-cell>
          <table:table-cell office:value-type="float" office:value="78.18" calcext:value-type="float">
            <text:p>7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6" calcext:value-type="float">
            <text:p>82.36</text:p>
          </table:table-cell>
          <table:table-cell office:value-type="float" office:value="87.56" calcext:value-type="float">
            <text:p>87.56</text:p>
          </table:table-cell>
          <table:table-cell office:value-type="float" office:value="37.44" calcext:value-type="float">
            <text:p>37.44</text:p>
          </table:table-cell>
          <table:table-cell office:value-type="float" office:value="226640" calcext:value-type="float">
            <text:p>226640</text:p>
          </table:table-cell>
          <table:table-cell office:value-type="float" office:value="0.00661157024793387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661157024793389" calcext:value-type="float">
            <text:p>0.00661157024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456936226167" calcext:value-type="float">
            <text:p>0.002545693622617</text:p>
          </table:table-cell>
          <table:table-cell office:value-type="float" office:value="0.00298765432098766" calcext:value-type="float">
            <text:p>0.002987654320988</text:p>
          </table:table-cell>
          <table:table-cell office:value-type="float" office:value="0.000838290968090861" calcext:value-type="float">
            <text:p>0.000838290968091</text:p>
          </table:table-cell>
          <table:table-cell office:value-type="float" office:value="1114.8" calcext:value-type="float">
            <text:p>1114.8</text:p>
          </table:table-cell>
          <table:table-cell office:value-type="float" office:value="137.259" calcext:value-type="float">
            <text:p>137.259</text:p>
          </table:table-cell>
          <table:table-cell office:value-type="string" calcext:value-type="string">
            <text:p>("4c482a12f4b767b231d0c3cfb55a15b8ca582dd2463cc5ad5b5db4b0cad38d18", "b5d010a51fcea701c63bc82656c1de59473bfa6c703ce1174fd7c597bc0cc254", "9ad7300eccb720fe253cfd165824ff5827b5ae141c1bc13578caedca02503b9a", "b73b2093df409961f66a01aadc453d68cf76505c2accfe0b8361e55ed2ff883c", "798408dee9293a31abb5c3cadc39b1d6d9829839328b6b58c1c4524527741893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5" calcext:value-type="float">
            <text:p>15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744090909090909" calcext:value-type="float">
            <text:p>0.744090909090909</text:p>
          </table:table-cell>
          <table:table-cell office:value-type="float" office:value="2.947" calcext:value-type="float">
            <text:p>2.947</text:p>
          </table:table-cell>
          <table:table-cell office:value-type="string" calcext:value-type="string">
            <text:p>bcaee68674160353a25ff5217bc4743911a2f5e49a235765a62fea2bdd686efe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1.473" calcext:value-type="float">
            <text:p>1.473</text:p>
          </table:table-cell>
          <table:table-cell table:style-name="ce5" office:value-type="string" calcext:value-type="string">
            <text:p>8778a72bc08dc538c128729062e79de0b500d08988fbeba441390594d6a10ece</text:p>
          </table:table-cell>
          <table:table-cell office:value-type="float" office:value="50.91" calcext:value-type="float">
            <text:p>50.91</text:p>
          </table:table-cell>
          <table:table-cell office:value-type="float" office:value="75.45" calcext:value-type="float">
            <text:p>75.45</text:p>
          </table:table-cell>
          <table:table-cell office:value-type="float" office:value="65.45" calcext:value-type="float">
            <text:p>6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3.11" calcext:value-type="float">
            <text:p>83.11</text:p>
          </table:table-cell>
          <table:table-cell office:value-type="float" office:value="71.44" calcext:value-type="float">
            <text:p>71.44</text:p>
          </table:table-cell>
          <table:table-cell office:value-type="float" office:value="72.59" calcext:value-type="float">
            <text:p>72.59</text:p>
          </table:table-cell>
          <table:table-cell office:value-type="float" office:value="0" calcext:value-type="float">
            <text:p>0</text:p>
          </table:table-cell>
          <table:table-cell office:value-type="float" office:value="93240" calcext:value-type="float">
            <text:p>9324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661157024793388" calcext:value-type="float">
            <text:p>0.006611570247934</text:p>
          </table:table-cell>
          <table:table-cell office:value-type="float" office:value="0.00903703703703704" calcext:value-type="float">
            <text:p>0.009037037037037</text:p>
          </table:table-cell>
          <table:table-cell office:value-type="float" office:value="0.00105861686390533" calcext:value-type="float">
            <text:p>0.001058616863905</text:p>
          </table:table-cell>
          <table:table-cell office:value-type="float" office:value="0.00108375114751783" calcext:value-type="float">
            <text:p>0.001083751147518</text:p>
          </table:table-cell>
          <table:table-cell office:value-type="float" office:value="0" calcext:value-type="float">
            <text:p>0</text:p>
          </table:table-cell>
          <table:table-cell office:value-type="float" office:value="432.8" calcext:value-type="float">
            <text:p>43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205eced416852f3645ca0b5934d7900ef5ecf341ba3b365ef910f8fcd4b601f", "52969ce306d7d27cfe5fdb07a3d948288d5a34f852024ea6243a28a3607449ab", "3a6ab62f22e70a4074cc612db1993a33a903463e6868ae51bd0bd1e038beb2d9", "67bd53c5df30f13a04fa7a55feca0f47c86da01a6c77b7f5ba4f94940d904475", "0bb02e16bff43e7ee5a6448172b30be3d2106230f631ae7ea266b4a90317b48c")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70.91" calcext:value-type="float">
            <text:p>7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79.56" calcext:value-type="float">
            <text:p>79.56</text:p>
          </table:table-cell>
          <table:table-cell office:value-type="float" office:value="73.85" calcext:value-type="float">
            <text:p>73.85</text:p>
          </table:table-cell>
          <table:table-cell office:value-type="float" office:value="74.95" calcext:value-type="float">
            <text:p>74.95</text:p>
          </table:table-cell>
          <table:table-cell office:value-type="float" office:value="23.26" calcext:value-type="float">
            <text:p>23.26</text:p>
          </table:table-cell>
          <table:table-cell office:value-type="float" office:value="186040" calcext:value-type="float">
            <text:p>18604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style-name="ce6" office:value-type="float" office:value="0.0000987654320987657" calcext:value-type="float">
            <text:p>9.88E-05</text:p>
          </table:table-cell>
          <table:table-cell office:value-type="float" office:value="0.000665680473372782" calcext:value-type="float">
            <text:p>0.000665680473373</text:p>
          </table:table-cell>
          <table:table-cell office:value-type="float" office:value="0.000766439909297052" calcext:value-type="float">
            <text:p>0.000766439909297</text:p>
          </table:table-cell>
          <table:table-cell office:value-type="float" office:value="0.000135208220659817" calcext:value-type="float">
            <text:p>0.00013520822066</text:p>
          </table:table-cell>
          <table:table-cell office:value-type="float" office:value="1070.8" calcext:value-type="float">
            <text:p>1070.8</text:p>
          </table:table-cell>
          <table:table-cell office:value-type="float" office:value="140.766" calcext:value-type="float">
            <text:p>140.766</text:p>
          </table:table-cell>
          <table:table-cell office:value-type="string" calcext:value-type="string">
            <text:p>("623a10af0e46fb823dab83d9da2e2ae71541520c7d7394a64463895a101e28a3", "5d4639cdfa32dc42712e353f5ee2e4c9884a9b5884a7b4a32e1a8a5e87fcecbe", "e64194c35c70b229e80f5bfe87311a41d61dd78709ad818abf506c842437979a", "e24c0cb3422deb6d992aec75611dd24429573d55ce0bfb213729feeb6a7e7939", "990234d7333daa4be9fd648e5ec32f6e4c52dcc6973ad588e6eab06ca04ca633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21" calcext:value-type="float">
            <text:p>21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3.365" calcext:value-type="float">
            <text:p>3.365</text:p>
          </table:table-cell>
          <table:table-cell office:value-type="string" calcext:value-type="string">
            <text:p>7941e6d7288bb9ab1f1df830ef2d3a9109d9912b8f2a0cf5c97ea6a42302f941</text:p>
          </table:table-cell>
          <table:table-cell office:value-type="float" office:value="81.82" calcext:value-type="float">
            <text:p>81.82</text:p>
          </table:table-cell>
          <table:table-cell table:style-name="ce4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0.057" calcext:value-type="float">
            <text:p>0.057</text:p>
          </table:table-cell>
          <table:table-cell table:style-name="ce5" office:value-type="string" calcext:value-type="string">
            <text:p>df385e792e0fd6d99160967f955b052f193ed14d494f1790ba914cb89f64bada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97" calcext:value-type="float">
            <text:p>68.97</text:p>
          </table:table-cell>
          <table:table-cell office:value-type="float" office:value="70.23" calcext:value-type="float">
            <text:p>70.23</text:p>
          </table:table-cell>
          <table:table-cell office:value-type="float" office:value="0" calcext:value-type="float">
            <text:p>0</text:p>
          </table:table-cell>
          <table:table-cell office:value-type="float" office:value="120960" calcext:value-type="float">
            <text:p>120960</text:p>
          </table:table-cell>
          <table:table-cell office:value-type="float" office:value="0.00826446280991736" calcext:value-type="float">
            <text:p>0.008264462809917</text:p>
          </table:table-cell>
          <table:table-cell office:value-type="float" office:value="0.00206611570247934" calcext:value-type="float">
            <text:p>0.002066115702479</text:p>
          </table:table-cell>
          <table:table-cell office:value-type="float" office:value="0.00826446280991736" calcext:value-type="float">
            <text:p>0.00826446280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6227652825836" calcext:value-type="float">
            <text:p>0.001862276528258</text:p>
          </table:table-cell>
          <table:table-cell office:value-type="float" office:value="0.00583930058951685" calcext:value-type="float">
            <text:p>0.005839300589517</text:p>
          </table:table-cell>
          <table:table-cell office:value-type="float" office:value="0" calcext:value-type="float">
            <text:p>0</text:p>
          </table:table-cell>
          <table:table-cell office:value-type="float" office:value="356.8" calcext:value-type="float">
            <text:p>35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4c0e43924da6f55a1a21364a22c145fe5010b89e656be499a82997c94f621c7", "37aee82a49147ee7d45ec9b2fd6b5efc5496fae65988cb3179df302658c3f8e7", "8982b019786cf545b265d125f44619416673b0c9db6d6fd905c72eaa0490aef8", "f2b5c0e3d691063af1d89e7f7f98dd4a2950763e78f39b66c0a490949a1be48d", "100e47309ee83000f3158e887ba5a17c99c499f43f374002d5ea543a363ea11e")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94" calcext:value-type="float">
            <text:p>67.94</text:p>
          </table:table-cell>
          <table:table-cell office:value-type="float" office:value="68.97" calcext:value-type="float">
            <text:p>68.97</text:p>
          </table:table-cell>
          <table:table-cell office:value-type="float" office:value="41.4" calcext:value-type="float">
            <text:p>41.4</text:p>
          </table:table-cell>
          <table:table-cell office:value-type="float" office:value="243440" calcext:value-type="float">
            <text:p>24344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097750865051" calcext:value-type="float">
            <text:p>0.000327097750865</text:p>
          </table:table-cell>
          <table:table-cell office:value-type="float" office:value="0.00130839100346021" calcext:value-type="float">
            <text:p>0.00130839100346</text:p>
          </table:table-cell>
          <table:table-cell office:value-type="float" office:value="0.000175770686857761" calcext:value-type="float">
            <text:p>0.000175770686858</text:p>
          </table:table-cell>
          <table:table-cell office:value-type="float" office:value="2340.8" calcext:value-type="float">
            <text:p>2340.8</text:p>
          </table:table-cell>
          <table:table-cell office:value-type="float" office:value="148.26" calcext:value-type="float">
            <text:p>148.26</text:p>
          </table:table-cell>
          <table:table-cell office:value-type="string" calcext:value-type="string">
            <text:p>("2e07a09db045026410c8ef15cfc529c8149e4ad1e9764e5a6c71db83d839092f", "721bed6e49be616f32734abb938bede5f39bab822c9234152438898df36c087e", "0743db7b8bed12b7639d09477f0cddb146565aba800bac39384b810b9d407e50", "e6abcc05ff2e5ac3f176c0d89076a24384e74f1df3f99942e4d26156d3c14fef", "ddb79adc48e82cb12b04c1bd0f64539643eda2d2840968da2d8b966f4d2bcf87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7" calcext:value-type="float">
            <text:p>17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2.806" calcext:value-type="float">
            <text:p>2.806</text:p>
          </table:table-cell>
          <table:table-cell office:value-type="string" calcext:value-type="string">
            <text:p>696a7e8bc0ccd000a72cfd105d0dd8febdfaf4bb1d345497e44f749733890a1f</text:p>
          </table:table-cell>
          <table:table-cell office:value-type="float" office:value="90.91" calcext:value-type="float">
            <text:p>90.91</text:p>
          </table:table-cell>
          <table:table-cell table:style-name="ce4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3" calcext:value-type="float">
            <text:p>3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0.061" calcext:value-type="float">
            <text:p>0.061</text:p>
          </table:table-cell>
          <table:table-cell table:style-name="ce5" office:value-type="string" calcext:value-type="string">
            <text:p>d5cce8625a82b7c1e5360a4d055175425302db80dc57e55695e32d4d782c6ac5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9" calcext:value-type="float">
            <text:p>79.09</text:p>
          </table:table-cell>
          <table:table-cell office:value-type="float" office:value="58.18" calcext:value-type="float">
            <text:p>5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8" calcext:value-type="float">
            <text:p>70.58</text:p>
          </table:table-cell>
          <table:table-cell office:value-type="float" office:value="73.46" calcext:value-type="float">
            <text:p>73.46</text:p>
          </table:table-cell>
          <table:table-cell office:value-type="float" office:value="0" calcext:value-type="float">
            <text:p>0</text:p>
          </table:table-cell>
          <table:table-cell office:value-type="float" office:value="93800" calcext:value-type="float">
            <text:p>9380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30208333333332" calcext:value-type="float">
            <text:p>0.000630208333333</text:p>
          </table:table-cell>
          <table:table-cell office:value-type="float" office:value="0.00155068563373061" calcext:value-type="float">
            <text:p>0.00155068563373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0f22a37f8bb514bf478c4a82ff52a6bdf785c1230ce5d505751dd13e1f915a8", "5192192e612f2afd9e09b2bc944f099d8faf25db5925ad569750f1d3d7c8971f", "ad697fd298c23109000b32b176b6cd4a331509008a3fc4518d41b94510c0843d", "85789b9a54d0c4e4f337782b0125ad2413d2859caebf498ebfe9ca3161c60c27", "bac4830e8a7cdb07f5b0b9e09d1b2d2db6b5baef4780859df8d3563682b778ab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29.77" calcext:value-type="float">
            <text:p>29.77</text:p>
          </table:table-cell>
          <table:table-cell office:value-type="float" office:value="187200" calcext:value-type="float">
            <text:p>187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716603569497025" calcext:value-type="float">
            <text:p>0.000716603569497</text:p>
          </table:table-cell>
          <table:table-cell office:value-type="float" office:value="272" calcext:value-type="float">
            <text:p>272</text:p>
          </table:table-cell>
          <table:table-cell office:value-type="float" office:value="111.978" calcext:value-type="float">
            <text:p>111.978</text:p>
          </table:table-cell>
          <table:table-cell office:value-type="string" calcext:value-type="string">
            <text:p>("7dd207dfc37e99a2a073e7ae8eeaf961edef7dc38178d0fa2a2fdc09de650c95", "895970ce5bebab40ae426ef52b5038ce5bf0c46f0af2b1ac66e83229152595c8", "236e6fa1e373246129ed06e8b69927f4aa81e97660ad4b9fe4db4548f459db27", "1014d8401302db2020ba127974e509f98820e3d0ad19973fd2c74758f1270a9f", "4eeb40d2f120028f281aad56c040bc3f64e3cb2bacf10d14254672beef3d2bf6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7" calcext:value-type="float">
            <text:p>17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2.894" calcext:value-type="float">
            <text:p>2.894</text:p>
          </table:table-cell>
          <table:table-cell office:value-type="string" calcext:value-type="string">
            <text:p>16bcb589a389347ff32a7dd20c36f830f84d7233e51f311f674d3ccfe1a4ca9f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06" calcext:value-type="float">
            <text:p>0.06</text:p>
          </table:table-cell>
          <table:table-cell table:style-name="ce5" office:value-type="string" calcext:value-type="string">
            <text:p>f10b42fcb933c01ee82ed020ad68111dc6570720f5e935d36951a5c8c49ecf16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94" calcext:value-type="float">
            <text:p>67.94</text:p>
          </table:table-cell>
          <table:table-cell office:value-type="float" office:value="68.97" calcext:value-type="float">
            <text:p>68.97</text:p>
          </table:table-cell>
          <table:table-cell office:value-type="float" office:value="0" calcext:value-type="float">
            <text:p>0</text:p>
          </table:table-cell>
          <table:table-cell office:value-type="float" office:value="100520" calcext:value-type="float">
            <text:p>10052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097750865051" calcext:value-type="float">
            <text:p>0.000327097750865</text:p>
          </table:table-cell>
          <table:table-cell office:value-type="float" office:value="0.00130839100346021" calcext:value-type="float">
            <text:p>0.00130839100346</text:p>
          </table:table-cell>
          <table:table-cell office:value-type="float" office:value="0" calcext:value-type="float">
            <text:p>0</text:p>
          </table:table-cell>
          <table:table-cell office:value-type="float" office:value="1753.2" calcext:value-type="float">
            <text:p>17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a885422147abcb35f2db6b41ae957d3b9c5726b2f3d1d2cada34375aba333fd", "c6b28742e7140e1f0bb707322a0d9dc0107abdcd40f6c520cff9a050fb7dcea9", "6bae8b604bdf19f00824cda1fa2dbeb61e9c7d5ff7cf288a8b25b31ae933bad2", "a97f79dc89554cfd718c851d0aed54ddb086af81c6f8f673a193f1aab6fabf9c", "4230380016e484404aca6091099a61c7130d2d09c8ff0ebfaf869d57978fc6f8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27.21" calcext:value-type="float">
            <text:p>27.21</text:p>
          </table:table-cell>
          <table:table-cell office:value-type="float" office:value="201040" calcext:value-type="float">
            <text:p>2010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310978907517576" calcext:value-type="float">
            <text:p>0.000310978907518</text:p>
          </table:table-cell>
          <table:table-cell office:value-type="float" office:value="378.8" calcext:value-type="float">
            <text:p>378.8</text:p>
          </table:table-cell>
          <table:table-cell office:value-type="float" office:value="121.592" calcext:value-type="float">
            <text:p>121.592</text:p>
          </table:table-cell>
          <table:table-cell office:value-type="string" calcext:value-type="string">
            <text:p>("88ae1e5c8d0aa6e3002c619e40f29b768524776f153ba09e63c24b50e43f9def", "bb095af98fac170d0e06a189109d05b59cf52195f3ce693a393b54c01728393c", "09b341f2cf00c9dd40a2118c99b3d392fbdc0fe5d66c8bff12a3e3bd3c3295b6", "ab1e875278151ff84473d74e8b3b5a520ea210c0a2affcaa1b8ed352d811876f", "5834a4548398c444a82bc8228e47d92cf3ec807e97179ee5aa434e56ef1a4e43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1.671" calcext:value-type="float">
            <text:p>1.671</text:p>
          </table:table-cell>
          <table:table-cell office:value-type="string" calcext:value-type="string">
            <text:p>7f9f71bb65361ea7af08bb1a3912a5bdc061b16bf68adbeae4e61edc83ef86b0</text:p>
          </table:table-cell>
          <table:table-cell office:value-type="float" office:value="90.91" calcext:value-type="float">
            <text:p>90.91</text:p>
          </table:table-cell>
          <table:table-cell table:style-name="ce4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3" calcext:value-type="float">
            <text:p>3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0.061" calcext:value-type="float">
            <text:p>0.061</text:p>
          </table:table-cell>
          <table:table-cell table:style-name="ce5" office:value-type="string" calcext:value-type="string">
            <text:p>10aca278db9bcdf5cf7e4ec532da3d1b06ec122dd62f948da7ac6ff4213c2fcc</text:p>
          </table:table-cell>
          <table:table-cell office:value-type="float" office:value="49.09" calcext:value-type="float">
            <text:p>4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49.09" calcext:value-type="float">
            <text:p>4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41" calcext:value-type="float">
            <text:p>66.41</text:p>
          </table:table-cell>
          <table:table-cell office:value-type="float" office:value="65.52" calcext:value-type="float">
            <text:p>65.52</text:p>
          </table:table-cell>
          <table:table-cell office:value-type="float" office:value="0" calcext:value-type="float">
            <text:p>0</text:p>
          </table:table-cell>
          <table:table-cell office:value-type="float" office:value="112520" calcext:value-type="float">
            <text:p>11252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661157024793388" calcext:value-type="float">
            <text:p>0.00661157024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8522456640608" calcext:value-type="float">
            <text:p>0.001185224566406</text:p>
          </table:table-cell>
          <table:table-cell office:value-type="float" office:value="0.00586740676662822" calcext:value-type="float">
            <text:p>0.005867406766628</text:p>
          </table:table-cell>
          <table:table-cell office:value-type="float" office:value="0" calcext:value-type="float">
            <text:p>0</text:p>
          </table:table-cell>
          <table:table-cell office:value-type="float" office:value="477.2" calcext:value-type="float">
            <text:p>4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37c5175c76b39859641763af354234ac1f57fef98d2f158356214e070650f61", "befa11f71216816772a4f82d74471b17cd266b15905f0d140aab5a5290bf23c2", "f372aac3be719a91053574357ffe597fb706cfe43ff2c26f63725b7cdf5e4d84", "09b6e42d2d79cca734ecc1d50f13229cd31a6791ffc1d194e28149359c27623e", "a22fb1836b88c6fe3e976dd8adb4a57b7269bdb5164da3bebb578db2f42ad254")</text:p>
          </table:table-cell>
          <table:table-cell office:value-type="float" office:value="47.27" calcext:value-type="float">
            <text:p>47.27</text:p>
          </table:table-cell>
          <table:table-cell office:value-type="float" office:value="73.64" calcext:value-type="float">
            <text:p>73.64</text:p>
          </table:table-cell>
          <table:table-cell office:value-type="float" office:value="47.27" calcext:value-type="float">
            <text:p>4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51" calcext:value-type="float">
            <text:p>65.51</text:p>
          </table:table-cell>
          <table:table-cell office:value-type="float" office:value="64.12" calcext:value-type="float">
            <text:p>64.12</text:p>
          </table:table-cell>
          <table:table-cell office:value-type="float" office:value="37.21" calcext:value-type="float">
            <text:p>37.21</text:p>
          </table:table-cell>
          <table:table-cell office:value-type="float" office:value="222320" calcext:value-type="float">
            <text:p>22232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097750865051" calcext:value-type="float">
            <text:p>0.000327097750865</text:p>
          </table:table-cell>
          <table:table-cell office:value-type="float" office:value="0.00130839100346021" calcext:value-type="float">
            <text:p>0.00130839100346</text:p>
          </table:table-cell>
          <table:table-cell office:value-type="float" office:value="0.000878853434288805" calcext:value-type="float">
            <text:p>0.000878853434289</text:p>
          </table:table-cell>
          <table:table-cell office:value-type="float" office:value="2467.2" calcext:value-type="float">
            <text:p>2467.2</text:p>
          </table:table-cell>
          <table:table-cell office:value-type="float" office:value="124.491" calcext:value-type="float">
            <text:p>124.491</text:p>
          </table:table-cell>
          <table:table-cell office:value-type="string" calcext:value-type="string">
            <text:p>("07c6c01aa8650e83b7087f9484094c8ef26b6b0973e7d6c9d723d471bbac6169", "2ddc2dfe95343be7330374ac29dffa7cdb70c227c6853ac4bd1cd51c501f1c10", "59f0bf74b9c73bdeaa86a047f25e13625f574ba636f7b21f9257274b7432678e", "9ab7e868f7d24817a252d4c69c713d6daf8a79efa94a64be7f9c8e0be1792aa3", "3069c59c6edef697b93db85fd7690fa569db379f291058f64527172060a32d0e"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23" calcext:value-type="float">
            <text:p>23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0.312" calcext:value-type="float">
            <text:p>10.312</text:p>
          </table:table-cell>
          <table:table-cell office:value-type="string" calcext:value-type="string">
            <text:p>ffafbf894187801922c5fd0798a0da03274525c315ce70fbe350c85576651618</text:p>
          </table:table-cell>
          <table:table-cell office:value-type="float" office:value="45.45" calcext:value-type="float">
            <text:p>45.45</text:p>
          </table:table-cell>
          <table:table-cell table:style-name="ce4"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1631707f1c3fd4df9d8dcf12f13dc10bbf5f750d0cd7627c40319bb2f1d14118</text:p>
          </table:table-cell>
          <table:table-cell office:value-type="float" office:value="38.18" calcext:value-type="float">
            <text:p>38.18</text:p>
          </table:table-cell>
          <table:table-cell office:value-type="float" office:value="69.09" calcext:value-type="float">
            <text:p>6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92.73" calcext:value-type="float">
            <text:p>92.73</text:p>
          </table:table-cell>
          <table:table-cell office:value-type="float" office:value="87.62" calcext:value-type="float">
            <text:p>87.62</text:p>
          </table:table-cell>
          <table:table-cell office:value-type="float" office:value="62.88" calcext:value-type="float">
            <text:p>62.88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 office:value-type="float" office:value="128200" calcext:value-type="float">
            <text:p>12820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151360544217687" calcext:value-type="float">
            <text:p>0.015136054421769</text:p>
          </table:table-cell>
          <table:table-cell office:value-type="float" office:value="0.000381271626297579" calcext:value-type="float">
            <text:p>0.000381271626298</text:p>
          </table:table-cell>
          <table:table-cell office:value-type="float" office:value="0.000859378337391601" calcext:value-type="float">
            <text:p>0.000859378337392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626c2c394a7b25f4294fb4d94d4c859559765cbcdf0baf5fca49dd4e8160b63", "3ca8cb897b8f436fed10c28712ac1a8542f3e5fec179ecdf2072d51fcd7b15e2", "557b95d6b5d5077b9293c1f718fd26c60f4e7f107b4892785feb3976b185fe93", "b8e33f2593e7edbe7d984fafdd0ed23789e1b77f098812651860e72dcd2f26e5", "07387cf1aebe5351952f36e90ccad13a98822cd49517f0a7e3637abad518f866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.45" calcext:value-type="float">
            <text:p>45.45</text:p>
          </table:table-cell>
          <table:table-cell office:value-type="float" office:value="94.55" calcext:value-type="float">
            <text:p>94.55</text:p>
          </table:table-cell>
          <table:table-cell office:value-type="float" office:value="90" calcext:value-type="float">
            <text:p>90</text:p>
          </table:table-cell>
          <table:table-cell office:value-type="float" office:value="63.38" calcext:value-type="float">
            <text:p>63.38</text:p>
          </table:table-cell>
          <table:table-cell office:value-type="float" office:value="60.29" calcext:value-type="float">
            <text:p>60.29</text:p>
          </table:table-cell>
          <table:table-cell office:value-type="float" office:value="47.91" calcext:value-type="float">
            <text:p>47.91</text:p>
          </table:table-cell>
          <table:table-cell office:value-type="float" office:value="256760" calcext:value-type="float">
            <text:p>25676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0145977508650519" calcext:value-type="float">
            <text:p>0.000145977508651</text:p>
          </table:table-cell>
          <table:table-cell office:value-type="float" office:value="0.000405493079584775" calcext:value-type="float">
            <text:p>0.000405493079585</text:p>
          </table:table-cell>
          <table:table-cell office:value-type="float" office:value="0.000500270416441319" calcext:value-type="float">
            <text:p>0.000500270416441</text:p>
          </table:table-cell>
          <table:table-cell office:value-type="float" office:value="1810.8" calcext:value-type="float">
            <text:p>1810.8</text:p>
          </table:table-cell>
          <table:table-cell office:value-type="float" office:value="213.803" calcext:value-type="float">
            <text:p>213.803</text:p>
          </table:table-cell>
          <table:table-cell office:value-type="string" calcext:value-type="string">
            <text:p>("23314ec72c7a5585651e8ce48b30d71c384c580677c9ca14c334a36d958db8e1", "f76aa7aecd26ab86baea0b07bf1d47f6db53b4d70699160b0c401846f382da2d", "3c39d9f38f9702de52973e6e93e7fdfc4e75ccdd5f40f7e18dbe7c7f68be99d2", "a79f83d36465ea7e0eaba142c71ee432fb3602f3aa288894d35acd311cb81614", "5115b7e567c48914e02fb213f7a81953ea62b03d96a73b41eaff1971f338251f"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6.134" calcext:value-type="float">
            <text:p>6.134</text:p>
          </table:table-cell>
          <table:table-cell office:value-type="string" calcext:value-type="string">
            <text:p>7e629b63da8d82b441da1bfb744a10f3834a336062629a6594e8c72b0ee484b3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1" calcext:value-type="float">
            <text:p>1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3.743" calcext:value-type="float">
            <text:p>3.743</text:p>
          </table:table-cell>
          <table:table-cell office:value-type="string" calcext:value-type="string">
            <text:p>f04b2c635c4e18c3218d8864204f5e1ada63f20cbce1fa9b28c818c4c87ed5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33" calcext:value-type="float">
            <text:p>88.33</text:p>
          </table:table-cell>
          <table:table-cell office:value-type="float" office:value="74.73" calcext:value-type="float">
            <text:p>74.73</text:p>
          </table:table-cell>
          <table:table-cell office:value-type="float" office:value="77.47" calcext:value-type="float">
            <text:p>77.47</text:p>
          </table:table-cell>
          <table:table-cell office:value-type="float" office:value="0" calcext:value-type="float">
            <text:p>0</text:p>
          </table:table-cell>
          <table:table-cell office:value-type="float" office:value="135280" calcext:value-type="float">
            <text:p>13528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style-name="ce6" office:value-type="float" office:value="0.00005787037037037" calcext:value-type="float">
            <text:p>5.79E-05</text:p>
          </table:table-cell>
          <table:table-cell office:value-type="float" office:value="0.000905687718874533" calcext:value-type="float">
            <text:p>0.000905687718875</text:p>
          </table:table-cell>
          <table:table-cell office:value-type="float" office:value="0.00119667590027701" calcext:value-type="float">
            <text:p>0.001196675900277</text:p>
          </table:table-cell>
          <table:table-cell office:value-type="float" office:value="0" calcext:value-type="float">
            <text:p>0</text:p>
          </table:table-cell>
          <table:table-cell office:value-type="float" office:value="545.2" calcext:value-type="float">
            <text:p>54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d653f39ee5a25608960def89c86387df45f9ebbe7e3ec6557de68e480e16f78", "1ce3ab6b77ad02656dd34e988b578bcf9ac6e02d805bcde2234988d16491e85c", "fbc65f05f85b1316a6a88a34a7357a839fb4b0ecff341e6842995aaf11d44f8b", "5a295db20d386315fe9f57a1eb90ee8bc417e8511b8e38cad336e5d9e8633213", "8499d40423fecc1bbc93c61f232ff13f26aecd7566cbeb5ff0f38e07dc63e5aa")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8.06" calcext:value-type="float">
            <text:p>88.06</text:p>
          </table:table-cell>
          <table:table-cell office:value-type="float" office:value="73.63" calcext:value-type="float">
            <text:p>73.63</text:p>
          </table:table-cell>
          <table:table-cell office:value-type="float" office:value="76.21" calcext:value-type="float">
            <text:p>76.21</text:p>
          </table:table-cell>
          <table:table-cell office:value-type="float" office:value="53.95" calcext:value-type="float">
            <text:p>53.95</text:p>
          </table:table-cell>
          <table:table-cell office:value-type="float" office:value="270880" calcext:value-type="float">
            <text:p>27088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style-name="ce6" office:value-type="float" office:value="0.00005787037037037" calcext:value-type="float">
            <text:p>5.79E-05</text:p>
          </table:table-cell>
          <table:table-cell office:value-type="float" office:value="0.000905687718874533" calcext:value-type="float">
            <text:p>0.000905687718875</text:p>
          </table:table-cell>
          <table:table-cell office:value-type="float" office:value="0.00119667590027701" calcext:value-type="float">
            <text:p>0.001196675900277</text:p>
          </table:table-cell>
          <table:table-cell office:value-type="float" office:value="0.000310978907517577" calcext:value-type="float">
            <text:p>0.000310978907518</text:p>
          </table:table-cell>
          <table:table-cell office:value-type="float" office:value="2093.2" calcext:value-type="float">
            <text:p>2093.2</text:p>
          </table:table-cell>
          <table:table-cell office:value-type="float" office:value="218.569" calcext:value-type="float">
            <text:p>218.569</text:p>
          </table:table-cell>
          <table:table-cell office:value-type="string" calcext:value-type="string">
            <text:p>("7286715ff9b8f43fc764270bd3be626d9ce4aed335e45d5fbe8e11a170f099a1", "197233650bedaa95a9c49b49d5314d480a122ee4b105c221fc5dd51b02091855", "abe0d7fb964918fbde408a4cfce481554916dca3ffe34e3642347004267edb7b", "10f1d910827ff4987af808b4d695d275b8bc73a96ff1aa3113d2d705322341b5", "5c56958e708911e3d3128130932d98cb77ab8f81a2cd6a133a9aab61add7914e"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9" calcext:value-type="float">
            <text:p>19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07ac3ef8c0e1380972fb220482eb40a18ad907e5d6f239fb87ba43eb8f0ab6f6</text:p>
          </table:table-cell>
          <table:table-cell office:value-type="float" office:value="45.45" calcext:value-type="float">
            <text:p>45.45</text:p>
          </table:table-cell>
          <table:table-cell table:style-name="ce4"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15" calcext:value-type="float">
            <text:p>15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4.207" calcext:value-type="float">
            <text:p>4.207</text:p>
          </table:table-cell>
          <table:table-cell office:value-type="string" calcext:value-type="string">
            <text:p>7b0dc072facb0dafba411dca5d6de9eb5d508c5a4bb66388f17bf3838818aa74</text:p>
          </table:table-cell>
          <table:table-cell office:value-type="float" office:value="67.27" calcext:value-type="float">
            <text:p>6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96.36" calcext:value-type="float">
            <text:p>96.36</text:p>
          </table:table-cell>
          <table:table-cell office:value-type="float" office:value="95.56" calcext:value-type="float">
            <text:p>95.56</text:p>
          </table:table-cell>
          <table:table-cell office:value-type="float" office:value="76.86" calcext:value-type="float">
            <text:p>76.86</text:p>
          </table:table-cell>
          <table:table-cell office:value-type="float" office:value="81.24" calcext:value-type="float">
            <text:p>81.24</text:p>
          </table:table-cell>
          <table:table-cell office:value-type="float" office:value="0" calcext:value-type="float">
            <text:p>0</text:p>
          </table:table-cell>
          <table:table-cell office:value-type="float" office:value="117640" calcext:value-type="float">
            <text:p>11764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370370370370371" calcext:value-type="float">
            <text:p>0.003703703703704</text:p>
          </table:table-cell>
          <table:table-cell office:value-type="float" office:value="0.000457580270767085" calcext:value-type="float">
            <text:p>0.000457580270767</text:p>
          </table:table-cell>
          <table:table-cell office:value-type="float" office:value="0.00081775589070141" calcext:value-type="float">
            <text:p>0.000817755890701</text:p>
          </table:table-cell>
          <table:table-cell office:value-type="float" office:value="0" calcext:value-type="float">
            <text:p>0</text:p>
          </table:table-cell>
          <table:table-cell office:value-type="float" office:value="1020.8" calcext:value-type="float">
            <text:p>102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07f66d44a36d0b5e9396848fc94b4dd7b1afaba1acccfca63c4c78addd51f9c", "a70fc8af7341a464e6b6ee58ab51f3304a70058ada5d6998edf08116c786722c", "040750fb1211e2d4d56d931dc41bae4f10bd34fd658c55a8bfec30e8adcb620b", "2b54e3dee11a7318b6f99decc914181152ee6c57dfa55e3fb4941391e73bb3c6", "b0ca78727c605c059f2b3fcee17e92927f844e4b0802559ff9554aafd9c94929")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43.72" calcext:value-type="float">
            <text:p>43.72</text:p>
          </table:table-cell>
          <table:table-cell office:value-type="float" office:value="233360" calcext:value-type="float">
            <text:p>2333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378583017847486" calcext:value-type="float">
            <text:p>0.000378583017847</text:p>
          </table:table-cell>
          <table:table-cell office:value-type="float" office:value="1970.8" calcext:value-type="float">
            <text:p>1970.8</text:p>
          </table:table-cell>
          <table:table-cell office:value-type="float" office:value="196.117" calcext:value-type="float">
            <text:p>196.117</text:p>
          </table:table-cell>
          <table:table-cell office:value-type="string" calcext:value-type="string">
            <text:p>("5fe971f0aedf62955cbacb567f314acd66fc4a040481779d0c3ab98895b66bd9", "202e012f32a2f0b98b27ae5eedb53c6f51b2769a81b23d6b33b7f28db7f57d0f", "cf8fc65f3fe0c0c70ec1f76a49fc44ce4c54c49aaadbc95d5ba4e53c2b3209c0", "70bf686893d6371665d7f6f6118f86f398d8b8ee10e9c85f9bc84ffc80e42622", "247cad373dde1f0e862b12b868efc4f8947bc76d4e01d4608d610adea775ff96"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table:number-columns-repeated="6" office:value-type="float" office:value="63.64" calcext:value-type="float">
            <text:p>63.64</text:p>
          </table:table-cell>
          <table:table-cell office:value-type="float" office:value="21" calcext:value-type="float">
            <text:p>2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2.357" calcext:value-type="float">
            <text:p>2.357</text:p>
          </table:table-cell>
          <table:table-cell office:value-type="string" calcext:value-type="string">
            <text:p>2670fc32fb5cd1a26a025cdb94cdd59bcc029ff7534ae731a61429dd95e0abaa</text:p>
          </table:table-cell>
          <table:table-cell office:value-type="float" office:value="27.27" calcext:value-type="float">
            <text:p>27.27</text:p>
          </table:table-cell>
          <table:table-cell table:style-name="ce4" office:value-type="float" office:value="63.64" calcext:value-type="float">
            <text:p>63.64</text:p>
          </table:table-cell>
          <table:table-cell table:number-columns-repeated="5" office:value-type="float" office:value="63.64" calcext:value-type="float">
            <text:p>63.64</text:p>
          </table:table-cell>
          <table:table-cell office:value-type="float" office:value="17" calcext:value-type="float">
            <text:p>1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.878" calcext:value-type="float">
            <text:p>1.878</text:p>
          </table:table-cell>
          <table:table-cell office:value-type="string" calcext:value-type="string">
            <text:p>2464aae0c1fbea6d4a7fdf83cc7cdfcfd1e241af16cb934e3f0fcee8375e899e</text:p>
          </table:table-cell>
          <table:table-cell office:value-type="float" office:value="32.73" calcext:value-type="float">
            <text:p>32.73</text:p>
          </table:table-cell>
          <table:table-cell office:value-type="float" office:value="66.36" calcext:value-type="float">
            <text:p>66.36</text:p>
          </table:table-cell>
          <table:table-cell office:value-type="float" office:value="63.64" calcext:value-type="float">
            <text:p>63.64</text:p>
          </table:table-cell>
          <table:table-cell office:value-type="float" office:value="69.09" calcext:value-type="float">
            <text:p>69.09</text:p>
          </table:table-cell>
          <table:table-cell office:value-type="float" office:value="67.74" calcext:value-type="float">
            <text:p>67.74</text:p>
          </table:table-cell>
          <table:table-cell office:value-type="float" office:value="65.36" calcext:value-type="float">
            <text:p>65.36</text:p>
          </table:table-cell>
          <table:table-cell office:value-type="float" office:value="65.52" calcext:value-type="float">
            <text:p>65.52</text:p>
          </table:table-cell>
          <table:table-cell office:value-type="float" office:value="0" calcext:value-type="float">
            <text:p>0</text:p>
          </table:table-cell>
          <table:table-cell office:value-type="float" office:value="132280" calcext:value-type="float">
            <text:p>13228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" calcext:value-type="float">
            <text:p>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390960106111621" calcext:value-type="float">
            <text:p>0.003909601061116</text:p>
          </table:table-cell>
          <table:table-cell office:value-type="float" office:value="0.000640074765948891" calcext:value-type="float">
            <text:p>0.000640074765949</text:p>
          </table:table-cell>
          <table:table-cell office:value-type="float" office:value="0.000800734618916436" calcext:value-type="float">
            <text:p>0.000800734618916</text:p>
          </table:table-cell>
          <table:table-cell office:value-type="float" office:value="0" calcext:value-type="float">
            <text:p>0</text:p>
          </table:table-cell>
          <table:table-cell office:value-type="float" office:value="1221.2" calcext:value-type="float">
            <text:p>122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83d952fa5dd240d8350d87228559a3af0d5c0efef2513246bacc9fa5fa40c3c", "467cac3b4abda697d74d724d60bddab394eed525b9da6f02d66ae31a2c746cb4", "11b3259adc9658f78c965f83fb3200848899385dfe98c9d2ae9ea230d0f56525", "0651f4cbdf7952dbc98f366b2ebe64373944fb70fe72e35b1c102bce92187360", "228ff6e2fa85ed425febbf9a6a5afffd53e3898d62cf6059d4f3db6ce4df290f")</text:p>
          </table:table-cell>
          <table:table-cell office:value-type="float" office:value="34.55" calcext:value-type="float">
            <text:p>34.55</text:p>
          </table:table-cell>
          <table:table-cell office:value-type="float" office:value="67.27" calcext:value-type="float">
            <text:p>6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69.29" calcext:value-type="float">
            <text:p>69.29</text:p>
          </table:table-cell>
          <table:table-cell office:value-type="float" office:value="65.87" calcext:value-type="float">
            <text:p>65.87</text:p>
          </table:table-cell>
          <table:table-cell office:value-type="float" office:value="66.18" calcext:value-type="float">
            <text:p>66.18</text:p>
          </table:table-cell>
          <table:table-cell office:value-type="float" office:value="47.21" calcext:value-type="float">
            <text:p>47.21</text:p>
          </table:table-cell>
          <table:table-cell office:value-type="float" office:value="264920" calcext:value-type="float">
            <text:p>264920</text:p>
          </table:table-cell>
          <table:table-cell office:value-type="float" office:value="0.00991735537190083" calcext:value-type="float">
            <text:p>0.009917355371901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" calcext:value-type="float">
            <text:p>0</text:p>
          </table:table-cell>
          <table:table-cell office:value-type="float" office:value="0.00991735537190083" calcext:value-type="float">
            <text:p>0.009917355371901</text:p>
          </table:table-cell>
          <table:table-cell office:value-type="float" office:value="0.00599938781756964" calcext:value-type="float">
            <text:p>0.00599938781757</text:p>
          </table:table-cell>
          <table:table-cell office:value-type="float" office:value="0.000938921218641498" calcext:value-type="float">
            <text:p>0.000938921218641</text:p>
          </table:table-cell>
          <table:table-cell office:value-type="float" office:value="0.00121487603305785" calcext:value-type="float">
            <text:p>0.001214876033058</text:p>
          </table:table-cell>
          <table:table-cell office:value-type="float" office:value="0.000108166576527852" calcext:value-type="float">
            <text:p>0.000108166576528</text:p>
          </table:table-cell>
          <table:table-cell office:value-type="float" office:value="2157.2" calcext:value-type="float">
            <text:p>2157.2</text:p>
          </table:table-cell>
          <table:table-cell office:value-type="float" office:value="161.028" calcext:value-type="float">
            <text:p>161.028</text:p>
          </table:table-cell>
          <table:table-cell office:value-type="string" calcext:value-type="string">
            <text:p>("578109e8bcedf61f1487f360bbb20e42f83a8ab372de2feb9b70a6b14f236acb", "839fd6be9f57e99b6b8eb952f4eadcd0dbcc8a0f0fb9e1ea3319bc16bac871bb", "c90e3a2749da4774abb58ea19b4e29dbf6bcf5f77cffd3030c48a277c42ec0db", "3255ff67a1b72be120890a3c4efd13bfd0077477574b9ba58fd5543b4093af52", "52a7821f09a23339438846e3b93d55f960acd8154407850596ce47834e5aaed5"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4.245" calcext:value-type="float">
            <text:p>4.245</text:p>
          </table:table-cell>
          <table:table-cell office:value-type="string" calcext:value-type="string">
            <text:p>b5863b9d31d57203b59dcad8cb5cc011ae95337c41c2c24fa08c8777a518c8e2</text:p>
          </table:table-cell>
          <table:table-cell office:value-type="float" office:value="36.36" calcext:value-type="float">
            <text:p>36.36</text:p>
          </table:table-cell>
          <table:table-cell table:style-name="ce4" office:value-type="float" office:value="68.18" calcext:value-type="float">
            <text:p>68.18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1.11" calcext:value-type="float">
            <text:p>61.11</text:p>
          </table:table-cell>
          <table:table-cell office:value-type="float" office:value="53.33" calcext:value-type="float">
            <text:p>53.33</text:p>
          </table:table-cell>
          <table:table-cell office:value-type="float" office:value="19" calcext:value-type="float">
            <text:p>19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45c18489bd2264d14566cf0a14b4efa025baf1c4a970a459bb1ac07f0c644f94</text:p>
          </table:table-cell>
          <table:table-cell office:value-type="float" office:value="47.27" calcext:value-type="float">
            <text:p>47.27</text:p>
          </table:table-cell>
          <table:table-cell office:value-type="float" office:value="73.64" calcext:value-type="float">
            <text:p>73.64</text:p>
          </table:table-cell>
          <table:table-cell office:value-type="float" office:value="50.91" calcext:value-type="float">
            <text:p>50.91</text:p>
          </table:table-cell>
          <table:table-cell office:value-type="float" office:value="96.36" calcext:value-type="float">
            <text:p>96.36</text:p>
          </table:table-cell>
          <table:table-cell office:value-type="float" office:value="93.33" calcext:value-type="float">
            <text:p>93.33</text:p>
          </table:table-cell>
          <table:table-cell office:value-type="float" office:value="66.25" calcext:value-type="float">
            <text:p>66.25</text:p>
          </table:table-cell>
          <table:table-cell office:value-type="float" office:value="65.88" calcext:value-type="float">
            <text:p>65.88</text:p>
          </table:table-cell>
          <table:table-cell office:value-type="float" office:value="0" calcext:value-type="float">
            <text:p>0</text:p>
          </table:table-cell>
          <table:table-cell office:value-type="float" office:value="120640" calcext:value-type="float">
            <text:p>120640</text:p>
          </table:table-cell>
          <table:table-cell office:value-type="float" office:value="0.00991735537190083" calcext:value-type="float">
            <text:p>0.009917355371901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1171875" calcext:value-type="float">
            <text:p>0.001171875</text:p>
          </table:table-cell>
          <table:table-cell office:value-type="float" office:value="0.0041522491349481" calcext:value-type="float">
            <text:p>0.004152249134948</text:p>
          </table:table-cell>
          <table:table-cell office:value-type="float" office:value="0" calcext:value-type="float">
            <text:p>0</text:p>
          </table:table-cell>
          <table:table-cell office:value-type="float" office:value="446.8" calcext:value-type="float">
            <text:p>44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8fc3ab2fa8864e7aa14c5c92e6cc27ecb00e90626fa208b73494703df0c60ce", "484b5998997dd0e256062a4b73ac0ee064d34235de37a9c5467638a6f584f322", "d598791324ce2de4e19a649766f25a98bec3a38f7385a5724f6768a95fbc7d4a", "ba13b4e61995b8caeb636e67287df99c046947434665f27c693f3d3eb864c0b3", "76f177d4723e4bda0213279179c138f54ba02e72acde3e7c834150422617ac11")</text:p>
          </table:table-cell>
          <table:table-cell office:value-type="float" office:value="50.91" calcext:value-type="float">
            <text:p>50.91</text:p>
          </table:table-cell>
          <table:table-cell office:value-type="float" office:value="75.45" calcext:value-type="float">
            <text:p>75.45</text:p>
          </table:table-cell>
          <table:table-cell office:value-type="float" office:value="52.73" calcext:value-type="float">
            <text:p>52.73</text:p>
          </table:table-cell>
          <table:table-cell office:value-type="float" office:value="98.18" calcext:value-type="float">
            <text:p>98.18</text:p>
          </table:table-cell>
          <table:table-cell office:value-type="float" office:value="96.67" calcext:value-type="float">
            <text:p>96.67</text:p>
          </table:table-cell>
          <table:table-cell office:value-type="float" office:value="67.5" calcext:value-type="float">
            <text:p>67.5</text:p>
          </table:table-cell>
          <table:table-cell office:value-type="float" office:value="68.24" calcext:value-type="float">
            <text:p>68.24</text:p>
          </table:table-cell>
          <table:table-cell office:value-type="float" office:value="42.56" calcext:value-type="float">
            <text:p>42.56</text:p>
          </table:table-cell>
          <table:table-cell office:value-type="float" office:value="242800" calcext:value-type="float">
            <text:p>24280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027681660899654" calcext:value-type="float">
            <text:p>0.002768166089965</text:p>
          </table:table-cell>
          <table:table-cell office:value-type="float" office:value="0.00024337479718767" calcext:value-type="float">
            <text:p>0.000243374797188</text:p>
          </table:table-cell>
          <table:table-cell office:value-type="float" office:value="640" calcext:value-type="float">
            <text:p>640</text:p>
          </table:table-cell>
          <table:table-cell office:value-type="float" office:value="187.822" calcext:value-type="float">
            <text:p>187.822</text:p>
          </table:table-cell>
          <table:table-cell office:value-type="string" calcext:value-type="string">
            <text:p>("d9f93f1774ce33abc9f9eeebf57af73ddbb81a21f2247b7e50955c63ea7be6e5", "8968e02bce2e4cdfba8e9e25d17e2c3895cdb30f9a44236d5056023f7e5eaf40", "80f2a2564861ffcfa6fa4abd3b14928332f53160aa02b096744b6cae30d5c14a", "8e06b6efd2596b3f610695cb12743bf435f4c9a525198a10f0560fb09dc466a2", "941cf0e1d2178b595171e167423949961a167a5c186651b6a57f4965a9f243f4"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8.18" calcext:value-type="float">
            <text:p>1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23" calcext:value-type="float">
            <text:p>23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5.997" calcext:value-type="float">
            <text:p>5.997</text:p>
          </table:table-cell>
          <table:table-cell office:value-type="string" calcext:value-type="string">
            <text:p>3c0af61b628ae76fd676f618a7f0e3bfe8d96e217d4b4fe706b46aacea4d0424</text:p>
          </table:table-cell>
          <table:table-cell office:value-type="float" office:value="18.18" calcext:value-type="float">
            <text:p>18.18</text:p>
          </table:table-cell>
          <table:table-cell table:style-name="ce4"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19" calcext:value-type="float">
            <text:p>19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6.007" calcext:value-type="float">
            <text:p>6.007</text:p>
          </table:table-cell>
          <table:table-cell office:value-type="string" calcext:value-type="string">
            <text:p>3ef064d9f97c164cb73300d548aaf32e254212d778047b8f0e384829c782bb43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.28" calcext:value-type="float">
            <text:p>70.28</text:p>
          </table:table-cell>
          <table:table-cell office:value-type="float" office:value="66.57" calcext:value-type="float">
            <text:p>66.57</text:p>
          </table:table-cell>
          <table:table-cell office:value-type="float" office:value="66.73" calcext:value-type="float">
            <text:p>66.73</text:p>
          </table:table-cell>
          <table:table-cell office:value-type="float" office:value="0" calcext:value-type="float">
            <text:p>0</text:p>
          </table:table-cell>
          <table:table-cell office:value-type="float" office:value="133000" calcext:value-type="float">
            <text:p>13300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" calcext:value-type="float">
            <text:p>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251474339353127" calcext:value-type="float">
            <text:p>0.002514743393531</text:p>
          </table:table-cell>
          <table:table-cell office:value-type="float" office:value="0.000392847245994099" calcext:value-type="float">
            <text:p>0.000392847245994</text:p>
          </table:table-cell>
          <table:table-cell office:value-type="float" office:value="0.000506887052341597" calcext:value-type="float">
            <text:p>0.000506887052342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6fc900dcefdd75803ed996a25cfc61fa13753c66ca7c90f7afd4ebd23ab63ae", "26bc08f4fa7031fab7412426b545931bdf097de44a7a4ac65c59e069678d9739", "45199c94d28bc6f9696fbb5f51143b229645cea451d9dd0092c723398cd4b276", "63e3d4ef263a4c1fd10cb255c1bc4cf2dbe0df0d5a4689dbb7aeb12104abfd61", "7ba45ad958f40357e25fa8804cbdf59cec5ddd6380303927ec8a9286d3b32b67")</text:p>
          </table:table-cell>
          <table:table-cell office:value-type="float" office:value="38.18" calcext:value-type="float">
            <text:p>38.18</text:p>
          </table:table-cell>
          <table:table-cell office:value-type="float" office:value="69.09" calcext:value-type="float">
            <text:p>6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74.55" calcext:value-type="float">
            <text:p>74.55</text:p>
          </table:table-cell>
          <table:table-cell office:value-type="float" office:value="71.56" calcext:value-type="float">
            <text:p>71.56</text:p>
          </table:table-cell>
          <table:table-cell office:value-type="float" office:value="67.18" calcext:value-type="float">
            <text:p>67.18</text:p>
          </table:table-cell>
          <table:table-cell office:value-type="float" office:value="67.33" calcext:value-type="float">
            <text:p>67.33</text:p>
          </table:table-cell>
          <table:table-cell office:value-type="float" office:value="49.07" calcext:value-type="float">
            <text:p>49.07</text:p>
          </table:table-cell>
          <table:table-cell office:value-type="float" office:value="263600" calcext:value-type="float">
            <text:p>26360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office:value-type="float" office:value="0" calcext:value-type="float">
            <text:p>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20987654320988" calcext:value-type="float">
            <text:p>0.00120987654321</text:p>
          </table:table-cell>
          <table:table-cell office:value-type="float" office:value="0.000131492439184747" calcext:value-type="float">
            <text:p>0.000131492439185</text:p>
          </table:table-cell>
          <table:table-cell office:value-type="float" office:value="0.000222222222222222" calcext:value-type="float">
            <text:p>0.000222222222222</text:p>
          </table:table-cell>
          <table:table-cell table:style-name="ce6" office:value-type="float" office:value="0.0000946457544618716" calcext:value-type="float">
            <text:p>9.46E-05</text:p>
          </table:table-cell>
          <table:table-cell office:value-type="float" office:value="1526" calcext:value-type="float">
            <text:p>1526</text:p>
          </table:table-cell>
          <table:table-cell office:value-type="float" office:value="206.849" calcext:value-type="float">
            <text:p>206.849</text:p>
          </table:table-cell>
          <table:table-cell office:value-type="string" calcext:value-type="string">
            <text:p>("9c1524914bb5d7a634725833abea601bd47630901edc3a27610083bf16e37d74", "7ec64312b1c93e3f1a3372b426f7fc4ebb0b0cd9e2d956af8af936d4f097ff64", "5706b4fc70ef1ceeec2eee79ca8de0036a58240e5974fbd6f7bfdcfb0ece9a7c", "a4637a9e5dc711095a6385cbb7a01345ebf2df9b487f6f9b2416583ef7e94e2f", "2d450a257fbb9fe26b57e459fc6e80dae1a31876fa72da5b3f5cffd11d49c5ca"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9" calcext:value-type="float">
            <text:p>1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7.408" calcext:value-type="float">
            <text:p>7.408</text:p>
          </table:table-cell>
          <table:table-cell office:value-type="string" calcext:value-type="string">
            <text:p>1fc19154f9be17cdffe897b9508ac03c6c4f953a3e58ba8916dcf6ee0b51f122</text:p>
          </table:table-cell>
          <table:table-cell office:value-type="float" office:value="36.36" calcext:value-type="float">
            <text:p>36.36</text:p>
          </table:table-cell>
          <table:table-cell table:style-name="ce4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9" calcext:value-type="float">
            <text:p>1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7.103" calcext:value-type="float">
            <text:p>7.103</text:p>
          </table:table-cell>
          <table:table-cell office:value-type="string" calcext:value-type="string">
            <text:p>1fc19154f9be17cdffe897b9508ac03c6c4f953a3e58ba8916dcf6ee0b51f122</text:p>
          </table:table-cell>
          <table:table-cell office:value-type="float" office:value="43.64" calcext:value-type="float">
            <text:p>43.64</text:p>
          </table:table-cell>
          <table:table-cell office:value-type="float" office:value="71.82" calcext:value-type="float">
            <text:p>7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0.91" calcext:value-type="float">
            <text:p>70.91</text:p>
          </table:table-cell>
          <table:table-cell office:value-type="float" office:value="71.76" calcext:value-type="float">
            <text:p>71.76</text:p>
          </table:table-cell>
          <table:table-cell office:value-type="float" office:value="72.09" calcext:value-type="float">
            <text:p>72.09</text:p>
          </table:table-cell>
          <table:table-cell office:value-type="float" office:value="72.16" calcext:value-type="float">
            <text:p>72.16</text:p>
          </table:table-cell>
          <table:table-cell office:value-type="float" office:value="0" calcext:value-type="float">
            <text:p>0</text:p>
          </table:table-cell>
          <table:table-cell office:value-type="float" office:value="145240" calcext:value-type="float">
            <text:p>14524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" calcext:value-type="float">
            <text:p>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304132231404959" calcext:value-type="float">
            <text:p>0.00304132231405</text:p>
          </table:table-cell>
          <table:table-cell office:value-type="float" office:value="0.000450413223140497" calcext:value-type="float">
            <text:p>0.00045041322314</text:p>
          </table:table-cell>
          <table:table-cell office:value-type="float" office:value="0.000758850202790006" calcext:value-type="float">
            <text:p>0.00075885020279</text:p>
          </table:table-cell>
          <table:table-cell office:value-type="float" office:value="0" calcext:value-type="float">
            <text:p>0</text:p>
          </table:table-cell>
          <table:table-cell office:value-type="float" office:value="1416.8" calcext:value-type="float">
            <text:p>141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4fffe6424004aaad63fc67a655ffcf5d283bf85dc260df85412ccd3e9b01111", "48d5f1eb074d8198f5a4b0df2970009a06b625094add172f94629d5a3d64633f", "fb5128653647b04c81c46805ef896b0f958be247008ec998f36d4f9f192b0b12", "566d5824945b4bfeba934c90eecd3de7c578e00a9bcf5b62a6c22749974ddb4a", "bd2c2cc45077028aba9c9a15d208fd0b2a495f21b809bf89138befd71cacc4cb")</text:p>
          </table:table-cell>
          <table:table-cell office:value-type="float" office:value="41.82" calcext:value-type="float">
            <text:p>41.82</text:p>
          </table:table-cell>
          <table:table-cell office:value-type="float" office:value="70.91" calcext:value-type="float">
            <text:p>7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69.09" calcext:value-type="float">
            <text:p>69.09</text:p>
          </table:table-cell>
          <table:table-cell office:value-type="float" office:value="70.3" calcext:value-type="float">
            <text:p>70.3</text:p>
          </table:table-cell>
          <table:table-cell office:value-type="float" office:value="71.64" calcext:value-type="float">
            <text:p>71.64</text:p>
          </table:table-cell>
          <table:table-cell office:value-type="float" office:value="71.46" calcext:value-type="float">
            <text:p>71.46</text:p>
          </table:table-cell>
          <table:table-cell office:value-type="float" office:value="57.44" calcext:value-type="float">
            <text:p>57.44</text:p>
          </table:table-cell>
          <table:table-cell office:value-type="float" office:value="289160" calcext:value-type="float">
            <text:p>28916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" calcext:value-type="float">
            <text:p>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110192837465565" calcext:value-type="float">
            <text:p>0.001101928374656</text:p>
          </table:table-cell>
          <table:table-cell office:value-type="float" office:value="0.00022314049586777" calcext:value-type="float">
            <text:p>0.000223140495868</text:p>
          </table:table-cell>
          <table:table-cell office:value-type="float" office:value="0.000299957818431784" calcext:value-type="float">
            <text:p>0.000299957818432</text:p>
          </table:table-cell>
          <table:table-cell office:value-type="float" office:value="0.000581395348837207" calcext:value-type="float">
            <text:p>0.000581395348837</text:p>
          </table:table-cell>
          <table:table-cell office:value-type="float" office:value="4992.8" calcext:value-type="float">
            <text:p>4992.8</text:p>
          </table:table-cell>
          <table:table-cell office:value-type="float" office:value="237.626" calcext:value-type="float">
            <text:p>237.626</text:p>
          </table:table-cell>
          <table:table-cell office:value-type="string" calcext:value-type="string">
            <text:p>("6f9d6ccc02f835e7fac5ff62e95e31b496d4a95d6ae3c668679fd77fd7e74122", "23cd12218eea0ad92c73e941835f5b97c9b5eb71f3c1e1c2d85281b21e5101ef", "9052823b53cdd8072bfb3611ed246af622b0e090b18f3cd7b27504c97d7bd54e", "92289cdc5ca45895033e2d10716d2ffc135a8e84f3d07f64bf3aab8121bce384", "001e05d286eca055ced3de37cb449530de82d86cf51c74d0ab836e1865b96883"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8.18" calcext:value-type="float">
            <text:p>1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36.36" calcext:value-type="float">
            <text:p>3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66.67" calcext:value-type="float">
            <text:p>66.67</text:p>
          </table:table-cell>
          <table:table-cell office:value-type="float" office:value="56.25" calcext:value-type="float">
            <text:p>56.25</text:p>
          </table:table-cell>
          <table:table-cell office:value-type="float" office:value="47.06" calcext:value-type="float">
            <text:p>47.06</text:p>
          </table:table-cell>
          <table:table-cell office:value-type="float" office:value="19" calcext:value-type="float">
            <text:p>19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5.378" calcext:value-type="float">
            <text:p>5.378</text:p>
          </table:table-cell>
          <table:table-cell office:value-type="string" calcext:value-type="string">
            <text:p>157eeb22c92fb1852373a0fa6ac8e4a1982f8c32846013065a358dc7a72316bd</text:p>
          </table:table-cell>
          <table:table-cell office:value-type="float" office:value="18.18" calcext:value-type="float">
            <text:p>18.18</text:p>
          </table:table-cell>
          <table:table-cell table:style-name="ce4" office:value-type="float" office:value="59.09" calcext:value-type="float">
            <text:p>59.09</text:p>
          </table:table-cell>
          <table:table-cell office:value-type="float" office:value="36.36" calcext:value-type="float">
            <text:p>3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66.67" calcext:value-type="float">
            <text:p>66.67</text:p>
          </table:table-cell>
          <table:table-cell office:value-type="float" office:value="56.25" calcext:value-type="float">
            <text:p>56.25</text:p>
          </table:table-cell>
          <table:table-cell office:value-type="float" office:value="47.06" calcext:value-type="float">
            <text:p>47.06</text:p>
          </table:table-cell>
          <table:table-cell office:value-type="float" office:value="17" calcext:value-type="float">
            <text:p>1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5.316" calcext:value-type="float">
            <text:p>5.316</text:p>
          </table:table-cell>
          <table:table-cell office:value-type="string" calcext:value-type="string">
            <text:p>d71db359bd5e9f8ca05f466f88c50e156f77c7b2a37b9504383baa4b2ab5fb98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9" calcext:value-type="float">
            <text:p>79.09</text:p>
          </table:table-cell>
          <table:table-cell office:value-type="float" office:value="72.73" calcext:value-type="float">
            <text:p>72.73</text:p>
          </table:table-cell>
          <table:table-cell office:value-type="float" office:value="85.45" calcext:value-type="float">
            <text:p>85.45</text:p>
          </table:table-cell>
          <table:table-cell office:value-type="float" office:value="83.25" calcext:value-type="float">
            <text:p>83.25</text:p>
          </table:table-cell>
          <table:table-cell office:value-type="float" office:value="76.11" calcext:value-type="float">
            <text:p>76.11</text:p>
          </table:table-cell>
          <table:table-cell office:value-type="float" office:value="77.51" calcext:value-type="float">
            <text:p>77.51</text:p>
          </table:table-cell>
          <table:table-cell office:value-type="float" office:value="0" calcext:value-type="float">
            <text:p>0</text:p>
          </table:table-cell>
          <table:table-cell office:value-type="float" office:value="121600" calcext:value-type="float">
            <text:p>121600</text:p>
          </table:table-cell>
          <table:table-cell office:value-type="float" office:value="0.0148760330578512" calcext:value-type="float">
            <text:p>0.014876033057851</text:p>
          </table:table-cell>
          <table:table-cell office:value-type="float" office:value="0.00371900826446281" calcext:value-type="float">
            <text:p>0.003719008264463</text:p>
          </table:table-cell>
          <table:table-cell office:value-type="float" office:value="0.00826446280991736" calcext:value-type="float">
            <text:p>0.008264462809917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348250178553209" calcext:value-type="float">
            <text:p>0.003482501785532</text:p>
          </table:table-cell>
          <table:table-cell office:value-type="float" office:value="0.00450171429192409" calcext:value-type="float">
            <text:p>0.004501714291924</text:p>
          </table:table-cell>
          <table:table-cell office:value-type="float" office:value="0.00512177432956654" calcext:value-type="float">
            <text:p>0.005121774329567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52f676da2613cd40e9272933b46e87ea35f69d70e7e902ee380d26c3a8fd503", "93a60d2ef0d8431f6f7ab1040f23e63e535379cdfd865f881cf9ad2bdf0ff44e", "208bc7df23e457e458e25a64c568ce539960ad2eb63291d5553139ec56d2d8d5", "3257dedbc16c595e5bccd6c01a375fdacb39ac54e4a8371cf3c48584ef6f3f58", "11d80c5da218b388c7ee06975bb854bda5eea77e500d2dd09cfeffcfad2e4bcc")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4.55" calcext:value-type="float">
            <text:p>7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88.86" calcext:value-type="float">
            <text:p>88.86</text:p>
          </table:table-cell>
          <table:table-cell office:value-type="float" office:value="78.24" calcext:value-type="float">
            <text:p>78.24</text:p>
          </table:table-cell>
          <table:table-cell office:value-type="float" office:value="80.31" calcext:value-type="float">
            <text:p>80.31</text:p>
          </table:table-cell>
          <table:table-cell office:value-type="float" office:value="43.02" calcext:value-type="float">
            <text:p>43.02</text:p>
          </table:table-cell>
          <table:table-cell office:value-type="float" office:value="242400" calcext:value-type="float">
            <text:p>242400</text:p>
          </table:table-cell>
          <table:table-cell office:value-type="float" office:value="0.012396694214876" calcext:value-type="float">
            <text:p>0.012396694214876</text:p>
          </table:table-cell>
          <table:table-cell office:value-type="float" office:value="0.00309917355371901" calcext:value-type="float">
            <text:p>0.003099173553719</text:p>
          </table:table-cell>
          <table:table-cell office:value-type="float" office:value="0.00991735537190083" calcext:value-type="float">
            <text:p>0.009917355371901</text:p>
          </table:table-cell>
          <table:table-cell office:value-type="float" office:value="0.0140495867768595" calcext:value-type="float">
            <text:p>0.01404958677686</text:p>
          </table:table-cell>
          <table:table-cell office:value-type="float" office:value="0.0122933884297521" calcext:value-type="float">
            <text:p>0.012293388429752</text:p>
          </table:table-cell>
          <table:table-cell office:value-type="float" office:value="0.00317543617443718" calcext:value-type="float">
            <text:p>0.003175436174437</text:p>
          </table:table-cell>
          <table:table-cell office:value-type="float" office:value="0.00376707168525768" calcext:value-type="float">
            <text:p>0.003767071685258</text:p>
          </table:table-cell>
          <table:table-cell table:style-name="ce6" office:value-type="float" office:value="0.0000676041103299083" calcext:value-type="float">
            <text:p>6.76E-05</text:p>
          </table:table-cell>
          <table:table-cell office:value-type="float" office:value="3286" calcext:value-type="float">
            <text:p>3286</text:p>
          </table:table-cell>
          <table:table-cell office:value-type="float" office:value="166.859" calcext:value-type="float">
            <text:p>166.859</text:p>
          </table:table-cell>
          <table:table-cell office:value-type="string" calcext:value-type="string">
            <text:p>("5bf45e0cbb26d94fdcd9b6c1bd83efb573796ce61c8ac947a053af5851cf0394", "51769f3ac0d0971943d09bd80898765ee7c4eaaa02d8c76b2359df09db6ec114", "3c847b0d5ebefbab7f229c7e3aa36b681b5b1ed9a490a043cff5d2ce4f75fa6f", "7b0744ddee63f7ae24f8e18ace30bbf91ca00e02d7dc5f89bdd2db3260731712", "f75215707f78baf911a19470aa5a91864ccdf77518f5acf7b1cbb0d410a42e3d"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36.36" calcext:value-type="float">
            <text:p>3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58.82" calcext:value-type="float">
            <text:p>58.8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5.047" calcext:value-type="float">
            <text:p>5.047</text:p>
          </table:table-cell>
          <table:table-cell office:value-type="string" calcext:value-type="string">
            <text:p>7394fb246264a77281f700876a802e363f01761ca22262cdcaf23aa842487a5e</text:p>
          </table:table-cell>
          <table:table-cell office:value-type="float" office:value="27.27" calcext:value-type="float">
            <text:p>27.27</text:p>
          </table:table-cell>
          <table:table-cell table:style-name="ce4" office:value-type="float" office:value="63.64" calcext:value-type="float">
            <text:p>63.64</text:p>
          </table:table-cell>
          <table:table-cell office:value-type="float" office:value="36.36" calcext:value-type="float">
            <text:p>3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58.82" calcext:value-type="float">
            <text:p>58.8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5.177" calcext:value-type="float">
            <text:p>5.177</text:p>
          </table:table-cell>
          <table:table-cell office:value-type="string" calcext:value-type="string">
            <text:p>7394fb246264a77281f700876a802e363f01761ca22262cdcaf23aa842487a5e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4.29" calcext:value-type="float">
            <text:p>84.29</text:p>
          </table:table-cell>
          <table:table-cell office:value-type="float" office:value="62.44" calcext:value-type="float">
            <text:p>62.44</text:p>
          </table:table-cell>
          <table:table-cell office:value-type="float" office:value="58.91" calcext:value-type="float">
            <text:p>58.91</text:p>
          </table:table-cell>
          <table:table-cell office:value-type="float" office:value="0" calcext:value-type="float">
            <text:p>0</text:p>
          </table:table-cell>
          <table:table-cell office:value-type="float" office:value="122560" calcext:value-type="float">
            <text:p>12256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103741496598639" calcext:value-type="float">
            <text:p>0.010374149659864</text:p>
          </table:table-cell>
          <table:table-cell office:value-type="float" office:value="0.000277465397923876" calcext:value-type="float">
            <text:p>0.000277465397924</text:p>
          </table:table-cell>
          <table:table-cell office:value-type="float" office:value="0.000604067879875261" calcext:value-type="float">
            <text:p>0.000604067879875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13bd9f1254cd44883f034a95e39a74df7e232977f1b86b7284992b0e9d10f43", "6ea7e98f9f686e7e383adc66943f830bb71c5e38f1adf07d5343163680bcc4cd", "37cd78c5f7768fb06437de43a2ce138da7505d80b366400209c49917f2004163", "3aa6f3a33823bf9d15cade81a1b1e3bfeca4e23477d14c15d6a25daf1477d852", "4d89241a70eea20ecad1f39866ca770246ad21f3393a55baad555bdebb9f4a9d")</text:p>
          </table:table-cell>
          <table:table-cell office:value-type="float" office:value="38.18" calcext:value-type="float">
            <text:p>38.18</text:p>
          </table:table-cell>
          <table:table-cell office:value-type="float" office:value="69.09" calcext:value-type="float">
            <text:p>6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92.73" calcext:value-type="float">
            <text:p>92.73</text:p>
          </table:table-cell>
          <table:table-cell office:value-type="float" office:value="87.62" calcext:value-type="float">
            <text:p>87.62</text:p>
          </table:table-cell>
          <table:table-cell office:value-type="float" office:value="62.88" calcext:value-type="float">
            <text:p>62.88</text:p>
          </table:table-cell>
          <table:table-cell office:value-type="float" office:value="59.64" calcext:value-type="float">
            <text:p>59.64</text:p>
          </table:table-cell>
          <table:table-cell office:value-type="float" office:value="44.88" calcext:value-type="float">
            <text:p>44.88</text:p>
          </table:table-cell>
          <table:table-cell office:value-type="float" office:value="243360" calcext:value-type="float">
            <text:p>24336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151360544217687" calcext:value-type="float">
            <text:p>0.015136054421769</text:p>
          </table:table-cell>
          <table:table-cell office:value-type="float" office:value="0.000381271626297579" calcext:value-type="float">
            <text:p>0.000381271626298</text:p>
          </table:table-cell>
          <table:table-cell office:value-type="float" office:value="0.000859378337391601" calcext:value-type="float">
            <text:p>0.000859378337392</text:p>
          </table:table-cell>
          <table:table-cell office:value-type="float" office:value="0.000378583017847486" calcext:value-type="float">
            <text:p>0.000378583017847</text:p>
          </table:table-cell>
          <table:table-cell office:value-type="float" office:value="470.8" calcext:value-type="float">
            <text:p>470.8</text:p>
          </table:table-cell>
          <table:table-cell office:value-type="float" office:value="220.085" calcext:value-type="float">
            <text:p>220.085</text:p>
          </table:table-cell>
          <table:table-cell office:value-type="string" calcext:value-type="string">
            <text:p>("33e070e752ef3d2331b5d30855eb01eef544d2fbcf4cc7fe1fcf3650156cb98b", "044261f723c09cf8a1ba2490e3b7fe41d3a429c044ed3be1f82e1b21e5712acd", "0a295ec254590309dd8779c5d43dd98ed4f8f2e9c76c577e33fb8a386b07ee89", "0f6fd7282c79f64c0c674062dd38d113d48e39143580db9a390a5e8527bb1201", "f614647d5f6201a701a5f4b6a59a5332fb2ab48483fe5a23e3b54b9237e70651"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7" calcext:value-type="float">
            <text:p>17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6.037" calcext:value-type="float">
            <text:p>6.037</text:p>
          </table:table-cell>
          <table:table-cell office:value-type="string" calcext:value-type="string">
            <text:p>7ac3712cd7220e4aa6e2f50467d85d9180ef8e12eade1ddf1ef21f62b665ec3c</text:p>
          </table:table-cell>
          <table:table-cell office:value-type="float" office:value="90.91" calcext:value-type="float">
            <text:p>90.91</text:p>
          </table:table-cell>
          <table:table-cell table:style-name="ce4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7" calcext:value-type="float">
            <text:p>17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6.214" calcext:value-type="float">
            <text:p>6.214</text:p>
          </table:table-cell>
          <table:table-cell office:value-type="string" calcext:value-type="string">
            <text:p>7ac3712cd7220e4aa6e2f50467d85d9180ef8e12eade1ddf1ef21f62b665ec3c</text:p>
          </table:table-cell>
          <table:table-cell office:value-type="float" office:value="67.27" calcext:value-type="float">
            <text:p>6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85.45" calcext:value-type="float">
            <text:p>85.45</text:p>
          </table:table-cell>
          <table:table-cell office:value-type="float" office:value="82.38" calcext:value-type="float">
            <text:p>82.38</text:p>
          </table:table-cell>
          <table:table-cell office:value-type="float" office:value="83.45" calcext:value-type="float">
            <text:p>83.45</text:p>
          </table:table-cell>
          <table:table-cell office:value-type="float" office:value="0" calcext:value-type="float">
            <text:p>0</text:p>
          </table:table-cell>
          <table:table-cell office:value-type="float" office:value="127400" calcext:value-type="float">
            <text:p>127400</text:p>
          </table:table-cell>
          <table:table-cell office:value-type="float" office:value="0.00661157024793387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number-columns-repeated="2" office:value-type="float" office:value="0.00661157024793388" calcext:value-type="float">
            <text:p>0.006611570247934</text:p>
          </table:table-cell>
          <table:table-cell office:value-type="float" office:value="0.000156486869773582" calcext:value-type="float">
            <text:p>0.000156486869774</text:p>
          </table:table-cell>
          <table:table-cell office:value-type="float" office:value="0.00133884297520661" calcext:value-type="float">
            <text:p>0.001338842975207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de561c5a12b37955946a53101669a54b1f2cf41af23b52fd16b2eb3f195fd21", "8eab97053498e928ce9c12f8bedb3b164c72ed58fb7d6e611c890e43ee4d39b1", "3c9ca18474ea80ed380e418b4d3dc35749d01cb236d14f9efa152b04b9543425", "8f4efea5746b6f02b6645cc0c5a3ebffc2dd31b0cd752f7fba65270730a7ae2b", "9898052e241ce87a8bc7d0e670f5b7e03344c075bdb2b17c87afac6b7bc8dc28")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3.64" calcext:value-type="float">
            <text:p>83.64</text:p>
          </table:table-cell>
          <table:table-cell office:value-type="float" office:value="83.45" calcext:value-type="float">
            <text:p>83.45</text:p>
          </table:table-cell>
          <table:table-cell office:value-type="float" office:value="82.12" calcext:value-type="float">
            <text:p>82.12</text:p>
          </table:table-cell>
          <table:table-cell office:value-type="float" office:value="82.6" calcext:value-type="float">
            <text:p>82.6</text:p>
          </table:table-cell>
          <table:table-cell office:value-type="float" office:value="46.38" calcext:value-type="float">
            <text:p>46.38</text:p>
          </table:table-cell>
          <table:table-cell office:value-type="float" office:value="256640" calcext:value-type="float">
            <text:p>25664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33884297520661" calcext:value-type="float">
            <text:p>0.001338842975207</text:p>
          </table:table-cell>
          <table:table-cell table:style-name="ce6" office:value-type="float" office:value="0.0000459136822773186" calcext:value-type="float">
            <text:p>4.59E-05</text:p>
          </table:table-cell>
          <table:table-cell office:value-type="float" office:value="0.000303592511384718" calcext:value-type="float">
            <text:p>0.000303592511385</text:p>
          </table:table-cell>
          <table:table-cell office:value-type="float" office:value="0.000693413254335552" calcext:value-type="float">
            <text:p>0.000693413254336</text:p>
          </table:table-cell>
          <table:table-cell office:value-type="float" office:value="816.8" calcext:value-type="float">
            <text:p>816.8</text:p>
          </table:table-cell>
          <table:table-cell office:value-type="float" office:value="179.786" calcext:value-type="float">
            <text:p>179.786</text:p>
          </table:table-cell>
          <table:table-cell office:value-type="string" calcext:value-type="string">
            <text:p>("d9e813743921b611277db77fbc587221024c335efb6ca833927dee92fc58ba61", "222e80bf833ecf5692cc110f3a3b8086f24ceb25803147bcaaef85b4d4229edf", "a2cf938bddbebf9300a2ff1642b70f6adf08aae993c971f0af981d7499565a50", "b1a96f2b251c408865530a397af6e61e204d3a641d2bcc1429e162dbc82eef0a", "2dd6442e0d73c510689d7bdf38e3c155845b91ce9ca685941909c55312612402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2.573" calcext:value-type="float">
            <text:p>2.573</text:p>
          </table:table-cell>
          <table:table-cell office:value-type="string" calcext:value-type="string">
            <text:p>1b1c7189c232f5b650dd53bafe9fbe576d3f277b93730025b15d37a066ddda7b</text:p>
          </table:table-cell>
          <table:table-cell office:value-type="float" office:value="66.67" calcext:value-type="float">
            <text:p>66.67</text:p>
          </table:table-cell>
          <table:table-cell table:style-name="ce4" office:value-type="float" office:value="83.33" calcext:value-type="float">
            <text:p>83.33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ef72fbcec2f6ccdd8b3d22ccb3dcd09ac9b50f77418e59e26758504e498403e1</text:p>
          </table:table-cell>
          <table:table-cell office:value-type="float" office:value="53.33" calcext:value-type="float">
            <text:p>5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73.33" calcext:value-type="float">
            <text:p>73.33</text:p>
          </table:table-cell>
          <table:table-cell office:value-type="float" office:value="75.24" calcext:value-type="float">
            <text:p>75.24</text:p>
          </table:table-cell>
          <table:table-cell office:value-type="float" office:value="78.67" calcext:value-type="float">
            <text:p>78.67</text:p>
          </table:table-cell>
          <table:table-cell office:value-type="float" office:value="77.44" calcext:value-type="float">
            <text:p>77.44</text:p>
          </table:table-cell>
          <table:table-cell office:value-type="float" office:value="0" calcext:value-type="float">
            <text:p>0</text:p>
          </table:table-cell>
          <table:table-cell office:value-type="float" office:value="54600" calcext:value-type="float">
            <text:p>54600</text:p>
          </table:table-cell>
          <table:table-cell office:value-type="float" office:value="0.0194444444444445" calcext:value-type="float">
            <text:p>0.019444444444445</text:p>
          </table:table-cell>
          <table:table-cell office:value-type="float" office:value="0.00486111111111112" calcext:value-type="float">
            <text:p>0.004861111111111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58390022675737" calcext:value-type="float">
            <text:p>0.005839002267574</text:p>
          </table:table-cell>
          <table:table-cell office:value-type="float" office:value="0.00477777777777778" calcext:value-type="float">
            <text:p>0.004777777777778</text:p>
          </table:table-cell>
          <table:table-cell office:value-type="float" office:value="0.00465154503616042" calcext:value-type="float">
            <text:p>0.0046515450361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9761ad24e001d6beaee0ffceb9c57dff459358a2e691c8b11a071fe81899174", "d5522976c852bf9e83daf608ff225b5388cc9bb1c6d83e5a08cbcaaf8d8f1bb1", "73a5e7192fa9891fa817ffef7c6c669ae218eae85e9b4556880e42e2e5765cd1", "250569f1227b7a69983c2dafcd113b448d0b10e32ec9ce1829343ce0c1f3c0d9", "b1364e4e8439e8973b125902820d4bc56c43e8a915a825e6359377d277729d3a"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.33</text:p>
          </table:table-cell>
          <table:table-cell office:value-type="float" office:value="72.62" calcext:value-type="float">
            <text:p>72.62</text:p>
          </table:table-cell>
          <table:table-cell office:value-type="float" office:value="73.88" calcext:value-type="float">
            <text:p>73.88</text:p>
          </table:table-cell>
          <table:table-cell office:value-type="float" office:value="35" calcext:value-type="float">
            <text:p>35</text:p>
          </table:table-cell>
          <table:table-cell office:value-type="float" office:value="106720" calcext:value-type="float">
            <text:p>106720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0.00694444444444445" calcext:value-type="float">
            <text:p>0.006944444444444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194444444444445" calcext:value-type="float">
            <text:p>0.019444444444445</text:p>
          </table:table-cell>
          <table:table-cell office:value-type="float" office:value="0.0191111111111111" calcext:value-type="float">
            <text:p>0.019111111111111</text:p>
          </table:table-cell>
          <table:table-cell office:value-type="float" office:value="0.00481859410430839" calcext:value-type="float">
            <text:p>0.004818594104308</text:p>
          </table:table-cell>
          <table:table-cell office:value-type="float" office:value="0.00580532598714417" calcext:value-type="float">
            <text:p>0.005805325987144</text:p>
          </table:table-cell>
          <table:table-cell office:value-type="float" office:value="0.00229289940828403" calcext:value-type="float">
            <text:p>0.002292899408284</text:p>
          </table:table-cell>
          <table:table-cell office:value-type="float" office:value="317.2" calcext:value-type="float">
            <text:p>317.2</text:p>
          </table:table-cell>
          <table:table-cell office:value-type="float" office:value="53.992" calcext:value-type="float">
            <text:p>53.992</text:p>
          </table:table-cell>
          <table:table-cell office:value-type="string" calcext:value-type="string">
            <text:p>("a46f7de295017a0cfef490b9e4d391496c174fa13200f62eb47552ee65325d4d", "60b87ae561c040b134f241d5e3a2a951bb6846b3503b0a03b8026c00fdaf9a72", "90e8c6b84fc151f617d9e9886b8b8242a344adb3b2ecdb1ffc3071f7d61b1bc0", "d7875ac6e1bfc6861e719300796f87d73b3fc422cb7a842a4ebb4babd1e0d77c", "4096113bf7f42c5ea2af9d78d298bdd6f95d830b51259b7bf4f8ac67a1cd0f9a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33.33" calcext:value-type="float">
            <text:p>3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4.44" calcext:value-type="float">
            <text:p>44.44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.063" calcext:value-type="float">
            <text:p>1.063</text:p>
          </table:table-cell>
          <table:table-cell office:value-type="string" calcext:value-type="string">
            <text:p>763e89b65971dbcd1868f504d6c1eb496f600d7bd49f85c60b7bfc9e2b9b00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6.67" calcext:value-type="float">
            <text:p>16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faf16234b48986988d2a488f44d5df767a528e583d4e14dcd8191744e4eda3e8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6.67" calcext:value-type="float">
            <text:p>5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91" calcext:value-type="float">
            <text:p>91</text:p>
          </table:table-cell>
          <table:table-cell office:value-type="float" office:value="68.45" calcext:value-type="float">
            <text:p>68.45</text:p>
          </table:table-cell>
          <table:table-cell office:value-type="float" office:value="69.21" calcext:value-type="float">
            <text:p>69.21</text:p>
          </table:table-cell>
          <table:table-cell office:value-type="float" office:value="0" calcext:value-type="float">
            <text:p>0</text:p>
          </table:table-cell>
          <table:table-cell office:value-type="float" office:value="49280" calcext:value-type="float">
            <text:p>49280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347222222222222" calcext:value-type="float">
            <text:p>0.003472222222222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233843537414966" calcext:value-type="float">
            <text:p>0.00233843537415</text:p>
          </table:table-cell>
          <table:table-cell office:value-type="float" office:value="0.00566391184573003" calcext:value-type="float">
            <text:p>0.00566391184573</text:p>
          </table:table-cell>
          <table:table-cell office:value-type="float" office:value="0" calcext:value-type="float">
            <text:p>0</text:p>
          </table:table-cell>
          <table:table-cell office:value-type="float" office:value="195.2" calcext:value-type="float">
            <text:p>19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621459f630cd72e1e6e6abd9215125ae836323a0e485e54e690961d5c859a36", "f57d786ca0b34b5ea818b055674e6a39b811c43d9dcc27804f0e1e434f650393", "46e6806dd19377f5a62de9a5e9fa1b2508f9bffaccf64e2465f52bec0d9510b3", "925cf157a780a4b6f3a336f4f991638ae3452d75126cf49b38de39f147293911", "f8c2013a1616848933b27815bcfe683551af12f08b634fe8290b7d92b3c7b1eb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3.33" calcext:value-type="float">
            <text:p>53.33</text:p>
          </table:table-cell>
          <table:table-cell office:value-type="float" office:value="86.67" calcext:value-type="float">
            <text:p>8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6.54" calcext:value-type="float">
            <text:p>26.54</text:p>
          </table:table-cell>
          <table:table-cell office:value-type="float" office:value="97520" calcext:value-type="float">
            <text:p>97520</text:p>
          </table:table-cell>
          <table:table-cell office:value-type="float" office:value="0.0638888888888889" calcext:value-type="float">
            <text:p>0.063888888888889</text:p>
          </table:table-cell>
          <table:table-cell office:value-type="float" office:value="0.0159722222222222" calcext:value-type="float">
            <text:p>0.015972222222222</text:p>
          </table:table-cell>
          <table:table-cell office:value-type="float" office:value="0.0194444444444444" calcext:value-type="float">
            <text:p>0.019444444444445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213333333333333" calcext:value-type="float">
            <text:p>0.021333333333333</text:p>
          </table:table-cell>
          <table:table-cell office:value-type="float" office:value="0.000628698224852071" calcext:value-type="float">
            <text:p>0.000628698224852</text:p>
          </table:table-cell>
          <table:table-cell office:value-type="float" office:value="279.2" calcext:value-type="float">
            <text:p>279.2</text:p>
          </table:table-cell>
          <table:table-cell office:value-type="float" office:value="50.506" calcext:value-type="float">
            <text:p>50.506</text:p>
          </table:table-cell>
          <table:table-cell office:value-type="string" calcext:value-type="string">
            <text:p>("1907df3172733880eb085b06be965d3f0afcd3dd1ab887d695418bb576a46c22", "8a9b408c5c3ec19c4cd9865d3798c65e2ce3032f3f0c10cb32f54b9bd038b165", "ee4a20cc7d2d3bd07a1bc7691501ccaca9ce78f7f4c0afc6f305d5fc8cd1d79f", "ee9db9330c8b06ef2f44f3891ab614be562bf8938a54bf1993bf8c129dd1c0ff", "2059284cc167ae0cce450edcbfb633b793d2f5d7dd7b52a0d28f6721c469f8b7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3.33" calcext:value-type="float">
            <text:p>33.33</text:p>
          </table:table-cell>
          <table:table-cell table:number-columns-repeated="6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fa5a481872dbf6839064f7616ab1d0050d49a307543f2d8b4a70062d31e5715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68452380952381" calcext:value-type="float">
            <text:p>0.668452380952381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1c13c7f90715b655dc26c080c5059f7641f43968d0907361d4c51940726c91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57" calcext:value-type="float">
            <text:p>83.57</text:p>
          </table:table-cell>
          <table:table-cell office:value-type="float" office:value="88.73" calcext:value-type="float">
            <text:p>88.73</text:p>
          </table:table-cell>
          <table:table-cell office:value-type="float" office:value="0" calcext:value-type="float">
            <text:p>0</text:p>
          </table:table-cell>
          <table:table-cell office:value-type="float" office:value="56200" calcext:value-type="float">
            <text:p>56200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555555555555556" calcext:value-type="float">
            <text:p>0.00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3801652892562" calcext:value-type="float">
            <text:p>0.0023801652892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c7e440277cbc2608c44f32c6605345aefe2906c715df4a3f854fa7f7d7ca52e", "2b71dc429a61e84f38893282b988f845e25307b19995851b57284686c68c381e", "7ac562662ff2db2a8f06db5aecd3865e0248f8bdd1b57f29d4b0aad211eb46f7", "9cce3d5d4109c54f906639786183b737f24d36de095a1a6751de316377b0abce", "790307738be7ba6ee1389152c5f43b931370fe42602e4cf64996d37df2f02ff9")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42.31" calcext:value-type="float">
            <text:p>42.31</text:p>
          </table:table-cell>
          <table:table-cell office:value-type="float" office:value="112360" calcext:value-type="float">
            <text:p>11236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18491124260355" calcext:value-type="float">
            <text:p>0.001849112426036</text:p>
          </table:table-cell>
          <table:table-cell office:value-type="float" office:value="106.8" calcext:value-type="float">
            <text:p>106.8</text:p>
          </table:table-cell>
          <table:table-cell office:value-type="float" office:value="49.738" calcext:value-type="float">
            <text:p>49.738</text:p>
          </table:table-cell>
          <table:table-cell office:value-type="string" calcext:value-type="string">
            <text:p>("808b0807552d583474ac7a382f01f4ba1faaa617441ed590de0788a7c774d4a0", "2d5a48f5fd988dddabd0129f8cf9750aefe876dd0597c3c047cf7e3b2a881014", "03f56928cdb603e98b4322df609c6dc9fb5f43f34a5c28a5fc69da1d215b587c", "9e3d9bd5fb65f49612516334280ff4e96430b2dd32995611477414ad5ddd6ba7", "be27d4cf7045760af692d0d516757e996c7d6a73ebf797acac21c54143c11e23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9dde4d21bb6b70ad474b94a4bbe38fa5630b505971593356ddb0e4381480c9a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7c323e15c0634a67fffad2d0d2f62bb6a50bd4d61acb705105b4c8d79f9df544</text:p>
          </table:table-cell>
          <table:table-cell office:value-type="float" office:value="6.67" calcext:value-type="float">
            <text:p>6.67</text:p>
          </table:table-cell>
          <table:table-cell office:value-type="float" office:value="53.33" calcext:value-type="float">
            <text:p>53.33</text:p>
          </table:table-cell>
          <table:table-cell office:value-type="float" office:value="60" calcext:value-type="float">
            <text:p>60</text:p>
          </table:table-cell>
          <table:table-cell office:value-type="float" office:value="46.67" calcext:value-type="float">
            <text:p>46.67</text:p>
          </table:table-cell>
          <table:table-cell office:value-type="float" office:value="53.11" calcext:value-type="float">
            <text:p>53.11</text:p>
          </table:table-cell>
          <table:table-cell office:value-type="float" office:value="54.76" calcext:value-type="float">
            <text:p>54.76</text:p>
          </table:table-cell>
          <table:table-cell office:value-type="float" office:value="55.78" calcext:value-type="float">
            <text:p>55.78</text:p>
          </table:table-cell>
          <table:table-cell office:value-type="float" office:value="0" calcext:value-type="float">
            <text:p>0</text:p>
          </table:table-cell>
          <table:table-cell office:value-type="float" office:value="48800" calcext:value-type="float">
            <text:p>4880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194444444444444" calcext:value-type="float">
            <text:p>0.019444444444445</text:p>
          </table:table-cell>
          <table:table-cell office:value-type="float" office:value="0.00461274880322499" calcext:value-type="float">
            <text:p>0.004612748803225</text:p>
          </table:table-cell>
          <table:table-cell office:value-type="float" office:value="0.0103854875283447" calcext:value-type="float">
            <text:p>0.010385487528345</text:p>
          </table:table-cell>
          <table:table-cell office:value-type="float" office:value="0.00698186817067936" calcext:value-type="float">
            <text:p>0.0069818681706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211f7965826bd8390eb4a2584b1a9ce7de748b85b0e225528dabf35acaa86a4", "1198e71d39bac4d39cee6894262a39eabdcc287ac44fe18eb431542af3427640", "0ebb079702ff5d3d2b28c0ae35d43c691696f9021e87a43fc1e841ce5df82877", "c6f09865435b543e5f902bb6b43e13d28041b90776063da98ad9a5050b818cbd", "582ab45d95cce96aa62b4b701c27535575be8011fb9a2662fb17d72377a3b954")</text:p>
          </table:table-cell>
          <table:table-cell office:value-type="float" office:value="6.67" calcext:value-type="float">
            <text:p>6.67</text:p>
          </table:table-cell>
          <table:table-cell office:value-type="float" office:value="53.33" calcext:value-type="float">
            <text:p>53.33</text:p>
          </table:table-cell>
          <table:table-cell office:value-type="float" office:value="56.67" calcext:value-type="float">
            <text:p>56.67</text:p>
          </table:table-cell>
          <table:table-cell office:value-type="float" office:value="50" calcext:value-type="float">
            <text:p>50</text:p>
          </table:table-cell>
          <table:table-cell office:value-type="float" office:value="53.11" calcext:value-type="float">
            <text:p>53.11</text:p>
          </table:table-cell>
          <table:table-cell office:value-type="float" office:value="54.76" calcext:value-type="float">
            <text:p>54.76</text:p>
          </table:table-cell>
          <table:table-cell office:value-type="float" office:value="54.24" calcext:value-type="float">
            <text:p>54.24</text:p>
          </table:table-cell>
          <table:table-cell office:value-type="float" office:value="25" calcext:value-type="float">
            <text:p>25</text:p>
          </table:table-cell>
          <table:table-cell office:value-type="float" office:value="97720" calcext:value-type="float">
            <text:p>9772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206172839506173" calcext:value-type="float">
            <text:p>0.002061728395062</text:p>
          </table:table-cell>
          <table:table-cell office:value-type="float" office:value="0.00538548752834467" calcext:value-type="float">
            <text:p>0.005385487528345</text:p>
          </table:table-cell>
          <table:table-cell office:value-type="float" office:value="0.00521120293847566" calcext:value-type="float">
            <text:p>0.005211202938476</text:p>
          </table:table-cell>
          <table:table-cell office:value-type="float" office:value="0.0011094674556213" calcext:value-type="float">
            <text:p>0.001109467455621</text:p>
          </table:table-cell>
          <table:table-cell office:value-type="float" office:value="281.2" calcext:value-type="float">
            <text:p>281.2</text:p>
          </table:table-cell>
          <table:table-cell office:value-type="float" office:value="38.371" calcext:value-type="float">
            <text:p>38.371</text:p>
          </table:table-cell>
          <table:table-cell office:value-type="string" calcext:value-type="string">
            <text:p>("ea6c7c47cfe632287ff970b6058507e32ec42721edb039efa03161a84a118356", "48dabf645a62a7a84ef4d50ebb92841432122ac278faaf23f59e004900c0206a", "0dde18bca559eca8206bea3971146944bc450aa96af1e6e5cdb5d2b4484365d8", "246228a4cb4f906e2c8877ef646ac514c43ea07952cdae232b7e078ebc158fc3", "1539047d8d6bcb11a5add71dc9959f7342b9aaf8619c5f3f8061a22234fc4a89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e8d2c6c62616eb136e23ca10c295c08374c9b0e941556a75ecd63b4d6a6f35d4</text:p>
          </table:table-cell>
          <table:table-cell office:value-type="float" office:value="66.67" calcext:value-type="float">
            <text:p>66.67</text:p>
          </table:table-cell>
          <table:table-cell table:style-name="ce4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e8d2c6c62616eb136e23ca10c295c08374c9b0e941556a75ecd63b4d6a6f35d4</text:p>
          </table:table-cell>
          <table:table-cell office:value-type="float" office:value="73.33" calcext:value-type="float">
            <text:p>73.33</text:p>
          </table:table-cell>
          <table:table-cell office:value-type="float" office:value="86.67" calcext:value-type="float">
            <text:p>86.67</text:p>
          </table:table-cell>
          <table:table-cell office:value-type="float" office:value="76.67" calcext:value-type="float">
            <text:p>76.67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81.43" calcext:value-type="float">
            <text:p>81.43</text:p>
          </table:table-cell>
          <table:table-cell office:value-type="float" office:value="84.55" calcext:value-type="float">
            <text:p>84.55</text:p>
          </table:table-cell>
          <table:table-cell office:value-type="float" office:value="0" calcext:value-type="float">
            <text:p>0</text:p>
          </table:table-cell>
          <table:table-cell office:value-type="float" office:value="53320" calcext:value-type="float">
            <text:p>5332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222222222222222" calcext:value-type="float">
            <text:p>0.022222222222222</text:p>
          </table:table-cell>
          <table:table-cell table:number-columns-repeated="2" office:value-type="float" office:value="0.00555555555555555" calcext:value-type="float">
            <text:p>0.005555555555556</text:p>
          </table:table-cell>
          <table:table-cell office:value-type="float" office:value="0.00691609977324263" calcext:value-type="float">
            <text:p>0.006916099773243</text:p>
          </table:table-cell>
          <table:table-cell office:value-type="float" office:value="0.0110651974288338" calcext:value-type="float">
            <text:p>0.011065197428834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58aa65ce8dd63e0056ee09c00ad361e0b3c0161b1041afc9936a12f9ad85ac9", "144822f0069ccfb3aae27d1890dee2cca55523b7f2a13528eaebca4f3d08c769", "1526c8a5c65184656d348dbcfcda539ad45b16f4178dc0070bd87de7fee2431a", "4caac45b39dc7629069244b4e277fe7619dec86f4f9d741ba4317899ec8b454e", "90e8fe68be795b89e6911640308fda79bfc94067a21c5eb4373f861967e538a4")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57" calcext:value-type="float">
            <text:p>83.57</text:p>
          </table:table-cell>
          <table:table-cell office:value-type="float" office:value="88.73" calcext:value-type="float">
            <text:p>88.73</text:p>
          </table:table-cell>
          <table:table-cell office:value-type="float" office:value="35.38" calcext:value-type="float">
            <text:p>35.38</text:p>
          </table:table-cell>
          <table:table-cell office:value-type="float" office:value="106480" calcext:value-type="float">
            <text:p>106480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555555555555556" calcext:value-type="float">
            <text:p>0.00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3801652892562" calcext:value-type="float">
            <text:p>0.002380165289256</text:p>
          </table:table-cell>
          <table:table-cell office:value-type="float" office:value="0.00473372781065089" calcext:value-type="float">
            <text:p>0.004733727810651</text:p>
          </table:table-cell>
          <table:table-cell office:value-type="float" office:value="189.2" calcext:value-type="float">
            <text:p>189.2</text:p>
          </table:table-cell>
          <table:table-cell office:value-type="float" office:value="45.44" calcext:value-type="float">
            <text:p>45.44</text:p>
          </table:table-cell>
          <table:table-cell office:value-type="string" calcext:value-type="string">
            <text:p>("d249c19d6b44764b43746285c5c9ae605a28ed9e23d91b385c6a5f8359252d32", "3b68efd519967bfae62a8c059459d7bf5867d0289925e76205224dbb98a2e4dc", "c258e54a0398eee49ea4a930d41f21a7faec79d4c24a416da8bbc127ddde069d", "7ecb561cce5a777f910dd58640d739aee240fc7b27a376988c917aa71f31296f", "c804fb49915e1dbe059199966146d596b9f54d1aa6c59eb22a9f16cb7b316593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33.33" calcext:value-type="float">
            <text:p>-3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16.67" calcext:value-type="float">
            <text:p>16.6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48b69ab433336fbf6d8462c4d153e8839b446accdd43347a834d5ac6cb8a6745</text:p>
          </table:table-cell>
          <table:table-cell office:value-type="float" office:value="-33.33" calcext:value-type="float">
            <text:p>-33.33</text:p>
          </table:table-cell>
          <table:table-cell table:style-name="ce4" office:value-type="float" office:value="33.33" calcext:value-type="float">
            <text:p>33.33</text:p>
          </table:table-cell>
          <table:table-cell office:value-type="float" office:value="16.67" calcext:value-type="float">
            <text:p>16.6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63333333333333" calcext:value-type="float">
            <text:p>0.563333333333333</text:p>
          </table:table-cell>
          <table:table-cell office:value-type="float" office:value="0.535833333333333" calcext:value-type="float">
            <text:p>0.535833333333333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090432b3831c89da2f2428fca2774ad2b9bba8705e35606d3ebde288f8a59f1f</text:p>
          </table:table-cell>
          <table:table-cell office:value-type="float" office:value="3.33" calcext:value-type="float">
            <text:p>3.33</text:p>
          </table:table-cell>
          <table:table-cell office:value-type="float" office:value="51.67" calcext:value-type="float">
            <text:p>51.67</text:p>
          </table:table-cell>
          <table:table-cell office:value-type="float" office:value="53.33" calcext:value-type="float">
            <text:p>53.33</text:p>
          </table:table-cell>
          <table:table-cell office:value-type="float" office:value="50" calcext:value-type="float">
            <text:p>50</text:p>
          </table:table-cell>
          <table:table-cell office:value-type="float" office:value="51.43" calcext:value-type="float">
            <text:p>51.43</text:p>
          </table:table-cell>
          <table:table-cell office:value-type="float" office:value="52" calcext:value-type="float">
            <text:p>52</text:p>
          </table:table-cell>
          <table:table-cell office:value-type="float" office:value="52.31" calcext:value-type="float">
            <text:p>52.31</text:p>
          </table:table-cell>
          <table:table-cell office:value-type="float" office:value="0" calcext:value-type="float">
            <text:p>0</text:p>
          </table:table-cell>
          <table:table-cell office:value-type="float" office:value="46800" calcext:value-type="float">
            <text:p>4680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6272189349113" calcext:value-type="float">
            <text:p>0.00266272189349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7c346a64947ce55da704a854209d617ed4a92d4ed23b0a855fb611e4b5e52d9", "e587b62dfdf8f0fba885aa9046b33278349604110a308d1e98ae64f9c91cbd0c", "4cd2ab19069908acc3480d63f1efc232d57e6edb2f8431dd914db4cc841ae2be", "7c4a76ecc2a4a52298accd85f855a64321818367d3e1389920cf49e23590df25", "6b545e44abbbd1b0a068db3b5ba82e13d5c7c160103518b89ba5f18d9b0e8641"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54" calcext:value-type="float">
            <text:p>51.54</text:p>
          </table:table-cell>
          <table:table-cell office:value-type="float" office:value="24.23" calcext:value-type="float">
            <text:p>24.23</text:p>
          </table:table-cell>
          <table:table-cell office:value-type="float" office:value="94240" calcext:value-type="float">
            <text:p>94240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347222222222222" calcext:value-type="float">
            <text:p>0.00347222222222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40236686390533" calcext:value-type="float">
            <text:p>0.003402366863905</text:p>
          </table:table-cell>
          <table:table-cell office:value-type="float" office:value="0.00122041420118343" calcext:value-type="float">
            <text:p>0.001220414201183</text:p>
          </table:table-cell>
          <table:table-cell office:value-type="float" office:value="70.8" calcext:value-type="float">
            <text:p>70.8</text:p>
          </table:table-cell>
          <table:table-cell office:value-type="float" office:value="35.406" calcext:value-type="float">
            <text:p>35.406</text:p>
          </table:table-cell>
          <table:table-cell office:value-type="string" calcext:value-type="string">
            <text:p>("9f168051be35e9942e4457368e2e0233e77edc5e49ce09ed959d7a333d9d3dda", "1fbfb1731997ea30bcc07de727de1c0a2349897b5d6b90d16397099690373fc1", "499c611aa087d70f45f685e246c660b9d7cb007f8bf031fabd94efd556fc4573", "c8f33ea233573162d418b67de3cee6be7be6960937e15bd8ec7fef31436f3f48", "7903429b6ea7d6f6aa9a7c4ccd192db927182e9f044cc7edb91dc5af8d50256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5feb681c1da277606eb1458ff502a3ca4cd049fc855eef7eb1bd0fe3f9f3384f</text:p>
          </table:table-cell>
          <table:table-cell office:value-type="float" office:value="66.67" calcext:value-type="float">
            <text:p>66.67</text:p>
          </table:table-cell>
          <table:table-cell table:style-name="ce4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4e5f0e216d58f0decea4f5ffa82d5dff4b551c50c9b874b2fe3edaf56146d66b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office:value-type="float" office:value="81.7" calcext:value-type="float">
            <text:p>81.7</text:p>
          </table:table-cell>
          <table:table-cell office:value-type="float" office:value="0" calcext:value-type="float">
            <text:p>0</text:p>
          </table:table-cell>
          <table:table-cell office:value-type="float" office:value="51640" calcext:value-type="float">
            <text:p>51640</text:p>
          </table:table-cell>
          <table:table-cell office:value-type="float" office:value="0.0194444444444444" calcext:value-type="float">
            <text:p>0.019444444444445</text:p>
          </table:table-cell>
          <table:table-cell office:value-type="float" office:value="0.00486111111111111" calcext:value-type="float">
            <text:p>0.004861111111111</text:p>
          </table:table-cell>
          <table:table-cell office:value-type="float" office:value="0.0194444444444445" calcext:value-type="float">
            <text:p>0.01944444444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1848072562358" calcext:value-type="float">
            <text:p>0.006618480725624</text:p>
          </table:table-cell>
          <table:table-cell office:value-type="float" office:value="0.0100348943985308" calcext:value-type="float">
            <text:p>0.010034894398531</text:p>
          </table:table-cell>
          <table:table-cell office:value-type="float" office:value="0" calcext:value-type="float">
            <text:p>0</text:p>
          </table:table-cell>
          <table:table-cell office:value-type="float" office:value="272.8" calcext:value-type="float">
            <text:p>27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a0b2aca75570e302fc156863056fe832f68a514b91236c86fd9ee89cf71050c", "20b8013a4a9e01dc1934a793fe414067c7aef86a6fb08185560b1a5cd52b9411", "5d4a1887075553edb1a0a760b6ae30ac87f26ecd6e142509cd4400945319c991", "baeb03a47bcea5fc2219d251bd7315a171ec964479011fe4eb300177f9e24c35", "b3b1555b3c3c0dac7c374ac49731c2841b463aada4a1129d91c53c064779889b")</text:p>
          </table:table-cell>
          <table:table-cell office:value-type="float" office:value="73.33" calcext:value-type="float">
            <text:p>73.33</text:p>
          </table:table-cell>
          <table:table-cell office:value-type="float" office:value="86.67" calcext:value-type="float">
            <text:p>86.67</text:p>
          </table:table-cell>
          <table:table-cell office:value-type="float" office:value="73.33" calcext:value-type="float">
            <text:p>7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29" calcext:value-type="float">
            <text:p>79.29</text:p>
          </table:table-cell>
          <table:table-cell office:value-type="float" office:value="84.36" calcext:value-type="float">
            <text:p>84.36</text:p>
          </table:table-cell>
          <table:table-cell office:value-type="float" office:value="41.15" calcext:value-type="float">
            <text:p>41.15</text:p>
          </table:table-cell>
          <table:table-cell office:value-type="float" office:value="103240" calcext:value-type="float">
            <text:p>103240</text:p>
          </table:table-cell>
          <table:table-cell office:value-type="float" office:value="0.00833333333333332" calcext:value-type="float">
            <text:p>0.008333333333333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0833333333333334" calcext:value-type="float">
            <text:p>0.008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357024793388429" calcext:value-type="float">
            <text:p>0.003570247933884</text:p>
          </table:table-cell>
          <table:table-cell office:value-type="float" office:value="0.00029585798816568" calcext:value-type="float">
            <text:p>0.000295857988166</text:p>
          </table:table-cell>
          <table:table-cell office:value-type="float" office:value="478.8" calcext:value-type="float">
            <text:p>478.8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("ed330104675b651942bb1ea1a945dd4ddf56fb05132dc0b2d030fca914554f51", "b11de046d7657936034e24da6db2811e3041e2979c262cd3284943239c2c8d69", "7fa3f653a27b29a3922672b433b4528ad768781adb22e23394e35f1e1d7f68a3", "e0e3e667da220421da8c69d33d0b37875b6b1ff309e0b3d71468c9f37dcc615d", "6b9db39bcd87d6b4bacd68648f0851cc22ae39be1f18d824717212c5a8c90fa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8dae1bc61a33977236a460c03c16c6881dbf6607f7525d5e04de790dd5f188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N</text:p>
          </table:table-cell>
          <table:table-cell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bb83ffcb85ba65e38a926878c23f70699cad94d9d07bdec80c5984751f0d69e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4.5" calcext:value-type="float">
            <text:p>64.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120" calcext:value-type="float">
            <text:p>4312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35625" calcext:value-type="float">
            <text:p>0.0035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82653061224489" calcext:value-type="float">
            <text:p>0.003826530612245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9f074d8a0f4f86a0d423e420a0c2eca8269e1e6531f4fff679212a6095ad023", "6d5f2d179e88527f96b0523522f37321f3243849f6d6b92a2d30356a5b7e46db", "7c9a512867c9d7ded54609431b9e1e04475be673451628aafd0569a282124118", "e5652015a9af509e845b36382312b053e2e1445f5710801a3901ae0c36f2bb2c", "06c36529c040727064b636a0ca4c7a9f19e3e913800aa128342c0ce2aca27662"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6.67" calcext:value-type="float">
            <text:p>96.67</text:p>
          </table:table-cell>
          <table:table-cell office:value-type="float" office:value="53.33" calcext:value-type="float">
            <text:p>53.33</text:p>
          </table:table-cell>
          <table:table-cell office:value-type="float" office:value="67.5" calcext:value-type="float">
            <text:p>67.5</text:p>
          </table:table-cell>
          <table:table-cell office:value-type="float" office:value="95" calcext:value-type="float">
            <text:p>95</text:p>
          </table:table-cell>
          <table:table-cell office:value-type="float" office:value="79.43" calcext:value-type="float">
            <text:p>79.43</text:p>
          </table:table-cell>
          <table:table-cell office:value-type="float" office:value="20.77" calcext:value-type="float">
            <text:p>20.77</text:p>
          </table:table-cell>
          <table:table-cell office:value-type="float" office:value="86560" calcext:value-type="float">
            <text:p>86560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347222222222222" calcext:value-type="float">
            <text:p>0.003472222222222</text:p>
          </table:table-cell>
          <table:table-cell table:number-columns-repeated="2" office:value-type="float" office:value="0.00555555555555555" calcext:value-type="float">
            <text:p>0.005555555555556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61224489795918" calcext:value-type="float">
            <text:p>0.002612244897959</text:p>
          </table:table-cell>
          <table:table-cell office:value-type="float" office:value="0.00081360946745562" calcext:value-type="float">
            <text:p>0.000813609467456</text:p>
          </table:table-cell>
          <table:table-cell office:value-type="float" office:value="206.8" calcext:value-type="float">
            <text:p>206.8</text:p>
          </table:table-cell>
          <table:table-cell office:value-type="float" office:value="41.089" calcext:value-type="float">
            <text:p>41.089</text:p>
          </table:table-cell>
          <table:table-cell office:value-type="string" calcext:value-type="string">
            <text:p>("85e23849dcf312041f1539ac5e69a2b1f3c703c3c347d6f0ba23114211077199", "286942693fc31c4bdb605dab237183a6a482af686467e7fd78f65aab8a396a5e", "6845bf009043b7c1ec8d6aa9414f81a4108054f211f91a39f88719740edb76f3", "53d1078563eeb6394e01b4d1bd8d2aec1a6e335229de49a4b404ea994b848bb8", "8d381ceb85e285214e03c910028b9c266d6c760053777b4f90e944184852e70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3c29073968c6d7b82a66821c9600d150dc5c98203ec610bd908c4d1485ddaaaf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3538500aef6baff0a10e446e58ceaee0d813025b2da48a9d43de899b5d608fdc</text:p>
          </table:table-cell>
          <table:table-cell office:value-type="float" office:value="46.67" calcext:value-type="float">
            <text:p>46.67</text:p>
          </table:table-cell>
          <table:table-cell office:value-type="float" office:value="73.33" calcext:value-type="float">
            <text:p>73.33</text:p>
          </table:table-cell>
          <table:table-cell office:value-type="float" office:value="80" calcext:value-type="float">
            <text:p>80</text:p>
          </table:table-cell>
          <table:table-cell office:value-type="float" office:value="66.67" calcext:value-type="float">
            <text:p>66.67</text:p>
          </table:table-cell>
          <table:table-cell office:value-type="float" office:value="70.48" calcext:value-type="float">
            <text:p>70.48</text:p>
          </table:table-cell>
          <table:table-cell office:value-type="float" office:value="77.33" calcext:value-type="float">
            <text:p>77.33</text:p>
          </table:table-cell>
          <table:table-cell office:value-type="float" office:value="74.87" calcext:value-type="float">
            <text:p>74.87</text:p>
          </table:table-cell>
          <table:table-cell office:value-type="float" office:value="0" calcext:value-type="float">
            <text:p>0</text:p>
          </table:table-cell>
          <table:table-cell office:value-type="float" office:value="49120" calcext:value-type="float">
            <text:p>4912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0453514739229026" calcext:value-type="float">
            <text:p>0.000453514739229</text:p>
          </table:table-cell>
          <table:table-cell office:value-type="float" office:value="0.00355555555555556" calcext:value-type="float">
            <text:p>0.003555555555556</text:p>
          </table:table-cell>
          <table:table-cell office:value-type="float" office:value="0.00210387902695595" calcext:value-type="float">
            <text:p>0.002103879026956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7aa55665e738edea5e5b043fa004f5a0cf305f6bf95430bcb08ddc2897563e4", "ff16ea0ad96620a054245aa3c6b3b93bddef920e256bffa3e4c8cc49a156621c", "6faacd4da124f2c9ec25ebd1a33ad19be79039ff3736f5db54ed204b44fd721c", "ead031fe7fd8c4b2af22773981ffb84bb5ae4c1a7a9da156a3341b9edb577b3e", "23692be7b967acf7ccfbb8453fdd37e0b1b80542980dedce4c469826b64e4d65")</text:p>
          </table:table-cell>
          <table:table-cell office:value-type="float" office:value="43.33" calcext:value-type="float">
            <text:p>4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0" calcext:value-type="float">
            <text:p>80</text:p>
          </table:table-cell>
          <table:table-cell office:value-type="float" office:value="63.33" calcext:value-type="float">
            <text:p>63.33</text:p>
          </table:table-cell>
          <table:table-cell office:value-type="float" office:value="68.69" calcext:value-type="float">
            <text:p>68.69</text:p>
          </table:table-cell>
          <table:table-cell office:value-type="float" office:value="76.33" calcext:value-type="float">
            <text:p>76.33</text:p>
          </table:table-cell>
          <table:table-cell office:value-type="float" office:value="73.77" calcext:value-type="float">
            <text:p>73.77</text:p>
          </table:table-cell>
          <table:table-cell office:value-type="float" office:value="22.69" calcext:value-type="float">
            <text:p>22.69</text:p>
          </table:table-cell>
          <table:table-cell office:value-type="float" office:value="97320" calcext:value-type="float">
            <text:p>9732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162273242630386" calcext:value-type="float">
            <text:p>0.001622732426304</text:p>
          </table:table-cell>
          <table:table-cell office:value-type="float" office:value="0.00338888888888889" calcext:value-type="float">
            <text:p>0.003388888888889</text:p>
          </table:table-cell>
          <table:table-cell office:value-type="float" office:value="0.00214413181446149" calcext:value-type="float">
            <text:p>0.002144131814461</text:p>
          </table:table-cell>
          <table:table-cell office:value-type="float" office:value="0.00025887573964497" calcext:value-type="float">
            <text:p>0.000258875739645</text:p>
          </table:table-cell>
          <table:table-cell office:value-type="float" office:value="141.2" calcext:value-type="float">
            <text:p>141.2</text:p>
          </table:table-cell>
          <table:table-cell office:value-type="float" office:value="36.021" calcext:value-type="float">
            <text:p>36.021</text:p>
          </table:table-cell>
          <table:table-cell office:value-type="string" calcext:value-type="string">
            <text:p>("dd1a3b481141eadb8e8b2e6ef88837ba4c9ae789279c2472752db91588129420", "63ee08da5a0239e04ee4fc34d11c58fd8526f23ec25a89c4cdc0fcb2bc1ce3cc", "6d3cedb2b139911e99a086894644727009457581ff80e6e73cb8ffdfab601671", "b6ea6b912aacc956ee4de6794e17b1c4b6bc658a9560500269f42b7565787622", "6f639c327f18d67373c090fb1a9f8e6949a0c8d6cdbaa36e402a8bd2d88a94ce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33.33" calcext:value-type="float">
            <text:p>3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4.44" calcext:value-type="float">
            <text:p>44.44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1.095" calcext:value-type="float">
            <text:p>1.095</text:p>
          </table:table-cell>
          <table:table-cell office:value-type="string" calcext:value-type="string">
            <text:p>3d915ef680057756c49585f6b7f5f0903134b93f08f4ba63f8a05128f1fde420</text:p>
          </table:table-cell>
          <table:table-cell office:value-type="float" office:value="16.67" calcext:value-type="float">
            <text:p>16.67</text:p>
          </table:table-cell>
          <table:table-cell table:style-name="ce4" office:value-type="float" office:value="58.33" calcext:value-type="float">
            <text:p>58.33</text:p>
          </table:table-cell>
          <table:table-cell office:value-type="float" office:value="33.33" calcext:value-type="float">
            <text:p>3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4.44" calcext:value-type="float">
            <text:p>44.44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1.097" calcext:value-type="float">
            <text:p>1.097</text:p>
          </table:table-cell>
          <table:table-cell office:value-type="string" calcext:value-type="string">
            <text:p>3d915ef680057756c49585f6b7f5f0903134b93f08f4ba63f8a05128f1fde4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6.67" calcext:value-type="float">
            <text:p>36.67</text:p>
          </table:table-cell>
          <table:table-cell office:value-type="float" office:value="73.33" calcext:value-type="float">
            <text:p>73.33</text:p>
          </table:table-cell>
          <table:table-cell office:value-type="float" office:value="58.67" calcext:value-type="float">
            <text:p>58.67</text:p>
          </table:table-cell>
          <table:table-cell office:value-type="float" office:value="53.65" calcext:value-type="float">
            <text:p>53.65</text:p>
          </table:table-cell>
          <table:table-cell office:value-type="float" office:value="44.69" calcext:value-type="float">
            <text:p>44.69</text:p>
          </table:table-cell>
          <table:table-cell office:value-type="float" office:value="0" calcext:value-type="float">
            <text:p>0</text:p>
          </table:table-cell>
          <table:table-cell office:value-type="float" office:value="49240" calcext:value-type="float">
            <text:p>4924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15268329554044" calcext:value-type="float">
            <text:p>0.00115268329554</text:p>
          </table:table-cell>
          <table:table-cell office:value-type="float" office:value="0.00353106825834098" calcext:value-type="float">
            <text:p>0.003531068258341</text:p>
          </table:table-cell>
          <table:table-cell office:value-type="float" office:value="0" calcext:value-type="float">
            <text:p>0</text:p>
          </table:table-cell>
          <table:table-cell office:value-type="float" office:value="450.8" calcext:value-type="float">
            <text:p>45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e470d70d6e65b7de4dec7f1228793aa5e265275075b5e8f7c45a3a489fdc9e1", "05ca09b521a5d7c3d9cc70879ac0de430b4770351f627329a1b31eda35b7e5a8", "a74d33871cdf8d8ae739dd4492da3b6e852dfabdae0ab2ba0bb252c5e0b60b9e", "70946e5df7d2931056b219876803ce4f85cc3b76c023f132fe8d2f751b12c9ab", "0987da2b5737469a13348882d465c9b2d210da7e9aa6228d1107edd0d6625089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3.33" calcext:value-type="float">
            <text:p>4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6" calcext:value-type="float">
            <text:p>56</text:p>
          </table:table-cell>
          <table:table-cell office:value-type="float" office:value="54.29" calcext:value-type="float">
            <text:p>54.29</text:p>
          </table:table-cell>
          <table:table-cell office:value-type="float" office:value="48.73" calcext:value-type="float">
            <text:p>48.73</text:p>
          </table:table-cell>
          <table:table-cell office:value-type="float" office:value="26.92" calcext:value-type="float">
            <text:p>26.92</text:p>
          </table:table-cell>
          <table:table-cell office:value-type="float" office:value="97560" calcext:value-type="float">
            <text:p>9756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634710743801652" calcext:value-type="float">
            <text:p>0.006347107438017</text:p>
          </table:table-cell>
          <table:table-cell office:value-type="float" office:value="0.00129437869822485" calcext:value-type="float">
            <text:p>0.001294378698225</text:p>
          </table:table-cell>
          <table:table-cell office:value-type="float" office:value="320.8" calcext:value-type="float">
            <text:p>320.8</text:p>
          </table:table-cell>
          <table:table-cell office:value-type="float" office:value="40.54" calcext:value-type="float">
            <text:p>40.54</text:p>
          </table:table-cell>
          <table:table-cell office:value-type="string" calcext:value-type="string">
            <text:p>("fffa3bb9f313dbc0437de9cef2f7482f22e39c2ea4e415483750fb4251e4434b", "09fe03bc5999b19a6a213b7583230621a33ecf5fab773173bf49bb1f2f48a08d", "72a0e6f7433094ad059638ecdac5374bf146bea6b190ad93dc1944f2250b6d62", "4c5e1ee68692f15fa1659bb66343b2167ce474271117d4d181f391b515f2ec77", "15d2603280d2a755e069256b5c174b228172d7df834bc1d4f17ae82acd1a2964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9" calcext:value-type="float">
            <text:p>9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59b315edd75ec70ee67adf30889ea1ee8b0a2179af316cfe960ddfd90ea5c7d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fa966bab5bc7bcb424170dd8fe86342575db67b7b360cd41310a007647ce844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5.33" calcext:value-type="float">
            <text:p>75.33</text:p>
          </table:table-cell>
          <table:table-cell office:value-type="float" office:value="77.62" calcext:value-type="float">
            <text:p>77.62</text:p>
          </table:table-cell>
          <table:table-cell office:value-type="float" office:value="0" calcext:value-type="float">
            <text:p>0</text:p>
          </table:table-cell>
          <table:table-cell office:value-type="float" office:value="42960" calcext:value-type="float">
            <text:p>4296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.01875" calcext:value-type="float">
            <text:p>0.01875</text:p>
          </table:table-cell>
          <table:table-cell office:value-type="float" office:value="0.00297222222222223" calcext:value-type="float">
            <text:p>0.002972222222222</text:p>
          </table:table-cell>
          <table:table-cell office:value-type="float" office:value="0.00661848072562358" calcext:value-type="float">
            <text:p>0.006618480725624</text:p>
          </table:table-cell>
          <table:table-cell office:value-type="float" office:value="0" calcext:value-type="float">
            <text:p>0</text:p>
          </table:table-cell>
          <table:table-cell office:value-type="float" office:value="118.8" calcext:value-type="float">
            <text:p>11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65bd71b94b7944d6b0bee5b857bad07c74e0d1ff7abb4b4c167be7ecfb51087", "c771571994db0e995394d863957c365c983e1478c9f8b9f9fd7dc23a03199ff1", "063b1ad2bd98f14f0b8a6e8d86fb785955c7ec3aab4e80ebd96d441ff865abe6", "f8d8cb42b95a1f238bd5b97897d0d3f6b86774cff9dd5ec582a5366f8bb0ea25", "c9cd5396252f5409bbbb439e76082898e758c949fcd843fe7ace56c105a937f6")</text:p>
          </table:table-cell>
          <table:table-cell office:value-type="float" office:value="65" calcext:value-type="float">
            <text:p>65</text:p>
          </table:table-cell>
          <table:table-cell office:value-type="float" office:value="82.5" calcext:value-type="float">
            <text:p>82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1.43" calcext:value-type="float">
            <text:p>81.43</text:p>
          </table:table-cell>
          <table:table-cell office:value-type="float" office:value="45" calcext:value-type="float">
            <text:p>45</text:p>
          </table:table-cell>
          <table:table-cell office:value-type="float" office:value="85400" calcext:value-type="float">
            <text:p>854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75" calcext:value-type="float">
            <text:p>0.01875</text:p>
          </table:table-cell>
          <table:table-cell office:value-type="float" office:value="0.000750000000000002" calcext:value-type="float">
            <text:p>0.00075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224609375" calcext:value-type="float">
            <text:p>0.00224609375</text:p>
          </table:table-cell>
          <table:table-cell office:value-type="float" office:value="278" calcext:value-type="float">
            <text:p>278</text:p>
          </table:table-cell>
          <table:table-cell office:value-type="float" office:value="21.973" calcext:value-type="float">
            <text:p>21.973</text:p>
          </table:table-cell>
          <table:table-cell office:value-type="string" calcext:value-type="string">
            <text:p>("13331181308fe03e7861fef86267cc26e7964f13c71a2d0766a57d5e1819b89f", "84f1a93bc3dfb28839021ea2dfcfc2e92beb2933012f29b700714a053372e693", "07527461bd78974e59699ebbde819520fd6a1495071a11e702b0e6bec7d9d8c6", "d73fec7c490f2095cfd6fbb3be893009f2ed1d1082d51c5348c428954abbcb0e", "736ebd05ea1bd019c9e15f52654ca6d6ffd423915e608b0450d091a23aaadb50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3" calcext:value-type="float">
            <text:p>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f0d4003bb4ffeedd4c7085e040bda80239212c35b00d2871fa6408200bedef2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3" calcext:value-type="float">
            <text:p>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f0d4003bb4ffeedd4c7085e040bda80239212c35b00d2871fa6408200bedef2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2.67" calcext:value-type="float">
            <text:p>62.6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5080" calcext:value-type="float">
            <text:p>3508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33" calcext:value-type="float">
            <text:p>0.001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533333333333334" calcext:value-type="float">
            <text:p>0.005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79.2" calcext:value-type="float">
            <text:p>1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9cd4cee4959932aaed2f71b79572dbf1069daff3614ad7b56e79539f073ee7", "58547aea705cee4307177255521b424154c4f5b8b10e7160a4f0f19a87c72c48", "cdb8c7ab652b3d48db876b1269aafeebcb78cdf664c600aa1146cc22db6d5351", "89fc189cf569c0e6db4cbf8ceb974ce029c4b8b90cd16940f0836e70485511c0", "7eb31212fe48df9ededdd85e433a883291619e05ec639bc7d3cf0fdcdd20b04c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.76" calcext:value-type="float">
            <text:p>60.76</text:p>
          </table:table-cell>
          <table:table-cell office:value-type="float" office:value="80" calcext:value-type="float">
            <text:p>80</text:p>
          </table:table-cell>
          <table:table-cell office:value-type="float" office:value="70.55" calcext:value-type="float">
            <text:p>70.55</text:p>
          </table:table-cell>
          <table:table-cell office:value-type="float" office:value="26.25" calcext:value-type="float">
            <text:p>26.25</text:p>
          </table:table-cell>
          <table:table-cell office:value-type="float" office:value="69440" calcext:value-type="float">
            <text:p>6944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124263038548753" calcext:value-type="float">
            <text:p>0.001242630385488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348209366391185" calcext:value-type="float">
            <text:p>0.003482093663912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324.8" calcext:value-type="float">
            <text:p>324.8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("536e244df2f21fa6e87969fe4efd2369dc15a1db00ea5b11334758ccd40de9e1", "cd1989741056d3b8a4d822718d5195f48520623c474299bd3fbc2498182a078d", "f997c20ea6e5e7ab1fc009d76911c381b79d2ec8af519dfbbef3b75108836788", "7d524668603c3df459835f5c105b8f543ed412dc0d67b37515ac49db158373eb", "8b3626fc54d337c12a6876d28b9da62888706c7b766785bb5bf2d1934391f0d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2850cc2866ad5548615ae9671d5fc5c47c535ce26655c4e11a196d46950efc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6f8c595b1e5f95bb1a7c3bc89265fa3abe5ddde453e11dd18a6b47d8f9cc434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9387755102041" calcext:value-type="float">
            <text:p>0.02193877551020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c0f3bab2892743a3aa3681053a540fde85c73c5a5c414825e234d00e61472e1", "783e754bb357c7ef0ac72057bb4d189a82f617e5bb2c063c492ca153d45c7299", "4ef8b32ae8f4c1a3d657ca00802ea7e50a2421b56a224e5eaf10c3cc7e2ee4fc", "6e8144f527bd10082e0477cf150c4cc3ea77557532b1a76a986332aa31c758a2", "52840deb5c648b43ce7ad5f1ff2ff360929d9ebe311e2edbaee36e0675c6458d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6.67" calcext:value-type="float">
            <text:p>56.67</text:p>
          </table:table-cell>
          <table:table-cell office:value-type="float" office:value="54" calcext:value-type="float">
            <text:p>54</text:p>
          </table:table-cell>
          <table:table-cell office:value-type="float" office:value="52.86" calcext:value-type="float">
            <text:p>52.86</text:p>
          </table:table-cell>
          <table:table-cell office:value-type="float" office:value="38.75" calcext:value-type="float">
            <text:p>38.75</text:p>
          </table:table-cell>
          <table:table-cell office:value-type="float" office:value="83400" calcext:value-type="float">
            <text:p>834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419921875" calcext:value-type="float">
            <text:p>0.00419921875</text:p>
          </table:table-cell>
          <table:table-cell office:value-type="float" office:value="650" calcext:value-type="float">
            <text:p>650</text:p>
          </table:table-cell>
          <table:table-cell office:value-type="float" office:value="17.452" calcext:value-type="float">
            <text:p>17.452</text:p>
          </table:table-cell>
          <table:table-cell office:value-type="string" calcext:value-type="string">
            <text:p>("6a467ef640b12aa966ca6dc64f2fa1736aa62199327fa3256d74af4182ed17b6", "4e5cec66ea907de035bb6514ca10fd87c3c9e45d43d0ccb1893143557b5fccf0", "9f1f61c4712e88926dd5bcf98cf26a3f2e9346e2101d94deba1948a4a07c4c1e", "9453727670936785141a9cb91bf4c6ba30e6aa38cee9b430e26fb89cb9e9ee9b", "07fff39bbc5f0485fe925093fdd4c8e82c57110a2dd537c80296720b7846beab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94748b5de1122aa4c12fc74475b400355fc3a0e9de4bae6ff568f3178ecdb8b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65d60bf27ca8a8ba3be2ede9d8c9ce1a6bf4bc5922c858ec356dab6521354517</text:p>
          </table:table-cell>
          <table:table-cell office:value-type="float" office:value="5" calcext:value-type="float">
            <text:p>5</text:p>
          </table:table-cell>
          <table:table-cell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3.33" calcext:value-type="float">
            <text:p>53.33</text:p>
          </table:table-cell>
          <table:table-cell office:value-type="float" office:value="52" calcext:value-type="float">
            <text:p>52</text:p>
          </table:table-cell>
          <table:table-cell office:value-type="float" office:value="51.43" calcext:value-type="float">
            <text:p>51.43</text:p>
          </table:table-cell>
          <table:table-cell office:value-type="float" office:value="0" calcext:value-type="float">
            <text:p>0</text:p>
          </table:table-cell>
          <table:table-cell office:value-type="float" office:value="42520" calcext:value-type="float">
            <text:p>4252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85498fd7b9124290e282de468e21f2530d8bac50efe5b0e1bf8d3c8c024a370", "7a12c81d9b6b2f96e463759fabe10b7541c1947c9e2e88b78ea1ae8d1332715e", "e34a132dbc6886383724a64ea7f8ad6f743a8b160362f68e1b0074bfd91aa635", "d5b53c6ece35107d46471ba7d8dc3c2fc4ed42f3d6d9c85531bbeccdbf9541b8", "b6293274048095ed1568d151714fe1066d48a11d6fb9183b1b4e3097f5204960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6.67" calcext:value-type="float">
            <text:p>56.67</text:p>
          </table:table-cell>
          <table:table-cell office:value-type="float" office:value="54" calcext:value-type="float">
            <text:p>54</text:p>
          </table:table-cell>
          <table:table-cell office:value-type="float" office:value="52.86" calcext:value-type="float">
            <text:p>52.86</text:p>
          </table:table-cell>
          <table:table-cell office:value-type="float" office:value="36.88" calcext:value-type="float">
            <text:p>36.88</text:p>
          </table:table-cell>
          <table:table-cell office:value-type="float" office:value="83720" calcext:value-type="float">
            <text:p>8372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171875" calcext:value-type="float">
            <text:p>0.001171875</text:p>
          </table:table-cell>
          <table:table-cell office:value-type="float" office:value="5.2" calcext:value-type="float">
            <text:p>5.2</text:p>
          </table:table-cell>
          <table:table-cell office:value-type="float" office:value="15.899" calcext:value-type="float">
            <text:p>15.899</text:p>
          </table:table-cell>
          <table:table-cell office:value-type="string" calcext:value-type="string">
            <text:p>("1dc6b1a363dc59c4f0ab8a53d8c5c2996a32b86595720e94283db2bcb2c88815", "3327116dd813662a4110a02f5db094312f8ff44d17518593cc9e06a6f0e54a3e", "2524bb41b38b2a3e58f88271880b6f00093127d2246b9f43b379e5cc2697ba2e", "686d77dcfdb87dec149f4146710b8d47d7e53659e2d4731641a2aedf16321e71", "bc9b9dc6625f426a3e958d20f4613d9d7a50af900012b4eb6a7ae42fc0c74d39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37c28fc0438b38d03728610fc47cb6492d6569d00c1b7711380db63f919403a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85bbd3e6a397958d2815eaeafc03011042d1e2f22626a4c9537445338b240dad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.86" calcext:value-type="float">
            <text:p>62.8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0120" calcext:value-type="float">
            <text:p>4012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2108843537415" calcext:value-type="float">
            <text:p>0.002721088435374</text:p>
          </table:table-cell>
          <table:table-cell office:value-type="float" office:value="0.0213333333333333" calcext:value-type="float">
            <text:p>0.021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c905a01e76ef72e5b8fb2dd8082048a5434a1b061b10aac4314ebaf4d37978", "cdca0ebbc58c7d145f241d52819a2ffb9ffef096b5c06bbd3bdb17d056bfa419", "9f021e96cfd64f0ee4d0f342ecc05290e0feb2cea48977786c94561e0a5f6108", "cb85497bfc43432e347965add72ee37609b5a15e8eb824b3697ee8fa8955d7a5", "8303a811b3b101761610213d38df322b69c011bea37372fd1cbaa8882e8307b8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.86" calcext:value-type="float">
            <text:p>62.86</text:p>
          </table:table-cell>
          <table:table-cell office:value-type="float" office:value="56" calcext:value-type="float">
            <text:p>56</text:p>
          </table:table-cell>
          <table:table-cell office:value-type="float" office:value="34.38" calcext:value-type="float">
            <text:p>34.38</text:p>
          </table:table-cell>
          <table:table-cell office:value-type="float" office:value="79600" calcext:value-type="float">
            <text:p>796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2108843537415" calcext:value-type="float">
            <text:p>0.002721088435374</text:p>
          </table:table-cell>
          <table:table-cell office:value-type="float" office:value="0.0213333333333333" calcext:value-type="float">
            <text:p>0.021333333333333</text:p>
          </table:table-cell>
          <table:table-cell office:value-type="float" office:value="0.00146484375" calcext:value-type="float">
            <text:p>0.00146484375</text:p>
          </table:table-cell>
          <table:table-cell office:value-type="float" office:value="184" calcext:value-type="float">
            <text:p>184</text:p>
          </table:table-cell>
          <table:table-cell office:value-type="float" office:value="16.908" calcext:value-type="float">
            <text:p>16.908</text:p>
          </table:table-cell>
          <table:table-cell office:value-type="string" calcext:value-type="string">
            <text:p>("106826d7a657ddd3ef5376f2b1b305f2ac0382d34ba5b144aaabe47c6203ee48", "92aa2b3da448b3e3dbd4c8eea61a659e74d7935b993adbfe60356ac0879ef5f2", "196aab63c01be8113da0aa480bf387904bc2fde9e5c1f4f954b65e490346ebdb", "8a769efd03c60ade6c645a06382b7c7774c1b28b56fbc53a6776232e4100e640", "0386412952623fbcbf338848eaf7dd52876e9e24cdddde7c7877c5d92e3e704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c5a5051e76ad3eed33b5fe37a9fea8c1bcc2a08e27b35e4af3ed7f15e4449e8d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9ef34f4ac402e602cbe57ed0845f26b7dc91bd22415108b1c95f614176daced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.01875" calcext:value-type="float">
            <text:p>0.018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7dc3d494885bbf30a7bf5225249f76c526f7bdf53516b157d4127c9f2287405", "e40738e6e6eddc93aa2d5abd33088d312ba36a8f5d98f1f728955451531cdbb6", "355639182e75c6ee037b3b630fa8f9add0f4be54b0d7b67617b2cec9a056d3ea", "7c8a7616170fc7ba070834a1e418a9d5c4c64559c66968653ea6d8e1e0e47483", "c92e2816cb4b14aa08a6d071ac55919c93aebd6c3ce018a0f84523f3196949a3")</text:p>
          </table:table-cell>
          <table:table-cell office:value-type="float" office:value="15" calcext:value-type="float">
            <text:p>15</text:p>
          </table:table-cell>
          <table:table-cell office:value-type="float" office:value="57.5" calcext:value-type="float">
            <text:p>57.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8.33" calcext:value-type="float">
            <text:p>58.33</text:p>
          </table:table-cell>
          <table:table-cell office:value-type="float" office:value="64.33" calcext:value-type="float">
            <text:p>64.33</text:p>
          </table:table-cell>
          <table:table-cell office:value-type="float" office:value="23.75" calcext:value-type="float">
            <text:p>23.75</text:p>
          </table:table-cell>
          <table:table-cell office:value-type="float" office:value="71320" calcext:value-type="float">
            <text:p>7132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438888888888889" calcext:value-type="float">
            <text:p>0.004388888888889</text:p>
          </table:table-cell>
          <table:table-cell office:value-type="float" office:value="0.0037109375" calcext:value-type="float">
            <text:p>0.0037109375</text:p>
          </table:table-cell>
          <table:table-cell office:value-type="float" office:value="17.2" calcext:value-type="float">
            <text:p>17.2</text:p>
          </table:table-cell>
          <table:table-cell office:value-type="float" office:value="16.687" calcext:value-type="float">
            <text:p>16.687</text:p>
          </table:table-cell>
          <table:table-cell office:value-type="string" calcext:value-type="string">
            <text:p>("b361d571afe6c6b655464bfa55a568ae6861bae0ad0c38dbd1f1f67bbb93d06c", "6088222e1ed0772980667e11ca882ed0f7706e1006743751c18316009bccadd5", "090641cc9d5b86095711cc7d538337684ac23305622d72747d41e213914f1643", "464464360de240256ba707243e9920f1d545bd1b45512dc46f3c0e900b6efba3", "72afacbbe4da979d8a041dfb91b87f564a38721abcd87b55743aae7c541d8677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25" calcext:value-type="float">
            <text:p>-25</text:p>
          </table:table-cell>
          <table:table-cell office:value-type="float" office:value="37.5" calcext:value-type="float">
            <text:p>37.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2.86" calcext:value-type="float">
            <text:p>42.86</text:p>
          </table:table-cell>
          <table:table-cell office:value-type="float" office:value="0" calcext:value-type="float">
            <text:p>0</text:p>
          </table:table-cell>
          <table:table-cell office:value-type="float" office:value="54.55" calcext:value-type="float">
            <text:p>54.55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c1ecd32a5cafcf1a1127f216241bca4289597ec21d804e9a3f558c0ad895e11d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06f222afe147d4451ff07a0f8d64c3d94d34e92b851ab9eaa851bd6d87efa8f6</text:p>
          </table:table-cell>
          <table:table-cell office:value-type="float" office:value="-10" calcext:value-type="float">
            <text:p>-1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3.33" calcext:value-type="float">
            <text:p>43.33</text:p>
          </table:table-cell>
          <table:table-cell office:value-type="float" office:value="46" calcext:value-type="float">
            <text:p>46</text:p>
          </table:table-cell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  <table:table-cell office:value-type="float" office:value="37800" calcext:value-type="float">
            <text:p>378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18820861678" calcext:value-type="float">
            <text:p>0.01218820861678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8bbb7a281ffd65ffb08a9cec0a2c202b07df583e8ac514fa24b9d28da0bf002", "35bd14b526fa790883d86dee908a7bac5f23051878d692d128958bcb611c1471", "082ce81537e4ba2392dc301febaa8c17e45902a4ae922874755ec2f5d5697a47", "b3cbba103b608c3a26c816a4377f1ce8de22f61fe772c027a97a2ca3b7797d87", "f4352e1946474f9056b5018288fbacb17390a91465f0c995889c56d0b2d7c5b7")</text:p>
          </table:table-cell>
          <table:table-cell office:value-type="float" office:value="-5" calcext:value-type="float">
            <text:p>-5</text:p>
          </table:table-cell>
          <table:table-cell office:value-type="float" office:value="47.5" calcext:value-type="float">
            <text:p>47.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6.67" calcext:value-type="float">
            <text:p>46.67</text:p>
          </table:table-cell>
          <table:table-cell office:value-type="float" office:value="48" calcext:value-type="float">
            <text:p>48</text:p>
          </table:table-cell>
          <table:table-cell office:value-type="float" office:value="42.38" calcext:value-type="float">
            <text:p>42.38</text:p>
          </table:table-cell>
          <table:table-cell office:value-type="float" office:value="28.75" calcext:value-type="float">
            <text:p>28.75</text:p>
          </table:table-cell>
          <table:table-cell office:value-type="float" office:value="75320" calcext:value-type="float">
            <text:p>7532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1678004535147" calcext:value-type="float">
            <text:p>0.011167800453515</text:p>
          </table:table-cell>
          <table:table-cell office:value-type="float" office:value="0.00263671875" calcext:value-type="float">
            <text:p>0.00263671875</text:p>
          </table:table-cell>
          <table:table-cell office:value-type="float" office:value="357.2" calcext:value-type="float">
            <text:p>357.2</text:p>
          </table:table-cell>
          <table:table-cell office:value-type="float" office:value="17.045" calcext:value-type="float">
            <text:p>17.045</text:p>
          </table:table-cell>
          <table:table-cell office:value-type="string" calcext:value-type="string">
            <text:p>("384b0fea54cb65285ce17aa1697cb464f67d0d8b818cc53a89e738db1d141bdd", "d9c24c7076444be23888e92dd336c64987e9eeae0a11d2da14980eb16c0e6f53", "538e248398478cfaeb5c241f927165c50b60988bda89264563196a88e7a20f2f", "d5b383563d7d45c19f3bd3e7968ed96bb1dac1231a370550fe1045ecd88939f3", "f0beec2b10ca8201507a65d5fbc87bc12872b11988d6fe01e563dee52b94fe7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5df7a3e4687cde6227c061239ec80e7f35aff8de9d15e79bfdf85170cf9b5ed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a97f1d8bd501ff03197bbc1077061a59f4c529516aff203213a807ae3b2540be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2.67" calcext:value-type="float">
            <text:p>72.67</text:p>
          </table:table-cell>
          <table:table-cell office:value-type="float" office:value="74" calcext:value-type="float">
            <text:p>74</text:p>
          </table:table-cell>
          <table:table-cell office:value-type="float" office:value="70.63" calcext:value-type="float">
            <text:p>70.63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109375" calcext:value-type="float">
            <text:p>0.010937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" calcext:value-type="float">
            <text:p>0</text:p>
          </table:table-cell>
          <table:table-cell office:value-type="float" office:value="0.00341666666666667" calcext:value-type="float">
            <text:p>0.003416666666667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183846686822877" calcext:value-type="float">
            <text:p>0.01838466868228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92ce97e1696052d5968e230a8d1eecab556495a65e77acf4631c0b78702cefe", "1960c05f7876849951bbf06f571b99d498048bcf5befc7b912d77f8ab116a630", "f1522e45da4fc19d363bf5b87cac15572935fd3a085ef8d3cad36c5b0caba48c", "7235f03c9efbc1a70023647893821bb05062bf615b7611eaf1f3acfb357c516a", "52e5afff2da08f411f205241a46c7a863f06211070ff204d7922f6a3555cc306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7.06" calcext:value-type="float">
            <text:p>67.06</text:p>
          </table:table-cell>
          <table:table-cell office:value-type="float" office:value="23.12" calcext:value-type="float">
            <text:p>23.12</text:p>
          </table:table-cell>
          <table:table-cell office:value-type="float" office:value="76200" calcext:value-type="float">
            <text:p>7620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383333333333334" calcext:value-type="float">
            <text:p>0.00383333333333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08648274124465" calcext:value-type="float">
            <text:p>0.020864827412447</text:p>
          </table:table-cell>
          <table:table-cell office:value-type="float" office:value="0.00224609375" calcext:value-type="float">
            <text:p>0.00224609375</text:p>
          </table:table-cell>
          <table:table-cell office:value-type="float" office:value="120" calcext:value-type="float">
            <text:p>120</text:p>
          </table:table-cell>
          <table:table-cell office:value-type="float" office:value="14.551" calcext:value-type="float">
            <text:p>14.551</text:p>
          </table:table-cell>
          <table:table-cell office:value-type="string" calcext:value-type="string">
            <text:p>("faf1bacdb6db7a7884d80d56b332b04d9654c07fd7e4cd84acf2ac317865a5ff", "bf41a4adf54d541b3df04737fbbe55544c4651c3784897d40c9dc5aa9fa4b85f", "c248ba5f5414fef9b07e0ea8fa75b1e4df10c3d39dbced211f288347208325ba", "d338f2a521d5a433540081bdf3f93bbfd5eb780d710eccacf2b850f94202b02b", "d9b846e744927b77a8f38e3596efc43fe0b35fdd0bd593961b5e812bbe43709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dfbec99d5fb0c9f66bcdd16e587a3f4e6d828404a1c0ebb27d8305da567e0527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dfbec99d5fb0c9f66bcdd16e587a3f4e6d828404a1c0ebb27d8305da567e052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.33" calcext:value-type="float">
            <text:p>75.33</text:p>
          </table:table-cell>
          <table:table-cell office:value-type="float" office:value="90" calcext:value-type="float">
            <text:p>90</text:p>
          </table:table-cell>
          <table:table-cell office:value-type="float" office:value="81.56" calcext:value-type="float">
            <text:p>81.56</text:p>
          </table:table-cell>
          <table:table-cell office:value-type="float" office:value="0" calcext:value-type="float">
            <text:p>0</text:p>
          </table:table-cell>
          <table:table-cell office:value-type="float" office:value="36160" calcext:value-type="float">
            <text:p>36160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0359375" calcext:value-type="float">
            <text:p>0.03593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342222222222222" calcext:value-type="float">
            <text:p>0.034222222222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361481481481482" calcext:value-type="float">
            <text:p>0.036148148148148</text:p>
          </table:table-cell>
          <table:table-cell office:value-type="float" office:value="0" calcext:value-type="float">
            <text:p>0</text:p>
          </table:table-cell>
          <table:table-cell office:value-type="float" office:value="110.8" calcext:value-type="float">
            <text:p>1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99180a023ba57f4454114bd8284f9003104ed8f7b5569637d886793770abbe9", "67b9a915e3455278d3ec6e6dd4c7d18e9136381f83d462707cd874a3f7968dd7", "ad1569e32a9add4e0d608f5955c75a39157c68f83b2e34833a6ece45878cfeff", "1a4ab019d80c80ba9f4e3c5ce8f3d41574248eac68faa8b29eeafd9a62c2701a", "69126de190f2237a3662fd716ef59c8972417ced08ef5561609100b98b6fb589")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7.7" calcext:value-type="float">
            <text:p>87.7</text:p>
          </table:table-cell>
          <table:table-cell office:value-type="float" office:value="33.12" calcext:value-type="float">
            <text:p>33.12</text:p>
          </table:table-cell>
          <table:table-cell office:value-type="float" office:value="71000" calcext:value-type="float">
            <text:p>7100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table:number-columns-repeated="2" office:value-type="float" office:value="0.01875" calcext:value-type="float">
            <text:p>0.0187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798374905517763" calcext:value-type="float">
            <text:p>0.007983749055178</text:p>
          </table:table-cell>
          <table:table-cell office:value-type="float" office:value="0.00126953125" calcext:value-type="float">
            <text:p>0.00126953125</text:p>
          </table:table-cell>
          <table:table-cell office:value-type="float" office:value="192" calcext:value-type="float">
            <text:p>192</text:p>
          </table:table-cell>
          <table:table-cell office:value-type="float" office:value="20.465" calcext:value-type="float">
            <text:p>20.465</text:p>
          </table:table-cell>
          <table:table-cell office:value-type="string" calcext:value-type="string">
            <text:p>("389983e4e881cc719662a36f9aa23ec2997c6f2849852b5256c28406d90ccc9a", "319404b038087bf9f8947315eabaf969c27561059932dfd1de855b2cb8176cb9", "b7741dde71092bb2f03cec9388d9a729a1aa417094536c2cf2613509d4586b3e", "dcdb965b45bf8916f6bacf9858fbacf04efed51796107b36e683b26cf9ab8dd7", "9a6a61de68305294e127522e9801b69446d87312e0824c382816ed208054d1cd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1ecb2c6338c768af4cca25fb6a2e1bfc7da75961a0b5784b40957ed803adbd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d56f8b8ec5af666c7e81599a8a1a6eb98bc12d554d58039e7a2fc14fc038c14</text:p>
          </table:table-cell>
          <table:table-cell office:value-type="float" office:value="5" calcext:value-type="float">
            <text:p>5</text:p>
          </table:table-cell>
          <table:table-cell office:value-type="float" office:value="52.5" calcext:value-type="float">
            <text:p>52.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.33" calcext:value-type="float">
            <text:p>53.33</text:p>
          </table:table-cell>
          <table:table-cell office:value-type="float" office:value="61.33" calcext:value-type="float">
            <text:p>61.33</text:p>
          </table:table-cell>
          <table:table-cell office:value-type="float" office:value="0" calcext:value-type="float">
            <text:p>0</text:p>
          </table:table-cell>
          <table:table-cell office:value-type="float" office:value="40480" calcext:value-type="float">
            <text:p>4048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0888888888888888" calcext:value-type="float">
            <text:p>0.000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c92d21e5c7484d577b7780fba333c355f9001a0f3d241081a7622e05213dd7c", "da6ae2593896c58693b8aaf44529ea086f40fdd26fec25bd4aeec5f9ba6676b0", "4c58e1f3cbaf49c7816ca86752b0a3b1c3e6fa8930178963b89155c866f9dd8f", "4a879b2e9914cbef9eaf80c91f4cb70a2321c176b9a01ae6bce8e874ec6ad1c1", "8f629fb0d32cca9fcd3661bd262d0b4f8fb4e82011bec8387704ab859c460ffe")</text:p>
          </table:table-cell>
          <table:table-cell office:value-type="float" office:value="5" calcext:value-type="float">
            <text:p>5</text:p>
          </table:table-cell>
          <table:table-cell office:value-type="float" office:value="52.5" calcext:value-type="float">
            <text:p>52.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.33" calcext:value-type="float">
            <text:p>53.33</text:p>
          </table:table-cell>
          <table:table-cell office:value-type="float" office:value="61.33" calcext:value-type="float">
            <text:p>61.33</text:p>
          </table:table-cell>
          <table:table-cell office:value-type="float" office:value="36.25" calcext:value-type="float">
            <text:p>36.25</text:p>
          </table:table-cell>
          <table:table-cell office:value-type="float" office:value="80440" calcext:value-type="float">
            <text:p>8044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0888888888888888" calcext:value-type="float">
            <text:p>0.000888888888889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192.8" calcext:value-type="float">
            <text:p>192.8</text:p>
          </table:table-cell>
          <table:table-cell office:value-type="float" office:value="16.686" calcext:value-type="float">
            <text:p>16.686</text:p>
          </table:table-cell>
          <table:table-cell office:value-type="string" calcext:value-type="string">
            <text:p>("9b257708f99c59691f0eb1d2cc5d0b2ad7b9f187e23c2ca8ace6595828e8b4b9", "46e0f924e35de1456d59a4c9024313617d67e9e3fbcf7abf7e503b0e5cd438a8", "c58dae55ebc3e56487905500adb5ad57ac7d4c1b34321e53403bcc004594399b", "118ca5f6c3749cc046347e8f706944ccc8879d21b674ebdf4a24b1d32247b7a7", "922378ae0950c252b997451c974f94d89cb5243531fb66414347c60bb4af9641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33" calcext:value-type="float">
            <text:p>33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234.494" calcext:value-type="float">
            <text:p>234.494</text:p>
          </table:table-cell>
          <table:table-cell office:value-type="string" calcext:value-type="string">
            <text:p>8cf862345e6db5b36be2a8afa360e5c17c6a44492ec795db40d569b86b3f3a72</text:p>
          </table:table-cell>
          <table:table-cell office:value-type="float" office:value="28.57" calcext:value-type="float">
            <text:p>28.57</text:p>
          </table:table-cell>
          <table:table-cell table:style-name="ce4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5.257" calcext:value-type="float">
            <text:p>15.257</text:p>
          </table:table-cell>
          <table:table-cell office:value-type="string" calcext:value-type="string">
            <text:p>485818ef985b0e5dc083ce396c56f7c7a7646498d512b10dee0eea0974e4bb76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31" calcext:value-type="float">
            <text:p>73.31</text:p>
          </table:table-cell>
          <table:table-cell office:value-type="float" office:value="69.98" calcext:value-type="float">
            <text:p>69.98</text:p>
          </table:table-cell>
          <table:table-cell office:value-type="float" office:value="70.39" calcext:value-type="float">
            <text:p>70.39</text:p>
          </table:table-cell>
          <table:table-cell office:value-type="float" office:value="0" calcext:value-type="float">
            <text:p>0</text:p>
          </table:table-cell>
          <table:table-cell office:value-type="float" office:value="182280" calcext:value-type="float">
            <text:p>182280</text:p>
          </table:table-cell>
          <table:table-cell office:value-type="float" office:value="0.00255102040816326" calcext:value-type="float">
            <text:p>0.002551020408163</text:p>
          </table:table-cell>
          <table:table-cell table:number-columns-repeated="2" office:value-type="float" office:value="0.000637755102040816" calcext:value-type="float">
            <text:p>0.000637755102041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176210770304177" calcext:value-type="float">
            <text:p>0.001762107703042</text:p>
          </table:table-cell>
          <table:table-cell office:value-type="float" office:value="0.000292729591836734" calcext:value-type="float">
            <text:p>0.000292729591837</text:p>
          </table:table-cell>
          <table:table-cell office:value-type="float" office:value="0.000401442871935342" calcext:value-type="float">
            <text:p>0.000401442871935</text:p>
          </table:table-cell>
          <table:table-cell office:value-type="float" office:value="0" calcext:value-type="float">
            <text:p>0</text:p>
          </table:table-cell>
          <table:table-cell office:value-type="float" office:value="577.2" calcext:value-type="float">
            <text:p>5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a8634fdcd58a0f5e8e3789a8b1d6b015bf612cef512f9f95687edb1a6d4c8ec", "a013404835d212dce79d62bd1c600490dd71ab44eb57b4ac33d0d7503f7042b8", "9a733fdc666d181691eaa24cc78ce1416ead4722cab736c46190a521c9b55a28", "aea8016784897e29dda82dee12e799ff0425a01568a4fe3a078f7b9c3261ac75", "a0f8a4e2818ab60cde475e42b1c9d554c27b8bf0df695f46809d39bd20d8c82e")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5" calcext:value-type="float">
            <text:p>65</text:p>
          </table:table-cell>
          <table:table-cell office:value-type="float" office:value="77.86" calcext:value-type="float">
            <text:p>77.86</text:p>
          </table:table-cell>
          <table:table-cell office:value-type="float" office:value="74.7" calcext:value-type="float">
            <text:p>74.7</text:p>
          </table:table-cell>
          <table:table-cell office:value-type="float" office:value="69" calcext:value-type="float">
            <text:p>69</text:p>
          </table:table-cell>
          <table:table-cell office:value-type="float" office:value="69.46" calcext:value-type="float">
            <text:p>69.46</text:p>
          </table:table-cell>
          <table:table-cell office:value-type="float" office:value="28.58" calcext:value-type="float">
            <text:p>28.58</text:p>
          </table:table-cell>
          <table:table-cell office:value-type="float" office:value="365120" calcext:value-type="float">
            <text:p>365120</text:p>
          </table:table-cell>
          <table:table-cell office:value-type="float" office:value="0.00446428571428572" calcext:value-type="float">
            <text:p>0.004464285714286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8000352095457" calcext:value-type="float">
            <text:p>0.001800035209546</text:p>
          </table:table-cell>
          <table:table-cell office:value-type="float" office:value="0.000897326633056765" calcext:value-type="float">
            <text:p>0.000897326633057</text:p>
          </table:table-cell>
          <table:table-cell office:value-type="float" office:value="0.00121212593408667" calcext:value-type="float">
            <text:p>0.001212125934087</text:p>
          </table:table-cell>
          <table:table-cell office:value-type="float" office:value="0.000984806954342549" calcext:value-type="float">
            <text:p>0.000984806954343</text:p>
          </table:table-cell>
          <table:table-cell office:value-type="float" office:value="957.2" calcext:value-type="float">
            <text:p>957.2</text:p>
          </table:table-cell>
          <table:table-cell office:value-type="float" office:value="2618.053" calcext:value-type="float">
            <text:p>2618.053</text:p>
          </table:table-cell>
          <table:table-cell office:value-type="string" calcext:value-type="string">
            <text:p>("c70a44ce068038b2dacf57b2a7760002e4fb86546d8f2f870b86e342a5dfe557", "dd13cc2465d6a3d752b486c4aae3900eb7dc0b63d7bcf70e27b6c8db5770bdf3", "40c8d43917671433d986be0035f8af0981fda42c21b6c4ba05008945706117ce", "cf1d81680ed4a4214b33e144b3279ca410daa4a00cf231108f4bc5a7d9bb1c14", "b33261a7ca8fbb0efde89147ec97ca862d76128d9b349c7c634a44b9c390f3a2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33" calcext:value-type="float">
            <text:p>33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71.338" calcext:value-type="float">
            <text:p>71.338</text:p>
          </table:table-cell>
          <table:table-cell office:value-type="string" calcext:value-type="string">
            <text:p>dcac02cbf51a0ed99ff829508207b287c9f745115a6068566cbc8aa63456fd27</text:p>
          </table:table-cell>
          <table:table-cell office:value-type="float" office:value="28.57" calcext:value-type="float">
            <text:p>28.57</text:p>
          </table:table-cell>
          <table:table-cell table:style-name="ce4"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7" calcext:value-type="float">
            <text:p>17</text:p>
          </table:table-cell>
          <table:table-cell office:value-type="float" office:value="0.569285714285714" calcext:value-type="float">
            <text:p>0.569285714285714</text:p>
          </table:table-cell>
          <table:table-cell office:value-type="float" office:value="0.54625" calcext:value-type="float">
            <text:p>0.54625</text:p>
          </table:table-cell>
          <table:table-cell office:value-type="float" office:value="11.413" calcext:value-type="float">
            <text:p>11.413</text:p>
          </table:table-cell>
          <table:table-cell office:value-type="string" calcext:value-type="string">
            <text:p>c50473695eda65e6819375072718063a4354b3acba8a1d2619f4a1d51afd88b4</text:p>
          </table:table-cell>
          <table:table-cell office:value-type="float" office:value="29.29" calcext:value-type="float">
            <text:p>29.29</text:p>
          </table:table-cell>
          <table:table-cell office:value-type="float" office:value="64.64" calcext:value-type="float">
            <text:p>64.64</text:p>
          </table:table-cell>
          <table:table-cell office:value-type="float" office:value="61.43" calcext:value-type="float">
            <text:p>6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5.72" calcext:value-type="float">
            <text:p>65.72</text:p>
          </table:table-cell>
          <table:table-cell office:value-type="float" office:value="63.74" calcext:value-type="float">
            <text:p>63.74</text:p>
          </table:table-cell>
          <table:table-cell office:value-type="float" office:value="63.47" calcext:value-type="float">
            <text:p>63.47</text:p>
          </table:table-cell>
          <table:table-cell office:value-type="float" office:value="0" calcext:value-type="float">
            <text:p>0</text:p>
          </table:table-cell>
          <table:table-cell office:value-type="float" office:value="188280" calcext:value-type="float">
            <text:p>18828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60969387755103" calcext:value-type="float">
            <text:p>0.000860969387755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16089066001154" calcext:value-type="float">
            <text:p>0.001160890660012</text:p>
          </table:table-cell>
          <table:table-cell office:value-type="float" office:value="0.000687055076364967" calcext:value-type="float">
            <text:p>0.000687055076365</text:p>
          </table:table-cell>
          <table:table-cell office:value-type="float" office:value="0.000794478424792397" calcext:value-type="float">
            <text:p>0.000794478424792</text:p>
          </table:table-cell>
          <table:table-cell office:value-type="float" office:value="0" calcext:value-type="float">
            <text:p>0</text:p>
          </table:table-cell>
          <table:table-cell office:value-type="float" office:value="277.2" calcext:value-type="float">
            <text:p>2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55d27e807ca234ecd1a984a7f926b2f9c1d58f38bd08126b547549043ff417e", "b0d9b428b1aa09331cf228935e86b849e8c419fbd5f60d8c971f96cd64177047", "68cc0231fbfed0e9abf21d7cc33dc4d2a148047e891a1461d9d89067ec2a36e1", "afc687bb5b79eeac1eab971f74dee6b098b6b7b7509564b49b81b5fb9512bc5e", "a4dff88dff4964971c056a024a903a729cd44224bd970a5598afc74807603ebe")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70" calcext:value-type="float">
            <text:p>70</text:p>
          </table:table-cell>
          <table:table-cell office:value-type="float" office:value="68.52" calcext:value-type="float">
            <text:p>68.52</text:p>
          </table:table-cell>
          <table:table-cell office:value-type="float" office:value="66.09" calcext:value-type="float">
            <text:p>66.09</text:p>
          </table:table-cell>
          <table:table-cell office:value-type="float" office:value="66.24" calcext:value-type="float">
            <text:p>66.24</text:p>
          </table:table-cell>
          <table:table-cell office:value-type="float" office:value="28.58" calcext:value-type="float">
            <text:p>28.58</text:p>
          </table:table-cell>
          <table:table-cell office:value-type="float" office:value="378600" calcext:value-type="float">
            <text:p>378600</text:p>
          </table:table-cell>
          <table:table-cell office:value-type="float" office:value="0.00676020408163266" calcext:value-type="float">
            <text:p>0.006760204081633</text:p>
          </table:table-cell>
          <table:table-cell office:value-type="float" office:value="0.00169005102040817" calcext:value-type="float">
            <text:p>0.001690051020408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296950657868037" calcext:value-type="float">
            <text:p>0.00296950657868</text:p>
          </table:table-cell>
          <table:table-cell office:value-type="float" office:value="0.000971757026424914" calcext:value-type="float">
            <text:p>0.000971757026425</text:p>
          </table:table-cell>
          <table:table-cell office:value-type="float" office:value="0.000975402505138524" calcext:value-type="float">
            <text:p>0.000975402505139</text:p>
          </table:table-cell>
          <table:table-cell office:value-type="float" office:value="0.000299553606390478" calcext:value-type="float">
            <text:p>0.00029955360639</text:p>
          </table:table-cell>
          <table:table-cell office:value-type="float" office:value="614" calcext:value-type="float">
            <text:p>614</text:p>
          </table:table-cell>
          <table:table-cell office:value-type="float" office:value="2750.622" calcext:value-type="float">
            <text:p>2750.622</text:p>
          </table:table-cell>
          <table:table-cell office:value-type="string" calcext:value-type="string">
            <text:p>("5fd8188cee2f965778b5b2003e6f43e3b5d60c9d4d3b382d19c11d45f8778673", "23a4b7a398e3b2470fb4bfb77ecf9f7be11f54031add1778ef07285aca9f7a88", "ce0e55c2a3bbcf922ba9c111f709ad80eee24eb02f3d97eb7fbb8fa590dbc6a5", "c7cbe48c2a282dfc10ab2ad3a1fca79e81e182e42bd3c1132045c1b88c0c4e9c", "dada5ba3b617b1621b140bb9f0ac7d1fb9a4d50d7606ebe016968658b15d1dd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6" calcext:value-type="float">
            <text:p>76</text:p>
          </table:table-cell>
          <table:table-cell office:value-type="float" office:value="74.58" calcext:value-type="float">
            <text:p>74.58</text:p>
          </table:table-cell>
          <table:table-cell office:value-type="float" office:value="27" calcext:value-type="float">
            <text:p>27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1.022" calcext:value-type="float">
            <text:p>61.022</text:p>
          </table:table-cell>
          <table:table-cell office:value-type="string" calcext:value-type="string">
            <text:p>008436619139f834e11af9ede99480980f81ea0b2e3967efd3054ab55c75c9ff</text:p>
          </table:table-cell>
          <table:table-cell office:value-type="float" office:value="42.86" calcext:value-type="float">
            <text:p>42.86</text:p>
          </table:table-cell>
          <table:table-cell table:style-name="ce4"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7.411" calcext:value-type="float">
            <text:p>17.411</text:p>
          </table:table-cell>
          <table:table-cell office:value-type="string" calcext:value-type="string">
            <text:p>abb00cb4e482a383a40ef53c30baf76e7ba3019f4fc563f68c982d2ba6f87149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79.29" calcext:value-type="float">
            <text:p>79.29</text:p>
          </table:table-cell>
          <table:table-cell office:value-type="float" office:value="75.21" calcext:value-type="float">
            <text:p>75.21</text:p>
          </table:table-cell>
          <table:table-cell office:value-type="float" office:value="67.67" calcext:value-type="float">
            <text:p>67.67</text:p>
          </table:table-cell>
          <table:table-cell office:value-type="float" office:value="67.98" calcext:value-type="float">
            <text:p>67.98</text:p>
          </table:table-cell>
          <table:table-cell office:value-type="float" office:value="0" calcext:value-type="float">
            <text:p>0</text:p>
          </table:table-cell>
          <table:table-cell office:value-type="float" office:value="185520" calcext:value-type="float">
            <text:p>18552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21399579441537" calcext:value-type="float">
            <text:p>0.001213995794415</text:p>
          </table:table-cell>
          <table:table-cell table:style-name="ce6" office:value-type="float" office:value="0.0000543661091887737" calcext:value-type="float">
            <text:p>5.44E-05</text:p>
          </table:table-cell>
          <table:table-cell table:style-name="ce6" office:value-type="float" office:value="0.0000822616699539778" calcext:value-type="float">
            <text:p>8.23E-05</text:p>
          </table:table-cell>
          <table:table-cell office:value-type="float" office:value="0" calcext:value-type="float">
            <text:p>0</text:p>
          </table:table-cell>
          <table:table-cell office:value-type="float" office:value="251.2" calcext:value-type="float">
            <text:p>25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517686e3f8617177e06c01b380817a58936dd4524274abebddf66088fe15fa9", "5688a024a6a5a6382fd14bf2bcdc4bfca2e582c10e6bca2f50820fe6b724057e", "2a2c4319b05efe751fa9eec0ed317514e4ba1d3d60c635fbe4e4c9fab5db9493", "a9ac3a39430ec194d7dc299c50a28bbd47cb3c0749d2d3b6403bd6e7e1e0031f", "5ed41645f4f0b7415778be64179f87ee2fb4dcb4207a0880c0d24f6816da57ec")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3.57" calcext:value-type="float">
            <text:p>63.57</text:p>
          </table:table-cell>
          <table:table-cell office:value-type="float" office:value="81.43" calcext:value-type="float">
            <text:p>81.43</text:p>
          </table:table-cell>
          <table:table-cell office:value-type="float" office:value="77.56" calcext:value-type="float">
            <text:p>77.56</text:p>
          </table:table-cell>
          <table:table-cell office:value-type="float" office:value="69.06" calcext:value-type="float">
            <text:p>69.06</text:p>
          </table:table-cell>
          <table:table-cell office:value-type="float" office:value="69.84" calcext:value-type="float">
            <text:p>69.84</text:p>
          </table:table-cell>
          <table:table-cell office:value-type="float" office:value="28.5" calcext:value-type="float">
            <text:p>28.5</text:p>
          </table:table-cell>
          <table:table-cell office:value-type="float" office:value="369520" calcext:value-type="float">
            <text:p>369520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02423284225656" calcext:value-type="float">
            <text:p>0.002024232842257</text:p>
          </table:table-cell>
          <table:table-cell office:value-type="float" office:value="0.000313550266038288" calcext:value-type="float">
            <text:p>0.000313550266038</text:p>
          </table:table-cell>
          <table:table-cell office:value-type="float" office:value="0.000590751192581543" calcext:value-type="float">
            <text:p>0.000590751192582</text:p>
          </table:table-cell>
          <table:table-cell table:style-name="ce6" office:value-type="float" office:value="0.0000939776020048558" calcext:value-type="float">
            <text:p>9.40E-05</text:p>
          </table:table-cell>
          <table:table-cell office:value-type="float" office:value="1421.2" calcext:value-type="float">
            <text:p>1421.2</text:p>
          </table:table-cell>
          <table:table-cell office:value-type="float" office:value="2407.158" calcext:value-type="float">
            <text:p>2407.158</text:p>
          </table:table-cell>
          <table:table-cell office:value-type="string" calcext:value-type="string">
            <text:p>("d24fadc5699a7945c596e03a6b02692e9f13873b7a02342c90bd68301afc85ce", "f8b88ef9d7cdafe4ace19bf4ff59befb6ea373cbf08eb0fb6af84ff1fee79a14", "20e90635c5f94de36cc821c04eed73caab922d6dd4c051b9843675058c24fb96", "e74cbda63cd05eade34871e6c495db5c966280e3d6bd6d724b5ccd73f2026c58", "4797023a7fa047992f05be05dd3d9f5eb9ac01cdff774d2d88515c0fc83c07aa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4.71" calcext:value-type="float">
            <text:p>64.7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9.437" calcext:value-type="float">
            <text:p>49.437</text:p>
          </table:table-cell>
          <table:table-cell office:value-type="string" calcext:value-type="string">
            <text:p>30288d08577f505dc96f7e1000a2a0bb479ecf593db5e2e488ef0a4d5d7b4488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211" calcext:value-type="float">
            <text:p>23.211</text:p>
          </table:table-cell>
          <table:table-cell office:value-type="string" calcext:value-type="string">
            <text:p>81dd9fbd779d67ed9422067bc5d4cd9d5df6e366b0c239a478efec91de026fe0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5.69" calcext:value-type="float">
            <text:p>65.69</text:p>
          </table:table-cell>
          <table:table-cell office:value-type="float" office:value="68.95" calcext:value-type="float">
            <text:p>68.95</text:p>
          </table:table-cell>
          <table:table-cell office:value-type="float" office:value="68.42" calcext:value-type="float">
            <text:p>68.42</text:p>
          </table:table-cell>
          <table:table-cell office:value-type="float" office:value="0" calcext:value-type="float">
            <text:p>0</text:p>
          </table:table-cell>
          <table:table-cell office:value-type="float" office:value="183080" calcext:value-type="float">
            <text:p>183080</text:p>
          </table:table-cell>
          <table:table-cell office:value-type="float" office:value="0.00931122448979591" calcext:value-type="float">
            <text:p>0.009311224489796</text:p>
          </table:table-cell>
          <table:table-cell office:value-type="float" office:value="0.00232780612244898" calcext:value-type="float">
            <text:p>0.002327806122449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53594509853778" calcext:value-type="float">
            <text:p>0.001535945098538</text:p>
          </table:table-cell>
          <table:table-cell office:value-type="float" office:value="0.00368933709953653" calcext:value-type="float">
            <text:p>0.003689337099537</text:p>
          </table:table-cell>
          <table:table-cell office:value-type="float" office:value="0.00266455714000744" calcext:value-type="float">
            <text:p>0.002664557140007</text:p>
          </table:table-cell>
          <table:table-cell office:value-type="float" office:value="0" calcext:value-type="float">
            <text:p>0</text:p>
          </table:table-cell>
          <table:table-cell office:value-type="float" office:value="1341.2" calcext:value-type="float">
            <text:p>134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2659675132518d0382db6978be6586f56690e88a81b9ec2b817291a1017d2b", "160fc39dc4868d778e23d495166186c1c299490539181212e307173e800fadb0", "c4cdf74b1675b3e8c0405fcd4ad4f7d588c009d0427c393d4ddc99db78699a78", "38d0666675827fa1a77992438fd955eb83dad1b6b51cb339a91a56d71c5b6ab0", "242d71e50d56c47a050fe2d3196c09052568caec172d43c5b932159ebd450164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5" calcext:value-type="float">
            <text:p>65</text:p>
          </table:table-cell>
          <table:table-cell office:value-type="float" office:value="65.52" calcext:value-type="float">
            <text:p>65.52</text:p>
          </table:table-cell>
          <table:table-cell office:value-type="float" office:value="65.93" calcext:value-type="float">
            <text:p>65.93</text:p>
          </table:table-cell>
          <table:table-cell office:value-type="float" office:value="65.96" calcext:value-type="float">
            <text:p>65.96</text:p>
          </table:table-cell>
          <table:table-cell office:value-type="float" office:value="27.35" calcext:value-type="float">
            <text:p>27.35</text:p>
          </table:table-cell>
          <table:table-cell office:value-type="float" office:value="365800" calcext:value-type="float">
            <text:p>36580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608938581377854" calcext:value-type="float">
            <text:p>0.000608938581378</text:p>
          </table:table-cell>
          <table:table-cell office:value-type="float" office:value="0.000486933456510176" calcext:value-type="float">
            <text:p>0.00048693345651</text:p>
          </table:table-cell>
          <table:table-cell office:value-type="float" office:value="0.000458814643124102" calcext:value-type="float">
            <text:p>0.000458814643124</text:p>
          </table:table-cell>
          <table:table-cell office:value-type="float" office:value="0.00075769441616415" calcext:value-type="float">
            <text:p>0.000757694416164</text:p>
          </table:table-cell>
          <table:table-cell office:value-type="float" office:value="1298" calcext:value-type="float">
            <text:p>1298</text:p>
          </table:table-cell>
          <table:table-cell office:value-type="float" office:value="2656.766" calcext:value-type="float">
            <text:p>2656.766</text:p>
          </table:table-cell>
          <table:table-cell office:value-type="string" calcext:value-type="string">
            <text:p>("77096a24f0d329f135ffe67b774c47adfdc8efde6e0daf273eae96acd96cfcc8", "244b96a8402c91c570d0340681d15b2bfcc194b94ad2df5c2c4504d40d691c7c", "0eeff24919ba3c84a67bb54fc6d58e35bcc26ab1cad4cf6ff0eaf34a36311ba5", "ee042a9fa3308b4a38aae32c7d2a41a1f7872354410da97e6c12fd4e7fcc492c", "b41fdffb0baf6264efdfe7edd31175a0b8734688748dd3cd00131419576544a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21428571428571" calcext:value-type="float">
            <text:p>0.621428571428571</text:p>
          </table:table-cell>
          <table:table-cell office:value-type="float" office:value="0.578009259259259" calcext:value-type="float">
            <text:p>0.578009259259259</text:p>
          </table:table-cell>
          <table:table-cell office:value-type="float" office:value="29.208" calcext:value-type="float">
            <text:p>29.208</text:p>
          </table:table-cell>
          <table:table-cell office:value-type="string" calcext:value-type="string">
            <text:p>a179ccf4e4132da3b876fe61d135c837f3ec83fdb9895be0381291e92affd741</text:p>
          </table:table-cell>
          <table:table-cell office:value-type="float" office:value="28.57" calcext:value-type="float">
            <text:p>28.57</text:p>
          </table:table-cell>
          <table:table-cell table:style-name="ce4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7.106" calcext:value-type="float">
            <text:p>17.106</text:p>
          </table:table-cell>
          <table:table-cell office:value-type="string" calcext:value-type="string">
            <text:p>a337dfd062e6338db30a66435afea1b25d75195d8f668cc30ecefd4a13a04b72</text:p>
          </table:table-cell>
          <table:table-cell office:value-type="float" office:value="27.86" calcext:value-type="float">
            <text:p>27.86</text:p>
          </table:table-cell>
          <table:table-cell office:value-type="float" office:value="63.93" calcext:value-type="float">
            <text:p>63.93</text:p>
          </table:table-cell>
          <table:table-cell office:value-type="float" office:value="65.71" calcext:value-type="float">
            <text:p>65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3.46" calcext:value-type="float">
            <text:p>63.46</text:p>
          </table:table-cell>
          <table:table-cell office:value-type="float" office:value="64.72" calcext:value-type="float">
            <text:p>64.72</text:p>
          </table:table-cell>
          <table:table-cell office:value-type="float" office:value="64.43" calcext:value-type="float">
            <text:p>64.43</text:p>
          </table:table-cell>
          <table:table-cell office:value-type="float" office:value="0" calcext:value-type="float">
            <text:p>0</text:p>
          </table:table-cell>
          <table:table-cell office:value-type="float" office:value="179120" calcext:value-type="float">
            <text:p>179120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.00548469387755103" calcext:value-type="float">
            <text:p>0.005484693877551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03331577123708" calcext:value-type="float">
            <text:p>0.001033315771237</text:p>
          </table:table-cell>
          <table:table-cell office:value-type="float" office:value="0.00192990781451073" calcext:value-type="float">
            <text:p>0.001929907814511</text:p>
          </table:table-cell>
          <table:table-cell office:value-type="float" office:value="0.00196127170353182" calcext:value-type="float">
            <text:p>0.001961271703532</text:p>
          </table:table-cell>
          <table:table-cell office:value-type="float" office:value="0" calcext:value-type="float">
            <text:p>0</text:p>
          </table:table-cell>
          <table:table-cell office:value-type="float" office:value="401.2" calcext:value-type="float">
            <text:p>40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d974d058847de6cbd3e63b61f3bd7183b97fde63321e160818263a325798061", "c23530e89322b68f6d543e369e2b74816fa5fbfbcd7dae8d4c3909b0ce331667", "c147753366e71961b7b5df7a69e8b215f3ea1040eb99277fa296fc55981a1665", "b4037fb0debd5d3c4948b9a1db63f5b7d8579188a367dfe463da70b40e136719", "4d002450ad23cdb71972b802adb09ba6857e9f4380261e2bd6fcfe1373cb9108")</text:p>
          </table:table-cell>
          <table:table-cell office:value-type="float" office:value="25.71" calcext:value-type="float">
            <text:p>25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7.86" calcext:value-type="float">
            <text:p>57.86</text:p>
          </table:table-cell>
          <table:table-cell office:value-type="float" office:value="61.73" calcext:value-type="float">
            <text:p>61.73</text:p>
          </table:table-cell>
          <table:table-cell office:value-type="float" office:value="64.33" calcext:value-type="float">
            <text:p>64.33</text:p>
          </table:table-cell>
          <table:table-cell office:value-type="float" office:value="64.6" calcext:value-type="float">
            <text:p>64.6</text:p>
          </table:table-cell>
          <table:table-cell office:value-type="float" office:value="28.32" calcext:value-type="float">
            <text:p>28.32</text:p>
          </table:table-cell>
          <table:table-cell office:value-type="float" office:value="359520" calcext:value-type="float">
            <text:p>359520</text:p>
          </table:table-cell>
          <table:table-cell office:value-type="float" office:value="0.00153061224489797" calcext:value-type="float">
            <text:p>0.001530612244898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406409438775511" calcext:value-type="float">
            <text:p>0.000406409438776</text:p>
          </table:table-cell>
          <table:table-cell office:value-type="float" office:value="0.00055158897878678" calcext:value-type="float">
            <text:p>0.000551588978787</text:p>
          </table:table-cell>
          <table:table-cell office:value-type="float" office:value="0.000416287164885771" calcext:value-type="float">
            <text:p>0.000416287164886</text:p>
          </table:table-cell>
          <table:table-cell office:value-type="float" office:value="0.000274101339180829" calcext:value-type="float">
            <text:p>0.000274101339181</text:p>
          </table:table-cell>
          <table:table-cell office:value-type="float" office:value="1147.2" calcext:value-type="float">
            <text:p>1147.2</text:p>
          </table:table-cell>
          <table:table-cell office:value-type="float" office:value="2336.699" calcext:value-type="float">
            <text:p>2336.699</text:p>
          </table:table-cell>
          <table:table-cell office:value-type="string" calcext:value-type="string">
            <text:p>("5411d92257e680994e6fc154431cceabc4079a022dbcd02091447fb35940cd87", "1b64f8f93410c1b7ce5928702c7da2663b60c1c80bff47d1db9c0ea4cb683408", "492f8ef004e11a972c31ee56d48488be4a7435850cf9915379b6658bca320c81", "fb7b7191dc274110e355d96c8152a7d4dc80740274614bdc931350069a06f31f", "b2469d5f6c6a86469a90ae1c00e626414ffbfd97dcdff269513d5831c29b654a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31.183" calcext:value-type="float">
            <text:p>31.183</text:p>
          </table:table-cell>
          <table:table-cell office:value-type="string" calcext:value-type="string">
            <text:p>69eeb18b0ea497e51f8afe364190e9c5f1d1ca36a7019c72d8a582dfcc44192c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7" calcext:value-type="float">
            <text:p>7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22.505" calcext:value-type="float">
            <text:p>22.505</text:p>
          </table:table-cell>
          <table:table-cell office:value-type="string" calcext:value-type="string">
            <text:p>45d74056a966fc9e8bdfad3636e113585ec08d20fb4c7513e6dfdfc80ad65b70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71.43" calcext:value-type="float">
            <text:p>71.43</text:p>
          </table:table-cell>
          <table:table-cell office:value-type="float" office:value="59.29" calcext:value-type="float">
            <text:p>59.29</text:p>
          </table:table-cell>
          <table:table-cell office:value-type="float" office:value="63.67" calcext:value-type="float">
            <text:p>63.67</text:p>
          </table:table-cell>
          <table:table-cell office:value-type="float" office:value="67.61" calcext:value-type="float">
            <text:p>67.61</text:p>
          </table:table-cell>
          <table:table-cell office:value-type="float" office:value="67.29" calcext:value-type="float">
            <text:p>67.29</text:p>
          </table:table-cell>
          <table:table-cell office:value-type="float" office:value="0" calcext:value-type="float">
            <text:p>0</text:p>
          </table:table-cell>
          <table:table-cell office:value-type="float" office:value="184880" calcext:value-type="float">
            <text:p>18488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11782491257033" calcext:value-type="float">
            <text:p>0.000211782491257</text:p>
          </table:table-cell>
          <table:table-cell office:value-type="float" office:value="0.000921239715175513" calcext:value-type="float">
            <text:p>0.000921239715176</text:p>
          </table:table-cell>
          <table:table-cell office:value-type="float" office:value="0.0006876189677763" calcext:value-type="float">
            <text:p>0.000687618967776</text:p>
          </table:table-cell>
          <table:table-cell office:value-type="float" office:value="0" calcext:value-type="float">
            <text:p>0</text:p>
          </table:table-cell>
          <table:table-cell office:value-type="float" office:value="635.2" calcext:value-type="float">
            <text:p>6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5a702f9232549689d268fa2ff6221d29b1d1512df6729ad3c00d4a9608c9948", "433209d6ec83ce0d2656b7bbd44a5d0b9663dece7adb7226783ed9efe32c0f26", "9ef5845b2089c8b38cd3076abdee3a2f0d54c3b0f73884ee01f589363031b89b", "d155b0c5a9fdc4d7f6252f747a7d849df7263f370d972b83d6acac19b3d8e180", "d614dcca595e9a6fa28fa64c528fe0a7ff99f421b71b152b8e3dcdc271ec101c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2.14" calcext:value-type="float">
            <text:p>72.14</text:p>
          </table:table-cell>
          <table:table-cell office:value-type="float" office:value="61.43" calcext:value-type="float">
            <text:p>61.43</text:p>
          </table:table-cell>
          <table:table-cell office:value-type="float" office:value="65.16" calcext:value-type="float">
            <text:p>65.16</text:p>
          </table:table-cell>
          <table:table-cell office:value-type="float" office:value="68.8" calcext:value-type="float">
            <text:p>68.8</text:p>
          </table:table-cell>
          <table:table-cell office:value-type="float" office:value="68.47" calcext:value-type="float">
            <text:p>68.47</text:p>
          </table:table-cell>
          <table:table-cell office:value-type="float" office:value="27.17" calcext:value-type="float">
            <text:p>27.17</text:p>
          </table:table-cell>
          <table:table-cell office:value-type="float" office:value="369960" calcext:value-type="float">
            <text:p>369960</text:p>
          </table:table-cell>
          <table:table-cell office:value-type="float" office:value="0.00102040816326531" calcext:value-type="float">
            <text:p>0.001020408163265</text:p>
          </table:table-cell>
          <table:table-cell table:number-columns-repeated="2" office:value-type="float" office:value="0.000255102040816326" calcext:value-type="float">
            <text:p>0.000255102040816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208116545265348" calcext:value-type="float">
            <text:p>0.000208116545265</text:p>
          </table:table-cell>
          <table:table-cell office:value-type="float" office:value="0.000319999999999999" calcext:value-type="float">
            <text:p>0.00032</text:p>
          </table:table-cell>
          <table:table-cell office:value-type="float" office:value="0.0002298190175237" calcext:value-type="float">
            <text:p>0.000229819017524</text:p>
          </table:table-cell>
          <table:table-cell office:value-type="float" office:value="0.000142924269715718" calcext:value-type="float">
            <text:p>0.000142924269716</text:p>
          </table:table-cell>
          <table:table-cell office:value-type="float" office:value="2056.8" calcext:value-type="float">
            <text:p>2056.8</text:p>
          </table:table-cell>
          <table:table-cell office:value-type="float" office:value="2300.239" calcext:value-type="float">
            <text:p>2300.239</text:p>
          </table:table-cell>
          <table:table-cell office:value-type="string" calcext:value-type="string">
            <text:p>("63ccdb44a2c2dfb9c74fefaa46f592eabc494a65f83b8c46895384b71ec75138", "e008dd79f556cee6bc1f0e4c9cd71f38d9d477460c094f4520bf5d29033e12e1", "f0bb6d7f47e3e5df04e8eb10430a10c352deddb8c9e998fd1c7e93e8c5b0025b", "a078e0bd5aabdf4383c889978a0582aab1e239582ba59348f9d4002b60083fa6", "f1012d5ca9b03ea6933c19b7f5b2920217446a696d2cfbca492ccc6fdd80e252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39" calcext:value-type="float">
            <text:p>39</text:p>
          </table:table-cell>
          <table:table-cell office:value-type="float" office:value="0.743253968253968" calcext:value-type="float">
            <text:p>0.743253968253968</text:p>
          </table:table-cell>
          <table:table-cell office:value-type="float" office:value="0.634027777777778" calcext:value-type="float">
            <text:p>0.634027777777778</text:p>
          </table:table-cell>
          <table:table-cell office:value-type="float" office:value="34.175" calcext:value-type="float">
            <text:p>34.175</text:p>
          </table:table-cell>
          <table:table-cell office:value-type="string" calcext:value-type="string">
            <text:p>3bb9127650d353c7e8b794bb6a7651f659dbb5f2c0184d8b2a653c2dbd0bc685</text:p>
          </table:table-cell>
          <table:table-cell office:value-type="float" office:value="39.29" calcext:value-type="float">
            <text:p>39.29</text:p>
          </table:table-cell>
          <table:table-cell table:style-name="ce4"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11" calcext:value-type="float">
            <text:p>11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50231481481481" calcext:value-type="float">
            <text:p>0.650231481481481</text:p>
          </table:table-cell>
          <table:table-cell office:value-type="float" office:value="23.796" calcext:value-type="float">
            <text:p>23.796</text:p>
          </table:table-cell>
          <table:table-cell office:value-type="string" calcext:value-type="string">
            <text:p>7cb38b1a4a09ed9c112d7fe058666bb1a52a1caa0aa3705864ed92c3316e065f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5.71" calcext:value-type="float">
            <text:p>7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63" calcext:value-type="float">
            <text:p>72.63</text:p>
          </table:table-cell>
          <table:table-cell office:value-type="float" office:value="74.68" calcext:value-type="float">
            <text:p>74.68</text:p>
          </table:table-cell>
          <table:table-cell office:value-type="float" office:value="74.11" calcext:value-type="float">
            <text:p>74.11</text:p>
          </table:table-cell>
          <table:table-cell office:value-type="float" office:value="0" calcext:value-type="float">
            <text:p>0</text:p>
          </table:table-cell>
          <table:table-cell office:value-type="float" office:value="186880" calcext:value-type="float">
            <text:p>186880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250958669948409" calcext:value-type="float">
            <text:p>0.000250958669948</text:p>
          </table:table-cell>
          <table:table-cell office:value-type="float" office:value="0.000453386493950063" calcext:value-type="float">
            <text:p>0.00045338649395</text:p>
          </table:table-cell>
          <table:table-cell office:value-type="float" office:value="0.000277746011844982" calcext:value-type="float">
            <text:p>0.000277746011845</text:p>
          </table:table-cell>
          <table:table-cell office:value-type="float" office:value="0" calcext:value-type="float">
            <text:p>0</text:p>
          </table:table-cell>
          <table:table-cell office:value-type="float" office:value="279.2" calcext:value-type="float">
            <text:p>2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01afce3952a38867e5ccda4e3a8a06d79161affec7d506853113f8fc667f5f9", "f01d0ca60ceb40e46bb4a3e294c0267b0b4f2ac679ef647e592d157b816655f9", "02267f916fd7028b4e87b0f35be840cf740481ab2a87242b14ad9834eab1d22a", "1083e9f9053d508656bf07aa987e5fa1ed39e5931c627b92a0b166d65d1fbf4b", "7749960b7a7e90f723c348fa18346e090f90d3bf45533dd365b426cd9f0bb93a")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6.43" calcext:value-type="float">
            <text:p>76.43</text:p>
          </table:table-cell>
          <table:table-cell office:value-type="float" office:value="70" calcext:value-type="float">
            <text:p>70</text:p>
          </table:table-cell>
          <table:table-cell office:value-type="float" office:value="71.89" calcext:value-type="float">
            <text:p>71.89</text:p>
          </table:table-cell>
          <table:table-cell office:value-type="float" office:value="74.91" calcext:value-type="float">
            <text:p>74.91</text:p>
          </table:table-cell>
          <table:table-cell office:value-type="float" office:value="74.02" calcext:value-type="float">
            <text:p>74.02</text:p>
          </table:table-cell>
          <table:table-cell office:value-type="float" office:value="31" calcext:value-type="float">
            <text:p>31</text:p>
          </table:table-cell>
          <table:table-cell office:value-type="float" office:value="375000" calcext:value-type="float">
            <text:p>37500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594562621792774" calcext:value-type="float">
            <text:p>0.000594562621793</text:p>
          </table:table-cell>
          <table:table-cell office:value-type="float" office:value="0.000905153706990486" calcext:value-type="float">
            <text:p>0.00090515370699</text:p>
          </table:table-cell>
          <table:table-cell office:value-type="float" office:value="0.000510172663350799" calcext:value-type="float">
            <text:p>0.000510172663351</text:p>
          </table:table-cell>
          <table:table-cell office:value-type="float" office:value="0.000581049667936137" calcext:value-type="float">
            <text:p>0.000581049667936</text:p>
          </table:table-cell>
          <table:table-cell office:value-type="float" office:value="434" calcext:value-type="float">
            <text:p>434</text:p>
          </table:table-cell>
          <table:table-cell office:value-type="float" office:value="2147.322" calcext:value-type="float">
            <text:p>2147.322</text:p>
          </table:table-cell>
          <table:table-cell office:value-type="string" calcext:value-type="string">
            <text:p>("c4922914b0265087e4942b220c444746a22927237dbb36744fb82af0bec8f685", "81ca022e72b719a72fa8ff590b0877e407d44a7f3a7bdfbe50228d063db919d5", "85c1db8198e513a579f3bbc689bb1f23234e4d3c23af721165dab0d137eaf48c", "ff4d21e56add7b45e01ad6277b1616838eceeca0cf65986f10f46ed2be750a73", "4d7cffb2c28fb63688424b2a1f20ee0f68982cb33d5eee6f8bad87d116b99d38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43" calcext:value-type="float">
            <text:p>43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1.709" calcext:value-type="float">
            <text:p>41.709</text:p>
          </table:table-cell>
          <table:table-cell office:value-type="string" calcext:value-type="string">
            <text:p>f204de52c167355e9f001b64fba4258105c18b11f7e1794c00ae7c004472137c</text:p>
          </table:table-cell>
          <table:table-cell office:value-type="float" office:value="35.71" calcext:value-type="float">
            <text:p>35.71</text:p>
          </table:table-cell>
          <table:table-cell table:style-name="ce4"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18.835" calcext:value-type="float">
            <text:p>18.835</text:p>
          </table:table-cell>
          <table:table-cell office:value-type="string" calcext:value-type="string">
            <text:p>d8acfcdcdcb88d8bca463f289e88285b8e05ef9f8d65ef1f168d99e0e9d07f15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72.14" calcext:value-type="float">
            <text:p>72.14</text:p>
          </table:table-cell>
          <table:table-cell office:value-type="float" office:value="69.1" calcext:value-type="float">
            <text:p>69.1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0" calcext:value-type="float">
            <text:p>0</text:p>
          </table:table-cell>
          <table:table-cell office:value-type="float" office:value="191960" calcext:value-type="float">
            <text:p>191960</text:p>
          </table:table-cell>
          <table:table-cell office:value-type="float" office:value="0.00739795918367346" calcext:value-type="float">
            <text:p>0.007397959183673</text:p>
          </table:table-cell>
          <table:table-cell office:value-type="float" office:value="0.00184948979591837" calcext:value-type="float">
            <text:p>0.001849489795918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238704988233478" calcext:value-type="float">
            <text:p>0.002387049882335</text:p>
          </table:table-cell>
          <table:table-cell office:value-type="float" office:value="0.00153098324780961" calcext:value-type="float">
            <text:p>0.00153098324781</text:p>
          </table:table-cell>
          <table:table-cell office:value-type="float" office:value="0.00230221169363186" calcext:value-type="float">
            <text:p>0.002302211693632</text:p>
          </table:table-cell>
          <table:table-cell office:value-type="float" office:value="0" calcext:value-type="float">
            <text:p>0</text:p>
          </table:table-cell>
          <table:table-cell office:value-type="float" office:value="2058.8" calcext:value-type="float">
            <text:p>205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a59107a564c5d721305d2c81c292ae3674f0fb0557057c9742d33dc69fdf4c2", "b4451a153e8034df5c9e978610eed8cfb4877dcd07a049a9a566ce441ffa327f", "ca020d3b64d3f8c2a79f64cde93b5dd2eb253d3dbeede6ed663af530f763f078", "9578068da63f5f6803f45804bab926e8a6388d816a73650200a3d67954dadc72", "376f393249625e95cb52481d0456574dbc044aa9c8c8303ea1705833e5edae25")</text:p>
          </table:table-cell>
          <table:table-cell office:value-type="float" office:value="37.86" calcext:value-type="float">
            <text:p>37.86</text:p>
          </table:table-cell>
          <table:table-cell office:value-type="float" office:value="68.93" calcext:value-type="float">
            <text:p>68.93</text:p>
          </table:table-cell>
          <table:table-cell office:value-type="float" office:value="63.57" calcext:value-type="float">
            <text:p>6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1.36" calcext:value-type="float">
            <text:p>71.36</text:p>
          </table:table-cell>
          <table:table-cell office:value-type="float" office:value="67.07" calcext:value-type="float">
            <text:p>67.07</text:p>
          </table:table-cell>
          <table:table-cell office:value-type="float" office:value="67.19" calcext:value-type="float">
            <text:p>67.19</text:p>
          </table:table-cell>
          <table:table-cell office:value-type="float" office:value="31.77" calcext:value-type="float">
            <text:p>31.77</text:p>
          </table:table-cell>
          <table:table-cell office:value-type="float" office:value="383560" calcext:value-type="float">
            <text:p>38356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16845526212111" calcext:value-type="float">
            <text:p>0.001168455262121</text:p>
          </table:table-cell>
          <table:table-cell office:value-type="float" office:value="0.000150257524118382" calcext:value-type="float">
            <text:p>0.000150257524118</text:p>
          </table:table-cell>
          <table:table-cell office:value-type="float" office:value="0.000206595490047531" calcext:value-type="float">
            <text:p>0.000206595490048</text:p>
          </table:table-cell>
          <table:table-cell office:value-type="float" office:value="0.000189913070718145" calcext:value-type="float">
            <text:p>0.000189913070718</text:p>
          </table:table-cell>
          <table:table-cell office:value-type="float" office:value="2100.8" calcext:value-type="float">
            <text:p>2100.8</text:p>
          </table:table-cell>
          <table:table-cell office:value-type="float" office:value="2483.183" calcext:value-type="float">
            <text:p>2483.183</text:p>
          </table:table-cell>
          <table:table-cell office:value-type="string" calcext:value-type="string">
            <text:p>("d74fb48925d9b928e193536571aa52ca607a947e3c55a7261e56ca2746a0127b", "20a53278c502a138780ac9c45938ca0061d4fb938a491755700195687a6a5989", "e83884742bbcf060447399f0da3a7df6a12be9600db1504dcb81fecebe3f5e78", "ed7d18ac44e5d9559db960931761c6aff9c5334dba06775a004d7f3b69ff3812", "e8b0bcc9e69728704bed90602931d0d313af2b9e29a5959659d6424facd79ba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29" calcext:value-type="float">
            <text:p>29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61805555555556" calcext:value-type="float">
            <text:p>0.561805555555556</text:p>
          </table:table-cell>
          <table:table-cell office:value-type="float" office:value="35.997" calcext:value-type="float">
            <text:p>35.997</text:p>
          </table:table-cell>
          <table:table-cell office:value-type="string" calcext:value-type="string">
            <text:p>86d11638c99a8944bd49908d4882a82d81edd0f8bc0a6e7e6bd7f3dc74f2a582</text:p>
          </table:table-cell>
          <table:table-cell office:value-type="float" office:value="28.57" calcext:value-type="float">
            <text:p>28.57</text:p>
          </table:table-cell>
          <table:table-cell table:style-name="ce4"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5" calcext:value-type="float">
            <text:p>5</text:p>
          </table:table-cell>
          <table:table-cell office:value-type="float" office:value="0.615934065934066" calcext:value-type="float">
            <text:p>0.615934065934066</text:p>
          </table:table-cell>
          <table:table-cell office:value-type="float" office:value="0.5875" calcext:value-type="float">
            <text:p>0.5875</text:p>
          </table:table-cell>
          <table:table-cell office:value-type="float" office:value="16.269" calcext:value-type="float">
            <text:p>16.269</text:p>
          </table:table-cell>
          <table:table-cell office:value-type="string" calcext:value-type="string">
            <text:p>6579cd6be1d839a099e6c7d31abc9e524c6a0fe73ee8f56cb54e82ee3410c084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59.29" calcext:value-type="float">
            <text:p>59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7.46" calcext:value-type="float">
            <text:p>67.46</text:p>
          </table:table-cell>
          <table:table-cell office:value-type="float" office:value="63.81" calcext:value-type="float">
            <text:p>63.81</text:p>
          </table:table-cell>
          <table:table-cell office:value-type="float" office:value="63.02" calcext:value-type="float">
            <text:p>63.02</text:p>
          </table:table-cell>
          <table:table-cell office:value-type="float" office:value="0" calcext:value-type="float">
            <text:p>0</text:p>
          </table:table-cell>
          <table:table-cell office:value-type="float" office:value="176600" calcext:value-type="float">
            <text:p>17660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240172861128616" calcext:value-type="float">
            <text:p>0.000240172861129</text:p>
          </table:table-cell>
          <table:table-cell office:value-type="float" office:value="0.000650555122297823" calcext:value-type="float">
            <text:p>0.000650555122298</text:p>
          </table:table-cell>
          <table:table-cell office:value-type="float" office:value="0.00118087459968626" calcext:value-type="float">
            <text:p>0.001180874599686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afd28918d0be5ab74f7b6a9e45879d4532fe57c2cbd3fd3370402b30f0f0a78", "e0d7d0d63ce539b2e16173bd1e5d9aa17fce3f3589558018d3de685af673ded4", "9e0312b01ae88fdc822379bab5a3bf3e483a6e87b0878e9b12d2d00289aee16d", "25b0b15f82d89b3401d07aca4c338f41b2d8a54370a41c1e7dce89f73a3ce96a", "8a67773cbdfb1227c5fa2cda553d3af844e1d41d01f49a7694857024f8079e8c")</text:p>
          </table:table-cell>
          <table:table-cell office:value-type="float" office:value="29.29" calcext:value-type="float">
            <text:p>29.29</text:p>
          </table:table-cell>
          <table:table-cell office:value-type="float" office:value="64.64" calcext:value-type="float">
            <text:p>64.64</text:p>
          </table:table-cell>
          <table:table-cell office:value-type="float" office:value="57.86" calcext:value-type="float">
            <text:p>5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6.93" calcext:value-type="float">
            <text:p>66.93</text:p>
          </table:table-cell>
          <table:table-cell office:value-type="float" office:value="62.94" calcext:value-type="float">
            <text:p>62.94</text:p>
          </table:table-cell>
          <table:table-cell office:value-type="float" office:value="62.03" calcext:value-type="float">
            <text:p>62.03</text:p>
          </table:table-cell>
          <table:table-cell office:value-type="float" office:value="29.29" calcext:value-type="float">
            <text:p>29.29</text:p>
          </table:table-cell>
          <table:table-cell office:value-type="float" office:value="352840" calcext:value-type="float">
            <text:p>35284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615879507934911" calcext:value-type="float">
            <text:p>0.000615879507935</text:p>
          </table:table-cell>
          <table:table-cell office:value-type="float" office:value="0.00051856572566312" calcext:value-type="float">
            <text:p>0.000518565725663</text:p>
          </table:table-cell>
          <table:table-cell office:value-type="float" office:value="0.000929629212977856" calcext:value-type="float">
            <text:p>0.000929629212978</text:p>
          </table:table-cell>
          <table:table-cell office:value-type="float" office:value="0.000503171744067664" calcext:value-type="float">
            <text:p>0.000503171744068</text:p>
          </table:table-cell>
          <table:table-cell office:value-type="float" office:value="1394.8" calcext:value-type="float">
            <text:p>1394.8</text:p>
          </table:table-cell>
          <table:table-cell office:value-type="float" office:value="2394.98" calcext:value-type="float">
            <text:p>2394.98</text:p>
          </table:table-cell>
          <table:table-cell office:value-type="string" calcext:value-type="string">
            <text:p>("79c2cb4ef543963546ab601a36ca7753938d0927bc31f78102d6282194f37be8", "f19c18465ea7c9c5da1847647d1e69a8b18e2e2a98d214eb09618f81aabc6d91", "ed48769c62cbbe6e6df68d541f0eb53beef2ecbc99677c34016c78d9069fc431", "c01095bbc27792784d677b077c4e0ccef11d898c2f968707233ec6685ede240f", "eaf806ffa5cf3c5d18e847d2fa249b2280523c01721595d2b02e05c135529edc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7" calcext:value-type="float">
            <text:p>71.7</text:p>
          </table:table-cell>
          <table:table-cell office:value-type="float" office:value="25" calcext:value-type="float">
            <text:p>25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644642857142857" calcext:value-type="float">
            <text:p>0.644642857142857</text:p>
          </table:table-cell>
          <table:table-cell office:value-type="float" office:value="27.41" calcext:value-type="float">
            <text:p>27.41</text:p>
          </table:table-cell>
          <table:table-cell office:value-type="string" calcext:value-type="string">
            <text:p>c01788e158fc28647e116a5b28c727bfa9b2b2742200925149e830f4233fd9de</text:p>
          </table:table-cell>
          <table:table-cell office:value-type="float" office:value="39.29" calcext:value-type="float">
            <text:p>39.29</text:p>
          </table:table-cell>
          <table:table-cell table:style-name="ce4"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9" calcext:value-type="float">
            <text:p>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5.576" calcext:value-type="float">
            <text:p>25.576</text:p>
          </table:table-cell>
          <table:table-cell office:value-type="string" calcext:value-type="string">
            <text:p>548c1dfc4d4a42978ad15e81ecdd3da18a115eb5c1559c40e3704f96bb4d615c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6.43" calcext:value-type="float">
            <text:p>76.43</text:p>
          </table:table-cell>
          <table:table-cell office:value-type="float" office:value="73.86" calcext:value-type="float">
            <text:p>73.86</text:p>
          </table:table-cell>
          <table:table-cell office:value-type="float" office:value="69.47" calcext:value-type="float">
            <text:p>69.47</text:p>
          </table:table-cell>
          <table:table-cell office:value-type="float" office:value="69.93" calcext:value-type="float">
            <text:p>69.93</text:p>
          </table:table-cell>
          <table:table-cell office:value-type="float" office:value="0" calcext:value-type="float">
            <text:p>0</text:p>
          </table:table-cell>
          <table:table-cell office:value-type="float" office:value="180560" calcext:value-type="float">
            <text:p>18056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907656147271532" calcext:value-type="float">
            <text:p>0.000907656147272</text:p>
          </table:table-cell>
          <table:table-cell office:value-type="float" office:value="0.00030795558012487" calcext:value-type="float">
            <text:p>0.000307955580125</text:p>
          </table:table-cell>
          <table:table-cell office:value-type="float" office:value="0.000458368863190971" calcext:value-type="float">
            <text:p>0.000458368863191</text:p>
          </table:table-cell>
          <table:table-cell office:value-type="float" office:value="0" calcext:value-type="float">
            <text:p>0</text:p>
          </table:table-cell>
          <table:table-cell office:value-type="float" office:value="946.8" calcext:value-type="float">
            <text:p>94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05ebbe381dedbe11ea8e5205c056779934980883db20ab781755224e7517db8", "951c071c22ee2dc987cf174acc187925f4ad4aaf18c5654cfba0a0c218741893", "1065d1d2c112caf77c380217eb8a5f38d92401a8b41308d939f01e179179e1ee", "fa56946ba7fc8cc85758edbc539f4815615c5a159c53381e8bd69b832f0e9d68", "325ddab857dcb106b413bca51af2011ed6d0ff7147869767196368cb20275920")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67.14" calcext:value-type="float">
            <text:p>67.14</text:p>
          </table:table-cell>
          <table:table-cell office:value-type="float" office:value="79.29" calcext:value-type="float">
            <text:p>79.29</text:p>
          </table:table-cell>
          <table:table-cell office:value-type="float" office:value="76.43" calcext:value-type="float">
            <text:p>7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1.48" calcext:value-type="float">
            <text:p>71.48</text:p>
          </table:table-cell>
          <table:table-cell office:value-type="float" office:value="23.98" calcext:value-type="float">
            <text:p>23.98</text:p>
          </table:table-cell>
          <table:table-cell office:value-type="float" office:value="360080" calcext:value-type="float">
            <text:p>360080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159438775510204" calcext:value-type="float">
            <text:p>0.00015943877551</text:p>
          </table:table-cell>
          <table:table-cell table:number-columns-repeated="2" office:value-type="float" office:value="0.000255102040816326" calcext:value-type="float">
            <text:p>0.000255102040816</text:p>
          </table:table-cell>
          <table:table-cell office:value-type="float" office:value="0.000252222222222222" calcext:value-type="float">
            <text:p>0.000252222222222</text:p>
          </table:table-cell>
          <table:table-cell office:value-type="float" office:value="0.0001349505723205" calcext:value-type="float">
            <text:p>0.000134950572321</text:p>
          </table:table-cell>
          <table:table-cell office:value-type="float" office:value="0.000193798041375882" calcext:value-type="float">
            <text:p>0.000193798041376</text:p>
          </table:table-cell>
          <table:table-cell table:style-name="ce6" office:value-type="float" office:value="0.0000822304017542488" calcext:value-type="float">
            <text:p>8.22E-05</text:p>
          </table:table-cell>
          <table:table-cell office:value-type="float" office:value="509.2" calcext:value-type="float">
            <text:p>509.2</text:p>
          </table:table-cell>
          <table:table-cell office:value-type="float" office:value="2370.917" calcext:value-type="float">
            <text:p>2370.917</text:p>
          </table:table-cell>
          <table:table-cell office:value-type="string" calcext:value-type="string">
            <text:p>("8895ead0b9aabc1dd1a4f182601bc83e2af5ca1390b955f0177274572e4a83fb", "8b75290a37ff4c230f013c6c32800af5ef5ccbc4dbcfef34054ad82bb66ae013", "6fc22339420b238e260d0564e2092a870c154615a95a1c3291243c76388a532e", "e9eb0f28ce060768d7f873266a011f647f9572fa87a43e4b8ef9b1b82ed8d5ad", "506899596b8db23b1c50b4191c91d201bd0388f01abb5f514de913a85c6ded65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7" calcext:value-type="float">
            <text:p>17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18.126" calcext:value-type="float">
            <text:p>18.126</text:p>
          </table:table-cell>
          <table:table-cell office:value-type="string" calcext:value-type="string">
            <text:p>7450dda53eb306b5662903f00613db451129913a10fa295b2d5a8eea411e2b8c</text:p>
          </table:table-cell>
          <table:table-cell office:value-type="float" office:value="90.91" calcext:value-type="float">
            <text:p>90.91</text:p>
          </table:table-cell>
          <table:table-cell table:style-name="ce4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0.161" calcext:value-type="float">
            <text:p>0.161</text:p>
          </table:table-cell>
          <table:table-cell table:style-name="ce5" office:value-type="string" calcext:value-type="string">
            <text:p>37fba47129079631ac57d29887ea17fc4a838609d1c346bc51885c2a71316744</text:p>
          </table:table-cell>
          <table:table-cell office:value-type="float" office:value="67.27" calcext:value-type="float">
            <text:p>6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3" calcext:value-type="float">
            <text:p>75.43</text:p>
          </table:table-cell>
          <table:table-cell office:value-type="float" office:value="80.35" calcext:value-type="float">
            <text:p>80.35</text:p>
          </table:table-cell>
          <table:table-cell office:value-type="float" office:value="0" calcext:value-type="float">
            <text:p>0</text:p>
          </table:table-cell>
          <table:table-cell office:value-type="float" office:value="111760" calcext:value-type="float">
            <text:p>11176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23129251700681" calcext:value-type="float">
            <text:p>0.000823129251701</text:p>
          </table:table-cell>
          <table:table-cell office:value-type="float" office:value="0.00124140761259875" calcext:value-type="float">
            <text:p>0.001241407612599</text:p>
          </table:table-cell>
          <table:table-cell office:value-type="float" office:value="0" calcext:value-type="float">
            <text:p>0</text:p>
          </table:table-cell>
          <table:table-cell office:value-type="float" office:value="318.8" calcext:value-type="float">
            <text:p>31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ca3e957a80a3255b722135e9697beb03e7eb54ab024cc62b0adacdbaa785e50", "8240a47444fe8fecbe107ce2571629e67eae3db296e2d2473920110d9684d349", "39e975217c8566872a6f50b036a3ad9c0c9e934114a2b70bda3eea8e024843d2", "75214be196d3e25779b63acdf8dbe4c1dd66242a4813256812d8d0eb79ec9f61", "024db0d9be20e4309a3b4b59888bda201c09ba387da5d52c36b9cf049164a3a3")</text:p>
          </table:table-cell>
          <table:table-cell office:value-type="float" office:value="70.91" calcext:value-type="float">
            <text:p>70.91</text:p>
          </table:table-cell>
          <table:table-cell office:value-type="float" office:value="85.45" calcext:value-type="float">
            <text:p>85.45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52" calcext:value-type="float">
            <text:p>77.52</text:p>
          </table:table-cell>
          <table:table-cell office:value-type="float" office:value="82.92" calcext:value-type="float">
            <text:p>82.92</text:p>
          </table:table-cell>
          <table:table-cell office:value-type="float" office:value="35.58" calcext:value-type="float">
            <text:p>35.58</text:p>
          </table:table-cell>
          <table:table-cell office:value-type="float" office:value="225920" calcext:value-type="float">
            <text:p>22592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8752834467121" calcext:value-type="float">
            <text:p>0.000548752834467</text:p>
          </table:table-cell>
          <table:table-cell office:value-type="float" office:value="0.000827605075065831" calcext:value-type="float">
            <text:p>0.000827605075066</text:p>
          </table:table-cell>
          <table:table-cell office:value-type="float" office:value="0.000310978907517576" calcext:value-type="float">
            <text:p>0.000310978907518</text:p>
          </table:table-cell>
          <table:table-cell office:value-type="float" office:value="945.2" calcext:value-type="float">
            <text:p>945.2</text:p>
          </table:table-cell>
          <table:table-cell office:value-type="float" office:value="696.259" calcext:value-type="float">
            <text:p>696.259</text:p>
          </table:table-cell>
          <table:table-cell office:value-type="string" calcext:value-type="string">
            <text:p>("c4830067951dea19899fe411495f24feeb983f4c2a27cb9ee04e9c10ab3d4c58", "afe82f2110e03ec886dd2b76d1ba9b3eaa0a72da72d34f58a7395dc8c8e5cca9", "a2703dfc1d91c4584115e313c49887fbc3725eec3786cabe9c226db07bba1b63", "2dbf2a0a68d68bdb237997ebec33ffbd765dfe28baaf54be45246a350b8e6d5e", "ab98a4e862f41730df19cdd388d1f23200f13e77337ba3f4c225d2083b9c0440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51.897" calcext:value-type="float">
            <text:p>51.897</text:p>
          </table:table-cell>
          <table:table-cell office:value-type="string" calcext:value-type="string">
            <text:p>19764a2e87f2a87a2c862a62c43763517e3804dc461b8df8b88fb952df39df02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3" calcext:value-type="float">
            <text:p>3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0.104" calcext:value-type="float">
            <text:p>0.104</text:p>
          </table:table-cell>
          <table:table-cell table:style-name="ce5" office:value-type="string" calcext:value-type="string">
            <text:p>52a2c3ce36108879fdce59c13541e197bc6cf0f85222c8b38e0ba4d2058348da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0" calcext:value-type="float">
            <text:p>0</text:p>
          </table:table-cell>
          <table:table-cell office:value-type="float" office:value="91200" calcext:value-type="float">
            <text:p>9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40811eca6825537e68350a2cbab4b010f1287c58a72616e4807467cdfa48653", "1e82d4940eba3049388b4f77b2680a21bfbd98e2f62dddf35a45a63b65943a5d", "6483ff56b3098751f707707ff48b7cafd37d650028d73f36c8a8bb81c78b2069", "2b6cb52f59e8c8b0171037d897b492bf224f42cec288b64a9fa34fe8a7ab43af", "b82f58f054230ff3b5a7b6b7fff47d13727c748d1a2618a916da846d6a91c2c4")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4.55" calcext:value-type="float">
            <text:p>54.55</text:p>
          </table:table-cell>
          <table:table-cell office:value-type="float" office:value="98.18" calcext:value-type="float">
            <text:p>98.18</text:p>
          </table:table-cell>
          <table:table-cell office:value-type="float" office:value="97.14" calcext:value-type="float">
            <text:p>97.14</text:p>
          </table:table-cell>
          <table:table-cell office:value-type="float" office:value="68.33" calcext:value-type="float">
            <text:p>68.33</text:p>
          </table:table-cell>
          <table:table-cell office:value-type="float" office:value="69.8" calcext:value-type="float">
            <text:p>69.8</text:p>
          </table:table-cell>
          <table:table-cell office:value-type="float" office:value="22.09" calcext:value-type="float">
            <text:p>22.09</text:p>
          </table:table-cell>
          <table:table-cell office:value-type="float" office:value="181640" calcext:value-type="float">
            <text:p>18164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" calcext:value-type="float">
            <text:p>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408163265306123" calcext:value-type="float">
            <text:p>0.004081632653061</text:p>
          </table:table-cell>
          <table:table-cell table:style-name="ce6" office:value-type="float" office:value="0.0000868055555555559" calcext:value-type="float">
            <text:p>8.68E-05</text:p>
          </table:table-cell>
          <table:table-cell office:value-type="float" office:value="0.000307574009996157" calcext:value-type="float">
            <text:p>0.000307574009996</text:p>
          </table:table-cell>
          <table:table-cell table:style-name="ce6" office:value-type="float" office:value="0.0000676041103299076" calcext:value-type="float">
            <text:p>6.76E-05</text:p>
          </table:table-cell>
          <table:table-cell office:value-type="float" office:value="1564.8" calcext:value-type="float">
            <text:p>1564.8</text:p>
          </table:table-cell>
          <table:table-cell office:value-type="float" office:value="591.544" calcext:value-type="float">
            <text:p>591.544</text:p>
          </table:table-cell>
          <table:table-cell office:value-type="string" calcext:value-type="string">
            <text:p>("d4bd6bbe11c0d3d2b3815d3bd8118cd7740bcef00367275d0cbe83bb15b887df", "5c5633c618b4157c7e9c072ef7306e4b6961e958ca33cdee69ded7654eee6801", "9b4d8194b47d9ff82dadffa52e7eb7ec6fb37d4db80735f4240a5e3842921de4", "3cc435ce28f7c5e05478fbbef8266638df0760d09a87b259e9f39ac6f028c3b8", "061a629c3deb0434e0fb28fa04929401020d370ab60093dfa0fcb0953ff9d7cd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15" calcext:value-type="float">
            <text:p>15</text:p>
          </table:table-cell>
          <table:table-cell office:value-type="float" office:value="0.842424242424242" calcext:value-type="float">
            <text:p>0.842424242424242</text:p>
          </table:table-cell>
          <table:table-cell office:value-type="float" office:value="0.786742424242424" calcext:value-type="float">
            <text:p>0.786742424242424</text:p>
          </table:table-cell>
          <table:table-cell office:value-type="float" office:value="39.036" calcext:value-type="float">
            <text:p>39.036</text:p>
          </table:table-cell>
          <table:table-cell office:value-type="string" calcext:value-type="string">
            <text:p>001ec7782e5593f6aa806c7b32fb58a901eff7bcc651a57c28cd1a53a82c0b0a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105" calcext:value-type="float">
            <text:p>0.105</text:p>
          </table:table-cell>
          <table:table-cell table:style-name="ce5" office:value-type="string" calcext:value-type="string">
            <text:p>8576e6cdad4bae34f78d005ef54e7cb28f9b874f11f7be4ef766a953cca08c8b</text:p>
          </table:table-cell>
          <table:table-cell office:value-type="float" office:value="41.82" calcext:value-type="float">
            <text:p>41.82</text:p>
          </table:table-cell>
          <table:table-cell office:value-type="float" office:value="70.91" calcext:value-type="float">
            <text:p>70.91</text:p>
          </table:table-cell>
          <table:table-cell office:value-type="float" office:value="41.82" calcext:value-type="float">
            <text:p>4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27" calcext:value-type="float">
            <text:p>63.27</text:p>
          </table:table-cell>
          <table:table-cell office:value-type="float" office:value="58.83" calcext:value-type="float">
            <text:p>58.83</text:p>
          </table:table-cell>
          <table:table-cell office:value-type="float" office:value="0" calcext:value-type="float">
            <text:p>0</text:p>
          </table:table-cell>
          <table:table-cell office:value-type="float" office:value="94080" calcext:value-type="float">
            <text:p>9408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7671408432654" calcext:value-type="float">
            <text:p>0.000387671408433</text:p>
          </table:table-cell>
          <table:table-cell office:value-type="float" office:value="0.00252083333333333" calcext:value-type="float">
            <text:p>0.002520833333333</text:p>
          </table:table-cell>
          <table:table-cell office:value-type="float" office:value="0" calcext:value-type="float">
            <text:p>0</text:p>
          </table:table-cell>
          <table:table-cell office:value-type="float" office:value="569.2" calcext:value-type="float">
            <text:p>5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0b99689ab08184ba4fa743565e04a00476e485d66e5ba8be0f3ac06db529166", "6d3ebb47db10477d5e1280bd487ec5af8a223034cd2536c59eadc9749c528958", "90e7989dc48977c8140cd4b37356d54d4060fd84ab7a210c16e05e4ffb04d620", "8030f82627dad6f0416ab54d543eb0df555a905baf177bd8525d2913b270113e", "3ee58c84517861d0af357ed93f18d1a2301727e4930dc4b87c33538d9eabc484")</text:p>
          </table:table-cell>
          <table:table-cell office:value-type="float" office:value="41.82" calcext:value-type="float">
            <text:p>41.82</text:p>
          </table:table-cell>
          <table:table-cell office:value-type="float" office:value="70.91" calcext:value-type="float">
            <text:p>70.91</text:p>
          </table:table-cell>
          <table:table-cell office:value-type="float" office:value="41.82" calcext:value-type="float">
            <text:p>4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27" calcext:value-type="float">
            <text:p>63.27</text:p>
          </table:table-cell>
          <table:table-cell office:value-type="float" office:value="58.83" calcext:value-type="float">
            <text:p>58.83</text:p>
          </table:table-cell>
          <table:table-cell office:value-type="float" office:value="26.98" calcext:value-type="float">
            <text:p>26.98</text:p>
          </table:table-cell>
          <table:table-cell office:value-type="float" office:value="190080" calcext:value-type="float">
            <text:p>19008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7671408432654" calcext:value-type="float">
            <text:p>0.000387671408433</text:p>
          </table:table-cell>
          <table:table-cell office:value-type="float" office:value="0.00252083333333333" calcext:value-type="float">
            <text:p>0.002520833333333</text:p>
          </table:table-cell>
          <table:table-cell office:value-type="float" office:value="0.000297458085451595" calcext:value-type="float">
            <text:p>0.000297458085452</text:p>
          </table:table-cell>
          <table:table-cell office:value-type="float" office:value="309.2" calcext:value-type="float">
            <text:p>309.2</text:p>
          </table:table-cell>
          <table:table-cell office:value-type="float" office:value="594.661" calcext:value-type="float">
            <text:p>594.661</text:p>
          </table:table-cell>
          <table:table-cell office:value-type="string" calcext:value-type="string">
            <text:p>("264f34027bbb31a51e22fed95cebd9daea7adf079cf314885a808b7ce8c414e2", "9a74efb8b5e3ab740df166f5bb6bb02edd7577e7775bc47585cffd076d17887a", "cb539d643f1fffa3994e9db7057881d7945d343c603971900a3c17836ef73035", "721a7ccb6e4764919492976dd4b22cc3fdcde08cb1a95049f3d766441c05678b", "e4272725aaa83c59c082270d0679a607400f6f22a6eb05bd0debb9f6b57a5691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28.736" calcext:value-type="float">
            <text:p>28.736</text:p>
          </table:table-cell>
          <table:table-cell office:value-type="string" calcext:value-type="string">
            <text:p>a4a22b09072e9915bb69487d69813fc0ca312ad7d9ec6151b41bc1ac46a829eb</text:p>
          </table:table-cell>
          <table:table-cell office:value-type="float" office:value="90.91" calcext:value-type="float">
            <text:p>90.91</text:p>
          </table:table-cell>
          <table:table-cell table:style-name="ce4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8.25" calcext:value-type="float">
            <text:p>8.25</text:p>
          </table:table-cell>
          <table:table-cell table:style-name="ce5" office:value-type="string" calcext:value-type="string">
            <text:p>a9308351c47eb02f5fc807f8f5837ef350d0bb512a62408cd4f1f164a8024929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107040" calcext:value-type="float">
            <text:p>1070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.54074395550979E-032" calcext:value-type="float">
            <text:p>1.54E-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4.8" calcext:value-type="float">
            <text:p>67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5aa4d1524b7b3d2bf4d0bad544d5858d75541219d8b93a904f855800e55bfba", "28c8d693baf4d10dfb125b246fa7ca89190aa686bb66d50f7cfe4fbb2f6a879c", "305f77c1f602d24ba62fd78551ba2c3864e204775c15d8e6e0786d6fcd9b57d8", "f486847dfe5cdd47c8d53014b4379df632830d39aa755b383d4526aaf6e1bab4", "57c925e83360cf62f82eb50672edc0812d45597dbebad48ab56e6bd1b0cb4518")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6.98" calcext:value-type="float">
            <text:p>26.98</text:p>
          </table:table-cell>
          <table:table-cell office:value-type="float" office:value="211960" calcext:value-type="float">
            <text:p>21196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.54074395550979E-032" calcext:value-type="float">
            <text:p>1.54E-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567874526771227" calcext:value-type="float">
            <text:p>0.000567874526771</text:p>
          </table:table-cell>
          <table:table-cell office:value-type="float" office:value="2130.8" calcext:value-type="float">
            <text:p>2130.8</text:p>
          </table:table-cell>
          <table:table-cell office:value-type="float" office:value="584.441" calcext:value-type="float">
            <text:p>584.441</text:p>
          </table:table-cell>
          <table:table-cell office:value-type="string" calcext:value-type="string">
            <text:p>("63eb160cfdecfa885e6daf6405a4d95f87af8a1a626b8e860bdfba781828e70b", "9cff40386c30b64194587809f67ecbfb2253e130e9424bb0f2476965fc022000", "e53b073df716430fa8aafec939578f00808b236ff48c7adbdfe98d5a89ff07a5", "5519ba1381f2cd5153b65226f9351d2fdceae90295353be5d5e8b2c47ab86c83", "108260487ce37d87f01f6d855f60390b1f0d9a3d124371cead7379ef87e6d186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23.066" calcext:value-type="float">
            <text:p>23.066</text:p>
          </table:table-cell>
          <table:table-cell office:value-type="string" calcext:value-type="string">
            <text:p>7662950f1410625acdcfc2ab9e07f40cc3b40d10335e780eec23b0f8a2f716c2</text:p>
          </table:table-cell>
          <table:table-cell office:value-type="float" office:value="81.82" calcext:value-type="float">
            <text:p>81.82</text:p>
          </table:table-cell>
          <table:table-cell table:style-name="ce4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0.097" calcext:value-type="float">
            <text:p>0.097</text:p>
          </table:table-cell>
          <table:table-cell table:style-name="ce5" office:value-type="string" calcext:value-type="string">
            <text:p>51cd914d4e3a89a119ccccca5f227b109cd22bd7ecc41c2b1be176e5a4cb29fd</text:p>
          </table:table-cell>
          <table:table-cell office:value-type="float" office:value="78.18" calcext:value-type="float">
            <text:p>7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1.82" calcext:value-type="float">
            <text:p>81.82</text:p>
          </table:table-cell>
          <table:table-cell office:value-type="float" office:value="96.36" calcext:value-type="float">
            <text:p>96.36</text:p>
          </table:table-cell>
          <table:table-cell office:value-type="float" office:value="96" calcext:value-type="float">
            <text:p>96</text:p>
          </table:table-cell>
          <table:table-cell office:value-type="float" office:value="84.1" calcext:value-type="float">
            <text:p>84.1</text:p>
          </table:table-cell>
          <table:table-cell office:value-type="float" office:value="88.29" calcext:value-type="float">
            <text:p>88.29</text:p>
          </table:table-cell>
          <table:table-cell office:value-type="float" office:value="0" calcext:value-type="float">
            <text:p>0</text:p>
          </table:table-cell>
          <table:table-cell office:value-type="float" office:value="112240" calcext:value-type="float">
            <text:p>11224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3" calcext:value-type="float">
            <text:p>0.003</text:p>
          </table:table-cell>
          <table:table-cell table:style-name="ce6" office:value-type="float" office:value="0.0000493096646942797" calcext:value-type="float">
            <text:p>4.93E-05</text:p>
          </table:table-cell>
          <table:table-cell office:value-type="float" office:value="0.000551020408163267" calcext:value-type="float">
            <text:p>0.000551020408163</text:p>
          </table:table-cell>
          <table:table-cell office:value-type="float" office:value="0" calcext:value-type="float">
            <text:p>0</text:p>
          </table:table-cell>
          <table:table-cell office:value-type="float" office:value="1186.8" calcext:value-type="float">
            <text:p>118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af27bdabdd7bc56838692b83cfb5f39562a93eba8c3b30d3faeda4a396e52e9", "787d745ffa12edda43b24f67a5080ebbb68e660d567cee2fa7c0d5d121f1c4c9", "5d527184f1e063b8fd783cc8745841275ddc20ca208bbf93255376f764d2a997", "271dca6900795ef2c961c9b3f4f7c3dc16eed412ea2499d8ac7edf5f24541bb8", "4bf2792390fd98eb0fcf5d38d18b907cd3bfc19149414388a95b7f239220cd8a")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1.82" calcext:value-type="float">
            <text:p>81.82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4.36" calcext:value-type="float">
            <text:p>84.36</text:p>
          </table:table-cell>
          <table:table-cell office:value-type="float" office:value="89.14" calcext:value-type="float">
            <text:p>89.14</text:p>
          </table:table-cell>
          <table:table-cell office:value-type="float" office:value="38.93" calcext:value-type="float">
            <text:p>38.93</text:p>
          </table:table-cell>
          <table:table-cell office:value-type="float" office:value="224240" calcext:value-type="float">
            <text:p>22424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" calcext:value-type="float">
            <text:p>0.002</text:p>
          </table:table-cell>
          <table:table-cell table:style-name="ce6" office:value-type="float" office:value="0.0000328731097961865" calcext:value-type="float">
            <text:p>3.29E-05</text:p>
          </table:table-cell>
          <table:table-cell office:value-type="float" office:value="0.000367346938775511" calcext:value-type="float">
            <text:p>0.000367346938776</text:p>
          </table:table-cell>
          <table:table-cell office:value-type="float" office:value="0.000224894780869113" calcext:value-type="float">
            <text:p>0.000224894780869</text:p>
          </table:table-cell>
          <table:table-cell office:value-type="float" office:value="1652.8" calcext:value-type="float">
            <text:p>1652.8</text:p>
          </table:table-cell>
          <table:table-cell office:value-type="float" office:value="576.096" calcext:value-type="float">
            <text:p>576.096</text:p>
          </table:table-cell>
          <table:table-cell office:value-type="string" calcext:value-type="string">
            <text:p>("e2d657b9b6efbd686c1d543d523df8f656a181490f553eb0f16b7d3d5ecaa72a", "75fa9c37c41c1a4ea9b9849d76853914b42db71fc352dd9b2543f2482b62cc05", "c113790f770ff58be2a93cf9c2078b3ff4f48cc279187f0a06af62c4041bb54d", "1c89bdefcc7da674aa94d3e35bad7b8fda2edc6caa32320178404a7d3004cefe", "fbc515838cca0b5ce37fd4b303f610125568d524c7925e047a66f572e7484888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0.754545454545455" calcext:value-type="float">
            <text:p>0.754545454545455</text:p>
          </table:table-cell>
          <table:table-cell office:value-type="float" office:value="0.706818181818182" calcext:value-type="float">
            <text:p>0.706818181818182</text:p>
          </table:table-cell>
          <table:table-cell office:value-type="float" office:value="2.864" calcext:value-type="float">
            <text:p>2.864</text:p>
          </table:table-cell>
          <table:table-cell office:value-type="string" calcext:value-type="string">
            <text:p>52ee134d558109f6516b9f551e17938708a9d14f3a8ccd3a45e0a24662572823</text:p>
          </table:table-cell>
          <table:table-cell office:value-type="float" office:value="36.36" calcext:value-type="float">
            <text:p>36.36</text:p>
          </table:table-cell>
          <table:table-cell table:style-name="ce4"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" calcext:value-type="float">
            <text:p>3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640584415584416" calcext:value-type="float">
            <text:p>0.640584415584416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987e6d3cdf7e826052f2ad2258cae268046e12bbf7e6b908a87bd9f75a4dc0ce</text:p>
          </table:table-cell>
          <table:table-cell office:value-type="float" office:value="50.91" calcext:value-type="float">
            <text:p>50.91</text:p>
          </table:table-cell>
          <table:table-cell office:value-type="float" office:value="75.45" calcext:value-type="float">
            <text:p>75.45</text:p>
          </table:table-cell>
          <table:table-cell office:value-type="float" office:value="61.82" calcext:value-type="float">
            <text:p>61.82</text:p>
          </table:table-cell>
          <table:table-cell office:value-type="float" office:value="89.09" calcext:value-type="float">
            <text:p>89.09</text:p>
          </table:table-cell>
          <table:table-cell office:value-type="float" office:value="86.29" calcext:value-type="float">
            <text:p>86.29</text:p>
          </table:table-cell>
          <table:table-cell office:value-type="float" office:value="70.42" calcext:value-type="float">
            <text:p>70.42</text:p>
          </table:table-cell>
          <table:table-cell office:value-type="float" office:value="71.26" calcext:value-type="float">
            <text:p>71.26</text:p>
          </table:table-cell>
          <table:table-cell office:value-type="float" office:value="0" calcext:value-type="float">
            <text:p>0</text:p>
          </table:table-cell>
          <table:table-cell office:value-type="float" office:value="92120" calcext:value-type="float">
            <text:p>9212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991735537190083" calcext:value-type="float">
            <text:p>0.009917355371901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669387755102041" calcext:value-type="float">
            <text:p>0.00669387755102</text:p>
          </table:table-cell>
          <table:table-cell office:value-type="float" office:value="0.00182291666666667" calcext:value-type="float">
            <text:p>0.001822916666667</text:p>
          </table:table-cell>
          <table:table-cell office:value-type="float" office:value="0.0022816969925225" calcext:value-type="float">
            <text:p>0.002281696992523</text:p>
          </table:table-cell>
          <table:table-cell office:value-type="float" office:value="0" calcext:value-type="float">
            <text:p>0</text:p>
          </table:table-cell>
          <table:table-cell office:value-type="float" office:value="535.2" calcext:value-type="float">
            <text:p>5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f53c6f5f4162e0198084030097d74e7d6e705638ff01055c5bd19eb5660ef3e", "8996b785805b8ec022dff602ffb21e970cd7f40eea8cdaeea3d1754bee6b4463", "6969910bedeeaf194f87990b0947d1fae1d8964aad9dc8773edce6827180fccb", "f7ae661942d68f27c996e6e7d401f6c59f0df0a9d3a145af4ea82f5865c3a5a4", "30b4258205f49a90f9afb661f70568232c8d55423066a10fdf261df8759ecae2")</text:p>
          </table:table-cell>
          <table:table-cell office:value-type="float" office:value="49.09" calcext:value-type="float">
            <text:p>4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61.82" calcext:value-type="float">
            <text:p>61.82</text:p>
          </table:table-cell>
          <table:table-cell office:value-type="float" office:value="87.27" calcext:value-type="float">
            <text:p>87.27</text:p>
          </table:table-cell>
          <table:table-cell office:value-type="float" office:value="83.06" calcext:value-type="float">
            <text:p>83.06</text:p>
          </table:table-cell>
          <table:table-cell office:value-type="float" office:value="69.56" calcext:value-type="float">
            <text:p>69.56</text:p>
          </table:table-cell>
          <table:table-cell office:value-type="float" office:value="70.84" calcext:value-type="float">
            <text:p>70.84</text:p>
          </table:table-cell>
          <table:table-cell office:value-type="float" office:value="23.26" calcext:value-type="float">
            <text:p>23.26</text:p>
          </table:table-cell>
          <table:table-cell office:value-type="float" office:value="183240" calcext:value-type="float">
            <text:p>18324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380015432098765" calcext:value-type="float">
            <text:p>0.003800154320988</text:p>
          </table:table-cell>
          <table:table-cell office:value-type="float" office:value="0.000960028982007003" calcext:value-type="float">
            <text:p>0.000960028982007</text:p>
          </table:table-cell>
          <table:table-cell office:value-type="float" office:value="0.00209972299168975" calcext:value-type="float">
            <text:p>0.00209972299169</text:p>
          </table:table-cell>
          <table:table-cell table:style-name="ce6" office:value-type="float" office:value="0.0000676041103299083" calcext:value-type="float">
            <text:p>6.76E-05</text:p>
          </table:table-cell>
          <table:table-cell office:value-type="float" office:value="1594.8" calcext:value-type="float">
            <text:p>1594.8</text:p>
          </table:table-cell>
          <table:table-cell office:value-type="float" office:value="427.532" calcext:value-type="float">
            <text:p>427.532</text:p>
          </table:table-cell>
          <table:table-cell office:value-type="string" calcext:value-type="string">
            <text:p>("a615d4e280db99e43dd9ff44bee483fb55478166cb524204ef6a5efa915d615c", "cd1287da7974c0ae987902dd092ff378e35c1834ff97ddb493e8e53073e00a6f", "b3e5867ad3b4d3b8a3ffcd10e09fe4802e96ffb8d000310291eb890cc7b019e5", "9f1d6238f4d43f973fa20818f4a68bba7e2550b79016139657051d62913a2817", "e35edbb2aa31104985392578a23d97221d49250ac58cd3d192633a8dda19a744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9" calcext:value-type="float">
            <text:p>19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86742424242424" calcext:value-type="float">
            <text:p>0.786742424242424</text:p>
          </table:table-cell>
          <table:table-cell office:value-type="float" office:value="5.411" calcext:value-type="float">
            <text:p>5.411</text:p>
          </table:table-cell>
          <table:table-cell office:value-type="string" calcext:value-type="string">
            <text:p>42df9fb0ee3a9cebf128d44866805b14dc168305e1bd022b27494d69e53e7f2d</text:p>
          </table:table-cell>
          <table:table-cell office:value-type="float" office:value="63.64" calcext:value-type="float">
            <text:p>63.64</text:p>
          </table:table-cell>
          <table:table-cell table:style-name="ce4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56818181818182" calcext:value-type="float">
            <text:p>0.756818181818182</text:p>
          </table:table-cell>
          <table:table-cell office:value-type="float" office:value="1.964" calcext:value-type="float">
            <text:p>1.964</text:p>
          </table:table-cell>
          <table:table-cell table:style-name="ce5" office:value-type="string" calcext:value-type="string">
            <text:p>e53e0e0271e306f8fcb5f686396088b4c1922024ab1faf3230efac7908c4d73f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9" calcext:value-type="float">
            <text:p>79.09</text:p>
          </table:table-cell>
          <table:table-cell office:value-type="float" office:value="58.18" calcext:value-type="float">
            <text:p>5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82" calcext:value-type="float">
            <text:p>70.82</text:p>
          </table:table-cell>
          <table:table-cell office:value-type="float" office:value="73.13" calcext:value-type="float">
            <text:p>73.13</text:p>
          </table:table-cell>
          <table:table-cell office:value-type="float" office:value="0" calcext:value-type="float">
            <text:p>0</text:p>
          </table:table-cell>
          <table:table-cell office:value-type="float" office:value="119720" calcext:value-type="float">
            <text:p>119720</text:p>
          </table:table-cell>
          <table:table-cell office:value-type="float" office:value="0.0107438016528926" calcext:value-type="float">
            <text:p>0.010743801652893</text:p>
          </table:table-cell>
          <table:table-cell office:value-type="float" office:value="0.00268595041322314" calcext:value-type="float">
            <text:p>0.002685950413223</text:p>
          </table:table-cell>
          <table:table-cell office:value-type="float" office:value="0.0107438016528926" calcext:value-type="float">
            <text:p>0.010743801652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0884253211088" calcext:value-type="float">
            <text:p>0.002808842532111</text:p>
          </table:table-cell>
          <table:table-cell office:value-type="float" office:value="0.00675744734221005" calcext:value-type="float">
            <text:p>0.00675744734221</text:p>
          </table:table-cell>
          <table:table-cell office:value-type="float" office:value="0" calcext:value-type="float">
            <text:p>0</text:p>
          </table:table-cell>
          <table:table-cell office:value-type="float" office:value="977.2" calcext:value-type="float">
            <text:p>9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5a6ec7345cb420f30cedd2c5634dc5364fda025efc30492ffa43f4324beb6ae", "37235e764eb1bd151c2c0dbf3c468216ce35e798fb95bf79044a32bb920e9ab8", "f184c1464459a1c6f98f14321a23321e356ac7aad1eb8fe2adbd1900cd2cfe41", "2542c17db4b472c2f0ea8c0c090261cf269005753c03cc674d144e454ef519d3", "24831b0bdcde647c64ec9da6edd4be733eec92479338d5da7641b6625d9e1183")</text:p>
          </table:table-cell>
          <table:table-cell office:value-type="float" office:value="69.09" calcext:value-type="float">
            <text:p>69.09</text:p>
          </table:table-cell>
          <table:table-cell office:value-type="float" office:value="84.55" calcext:value-type="float">
            <text:p>84.55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48" calcext:value-type="float">
            <text:p>76.48</text:p>
          </table:table-cell>
          <table:table-cell office:value-type="float" office:value="81.64" calcext:value-type="float">
            <text:p>81.64</text:p>
          </table:table-cell>
          <table:table-cell office:value-type="float" office:value="41.49" calcext:value-type="float">
            <text:p>41.49</text:p>
          </table:table-cell>
          <table:table-cell office:value-type="float" office:value="239920" calcext:value-type="float">
            <text:p>23992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23129251700681" calcext:value-type="float">
            <text:p>0.000823129251701</text:p>
          </table:table-cell>
          <table:table-cell office:value-type="float" office:value="0.00124140761259875" calcext:value-type="float">
            <text:p>0.001241407612599</text:p>
          </table:table-cell>
          <table:table-cell office:value-type="float" office:value="0.00016365341033496" calcext:value-type="float">
            <text:p>0.000163653410335</text:p>
          </table:table-cell>
          <table:table-cell office:value-type="float" office:value="629.2" calcext:value-type="float">
            <text:p>629.2</text:p>
          </table:table-cell>
          <table:table-cell office:value-type="float" office:value="528.161" calcext:value-type="float">
            <text:p>528.161</text:p>
          </table:table-cell>
          <table:table-cell office:value-type="string" calcext:value-type="string">
            <text:p>("0a07a3e2cf89ee6a87e641ae4f8d95b1c5f003021a6213d80114efbee67650bc", "518d6677d434fdec9ba45f273ae69396f31899a96c14e43b6cc4688bbe33a393", "c02cfe462c3f66299614d1ebb07047ac52d8dba694c5471dd5bcddf492c4d209", "fbb9eba95b6659e6a7a373ac682cc6017859fe96fdd5223fe61f0de359acbd38", "731ce9a55ae9b6e20363888438bb3209ca5293dfd72d00173b27b6b38f3e0f95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4.323" calcext:value-type="float">
            <text:p>4.323</text:p>
          </table:table-cell>
          <table:table-cell office:value-type="string" calcext:value-type="string">
            <text:p>fa7301c2662ded9f93c13181a2e3c4b81aba10e3e8479cca8981cbb9bcbf1b38</text:p>
          </table:table-cell>
          <table:table-cell office:value-type="float" office:value="27.27" calcext:value-type="float">
            <text:p>27.27</text:p>
          </table:table-cell>
          <table:table-cell table:style-name="ce4" office:value-type="float" office:value="63.64" calcext:value-type="float">
            <text:p>63.64</text:p>
          </table:table-cell>
          <table:table-cell office:value-type="float" office:value="36.36" calcext:value-type="float">
            <text:p>3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58.82" calcext:value-type="float">
            <text:p>58.8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685454545454546" calcext:value-type="float">
            <text:p>0.685454545454546</text:p>
          </table:table-cell>
          <table:table-cell office:value-type="float" office:value="0.599545454545455" calcext:value-type="float">
            <text:p>0.599545454545455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eb0f0116a946009226d3cbe691eedfb18532d7ea4029ced78676174a35079972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05" calcext:value-type="float">
            <text:p>68.05</text:p>
          </table:table-cell>
          <table:table-cell office:value-type="float" office:value="68.79" calcext:value-type="float">
            <text:p>68.79</text:p>
          </table:table-cell>
          <table:table-cell office:value-type="float" office:value="0" calcext:value-type="float">
            <text:p>0</text:p>
          </table:table-cell>
          <table:table-cell office:value-type="float" office:value="98680" calcext:value-type="float">
            <text:p>9868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578512396694215" calcext:value-type="float">
            <text:p>0.00578512396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8149629950019" calcext:value-type="float">
            <text:p>0.0012814962995</text:p>
          </table:table-cell>
          <table:table-cell office:value-type="float" office:value="0.00415939115297535" calcext:value-type="float">
            <text:p>0.004159391152975</text:p>
          </table:table-cell>
          <table:table-cell office:value-type="float" office:value="0" calcext:value-type="float">
            <text:p>0</text:p>
          </table:table-cell>
          <table:table-cell office:value-type="float" office:value="297.2" calcext:value-type="float">
            <text:p>2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50396f209767a46425e9f514f73d90ddbf943844aaca6822849b3c66fd29a51", "a1a58dd22a43f6da1f7196955572946164fc6354e94aa25c824ca60a1918746f", "0409fc4abf1a56aa39afdb508aaae5f5245774e2b4c55a1640dcdf38fe41ad6a", "ee6c2103d134c3fcc85381de2c6cf0d480cf5361625205b532d75c484d8d3f89", "978c34e0910544b965703afdf7d0a78645a9d24037b61d0ce5d722212f5d2b9f")</text:p>
          </table:table-cell>
          <table:table-cell office:value-type="float" office:value="49.09" calcext:value-type="float">
            <text:p>4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49.09" calcext:value-type="float">
            <text:p>4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41" calcext:value-type="float">
            <text:p>66.41</text:p>
          </table:table-cell>
          <table:table-cell office:value-type="float" office:value="65.52" calcext:value-type="float">
            <text:p>65.52</text:p>
          </table:table-cell>
          <table:table-cell office:value-type="float" office:value="28.14" calcext:value-type="float">
            <text:p>28.14</text:p>
          </table:table-cell>
          <table:table-cell office:value-type="float" office:value="197240" calcext:value-type="float">
            <text:p>19724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661157024793388" calcext:value-type="float">
            <text:p>0.00661157024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8522456640608" calcext:value-type="float">
            <text:p>0.001185224566406</text:p>
          </table:table-cell>
          <table:table-cell office:value-type="float" office:value="0.00586740676662822" calcext:value-type="float">
            <text:p>0.005867406766628</text:p>
          </table:table-cell>
          <table:table-cell office:value-type="float" office:value="0.000229853975121686" calcext:value-type="float">
            <text:p>0.000229853975122</text:p>
          </table:table-cell>
          <table:table-cell office:value-type="float" office:value="678.8" calcext:value-type="float">
            <text:p>678.8</text:p>
          </table:table-cell>
          <table:table-cell office:value-type="float" office:value="453.043" calcext:value-type="float">
            <text:p>453.043</text:p>
          </table:table-cell>
          <table:table-cell office:value-type="string" calcext:value-type="string">
            <text:p>("9a712bbe409be2964ef9a67e7a8ee51772bf0f1c87a779c729c69820170a8ee3", "660e743f6fa5003a1cd1e49146aa049a0be8f6ccce67f7abe4fda72b8d2f30db", "322ce270a52d158297d33e07ede31f08a7870af70aca0460728636faefe29470", "b6225eecb06815bc1258bc05d6a0c8195d7d5d01007f1c4319289605e94096df", "0031b6637f6291af77e2df4d987cec46a22daa90d1fde9d53b596f2181a238ae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32575757575758" calcext:value-type="float">
            <text:p>0.732575757575758</text:p>
          </table:table-cell>
          <table:table-cell office:value-type="float" office:value="4.762" calcext:value-type="float">
            <text:p>4.762</text:p>
          </table:table-cell>
          <table:table-cell office:value-type="string" calcext:value-type="string">
            <text:p>1e50fe6f98a945480a1cd5482885f5b322fa81b4997dda8b1cd5cb34ceb2bd41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1.769" calcext:value-type="float">
            <text:p>1.769</text:p>
          </table:table-cell>
          <table:table-cell table:style-name="ce5" office:value-type="string" calcext:value-type="string">
            <text:p>c39e2ebeae1892478b1d2e96df956c8453d5245980620dabf148472027c1581a</text:p>
          </table:table-cell>
          <table:table-cell office:value-type="float" office:value="50.91" calcext:value-type="float">
            <text:p>50.91</text:p>
          </table:table-cell>
          <table:table-cell office:value-type="float" office:value="75.45" calcext:value-type="float">
            <text:p>75.45</text:p>
          </table:table-cell>
          <table:table-cell office:value-type="float" office:value="50.91" calcext:value-type="float">
            <text:p>5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13" calcext:value-type="float">
            <text:p>67.13</text:p>
          </table:table-cell>
          <table:table-cell office:value-type="float" office:value="67.35" calcext:value-type="float">
            <text:p>67.35</text:p>
          </table:table-cell>
          <table:table-cell office:value-type="float" office:value="0" calcext:value-type="float">
            <text:p>0</text:p>
          </table:table-cell>
          <table:table-cell office:value-type="float" office:value="95480" calcext:value-type="float">
            <text:p>9548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0646626297577" calcext:value-type="float">
            <text:p>0.000490646626298</text:p>
          </table:table-cell>
          <table:table-cell office:value-type="float" office:value="0.00196258650519031" calcext:value-type="float">
            <text:p>0.00196258650519</text:p>
          </table:table-cell>
          <table:table-cell office:value-type="float" office:value="0" calcext:value-type="float">
            <text:p>0</text:p>
          </table:table-cell>
          <table:table-cell office:value-type="float" office:value="1881.2" calcext:value-type="float">
            <text:p>188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a650773e72f86f241dda687d28de6bae2e23952cd29b83fe0c17e25deb548cd", "64d9c0130225f9673b7e3b343dfa64908d251c5f42ef1d854f04a8696cc11488", "27a20813cc26a6ae1ca3824cf25e35ba84ff85caa277983c8ad7369c7dba625f", "3309c0f23aec8dfb1e62f4d3e024ee075a4e824433e4809354e91c9273f470ad", "96ef160d64065a5a939db9254d9eecf7a7cb27d41f54551525a91763c9f3dc71")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94" calcext:value-type="float">
            <text:p>67.94</text:p>
          </table:table-cell>
          <table:table-cell office:value-type="float" office:value="68.97" calcext:value-type="float">
            <text:p>68.97</text:p>
          </table:table-cell>
          <table:table-cell office:value-type="float" office:value="27.44" calcext:value-type="float">
            <text:p>27.44</text:p>
          </table:table-cell>
          <table:table-cell office:value-type="float" office:value="190520" calcext:value-type="float">
            <text:p>19052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097750865051" calcext:value-type="float">
            <text:p>0.000327097750865</text:p>
          </table:table-cell>
          <table:table-cell office:value-type="float" office:value="0.00130839100346021" calcext:value-type="float">
            <text:p>0.00130839100346</text:p>
          </table:table-cell>
          <table:table-cell office:value-type="float" office:value="0.000243374797187668" calcext:value-type="float">
            <text:p>0.000243374797188</text:p>
          </table:table-cell>
          <table:table-cell office:value-type="float" office:value="1377.2" calcext:value-type="float">
            <text:p>1377.2</text:p>
          </table:table-cell>
          <table:table-cell office:value-type="float" office:value="511.445" calcext:value-type="float">
            <text:p>511.445</text:p>
          </table:table-cell>
          <table:table-cell office:value-type="string" calcext:value-type="string">
            <text:p>("c558e36f88f041bc50e0536f948ec7c800e9c397541e30290fb50106197fbdaf", "731f698f269adf8b0e32f3b5e486305ffee8be2ff6f618b5031be6369bba8361", "eff3c9134c9018362c3144d43f0ee783a0aaedfa721d9ca13df86517440a009c", "9f22be2fb18ea0556395c1eea83cba7af5227961a5981a1588a848c85be1a1c9", "a34543917571dc1b6b794fe02cf17b07731197f9bda1be6a70f896d3e1c010cb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7" calcext:value-type="float">
            <text:p>17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11.445" calcext:value-type="float">
            <text:p>11.445</text:p>
          </table:table-cell>
          <table:table-cell office:value-type="string" calcext:value-type="string">
            <text:p>bb5cea99b3e57648f434e1ea9a8087c0b4d825790c22397076c29c119447f34c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3" calcext:value-type="float">
            <text:p>3</text:p>
          </table:table-cell>
          <table:table-cell office:value-type="float" office:value="0.810909090909091" calcext:value-type="float">
            <text:p>0.810909090909091</text:p>
          </table:table-cell>
          <table:table-cell office:value-type="float" office:value="0.744090909090909" calcext:value-type="float">
            <text:p>0.744090909090909</text:p>
          </table:table-cell>
          <table:table-cell office:value-type="float" office:value="0.087" calcext:value-type="float">
            <text:p>0.087</text:p>
          </table:table-cell>
          <table:table-cell table:style-name="ce5" office:value-type="string" calcext:value-type="string">
            <text:p>3d25ae3ec5b9a1d9c2a43b06ac52238637a8908307486e0e377841264d30d9cf</text:p>
          </table:table-cell>
          <table:table-cell office:value-type="float" office:value="47.27" calcext:value-type="float">
            <text:p>47.27</text:p>
          </table:table-cell>
          <table:table-cell office:value-type="float" office:value="73.64" calcext:value-type="float">
            <text:p>73.64</text:p>
          </table:table-cell>
          <table:table-cell office:value-type="float" office:value="49.09" calcext:value-type="float">
            <text:p>49.09</text:p>
          </table:table-cell>
          <table:table-cell office:value-type="float" office:value="98.18" calcext:value-type="float">
            <text:p>98.18</text:p>
          </table:table-cell>
          <table:table-cell office:value-type="float" office:value="96.67" calcext:value-type="float">
            <text:p>96.67</text:p>
          </table:table-cell>
          <table:table-cell office:value-type="float" office:value="65.88" calcext:value-type="float">
            <text:p>65.8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9400" calcext:value-type="float">
            <text:p>10940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0766381920415224" calcext:value-type="float">
            <text:p>0.000766381920415</text:p>
          </table:table-cell>
          <table:table-cell office:value-type="float" office:value="0.0028276384083045" calcext:value-type="float">
            <text:p>0.002827638408305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b46d7b24ec163a8bcad64cc0303416ded3ab15d74873c066913da36f0799908", "978a8a811bd4cffebe33a320ebc59ceffd442f5f1850a45a50a397efc1970fff", "80dca3f5ea62b09765f5accae053035e3b9973ba379d28bb737228a0904b8352", "1cb3b23af5f326da922d9ae72af644a47d3bd78362ebb1d755cded3aeafec177", "1508bc20e2eb8782938a5bd2c33f148af0fc05a7393d448a94397147a1666743")</text:p>
          </table:table-cell>
          <table:table-cell office:value-type="float" office:value="47.27" calcext:value-type="float">
            <text:p>47.27</text:p>
          </table:table-cell>
          <table:table-cell office:value-type="float" office:value="73.64" calcext:value-type="float">
            <text:p>73.64</text:p>
          </table:table-cell>
          <table:table-cell office:value-type="float" office:value="47.27" calcext:value-type="float">
            <text:p>4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51" calcext:value-type="float">
            <text:p>65.51</text:p>
          </table:table-cell>
          <table:table-cell office:value-type="float" office:value="64.12" calcext:value-type="float">
            <text:p>64.12</text:p>
          </table:table-cell>
          <table:table-cell office:value-type="float" office:value="34.19" calcext:value-type="float">
            <text:p>34.19</text:p>
          </table:table-cell>
          <table:table-cell office:value-type="float" office:value="217920" calcext:value-type="float">
            <text:p>21792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097750865051" calcext:value-type="float">
            <text:p>0.000327097750865</text:p>
          </table:table-cell>
          <table:table-cell office:value-type="float" office:value="0.00130839100346021" calcext:value-type="float">
            <text:p>0.00130839100346</text:p>
          </table:table-cell>
          <table:table-cell office:value-type="float" office:value="0.00118983234180638" calcext:value-type="float">
            <text:p>0.001189832341806</text:p>
          </table:table-cell>
          <table:table-cell office:value-type="float" office:value="1975.2" calcext:value-type="float">
            <text:p>1975.2</text:p>
          </table:table-cell>
          <table:table-cell office:value-type="float" office:value="528.919" calcext:value-type="float">
            <text:p>528.919</text:p>
          </table:table-cell>
          <table:table-cell office:value-type="string" calcext:value-type="string">
            <text:p>("0e54baa9db94f48423029ca85031c4ce380fb8f2e0fee2e80a928e08fcb8ae44", "0f75f42b3a900cf9aa79442729ba0a2dc7410908cd493b70afa0ba8ecdcf383b", "b518a2d21c409dc3e4813d44b08e79211a70fafa60473c0b1f68279387ecb562", "9f6779161d96bd4b430f8fcb5316bd95d655819b17f4512a9a6470ffa2f93283", "5a3d17cd987f1e27cf0db7348e471be838f1f3820a556281c204b5c22b467a39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9" calcext:value-type="float">
            <text:p>19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.668506493506493" calcext:value-type="float">
            <text:p>0.668506493506493</text:p>
          </table:table-cell>
          <table:table-cell office:value-type="float" office:value="81.593" calcext:value-type="float">
            <text:p>81.593</text:p>
          </table:table-cell>
          <table:table-cell office:value-type="string" calcext:value-type="string">
            <text:p>6c9920b048e2b4890ce4d0135f591fa6fd6926558ac2c7140559b66a9dfed9b4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9" calcext:value-type="float">
            <text:p>19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.668506493506493" calcext:value-type="float">
            <text:p>0.668506493506493</text:p>
          </table:table-cell>
          <table:table-cell office:value-type="float" office:value="14.174" calcext:value-type="float">
            <text:p>14.174</text:p>
          </table:table-cell>
          <table:table-cell office:value-type="string" calcext:value-type="string">
            <text:p>6c9920b048e2b4890ce4d0135f591fa6fd6926558ac2c7140559b66a9dfed9b4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05" calcext:value-type="float">
            <text:p>68.05</text:p>
          </table:table-cell>
          <table:table-cell office:value-type="float" office:value="68.79" calcext:value-type="float">
            <text:p>68.79</text:p>
          </table:table-cell>
          <table:table-cell office:value-type="float" office:value="0" calcext:value-type="float">
            <text:p>0</text:p>
          </table:table-cell>
          <table:table-cell office:value-type="float" office:value="134040" calcext:value-type="float">
            <text:p>13404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578512396694215" calcext:value-type="float">
            <text:p>0.00578512396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8149629950019" calcext:value-type="float">
            <text:p>0.0012814962995</text:p>
          </table:table-cell>
          <table:table-cell office:value-type="float" office:value="0.00415939115297535" calcext:value-type="float">
            <text:p>0.004159391152975</text:p>
          </table:table-cell>
          <table:table-cell office:value-type="float" office:value="0" calcext:value-type="float">
            <text:p>0</text:p>
          </table:table-cell>
          <table:table-cell office:value-type="float" office:value="1530.8" calcext:value-type="float">
            <text:p>153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7efb62365c68a095f69915bc104b9ad4acf71f6c18497f422ac1524a835202f", "d32f327685816f036f3d0b0857da69804c5c5dd398e89f1cf1904c79992d0df6", "571c5051aba93d98c4d617363410832292f56fce5a1304610e0aadfc83c6ddeb", "f47e4830b5baf3fcfb7c3cc0a1000cca8011f1842d2f4dcf30990bb3d1e60746", "e2c57656a0e78dc4b2271fc3a2128c4b03c040152a08dabbb7bfe66843053430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86" calcext:value-type="float">
            <text:p>68.86</text:p>
          </table:table-cell>
          <table:table-cell office:value-type="float" office:value="70.41" calcext:value-type="float">
            <text:p>70.41</text:p>
          </table:table-cell>
          <table:table-cell office:value-type="float" office:value="49.07" calcext:value-type="float">
            <text:p>49.07</text:p>
          </table:table-cell>
          <table:table-cell office:value-type="float" office:value="268840" calcext:value-type="float">
            <text:p>26884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.00413223140495868" calcext:value-type="float">
            <text:p>0.004132231404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32592031910801" calcext:value-type="float">
            <text:p>0.000932592031911</text:p>
          </table:table-cell>
          <table:table-cell office:value-type="float" office:value="0.00292368853859627" calcext:value-type="float">
            <text:p>0.002923688538596</text:p>
          </table:table-cell>
          <table:table-cell office:value-type="float" office:value="0.00016224986479178" calcext:value-type="float">
            <text:p>0.000162249864792</text:p>
          </table:table-cell>
          <table:table-cell office:value-type="float" office:value="4216.8" calcext:value-type="float">
            <text:p>4216.8</text:p>
          </table:table-cell>
          <table:table-cell office:value-type="float" office:value="734.526" calcext:value-type="float">
            <text:p>734.526</text:p>
          </table:table-cell>
          <table:table-cell office:value-type="string" calcext:value-type="string">
            <text:p>("bba99284ac9f7810ef461d789b4b463edac23b3f9efa1f7f9f3657c0a18d4e0f", "04f3ed9f00a889c7a64f5b41c61656e576313996b1c1a31224029b86bf1809da", "f509276c760e6fd8baf56fac8d278cfc7c863cdb322347f5f1307419db3f6e3a", "f75233f3869135c0b9b87453c46c29440babda5b1bdc606860af6da583baf24d", "075c563ee9e61b1bc5cf4c43674b71b390be787634c553b06558607a4e361d7c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33.849" calcext:value-type="float">
            <text:p>33.849</text:p>
          </table:table-cell>
          <table:table-cell office:value-type="string" calcext:value-type="string">
            <text:p>ed796708303ac77dbb2015c0e8d37dd0b6dfe9c4d359c65f5a10d68defb1a81f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7" calcext:value-type="float">
            <text:p>7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5.622" calcext:value-type="float">
            <text:p>5.622</text:p>
          </table:table-cell>
          <table:table-cell table:style-name="ce5" office:value-type="string" calcext:value-type="string">
            <text:p>27cf73a1fc2cf6bae7f00b75c621a7cb1e910f03bdfb2fae4f667034d01dfab7</text:p>
          </table:table-cell>
          <table:table-cell office:value-type="float" office:value="69.09" calcext:value-type="float">
            <text:p>69.09</text:p>
          </table:table-cell>
          <table:table-cell office:value-type="float" office:value="84.55" calcext:value-type="float">
            <text:p>84.55</text:p>
          </table:table-cell>
          <table:table-cell office:value-type="float" office:value="70.91" calcext:value-type="float">
            <text:p>70.91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7.19" calcext:value-type="float">
            <text:p>77.19</text:p>
          </table:table-cell>
          <table:table-cell office:value-type="float" office:value="82.08" calcext:value-type="float">
            <text:p>82.08</text:p>
          </table:table-cell>
          <table:table-cell office:value-type="float" office:value="0" calcext:value-type="float">
            <text:p>0</text:p>
          </table:table-cell>
          <table:table-cell office:value-type="float" office:value="139640" calcext:value-type="float">
            <text:p>13964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46913580246914" calcext:value-type="float">
            <text:p>0.002469135802469</text:p>
          </table:table-cell>
          <table:table-cell office:value-type="float" office:value="0.000516751868400221" calcext:value-type="float">
            <text:p>0.0005167518684</text:p>
          </table:table-cell>
          <table:table-cell office:value-type="float" office:value="0.000911323142163399" calcext:value-type="float">
            <text:p>0.000911323142163</text:p>
          </table:table-cell>
          <table:table-cell office:value-type="float" office:value="0" calcext:value-type="float">
            <text:p>0</text:p>
          </table:table-cell>
          <table:table-cell office:value-type="float" office:value="524.8" calcext:value-type="float">
            <text:p>52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2d075758ee360878ea2329ea7fb9be5d87c12de4eb7aaece48e4587769166d9", "72ec7eda6a4099421c4ac818537534688db5123df417699a86023a96108bc092", "77e0811683deaf289086a307408498a006f75e2b8772e9858c4c726a879d76a7", "9b4c25b77f1424e81a3eec698852346f34bb7deaf2fd395dda432022963cc1f5", "b5758e1950e6344a8eec331a296dc1d08ea5f0029b4681af7e77a59f9a768718")</text:p>
          </table:table-cell>
          <table:table-cell office:value-type="float" office:value="70.91" calcext:value-type="float">
            <text:p>70.91</text:p>
          </table:table-cell>
          <table:table-cell office:value-type="float" office:value="85.45" calcext:value-type="float">
            <text:p>85.45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52" calcext:value-type="float">
            <text:p>77.52</text:p>
          </table:table-cell>
          <table:table-cell office:value-type="float" office:value="82.92" calcext:value-type="float">
            <text:p>82.92</text:p>
          </table:table-cell>
          <table:table-cell office:value-type="float" office:value="51.16" calcext:value-type="float">
            <text:p>51.16</text:p>
          </table:table-cell>
          <table:table-cell office:value-type="float" office:value="279880" calcext:value-type="float">
            <text:p>27988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8752834467121" calcext:value-type="float">
            <text:p>0.000548752834467</text:p>
          </table:table-cell>
          <table:table-cell office:value-type="float" office:value="0.000827605075065831" calcext:value-type="float">
            <text:p>0.000827605075066</text:p>
          </table:table-cell>
          <table:table-cell office:value-type="float" office:value="0.000338020551649541" calcext:value-type="float">
            <text:p>0.00033802055165</text:p>
          </table:table-cell>
          <table:table-cell office:value-type="float" office:value="2219.2" calcext:value-type="float">
            <text:p>2219.2</text:p>
          </table:table-cell>
          <table:table-cell office:value-type="float" office:value="641.892" calcext:value-type="float">
            <text:p>641.892</text:p>
          </table:table-cell>
          <table:table-cell office:value-type="string" calcext:value-type="string">
            <text:p>("62110719c27dc8a3046e5becd73b44f015b99da445e74f01c181d83529c8fc3b", "5453320d1690253a3213d708530a5659d913cf03bf2714cf834be11bf8c5dd58", "89ea44ac9bd962d6d27319c56256898c2306436b61ad52310a7a256f6605d908", "d60f0330b2505befcbfaf381fffe75581670b677e6e02e66c2e7a5191310644d", "3fb3561a0898479a9c4a9edf35b02d2271890aeb6e697ab7ab8b3be23f93f28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21" calcext:value-type="float">
            <text:p>2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0.075" calcext:value-type="float">
            <text:p>10.075</text:p>
          </table:table-cell>
          <table:table-cell office:value-type="string" calcext:value-type="string">
            <text:p>2cf19954a150e168880adeaab48822f3459854f0954346bc369847ad84758811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7" calcext:value-type="float">
            <text:p>1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6.142" calcext:value-type="float">
            <text:p>6.142</text:p>
          </table:table-cell>
          <table:table-cell office:value-type="string" calcext:value-type="string">
            <text:p>8e8c372c55c5c712d1b99afdead963900cbbf69bc09deea5ea1d44a18bdda92a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0" calcext:value-type="float">
            <text:p>0</text:p>
          </table:table-cell>
          <table:table-cell office:value-type="float" office:value="124480" calcext:value-type="float">
            <text:p>12448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8752834467121" calcext:value-type="float">
            <text:p>0.000548752834467</text:p>
          </table:table-cell>
          <table:table-cell office:value-type="float" office:value="0.000827605075065831" calcext:value-type="float">
            <text:p>0.000827605075066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506038950cec9c47fd41f92752cdf03766e84be0e11f002108730f5991e7d02", "cd34d060d9720cbaa4363b8ac0f9ec330228ff058951f5e049bddac4091aa18a", "99b2efd269f85fc512051db83f63746e28472d623fbc81d2d17e5bfc2dd072d5", "2143b2a19579f8d788a7eb012902287a23910775288f751a3e25c39e32c063da", "ca601edc85851e89dca9aec57f7d9cfe60c1c1c06e8f27ebd3cbe94b8b6db36b")</text:p>
          </table:table-cell>
          <table:table-cell office:value-type="float" office:value="61.82" calcext:value-type="float">
            <text:p>61.82</text:p>
          </table:table-cell>
          <table:table-cell office:value-type="float" office:value="80.91" calcext:value-type="float">
            <text:p>80.91</text:p>
          </table:table-cell>
          <table:table-cell office:value-type="float" office:value="61.82" calcext:value-type="float">
            <text:p>6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42" calcext:value-type="float">
            <text:p>72.42</text:p>
          </table:table-cell>
          <table:table-cell office:value-type="float" office:value="76.34" calcext:value-type="float">
            <text:p>76.34</text:p>
          </table:table-cell>
          <table:table-cell office:value-type="float" office:value="46.28" calcext:value-type="float">
            <text:p>46.28</text:p>
          </table:table-cell>
          <table:table-cell office:value-type="float" office:value="247440" calcext:value-type="float">
            <text:p>24744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0138888888888" calcext:value-type="float">
            <text:p>0.000420138888889</text:p>
          </table:table-cell>
          <table:table-cell office:value-type="float" office:value="0.00103379042248708" calcext:value-type="float">
            <text:p>0.001033790422487</text:p>
          </table:table-cell>
          <table:table-cell office:value-type="float" office:value="0.00104110329908058" calcext:value-type="float">
            <text:p>0.001041103299081</text:p>
          </table:table-cell>
          <table:table-cell office:value-type="float" office:value="1276.8" calcext:value-type="float">
            <text:p>1276.8</text:p>
          </table:table-cell>
          <table:table-cell office:value-type="float" office:value="573.546" calcext:value-type="float">
            <text:p>573.546</text:p>
          </table:table-cell>
          <table:table-cell office:value-type="string" calcext:value-type="string">
            <text:p>("02e4e45b8324fd36beba4e42f69bdf473b26ac626dc07da0ffc7051e239e58db", "a201b98df8459e5e369d7359e5c47dcb523937dc24baa5ba85613d21b6b84c79", "b3647f126dfa199c5c10d68f607c35e1ecc0398211fc5d054ff4a0f5aba1da2b", "3b7a142859c0bff0a915178d62d440141aef41668ff0486daa7843d335a20f3c", "f83bae018c11a1eabb1c9bc6cebc7ef97fe2ad1784b2aec68d711a525b4b4212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8.18" calcext:value-type="float">
            <text:p>1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23" calcext:value-type="float">
            <text:p>23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7.179" calcext:value-type="float">
            <text:p>17.179</text:p>
          </table:table-cell>
          <table:table-cell office:value-type="string" calcext:value-type="string">
            <text:p>c8c710444f4e6459a0ea3e5fa3d63085619caa5e7288f0a06d4f95c55f7cbaf6</text:p>
          </table:table-cell>
          <table:table-cell office:value-type="float" office:value="18.18" calcext:value-type="float">
            <text:p>18.18</text:p>
          </table:table-cell>
          <table:table-cell table:style-name="ce4"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17" calcext:value-type="float">
            <text:p>1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0.359" calcext:value-type="float">
            <text:p>10.359</text:p>
          </table:table-cell>
          <table:table-cell office:value-type="string" calcext:value-type="string">
            <text:p>2fe162d8e15b5250d581b24ca7d2b4aa4c718940aee278d4c639f2a601c5ab14</text:p>
          </table:table-cell>
          <table:table-cell office:value-type="float" office:value="38.18" calcext:value-type="float">
            <text:p>38.18</text:p>
          </table:table-cell>
          <table:table-cell office:value-type="float" office:value="69.09" calcext:value-type="float">
            <text:p>69.09</text:p>
          </table:table-cell>
          <table:table-cell office:value-type="float" office:value="47.27" calcext:value-type="float">
            <text:p>4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5.95" calcext:value-type="float">
            <text:p>85.95</text:p>
          </table:table-cell>
          <table:table-cell office:value-type="float" office:value="63.24" calcext:value-type="float">
            <text:p>63.24</text:p>
          </table:table-cell>
          <table:table-cell office:value-type="float" office:value="60.51" calcext:value-type="float">
            <text:p>60.51</text:p>
          </table:table-cell>
          <table:table-cell office:value-type="float" office:value="0" calcext:value-type="float">
            <text:p>0</text:p>
          </table:table-cell>
          <table:table-cell office:value-type="float" office:value="133280" calcext:value-type="float">
            <text:p>13328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826446280991735" calcext:value-type="float">
            <text:p>0.008264462809917</text:p>
          </table:table-cell>
          <table:table-cell office:value-type="float" office:value="0.0183106575963719" calcext:value-type="float">
            <text:p>0.018310657596372</text:p>
          </table:table-cell>
          <table:table-cell office:value-type="float" office:value="0.000410908481039476" calcext:value-type="float">
            <text:p>0.000410908481039</text:p>
          </table:table-cell>
          <table:table-cell office:value-type="float" office:value="0.00105805538574611" calcext:value-type="float">
            <text:p>0.001058055385746</text:p>
          </table:table-cell>
          <table:table-cell office:value-type="float" office:value="0" calcext:value-type="float">
            <text:p>0</text:p>
          </table:table-cell>
          <table:table-cell office:value-type="float" office:value="311.2" calcext:value-type="float">
            <text:p>31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3856fd63f26fdec93c542215ab44621af7753951b5186cd66cda4e5a2e1a78f", "f911cadd7fb6f00a091289644b80397a7c2ad2ea770d5529c32c4b7e72ae26ec", "f00d725c4043278db3525d712cadfdab54b1c5528efdec29c343b103279e0109", "9c73bb76b966f8c5ca05529a2e8fa96b146e8be9cd521a16b42e9d406d77f443", "de2375e89334c3c363504d45a1379d81ecfd4d13a9fbe77715f50cf84a05a5d9")</text:p>
          </table:table-cell>
          <table:table-cell office:value-type="float" office:value="43.64" calcext:value-type="float">
            <text:p>43.64</text:p>
          </table:table-cell>
          <table:table-cell office:value-type="float" office:value="71.82" calcext:value-type="float">
            <text:p>71.82</text:p>
          </table:table-cell>
          <table:table-cell office:value-type="float" office:value="45.45" calcext:value-type="float">
            <text:p>45.45</text:p>
          </table:table-cell>
          <table:table-cell office:value-type="float" office:value="98.18" calcext:value-type="float">
            <text:p>98.18</text:p>
          </table:table-cell>
          <table:table-cell office:value-type="float" office:value="96.67" calcext:value-type="float">
            <text:p>96.67</text:p>
          </table:table-cell>
          <table:table-cell office:value-type="float" office:value="64.26" calcext:value-type="float">
            <text:p>64.26</text:p>
          </table:table-cell>
          <table:table-cell office:value-type="float" office:value="61.76" calcext:value-type="float">
            <text:p>61.76</text:p>
          </table:table-cell>
          <table:table-cell office:value-type="float" office:value="50.58" calcext:value-type="float">
            <text:p>50.58</text:p>
          </table:table-cell>
          <table:table-cell office:value-type="float" office:value="268680" calcext:value-type="float">
            <text:p>26868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55555555555555" calcext:value-type="float">
            <text:p>0.005555555555556</text:p>
          </table:table-cell>
          <table:table-cell table:style-name="ce6" office:value-type="float" office:value="0.0000973183391003463" calcext:value-type="float">
            <text:p>9.73E-05</text:p>
          </table:table-cell>
          <table:table-cell office:value-type="float" office:value="0.000270328719723183" calcext:value-type="float">
            <text:p>0.000270328719723</text:p>
          </table:table-cell>
          <table:table-cell table:style-name="ce6" office:value-type="float" office:value="0.0000338029908619829" calcext:value-type="float">
            <text:p>3.38E-05</text:p>
          </table:table-cell>
          <table:table-cell office:value-type="float" office:value="521.2" calcext:value-type="float">
            <text:p>521.2</text:p>
          </table:table-cell>
          <table:table-cell office:value-type="float" office:value="629.15" calcext:value-type="float">
            <text:p>629.15</text:p>
          </table:table-cell>
          <table:table-cell office:value-type="string" calcext:value-type="string">
            <text:p>("1bbfde34a9487cddb36037967fda13493c9a6020ecad13d99f292179a6f56d8e", "caf14648aee65e8c6d964c904cc3509c28851c7ce77c9b9ea9d0269329edbb1c", "675f2ed358bce4758fecf1ee23a47fd29fbb11adeefecbaa16b96a5912b51caa", "d8b3b0791a9aa0222d13450e169f8191380bb920659eff216507d5a28d7fc7b6", "16a4e7efba55531100bde49dd096f3f4281475843913ef11811178f15e13fb08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21" calcext:value-type="float">
            <text:p>21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.668506493506493" calcext:value-type="float">
            <text:p>0.668506493506493</text:p>
          </table:table-cell>
          <table:table-cell office:value-type="float" office:value="17.068" calcext:value-type="float">
            <text:p>17.068</text:p>
          </table:table-cell>
          <table:table-cell office:value-type="string" calcext:value-type="string">
            <text:p>fa720b9dbd26c5338965a1cd351a105a18cedde727a1e41dd889db73b2765621</text:p>
          </table:table-cell>
          <table:table-cell office:value-type="float" office:value="27.27" calcext:value-type="float">
            <text:p>27.27</text:p>
          </table:table-cell>
          <table:table-cell table:style-name="ce4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9" calcext:value-type="float">
            <text:p>19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.668506493506493" calcext:value-type="float">
            <text:p>0.668506493506493</text:p>
          </table:table-cell>
          <table:table-cell office:value-type="float" office:value="11.821" calcext:value-type="float">
            <text:p>11.821</text:p>
          </table:table-cell>
          <table:table-cell office:value-type="string" calcext:value-type="string">
            <text:p>d0fd75ebd7381b182f3d725b102c90ee3bcad014238cc9183a00724e6b204e4a</text:p>
          </table:table-cell>
          <table:table-cell office:value-type="float" office:value="47.27" calcext:value-type="float">
            <text:p>47.27</text:p>
          </table:table-cell>
          <table:table-cell office:value-type="float" office:value="73.64" calcext:value-type="float">
            <text:p>73.64</text:p>
          </table:table-cell>
          <table:table-cell office:value-type="float" office:value="47.27" calcext:value-type="float">
            <text:p>4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51" calcext:value-type="float">
            <text:p>65.51</text:p>
          </table:table-cell>
          <table:table-cell office:value-type="float" office:value="64.12" calcext:value-type="float">
            <text:p>64.12</text:p>
          </table:table-cell>
          <table:table-cell office:value-type="float" office:value="0" calcext:value-type="float">
            <text:p>0</text:p>
          </table:table-cell>
          <table:table-cell office:value-type="float" office:value="121520" calcext:value-type="float">
            <text:p>12152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097750865051" calcext:value-type="float">
            <text:p>0.000327097750865</text:p>
          </table:table-cell>
          <table:table-cell office:value-type="float" office:value="0.00130839100346021" calcext:value-type="float">
            <text:p>0.00130839100346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b9d93fbdc9600cd8f0a4a48e2109fa12f3103f6961b28fe49ddb0bc9135cb22", "5a6b2f5eac14ae2f4890a63b37c3a95291d3b7c3341dc3b383b2e7f0882fc7a2", "bc11efd6ddd81e435810b7191b90d94aa9d802ccd4fb0d11cd769659c45e0166", "34abd1ad58ecad38dc00dcb8a5803bf60c0dc4a663e31a7e0ca18613149c4771", "27ee690508ef2bbec3681b28a48d57de861d35dcb96ffbf0fb36368f5bde39ad")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42.66" calcext:value-type="float">
            <text:p>42.66</text:p>
          </table:table-cell>
          <table:table-cell office:value-type="float" office:value="241560" calcext:value-type="float">
            <text:p>24156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3.85185988877447E-033" calcext:value-type="float">
            <text:p>3.85E-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25061522079643" calcext:value-type="float">
            <text:p>0.00012506152208</text:p>
          </table:table-cell>
          <table:table-cell office:value-type="float" office:value="926.8" calcext:value-type="float">
            <text:p>926.8</text:p>
          </table:table-cell>
          <table:table-cell office:value-type="float" office:value="534.644" calcext:value-type="float">
            <text:p>534.644</text:p>
          </table:table-cell>
          <table:table-cell office:value-type="string" calcext:value-type="string">
            <text:p>("966dfbb33419439ba36544d62318e62f2b5e6e13814986f6807a1f9f4cc9f886", "279a3565d2b0e3124e437d5f037d460a7c9ed7d05faf0a2087264f4cc844cfee", "f9a71c4c1e90d18af646aed7346c3d9d4b0d4e1c4fa03239842707620b4753e1", "53ee33ae555cb3d829c8f20ddb342875a2ba3fe9299faae0b7af4045991a8c2e", "6aacc786183c48812746ae313395d29cc2e2d897bfb68d02ba7dda5f4ec31ea6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8.18" calcext:value-type="float">
            <text:p>1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21" calcext:value-type="float">
            <text:p>21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8.471" calcext:value-type="float">
            <text:p>8.471</text:p>
          </table:table-cell>
          <table:table-cell office:value-type="string" calcext:value-type="string">
            <text:p>1a90af9a23068f2c8212a5b4cac6f1c001909afc58a6c65519f15ef800871088</text:p>
          </table:table-cell>
          <table:table-cell office:value-type="float" office:value="18.18" calcext:value-type="float">
            <text:p>18.18</text:p>
          </table:table-cell>
          <table:table-cell table:style-name="ce4"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15" calcext:value-type="float">
            <text:p>15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19c82be044f956e43fdb563b260e15f69b325dda3bb00ce5d3b7838b1cf3a505</text:p>
          </table:table-cell>
          <table:table-cell office:value-type="float" office:value="18.18" calcext:value-type="float">
            <text:p>1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82" calcext:value-type="float">
            <text:p>61.82</text:p>
          </table:table-cell>
          <table:table-cell office:value-type="float" office:value="56.36" calcext:value-type="float">
            <text:p>56.36</text:p>
          </table:table-cell>
          <table:table-cell office:value-type="float" office:value="58.83" calcext:value-type="float">
            <text:p>58.83</text:p>
          </table:table-cell>
          <table:table-cell office:value-type="float" office:value="59.51" calcext:value-type="float">
            <text:p>59.51</text:p>
          </table:table-cell>
          <table:table-cell office:value-type="float" office:value="60.17" calcext:value-type="float">
            <text:p>60.17</text:p>
          </table:table-cell>
          <table:table-cell office:value-type="float" office:value="0" calcext:value-type="float">
            <text:p>0</text:p>
          </table:table-cell>
          <table:table-cell office:value-type="float" office:value="141000" calcext:value-type="float">
            <text:p>14100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24505273281497" calcext:value-type="float">
            <text:p>0.001245052732815</text:p>
          </table:table-cell>
          <table:table-cell office:value-type="float" office:value="0.00086322824201612" calcext:value-type="float">
            <text:p>0.000863228242016</text:p>
          </table:table-cell>
          <table:table-cell office:value-type="float" office:value="0.000638284940018179" calcext:value-type="float">
            <text:p>0.000638284940018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4f818360e58cce09379d0c31f9c6d1b74e0d4babf57ac68b920f4d528690bd2", "3744ca36bfb3a199f6c3c64db744e84ec1457188bda51cd3ccf8cbca4de148a1", "8193c0e0aa64a806ded110d72bb8edd1c85c5e8a31ae0ac7bed3b04b2b4b099f", "08a77a8ad84a0525efdd47ec42042482f0d7e7bd1de52d1852e8b24727d49a85", "b9566e099f921b0901f1f20fa9786ccea5425eb0c16e3e2799b791cec30c671c")</text:p>
          </table:table-cell>
          <table:table-cell office:value-type="float" office:value="16.36" calcext:value-type="float">
            <text:p>16.36</text:p>
          </table:table-cell>
          <table:table-cell office:value-type="float" office:value="58.18" calcext:value-type="float">
            <text:p>58.18</text:p>
          </table:table-cell>
          <table:table-cell office:value-type="float" office:value="61.82" calcext:value-type="float">
            <text:p>61.82</text:p>
          </table:table-cell>
          <table:table-cell office:value-type="float" office:value="54.55" calcext:value-type="float">
            <text:p>54.55</text:p>
          </table:table-cell>
          <table:table-cell office:value-type="float" office:value="57.74" calcext:value-type="float">
            <text:p>57.74</text:p>
          </table:table-cell>
          <table:table-cell office:value-type="float" office:value="58.75" calcext:value-type="float">
            <text:p>58.75</text:p>
          </table:table-cell>
          <table:table-cell office:value-type="float" office:value="59.65" calcext:value-type="float">
            <text:p>59.65</text:p>
          </table:table-cell>
          <table:table-cell office:value-type="float" office:value="50.47" calcext:value-type="float">
            <text:p>50.47</text:p>
          </table:table-cell>
          <table:table-cell office:value-type="float" office:value="281560" calcext:value-type="float">
            <text:p>28156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52095864508452" calcext:value-type="float">
            <text:p>0.001520958645085</text:p>
          </table:table-cell>
          <table:table-cell office:value-type="float" office:value="0.0013721048872564" calcext:value-type="float">
            <text:p>0.001372104887256</text:p>
          </table:table-cell>
          <table:table-cell office:value-type="float" office:value="0.00116639413554691" calcext:value-type="float">
            <text:p>0.001166394135547</text:p>
          </table:table-cell>
          <table:table-cell office:value-type="float" office:value="0.000378583017847486" calcext:value-type="float">
            <text:p>0.000378583017847</text:p>
          </table:table-cell>
          <table:table-cell office:value-type="float" office:value="1564.8" calcext:value-type="float">
            <text:p>1564.8</text:p>
          </table:table-cell>
          <table:table-cell office:value-type="float" office:value="527.712" calcext:value-type="float">
            <text:p>527.712</text:p>
          </table:table-cell>
          <table:table-cell office:value-type="string" calcext:value-type="string">
            <text:p>("00c05ee5ef04f337e6bb07478bae4fb63975cd3798c892067506dfad4da67910", "a6f638b250e6375835a29cbfb7666d1116d305078b1510b255fd62e0e37178b1", "553854967066df394e8c6cd4ddee66dc583bfe483b964f451179ac26e9c49f7d", "80b4f17c2de1701f797400d887607919f9097d5dcefc42d9f373b71f50be1543", "9c7df02f6879b6c74cb4f55933c6467f8d0ef570c44e4c3b5423a1e37b81e0d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21" calcext:value-type="float">
            <text:p>21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13.283" calcext:value-type="float">
            <text:p>13.283</text:p>
          </table:table-cell>
          <table:table-cell office:value-type="string" calcext:value-type="string">
            <text:p>f603d6b566fb24daba850e0721e11d616535a9ae2e90b6bdb6c6258a77c02aab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9.586" calcext:value-type="float">
            <text:p>9.586</text:p>
          </table:table-cell>
          <table:table-cell office:value-type="string" calcext:value-type="string">
            <text:p>744dbaa61b8b4e46c72627e6a84a0c32b59122c3cc570b41b9ba76235db2c27e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0" calcext:value-type="float">
            <text:p>0</text:p>
          </table:table-cell>
          <table:table-cell office:value-type="float" office:value="149120" calcext:value-type="float">
            <text:p>14912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3.2" calcext:value-type="float">
            <text:p>5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7bff465ca13fde32b89766b52e0741cea5da6bd7c5fb21e7dc93171c89ae334", "9681e8eb37ab7c585b3afacffedb444c52ffd4579dd5515e641d10f82ffcccee", "462d5277c7889acf3bac7ff44cc2cf3291dd583ca89de843d483eec68ef3c21d", "4ce9a34f288f041b13f096f050d2ba2884f0bd1e41b9f6e5614d9601f5a29e0f", "e916f740fc1ac331c1842cbc01ce02a5f4f04e632e22132be8383d207714e977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8.14" calcext:value-type="float">
            <text:p>58.14</text:p>
          </table:table-cell>
          <table:table-cell office:value-type="float" office:value="296280" calcext:value-type="float">
            <text:p>2962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40832882639262" calcext:value-type="float">
            <text:p>0.000540832882639</text:p>
          </table:table-cell>
          <table:table-cell office:value-type="float" office:value="2007.2" calcext:value-type="float">
            <text:p>2007.2</text:p>
          </table:table-cell>
          <table:table-cell office:value-type="float" office:value="699.87" calcext:value-type="float">
            <text:p>699.87</text:p>
          </table:table-cell>
          <table:table-cell office:value-type="string" calcext:value-type="string">
            <text:p>("d3c87f6bfd546a50320c380ba158f76d08c4c3233f16d57620211a527936eddb", "594024a260df4bec0e7e485c8c379f52093927bff54081ebc736064a4f51b557", "c44d1393ab9ea7902905776ba239ac7e1b05260becf81d234f3b100c3baa0fa0", "1a69149d7eeb7d0f01d9efa8a248027edd087428f4e406e02e2f778baa691f45", "a1f7c270397961007101b2af2934170acd353dcde75ee94daae0fb76fd059e5d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9" calcext:value-type="float">
            <text:p>19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5.373" calcext:value-type="float">
            <text:p>5.373</text:p>
          </table:table-cell>
          <table:table-cell office:value-type="string" calcext:value-type="string">
            <text:p>9ad508b65e41b17cb780e679daad2e08df286baa76904b70d46bd6803a1e3619</text:p>
          </table:table-cell>
          <table:table-cell office:value-type="float" office:value="18.18" calcext:value-type="float">
            <text:p>18.18</text:p>
          </table:table-cell>
          <table:table-cell table:style-name="ce4"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11" calcext:value-type="float">
            <text:p>11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78e07edda005804505aea759311972a06cfa88260326f0ed04fce03180c4d3b9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3.64" calcext:value-type="float">
            <text:p>83.64</text:p>
          </table:table-cell>
          <table:table-cell office:value-type="float" office:value="83.73" calcext:value-type="float">
            <text:p>83.73</text:p>
          </table:table-cell>
          <table:table-cell office:value-type="float" office:value="82.06" calcext:value-type="float">
            <text:p>82.06</text:p>
          </table:table-cell>
          <table:table-cell office:value-type="float" office:value="82.67" calcext:value-type="float">
            <text:p>82.67</text:p>
          </table:table-cell>
          <table:table-cell office:value-type="float" office:value="0" calcext:value-type="float">
            <text:p>0</text:p>
          </table:table-cell>
          <table:table-cell office:value-type="float" office:value="123600" calcext:value-type="float">
            <text:p>12360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405371900826446" calcext:value-type="float">
            <text:p>0.004053719008264</text:p>
          </table:table-cell>
          <table:table-cell office:value-type="float" office:value="0.000190082644628099" calcext:value-type="float">
            <text:p>0.000190082644628</text:p>
          </table:table-cell>
          <table:table-cell office:value-type="float" office:value="0.000985671338947549" calcext:value-type="float">
            <text:p>0.00098567133894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1a8bd17df426ef040e5abe71a7332bead653aaad18465eff67224b6d0ede7f6", "efda5ec514e3b9b22f80a201bb5182abdd2a529d258628c6b2a85bc7d01985e2", "86f940d817b097ec761a04004d2c93fac7df42032f001fa9e0c4c5053721886c", "224aee2628debce8e4eed7b0f40d00c43625d4d581f05bcbb610bfacb803b6b6", "2ab4aae594e47708a92f0db1ccdd3766f923e8f7dad0c7fc4ca3595e4c96ebf2")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3.64" calcext:value-type="float">
            <text:p>83.64</text:p>
          </table:table-cell>
          <table:table-cell office:value-type="float" office:value="83.45" calcext:value-type="float">
            <text:p>83.45</text:p>
          </table:table-cell>
          <table:table-cell office:value-type="float" office:value="82.12" calcext:value-type="float">
            <text:p>82.12</text:p>
          </table:table-cell>
          <table:table-cell office:value-type="float" office:value="82.6" calcext:value-type="float">
            <text:p>82.6</text:p>
          </table:table-cell>
          <table:table-cell office:value-type="float" office:value="44.42" calcext:value-type="float">
            <text:p>44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33884297520661" calcext:value-type="float">
            <text:p>0.001338842975207</text:p>
          </table:table-cell>
          <table:table-cell table:style-name="ce6" office:value-type="float" office:value="0.0000459136822773186" calcext:value-type="float">
            <text:p>4.59E-05</text:p>
          </table:table-cell>
          <table:table-cell office:value-type="float" office:value="0.000303592511384718" calcext:value-type="float">
            <text:p>0.000303592511385</text:p>
          </table:table-cell>
          <table:table-cell table:style-name="ce6" office:value-type="float" office:value="0.0000946457544618716" calcext:value-type="float">
            <text:p>9.46E-05</text:p>
          </table:table-cell>
          <table:table-cell office:value-type="float" office:value="1070" calcext:value-type="float">
            <text:p>1070</text:p>
          </table:table-cell>
          <table:table-cell office:value-type="float" office:value="565.094" calcext:value-type="float">
            <text:p>565.094</text:p>
          </table:table-cell>
          <table:table-cell office:value-type="string" calcext:value-type="string">
            <text:p>("6f43d4aef51e0fbebc20085d664d352368ee7b0acfec4b58a002c17eec3d813c", "2aa0a1df5872b658d53fea410bbe3be6fd4bf36757fa18c83644a03c2c51b6b5", "5d998c601ea4beb5a19fc14369c3dee7aef5ac4d72426934215115394b633934", "b50d53859f771e2c16463c5d695b843b84bf447ce27d4aea069cb814b0802afa", "42ef49c3bce896e15db244920715f437d0415a531b1700fb8e639c25f1186294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36.36" calcext:value-type="float">
            <text:p>3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58.82" calcext:value-type="float">
            <text:p>58.8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0.761363636363636" calcext:value-type="float">
            <text:p>0.761363636363636</text:p>
          </table:table-cell>
          <table:table-cell office:value-type="float" office:value="15.605" calcext:value-type="float">
            <text:p>15.605</text:p>
          </table:table-cell>
          <table:table-cell office:value-type="string" calcext:value-type="string">
            <text:p>3e33670bcd3f87e6c0eedbae2e051d880982914c4ea102875a7e6d2209a8e8ff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0.761363636363636" calcext:value-type="float">
            <text:p>0.761363636363636</text:p>
          </table:table-cell>
          <table:table-cell office:value-type="float" office:value="5.819" calcext:value-type="float">
            <text:p>5.819</text:p>
          </table:table-cell>
          <table:table-cell office:value-type="string" calcext:value-type="string">
            <text:p>11345c66f379f25f6295a24d62aa2e93708957bfa0b4f939303270b9b46aa016</text:p>
          </table:table-cell>
          <table:table-cell office:value-type="float" office:value="32.73" calcext:value-type="float">
            <text:p>32.73</text:p>
          </table:table-cell>
          <table:table-cell office:value-type="float" office:value="66.36" calcext:value-type="float">
            <text:p>66.36</text:p>
          </table:table-cell>
          <table:table-cell office:value-type="float" office:value="41.82" calcext:value-type="float">
            <text:p>4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82" calcext:value-type="float">
            <text:p>82</text:p>
          </table:table-cell>
          <table:table-cell office:value-type="float" office:value="61.03" calcext:value-type="float">
            <text:p>61.03</text:p>
          </table:table-cell>
          <table:table-cell office:value-type="float" office:value="55.29" calcext:value-type="float">
            <text:p>55.29</text:p>
          </table:table-cell>
          <table:table-cell office:value-type="float" office:value="0" calcext:value-type="float">
            <text:p>0</text:p>
          </table:table-cell>
          <table:table-cell office:value-type="float" office:value="127600" calcext:value-type="float">
            <text:p>12760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0333333333333333" calcext:value-type="float">
            <text:p>0.000333333333333</text:p>
          </table:table-cell>
          <table:table-cell office:value-type="float" office:value="0.000405493079584775" calcext:value-type="float">
            <text:p>0.000405493079585</text:p>
          </table:table-cell>
          <table:table-cell office:value-type="float" office:value="0.0023356401384083" calcext:value-type="float">
            <text:p>0.002335640138408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36e11f612a8633534043452b4c54ba1372f959145d3fa5930bc799276aa0b0", "b1ff3327024c37b2cd212eaa71698accf5c5d0835dfa6316fda489089ac6b553", "6e536a99355696d8b9c33d9254b44ae845895366bb7ef1decf002edd8a224a72", "682ff9c3a45aae8e3b636da61099cb61a700bfd9d1f145af5ca463d0917948a8", "34e5e1461124b0c93f5dd91e4841b8e91f0e922cf084446f469c06bb7027798b")</text:p>
          </table:table-cell>
          <table:table-cell office:value-type="float" office:value="32.73" calcext:value-type="float">
            <text:p>32.73</text:p>
          </table:table-cell>
          <table:table-cell office:value-type="float" office:value="66.36" calcext:value-type="float">
            <text:p>66.36</text:p>
          </table:table-cell>
          <table:table-cell office:value-type="float" office:value="41.82" calcext:value-type="float">
            <text:p>4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82" calcext:value-type="float">
            <text:p>82</text:p>
          </table:table-cell>
          <table:table-cell office:value-type="float" office:value="61.03" calcext:value-type="float">
            <text:p>61.03</text:p>
          </table:table-cell>
          <table:table-cell office:value-type="float" office:value="55.29" calcext:value-type="float">
            <text:p>55.29</text:p>
          </table:table-cell>
          <table:table-cell office:value-type="float" office:value="43.72" calcext:value-type="float">
            <text:p>43.72</text:p>
          </table:table-cell>
          <table:table-cell office:value-type="float" office:value="254640" calcext:value-type="float">
            <text:p>25464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0333333333333333" calcext:value-type="float">
            <text:p>0.000333333333333</text:p>
          </table:table-cell>
          <table:table-cell office:value-type="float" office:value="0.000405493079584775" calcext:value-type="float">
            <text:p>0.000405493079585</text:p>
          </table:table-cell>
          <table:table-cell office:value-type="float" office:value="0.0023356401384083" calcext:value-type="float">
            <text:p>0.002335640138408</text:p>
          </table:table-cell>
          <table:table-cell office:value-type="float" office:value="0.000175770686857762" calcext:value-type="float">
            <text:p>0.000175770686858</text:p>
          </table:table-cell>
          <table:table-cell office:value-type="float" office:value="1730.8" calcext:value-type="float">
            <text:p>1730.8</text:p>
          </table:table-cell>
          <table:table-cell office:value-type="float" office:value="578.694" calcext:value-type="float">
            <text:p>578.694</text:p>
          </table:table-cell>
          <table:table-cell office:value-type="string" calcext:value-type="string">
            <text:p>("fe3edb8a1dccf85c7b0c9852669a62f31d007d787adc23e08ca6135a3cc16bf3", "4e915d410612d110c0f4dc418f8106bcc586343176240d9878c20e0558fd919c", "48004b4564e8445c2e8f11e7eedf3b517f81f19ac278be55bb359fe86a2cb27e", "fdfb2e2f9bb8de2ec9266c39467df94714c5a3981b9c70b3fce17d18004a6e6e", "ec670f1f6c54993a02f115a663d8084312174a3bd096665cf6e51070c345fff8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1.292" calcext:value-type="float">
            <text:p>11.292</text:p>
          </table:table-cell>
          <table:table-cell office:value-type="string" calcext:value-type="string">
            <text:p>88421794049031295a676942bd669101e8744e1119f26311c524df77cf525672</text:p>
          </table:table-cell>
          <table:table-cell office:value-type="float" office:value="63.64" calcext:value-type="float">
            <text:p>63.64</text:p>
          </table:table-cell>
          <table:table-cell table:style-name="ce4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1.285" calcext:value-type="float">
            <text:p>11.285</text:p>
          </table:table-cell>
          <table:table-cell office:value-type="string" calcext:value-type="string">
            <text:p>15a3871d1f13e5abad9d241b865a62a35a1263d1a7595f726ca953d0d723c236</text:p>
          </table:table-cell>
          <table:table-cell office:value-type="float" office:value="49.09" calcext:value-type="float">
            <text:p>4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78.18" calcext:value-type="float">
            <text:p>78.18</text:p>
          </table:table-cell>
          <table:table-cell office:value-type="float" office:value="70.91" calcext:value-type="float">
            <text:p>70.91</text:p>
          </table:table-cell>
          <table:table-cell office:value-type="float" office:value="73.62" calcext:value-type="float">
            <text:p>73.62</text:p>
          </table:table-cell>
          <table:table-cell office:value-type="float" office:value="76.77" calcext:value-type="float">
            <text:p>76.77</text:p>
          </table:table-cell>
          <table:table-cell office:value-type="float" office:value="75.42" calcext:value-type="float">
            <text:p>75.42</text:p>
          </table:table-cell>
          <table:table-cell office:value-type="float" office:value="0" calcext:value-type="float">
            <text:p>0</text:p>
          </table:table-cell>
          <table:table-cell office:value-type="float" office:value="133120" calcext:value-type="float">
            <text:p>133120</text:p>
          </table:table-cell>
          <table:table-cell office:value-type="float" office:value="0.0107438016528926" calcext:value-type="float">
            <text:p>0.010743801652893</text:p>
          </table:table-cell>
          <table:table-cell office:value-type="float" office:value="0.00268595041322314" calcext:value-type="float">
            <text:p>0.002685950413223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140495867768595" calcext:value-type="float">
            <text:p>0.01404958677686</text:p>
          </table:table-cell>
          <table:table-cell office:value-type="float" office:value="0.00481989766871552" calcext:value-type="float">
            <text:p>0.004819897668716</text:p>
          </table:table-cell>
          <table:table-cell office:value-type="float" office:value="0.00242263620002548" calcext:value-type="float">
            <text:p>0.002422636200025</text:p>
          </table:table-cell>
          <table:table-cell office:value-type="float" office:value="0.00225640956740459" calcext:value-type="float">
            <text:p>0.002256409567405</text:p>
          </table:table-cell>
          <table:table-cell office:value-type="float" office:value="0" calcext:value-type="float">
            <text:p>0</text:p>
          </table:table-cell>
          <table:table-cell office:value-type="float" office:value="285.2" calcext:value-type="float">
            <text:p>2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115fc550e9fc96e76d424ccdfac980bb222045facf28347a984029bed72f615", "1ba4d76673aa79395a7147f6c078cc9674b10017ffc640098874f2e3bd6f160e", "0e82faf8dd2639e0b2290ce6a8517fcbe49108278ba58b9984756e405d036adf", "cf644e4610d5a4c0a46d34a66d23ce9e59b19c95a78d93b121880624dc1196c8", "4926cfd74ea49c7554ed041b01827a60d5c8c8dc2580263ce009dc2d809567f2")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9" calcext:value-type="float">
            <text:p>79.09</text:p>
          </table:table-cell>
          <table:table-cell office:value-type="float" office:value="78.18" calcext:value-type="float">
            <text:p>78.18</text:p>
          </table:table-cell>
          <table:table-cell office:value-type="float" office:value="80" calcext:value-type="float">
            <text:p>80</text:p>
          </table:table-cell>
          <table:table-cell office:value-type="float" office:value="83.07" calcext:value-type="float">
            <text:p>83.07</text:p>
          </table:table-cell>
          <table:table-cell office:value-type="float" office:value="78.51" calcext:value-type="float">
            <text:p>78.51</text:p>
          </table:table-cell>
          <table:table-cell office:value-type="float" office:value="79.32" calcext:value-type="float">
            <text:p>79.32</text:p>
          </table:table-cell>
          <table:table-cell office:value-type="float" office:value="48.37" calcext:value-type="float">
            <text:p>48.37</text:p>
          </table:table-cell>
          <table:table-cell office:value-type="float" office:value="268120" calcext:value-type="float">
            <text:p>268120</text:p>
          </table:table-cell>
          <table:table-cell office:value-type="float" office:value="0.031404958677686" calcext:value-type="float">
            <text:p>0.031404958677686</text:p>
          </table:table-cell>
          <table:table-cell office:value-type="float" office:value="0.00785123966942149" calcext:value-type="float">
            <text:p>0.007851239669421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429752066115703" calcext:value-type="float">
            <text:p>0.04297520661157</text:p>
          </table:table-cell>
          <table:table-cell office:value-type="float" office:value="0.027979762495247" calcext:value-type="float">
            <text:p>0.027979762495247</text:p>
          </table:table-cell>
          <table:table-cell office:value-type="float" office:value="0.00219684774346779" calcext:value-type="float">
            <text:p>0.002196847743468</text:p>
          </table:table-cell>
          <table:table-cell office:value-type="float" office:value="0.00487316396286094" calcext:value-type="float">
            <text:p>0.004873163962861</text:p>
          </table:table-cell>
          <table:table-cell table:style-name="ce6" office:value-type="float" office:value="0.000040562466197945" calcext:value-type="float">
            <text:p>4.06E-05</text:p>
          </table:table-cell>
          <table:table-cell office:value-type="float" office:value="1379.2" calcext:value-type="float">
            <text:p>1379.2</text:p>
          </table:table-cell>
          <table:table-cell office:value-type="float" office:value="609.142" calcext:value-type="float">
            <text:p>609.142</text:p>
          </table:table-cell>
          <table:table-cell office:value-type="string" calcext:value-type="string">
            <text:p>("d92acfb08e443a0a3a1e08f920fa3e8cda33159a4c04d7e996b95b7b7e9107ba", "135eb9b73aa2a2a209bde43f1cb7d70046135da0432195e3097a6232dd21cb61", "3dde74f4a747218d5e9a26e4f7d76b1907972e7152fb2781af6318e830a1f555", "31d499e8f762794b3faca417b1d93d1b79e55d8fde0a5a01511a67a37e1243f7", "762b6ddf7b129bf0504d488facb7d71d4430c82170d8844bd19521868bea63a3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80" calcext:value-type="float">
            <text:p>80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29.277" calcext:value-type="float">
            <text:p>29.277</text:p>
          </table:table-cell>
          <table:table-cell office:value-type="string" calcext:value-type="string">
            <text:p>7a455bed0fa94aa17783e788a88fe10bbc82836962e7d162556495c664c90f73</text:p>
          </table:table-cell>
          <table:table-cell office:value-type="float" office:value="16.67" calcext:value-type="float">
            <text:p>16.67</text:p>
          </table:table-cell>
          <table:table-cell table:style-name="ce4" office:value-type="float" office:value="58.33" calcext:value-type="float">
            <text:p>58.33</text:p>
          </table:table-cell>
          <table:table-cell office:value-type="float" office:value="100" calcext:value-type="float">
            <text:p>100</text:p>
          </table:table-cell>
          <table:table-cell office:value-type="float" office:value="16.67" calcext:value-type="float">
            <text:p>16.67</text:p>
          </table:table-cell>
          <table:table-cell office:value-type="float" office:value="54.55" calcext:value-type="float">
            <text:p>54.55</text:p>
          </table:table-cell>
          <table:table-cell office:value-type="float" office:value="100" calcext:value-type="float">
            <text:p>100</text:p>
          </table:table-cell>
          <table:table-cell office:value-type="float" office:value="70.59" calcext:value-type="float">
            <text:p>70.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.367" calcext:value-type="float">
            <text:p>2.367</text:p>
          </table:table-cell>
          <table:table-cell office:value-type="string" calcext:value-type="string">
            <text:p>32ad379ba586b731cccfd699b6286e9a537b23be87d27186de0ee436e9421d5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3.33" calcext:value-type="float">
            <text:p>83.33</text:p>
          </table:table-cell>
          <table:table-cell office:value-type="float" office:value="56.67" calcext:value-type="float">
            <text:p>56.67</text:p>
          </table:table-cell>
          <table:table-cell office:value-type="float" office:value="65.83" calcext:value-type="float">
            <text:p>65.83</text:p>
          </table:table-cell>
          <table:table-cell office:value-type="float" office:value="78.33" calcext:value-type="float">
            <text:p>78.33</text:p>
          </table:table-cell>
          <table:table-cell office:value-type="float" office:value="73.33" calcext:value-type="float">
            <text:p>73.33</text:p>
          </table:table-cell>
          <table:table-cell office:value-type="float" office:value="0" calcext:value-type="float">
            <text:p>0</text:p>
          </table:table-cell>
          <table:table-cell office:value-type="float" office:value="59200" calcext:value-type="float">
            <text:p>5920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295138888888889" calcext:value-type="float">
            <text:p>0.002951388888889</text:p>
          </table:table-cell>
          <table:table-cell office:value-type="float" office:value="0.0159722222222222" calcext:value-type="float">
            <text:p>0.015972222222222</text:p>
          </table:table-cell>
          <table:table-cell office:value-type="float" office:value="0.00521541950113378" calcext:value-type="float">
            <text:p>0.00521541950113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31767e11d2ae09eb1da27a364aca0b90082115234e76df7a03eadea86679bd7", "7b8731c19e64131abad6726e737c8900b5555efb511a9948afa87e1caff092de", "850b446c7da3edeb8a25ad3fb0d022c6be4ccea2f58f363b439cdae4065d1a2b", "cd0ea2337af641d43af62cf5c5651bd820e3722769a0109dda53580ff723a0dc", "b8a899228afe2e704bc830f13463eaeec828318e5fcffbda6a4a6f3e38ec0386")</text:p>
          </table:table-cell>
          <table:table-cell office:value-type="float" office:value="46.67" calcext:value-type="float">
            <text:p>46.67</text:p>
          </table:table-cell>
          <table:table-cell office:value-type="float" office:value="73.33" calcext:value-type="float">
            <text:p>7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3.33" calcext:value-type="float">
            <text:p>63.33</text:p>
          </table:table-cell>
          <table:table-cell office:value-type="float" office:value="69.64" calcext:value-type="float">
            <text:p>69.64</text:p>
          </table:table-cell>
          <table:table-cell office:value-type="float" office:value="79" calcext:value-type="float">
            <text:p>79</text:p>
          </table:table-cell>
          <table:table-cell office:value-type="float" office:value="75.82" calcext:value-type="float">
            <text:p>75.82</text:p>
          </table:table-cell>
          <table:table-cell office:value-type="float" office:value="38.46" calcext:value-type="float">
            <text:p>38.46</text:p>
          </table:table-cell>
          <table:table-cell office:value-type="float" office:value="117680" calcext:value-type="float">
            <text:p>11768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159438775510204" calcext:value-type="float">
            <text:p>0.001594387755102</text:p>
          </table:table-cell>
          <table:table-cell office:value-type="float" office:value="0.000500000000000001" calcext:value-type="float">
            <text:p>0.0005</text:p>
          </table:table-cell>
          <table:table-cell office:value-type="float" office:value="0.000603791812583022" calcext:value-type="float">
            <text:p>0.000603791812583</text:p>
          </table:table-cell>
          <table:table-cell office:value-type="float" office:value="0.000739644970414202" calcext:value-type="float">
            <text:p>0.000739644970414</text:p>
          </table:table-cell>
          <table:table-cell office:value-type="float" office:value="241.2" calcext:value-type="float">
            <text:p>241.2</text:p>
          </table:table-cell>
          <table:table-cell office:value-type="float" office:value="243.82" calcext:value-type="float">
            <text:p>243.82</text:p>
          </table:table-cell>
          <table:table-cell office:value-type="string" calcext:value-type="string">
            <text:p>("1a322a3de1cdace8761d6ec6b28ef7db31b57ff2deb6b323d7fb2772db7c6ca9", "80b8c5673a7835315fe767bfa27f609ba03eccd2b05aa4e1b7d6219a5a033345", "3a570c1abb5d5d0855f61007d74ff13cedacc1c08ccfbcec76e8eeb62fe104e1", "c7b779d1c54e50ef75774152b606d37990e0e2c66d1236acf99ce7d6c25a470c", "f575bfc20110f22389097c7eaa174f6e0beb1f2807d9fe35dc363e8a65b8e7f1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16.67" calcext:value-type="float">
            <text:p>-16.67</text:p>
          </table:table-cell>
          <table:table-cell office:value-type="float" office:value="41.67" calcext:value-type="float">
            <text:p>41.67</text:p>
          </table:table-cell>
          <table:table-cell office:value-type="float" office:value="33.33" calcext:value-type="float">
            <text:p>33.3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2.86" calcext:value-type="float">
            <text:p>42.86</text:p>
          </table:table-cell>
          <table:table-cell office:value-type="float" office:value="36.36" calcext:value-type="float">
            <text:p>36.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.027" calcext:value-type="float">
            <text:p>8.027</text:p>
          </table:table-cell>
          <table:table-cell office:value-type="string" calcext:value-type="string">
            <text:p>14155233383465afd44ca31175e2686ceb1cf8847067a82f2c90ee579bdb1de3</text:p>
          </table:table-cell>
          <table:table-cell office:value-type="float" office:value="-16.67" calcext:value-type="float">
            <text:p>-16.67</text:p>
          </table:table-cell>
          <table:table-cell table:style-name="ce4" office:value-type="float" office:value="41.67" calcext:value-type="float">
            <text:p>41.67</text:p>
          </table:table-cell>
          <table:table-cell office:value-type="float" office:value="33.33" calcext:value-type="float">
            <text:p>33.3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2.86" calcext:value-type="float">
            <text:p>42.86</text:p>
          </table:table-cell>
          <table:table-cell office:value-type="float" office:value="36.36" calcext:value-type="float">
            <text:p>36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8394b1613db4a54181ff797c3dbf9bc6f0748c1daf3d670ba0f19248c89dd1d8</text:p>
          </table:table-cell>
          <table:table-cell office:value-type="float" office:value="23.33" calcext:value-type="float">
            <text:p>23.33</text:p>
          </table:table-cell>
          <table:table-cell office:value-type="float" office:value="61.67" calcext:value-type="float">
            <text:p>61.67</text:p>
          </table:table-cell>
          <table:table-cell office:value-type="float" office:value="53.33" calcext:value-type="float">
            <text:p>53.33</text:p>
          </table:table-cell>
          <table:table-cell office:value-type="float" office:value="70" calcext:value-type="float">
            <text:p>70</text:p>
          </table:table-cell>
          <table:table-cell office:value-type="float" office:value="63.29" calcext:value-type="float">
            <text:p>63.29</text:p>
          </table:table-cell>
          <table:table-cell office:value-type="float" office:value="61.36" calcext:value-type="float">
            <text:p>61.36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58280" calcext:value-type="float">
            <text:p>58280</text:p>
          </table:table-cell>
          <table:table-cell office:value-type="float" office:value="0.0361111111111111" calcext:value-type="float">
            <text:p>0.036111111111111</text:p>
          </table:table-cell>
          <table:table-cell office:value-type="float" office:value="0.00902777777777778" calcext:value-type="float">
            <text:p>0.009027777777778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100408163265306" calcext:value-type="float">
            <text:p>0.010040816326531</text:p>
          </table:table-cell>
          <table:table-cell office:value-type="float" office:value="0.0128341836734694" calcext:value-type="float">
            <text:p>0.012834183673469</text:p>
          </table:table-cell>
          <table:table-cell office:value-type="float" office:value="0.0176693236833097" calcext:value-type="float">
            <text:p>0.01766932368331</text:p>
          </table:table-cell>
          <table:table-cell office:value-type="float" office:value="0" calcext:value-type="float">
            <text:p>0</text:p>
          </table:table-cell>
          <table:table-cell office:value-type="float" office:value="225.2" calcext:value-type="float">
            <text:p>22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5557206bf223079da620f20d5c491dfc5ef9eff917c521f7a46d3842a94d8ee", "ca41983398ac7919544f2219c0c89f6009059afe27f7dbd441d955aabf7d5a03", "5e1a0784eb71ae37ccf34203b30fc70fd5de454a1f0d8293007aff41b1ddf5ed", "25ce687bb4c1186cfeefacafeaee22a89fbd6d24e105343bc6b5df6bbdbecb6a", "a01fab373d6a1ff6efe45f8d285ca1fab3b09d78abea1d8d309202d60819f8ae")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3.33" calcext:value-type="float">
            <text:p>5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60.29" calcext:value-type="float">
            <text:p>60.29</text:p>
          </table:table-cell>
          <table:table-cell office:value-type="float" office:value="56.11" calcext:value-type="float">
            <text:p>56.11</text:p>
          </table:table-cell>
          <table:table-cell office:value-type="float" office:value="37.31" calcext:value-type="float">
            <text:p>37.31</text:p>
          </table:table-cell>
          <table:table-cell office:value-type="float" office:value="115840" calcext:value-type="float">
            <text:p>115840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575510204081633" calcext:value-type="float">
            <text:p>0.005755102040816</text:p>
          </table:table-cell>
          <table:table-cell office:value-type="float" office:value="0.0131020408163265" calcext:value-type="float">
            <text:p>0.013102040816327</text:p>
          </table:table-cell>
          <table:table-cell office:value-type="float" office:value="0.0175014915154775" calcext:value-type="float">
            <text:p>0.017501491515478</text:p>
          </table:table-cell>
          <table:table-cell office:value-type="float" office:value="0.00103550295857988" calcext:value-type="float">
            <text:p>0.00103550295858</text:p>
          </table:table-cell>
          <table:table-cell office:value-type="float" office:value="56.8" calcext:value-type="float">
            <text:p>56.8</text:p>
          </table:table-cell>
          <table:table-cell office:value-type="float" office:value="215.895" calcext:value-type="float">
            <text:p>215.895</text:p>
          </table:table-cell>
          <table:table-cell office:value-type="string" calcext:value-type="string">
            <text:p>("5ab599c081c272ea6b1b5f119be9668c62f451086f47c65ff58c4cb52ed02a5e", "a4d2410c365745c9bff3dbec3ac1dc043f418bd6b2779893a92bf28ef5ead951", "fa3d90a3ccfb920c513c64adcf77920e8d9bafa3f906755d3df63750e80dc9ac", "f532aa72367c8705e09862029d4c7b6ebdbb232e4f87658f34ff4fbaa6987cda", "e3648991a38f47a8a1834fc44cf614efe7076aefda3d2969aefab04ce384ccd5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95833333333333" calcext:value-type="float">
            <text:p>0.695833333333333</text:p>
          </table:table-cell>
          <table:table-cell office:value-type="float" office:value="5.285" calcext:value-type="float">
            <text:p>5.285</text:p>
          </table:table-cell>
          <table:table-cell office:value-type="string" calcext:value-type="string">
            <text:p>168ad7cc94814a77531046c7e400e62c41f2e97931658f23120e18dee49bfae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95833333333333" calcext:value-type="float">
            <text:p>0.695833333333333</text:p>
          </table:table-cell>
          <table:table-cell office:value-type="float" office:value="1.213" calcext:value-type="float">
            <text:p>1.213</text:p>
          </table:table-cell>
          <table:table-cell office:value-type="string" calcext:value-type="string">
            <text:p>65d82c59e9970c5aeed39f41433a23675339ade46578bbd09b87b2757f9ac0ea</text:p>
          </table:table-cell>
          <table:table-cell office:value-type="float" office:value="56.67" calcext:value-type="float">
            <text:p>5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100" calcext:value-type="float">
            <text:p>100</text:p>
          </table:table-cell>
          <table:table-cell office:value-type="float" office:value="56.67" calcext:value-type="float">
            <text:p>56.67</text:p>
          </table:table-cell>
          <table:table-cell office:value-type="float" office:value="70.48" calcext:value-type="float">
            <text:p>70.48</text:p>
          </table:table-cell>
          <table:table-cell office:value-type="float" office:value="100" calcext:value-type="float">
            <text:p>100</text:p>
          </table:table-cell>
          <table:table-cell office:value-type="float" office:value="82.46" calcext:value-type="float">
            <text:p>82.46</text:p>
          </table:table-cell>
          <table:table-cell office:value-type="float" office:value="0" calcext:value-type="float">
            <text:p>0</text:p>
          </table:table-cell>
          <table:table-cell office:value-type="float" office:value="62280" calcext:value-type="float">
            <text:p>6228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72562358276644" calcext:value-type="float">
            <text:p>0.007256235827664</text:p>
          </table:table-cell>
          <table:table-cell office:value-type="float" office:value="0" calcext:value-type="float">
            <text:p>0</text:p>
          </table:table-cell>
          <table:table-cell office:value-type="float" office:value="0.00302958579881657" calcext:value-type="float">
            <text:p>0.003029585798817</text:p>
          </table:table-cell>
          <table:table-cell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1d95c1a147c06db53b42e7fede0d7bf4f32b55fb19d54e659fe389f5dce474e", "78c32cbd39fe0ea9edde660d9ec4cadfeec6f4c58fec36441032f6f2c70bb938", "38e6824a2547c66c4d26811650f4945ae57cca400426fca791c0f08d2906b1f2", "9e727b8637f4123c1299fa1d2ff394bf1b574861569bb149dac13598c9e58897", "53ac8075c465f45c2eb3d7b9054e444ba86f8e3fb48c4182fda71c859aa4dce8")</text:p>
          </table:table-cell>
          <table:table-cell office:value-type="float" office:value="53.33" calcext:value-type="float">
            <text:p>5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100" calcext:value-type="float">
            <text:p>100</text:p>
          </table:table-cell>
          <table:table-cell office:value-type="float" office:value="53.33" calcext:value-type="float">
            <text:p>53.33</text:p>
          </table:table-cell>
          <table:table-cell office:value-type="float" office:value="68.33" calcext:value-type="float">
            <text:p>68.33</text:p>
          </table:table-cell>
          <table:table-cell office:value-type="float" office:value="100" calcext:value-type="float">
            <text:p>100</text:p>
          </table:table-cell>
          <table:table-cell office:value-type="float" office:value="81.14" calcext:value-type="float">
            <text:p>81.14</text:p>
          </table:table-cell>
          <table:table-cell office:value-type="float" office:value="48.08" calcext:value-type="float">
            <text:p>48.08</text:p>
          </table:table-cell>
          <table:table-cell office:value-type="float" office:value="125040" calcext:value-type="float">
            <text:p>12504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000653061224489794" calcext:value-type="float">
            <text:p>0.00065306122449</text:p>
          </table:table-cell>
          <table:table-cell office:value-type="float" office:value="0.00129437869822485" calcext:value-type="float">
            <text:p>0.001294378698225</text:p>
          </table:table-cell>
          <table:table-cell office:value-type="float" office:value="342.8" calcext:value-type="float">
            <text:p>342.8</text:p>
          </table:table-cell>
          <table:table-cell office:value-type="float" office:value="188.967" calcext:value-type="float">
            <text:p>188.967</text:p>
          </table:table-cell>
          <table:table-cell office:value-type="string" calcext:value-type="string">
            <text:p>("c2e6dd897de7deb5167e83b4ace8fcd9f5fbe3f4edf179728fee2e16421679ef", "174b86f2945a53199f58f71b98de07b3435fb7cc7773ad62034ac7ee5928f491", "94cc5908576257673f243ab4130c622b0c9873b68c180046d9774bc98ca503cf", "c053112a098082c863319ed710b70e86646f6aaf50ed2ab37fcaf056f4371d8a", "41b18b947fce788c113522e073ed20b9637db0a6ee83fe1b637ad62b1813e1c5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68452380952381" calcext:value-type="float">
            <text:p>0.668452380952381</text:p>
          </table:table-cell>
          <table:table-cell office:value-type="float" office:value="13.263" calcext:value-type="float">
            <text:p>13.263</text:p>
          </table:table-cell>
          <table:table-cell office:value-type="string" calcext:value-type="string">
            <text:p>995365c7b6fc5e58fed2bdc8fdfaa25440153307a06369848ce7812f77f87e8f</text:p>
          </table:table-cell>
          <table:table-cell office:value-type="float" office:value="33.33" calcext:value-type="float">
            <text:p>33.33</text:p>
          </table:table-cell>
          <table:table-cell table:style-name="ce4"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39583333333333" calcext:value-type="float">
            <text:p>0.639583333333333</text:p>
          </table:table-cell>
          <table:table-cell office:value-type="float" office:value="1.649" calcext:value-type="float">
            <text:p>1.649</text:p>
          </table:table-cell>
          <table:table-cell office:value-type="string" calcext:value-type="string">
            <text:p>a60ccaa2e3f198c6931360b7a400b28dae70c3ab8f7632533fb6cc379c65d94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8.81" calcext:value-type="float">
            <text:p>68.81</text:p>
          </table:table-cell>
          <table:table-cell office:value-type="float" office:value="64.72" calcext:value-type="float">
            <text:p>64.72</text:p>
          </table:table-cell>
          <table:table-cell office:value-type="float" office:value="56.24" calcext:value-type="float">
            <text:p>56.24</text:p>
          </table:table-cell>
          <table:table-cell office:value-type="float" office:value="0" calcext:value-type="float">
            <text:p>0</text:p>
          </table:table-cell>
          <table:table-cell office:value-type="float" office:value="57520" calcext:value-type="float">
            <text:p>57520</text:p>
          </table:table-cell>
          <table:table-cell office:value-type="float" office:value="0.102777777777778" calcext:value-type="float">
            <text:p>0.102777777777778</text:p>
          </table:table-cell>
          <table:table-cell office:value-type="float" office:value="0.0256944444444444" calcext:value-type="float">
            <text:p>0.025694444444445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171768707482993" calcext:value-type="float">
            <text:p>0.017176870748299</text:p>
          </table:table-cell>
          <table:table-cell office:value-type="float" office:value="0.0408564814814815" calcext:value-type="float">
            <text:p>0.040856481481482</text:p>
          </table:table-cell>
          <table:table-cell office:value-type="float" office:value="0.046425597194828" calcext:value-type="float">
            <text:p>0.046425597194828</text:p>
          </table:table-cell>
          <table:table-cell office:value-type="float" office:value="0" calcext:value-type="float">
            <text:p>0</text:p>
          </table:table-cell>
          <table:table-cell office:value-type="float" office:value="113.2" calcext:value-type="float">
            <text:p>1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d6acdd87ddf4586eff4e0a00e88fe3c5dba680edcbe300755d8e1ae1ad2d85", "c609886c94c3071b4fc4075b840224814f1ca16597f3822f3f2c5f2a3ba87782", "4c0aca1bab34f5d8a240d30611bf14112d92e4fdf8567f28d1a13ffce3571e5a", "90c484820bebdd6e6fbb430fccf29f27facefc808424223b1fa63bff72f81c8d", "b09a038e800cf5a32938e6719901345739c4047814ae8deadbb2a0845a3a748b")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43.33" calcext:value-type="float">
            <text:p>43.33</text:p>
          </table:table-cell>
          <table:table-cell office:value-type="float" office:value="73.33" calcext:value-type="float">
            <text:p>73.33</text:p>
          </table:table-cell>
          <table:table-cell office:value-type="float" office:value="62.33" calcext:value-type="float">
            <text:p>62.33</text:p>
          </table:table-cell>
          <table:table-cell office:value-type="float" office:value="56.47" calcext:value-type="float">
            <text:p>56.47</text:p>
          </table:table-cell>
          <table:table-cell office:value-type="float" office:value="50.71" calcext:value-type="float">
            <text:p>50.71</text:p>
          </table:table-cell>
          <table:table-cell office:value-type="float" office:value="35.38" calcext:value-type="float">
            <text:p>35.38</text:p>
          </table:table-cell>
          <table:table-cell office:value-type="float" office:value="114360" calcext:value-type="float">
            <text:p>114360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347222222222222" calcext:value-type="float">
            <text:p>0.003472222222222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855555555555556" calcext:value-type="float">
            <text:p>0.008555555555556</text:p>
          </table:table-cell>
          <table:table-cell office:value-type="float" office:value="0.00199908667170572" calcext:value-type="float">
            <text:p>0.001999086671706</text:p>
          </table:table-cell>
          <table:table-cell office:value-type="float" office:value="0.00674216916641159" calcext:value-type="float">
            <text:p>0.006742169166412</text:p>
          </table:table-cell>
          <table:table-cell office:value-type="float" office:value="0.00177514792899408" calcext:value-type="float">
            <text:p>0.001775147928994</text:p>
          </table:table-cell>
          <table:table-cell office:value-type="float" office:value="68.8" calcext:value-type="float">
            <text:p>68.8</text:p>
          </table:table-cell>
          <table:table-cell office:value-type="float" office:value="209.928" calcext:value-type="float">
            <text:p>209.928</text:p>
          </table:table-cell>
          <table:table-cell office:value-type="string" calcext:value-type="string">
            <text:p>("426c41029c87b2ad5b53339a947576ac5a9f3c090780fc7822dfd07e12a9ccc0", "f534015a018250dc711cd113ea920c1c04fb6209577f374b9e52cf57b886846f", "a196a80473309ef8700a847496f69922cd108016db352c7c40f39fd87565979e", "88a953d55e49d4f9b60db71864c39c19e2e0ff1f757e31efc2b7b691f6625875", "14fc6feaf6e99cf5f2e9898211cec1d6fe9a4adfdb0316720762a9875c83b63d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5.786" calcext:value-type="float">
            <text:p>5.786</text:p>
          </table:table-cell>
          <table:table-cell office:value-type="string" calcext:value-type="string">
            <text:p>a5af1749997bc78740b65e0a4306c2035d8fe961dcfebc5452d64efd37b7df1f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7" calcext:value-type="float">
            <text:p>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3.869" calcext:value-type="float">
            <text:p>3.869</text:p>
          </table:table-cell>
          <table:table-cell office:value-type="string" calcext:value-type="string">
            <text:p>b70b312a556d20676792a4f9cb3a837792f070027e0b160a8beca5e241473d8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3.93" calcext:value-type="float">
            <text:p>53.93</text:p>
          </table:table-cell>
          <table:table-cell office:value-type="float" office:value="52.91" calcext:value-type="float">
            <text:p>52.91</text:p>
          </table:table-cell>
          <table:table-cell office:value-type="float" office:value="0" calcext:value-type="float">
            <text:p>0</text:p>
          </table:table-cell>
          <table:table-cell office:value-type="float" office:value="51360" calcext:value-type="float">
            <text:p>5136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25255102040816" calcext:value-type="float">
            <text:p>0.003252551020408</text:p>
          </table:table-cell>
          <table:table-cell office:value-type="float" office:value="0.00195867768595041" calcext:value-type="float">
            <text:p>0.00195867768595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e8b8e6d4e577098759133f0bda6939c6fd9a587cee124efdbefc48d3065975c", "79b8f8cd201986e769edf4b382186faf5f686b092af112c21c105af968c356a8", "7b7e6427a2f565e8ff2866218c750797d9dcdc8c4ccd4af27d17dd98454c919f", "29e3d97cdb68cb1aa0d45c11d0406fedf9267b3e0dfea47913a0a3db0f03c554", "40816b65eb6aba6491fdd9af156bcf2b812ffb7b6b1fc56982a857874b9abae7")</text:p>
          </table:table-cell>
          <table:table-cell office:value-type="float" office:value="3.33" calcext:value-type="float">
            <text:p>3.33</text:p>
          </table:table-cell>
          <table:table-cell office:value-type="float" office:value="51.67" calcext:value-type="float">
            <text:p>51.67</text:p>
          </table:table-cell>
          <table:table-cell office:value-type="float" office:value="53.33" calcext:value-type="float">
            <text:p>53.33</text:p>
          </table:table-cell>
          <table:table-cell office:value-type="float" office:value="50" calcext:value-type="float">
            <text:p>50</text:p>
          </table:table-cell>
          <table:table-cell office:value-type="float" office:value="51.43" calcext:value-type="float">
            <text:p>51.43</text:p>
          </table:table-cell>
          <table:table-cell office:value-type="float" office:value="52" calcext:value-type="float">
            <text:p>52</text:p>
          </table:table-cell>
          <table:table-cell office:value-type="float" office:value="52.31" calcext:value-type="float">
            <text:p>52.31</text:p>
          </table:table-cell>
          <table:table-cell office:value-type="float" office:value="26.15" calcext:value-type="float">
            <text:p>26.15</text:p>
          </table:table-cell>
          <table:table-cell office:value-type="float" office:value="102560" calcext:value-type="float">
            <text:p>10256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6272189349113" calcext:value-type="float">
            <text:p>0.002662721893491</text:p>
          </table:table-cell>
          <table:table-cell office:value-type="float" office:value="0.00103550295857988" calcext:value-type="float">
            <text:p>0.00103550295858</text:p>
          </table:table-cell>
          <table:table-cell office:value-type="float" office:value="452.8" calcext:value-type="float">
            <text:p>452.8</text:p>
          </table:table-cell>
          <table:table-cell office:value-type="float" office:value="184.34" calcext:value-type="float">
            <text:p>184.34</text:p>
          </table:table-cell>
          <table:table-cell office:value-type="string" calcext:value-type="string">
            <text:p>("4d143be999d8ad04b3a2abff0335b7eb9306dfa6440c547afa848a1b48b18319", "193be668cfc7fe40a2191055adff151402b43fef51e1742e56cdfdaccb01dbf9", "581170fb6e594fdd075467e565218f4cc33f9158552e02bf51a2bf210bcf27a5", "7f9905932605079ff66b6fc2b8e0886fa40845890aa65705f95a9fd2232e70c0", "b8ab7019fa326de7180137cfc40c4485739bf0e88192570e07239244139bd809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475" calcext:value-type="float">
            <text:p>5.475</text:p>
          </table:table-cell>
          <table:table-cell office:value-type="string" calcext:value-type="string">
            <text:p>9542091ca71c7e0a6eb1ff36a475ad3f5d5cb7e4e220dd12ae917e17977863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.244" calcext:value-type="float">
            <text:p>2.244</text:p>
          </table:table-cell>
          <table:table-cell office:value-type="string" calcext:value-type="string">
            <text:p>2b41931b456433d7a9c217b9957ec57f1970dfc0f6d8f8d8477519141a4ed757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46.67" calcext:value-type="float">
            <text:p>46.67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72.14" calcext:value-type="float">
            <text:p>72.14</text:p>
          </table:table-cell>
          <table:table-cell office:value-type="float" office:value="0" calcext:value-type="float">
            <text:p>0</text:p>
          </table:table-cell>
          <table:table-cell office:value-type="float" office:value="59480" calcext:value-type="float">
            <text:p>59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201.2" calcext:value-type="float">
            <text:p>20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89cd644c5af8fa597aefa3db36a9af330628d633b8a26482640c4c1fd75cb38", "61a73da1b255df8d5992bd2f72576056f40d5fefd8a17dc788aed4d5a97c66d3", "6d920c376b09c875c0aae1eb16130b42bb04e29c9555249e8424b04652c5ae86", "efd1f33e3fdfac90e47e5fec75d3a40042fb83a3600da5b04b208f150f4bead4", "ba31029420b52a1b2e3582cff1650a5826414366ee98e2d91e741cc5bb5b203a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3.33" calcext:value-type="float">
            <text:p>83.33</text:p>
          </table:table-cell>
          <table:table-cell office:value-type="float" office:value="46.67" calcext:value-type="float">
            <text:p>46.67</text:p>
          </table:table-cell>
          <table:table-cell office:value-type="float" office:value="61.11" calcext:value-type="float">
            <text:p>61.11</text:p>
          </table:table-cell>
          <table:table-cell office:value-type="float" office:value="73.33" calcext:value-type="float">
            <text:p>73.33</text:p>
          </table:table-cell>
          <table:table-cell office:value-type="float" office:value="70.48" calcext:value-type="float">
            <text:p>70.48</text:p>
          </table:table-cell>
          <table:table-cell office:value-type="float" office:value="42.31" calcext:value-type="float">
            <text:p>42.31</text:p>
          </table:table-cell>
          <table:table-cell office:value-type="float" office:value="119200" calcext:value-type="float">
            <text:p>119200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0964506172839505" calcext:value-type="float">
            <text:p>0.00096450617284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0453514739229026" calcext:value-type="float">
            <text:p>0.000453514739229</text:p>
          </table:table-cell>
          <table:table-cell office:value-type="float" office:value="0.00314349112426035" calcext:value-type="float">
            <text:p>0.00314349112426</text:p>
          </table:table-cell>
          <table:table-cell office:value-type="float" office:value="526" calcext:value-type="float">
            <text:p>526</text:p>
          </table:table-cell>
          <table:table-cell office:value-type="float" office:value="179.843" calcext:value-type="float">
            <text:p>179.843</text:p>
          </table:table-cell>
          <table:table-cell office:value-type="string" calcext:value-type="string">
            <text:p>("e1133773c20b10ff5f73d35525bb45199f7119a53cc018b432f403624da8fedc", "b543432ba0b03262dfe9229b69de03bab2e8d05548657babddcf1fdd3989cb35", "e9bbb3e6b79b812ecb2a9e18004bd56f2038185e9f646e86e69e2aeef0dad417", "7f27cc24969283e01f10082b3070649da85111ec585d154aa58e92a0014573de", "df21892efc15290dd2601e76c8be87e87882a24c6f581ae833be7f83be6c024b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3" calcext:value-type="float">
            <text:p>1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.922" calcext:value-type="float">
            <text:p>1.922</text:p>
          </table:table-cell>
          <table:table-cell office:value-type="string" calcext:value-type="string">
            <text:p>e054d37774fee0db9d2630940435f191581eaba7f6b77408004f402b73e128b6</text:p>
          </table:table-cell>
          <table:table-cell office:value-type="float" office:value="-50" calcext:value-type="float">
            <text:p>-5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16.67" calcext:value-type="float">
            <text:p>1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0" calcext:value-type="float">
            <text:p>20</text:p>
          </table:table-cell>
          <table:table-cell office:value-type="float" office:value="28.57" calcext:value-type="float">
            <text:p>28.57</text:p>
          </table:table-cell>
          <table:table-cell office:value-type="float" office:value="18.18" calcext:value-type="float">
            <text:p>18.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.834" calcext:value-type="float">
            <text:p>1.834</text:p>
          </table:table-cell>
          <table:table-cell office:value-type="string" calcext:value-type="string">
            <text:p>fd92d3affd51b1e2d88fa488f29eaaeeb07f39d074ee77dec2e626c02b2d064c</text:p>
          </table:table-cell>
          <table:table-cell office:value-type="float" office:value="-6.67" calcext:value-type="float">
            <text:p>-6.67</text:p>
          </table:table-cell>
          <table:table-cell office:value-type="float" office:value="46.67" calcext:value-type="float">
            <text:p>46.67</text:p>
          </table:table-cell>
          <table:table-cell office:value-type="float" office:value="26.67" calcext:value-type="float">
            <text:p>2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43.33" calcext:value-type="float">
            <text:p>43.33</text:p>
          </table:table-cell>
          <table:table-cell office:value-type="float" office:value="47.78" calcext:value-type="float">
            <text:p>47.78</text:p>
          </table:table-cell>
          <table:table-cell office:value-type="float" office:value="32.89" calcext:value-type="float">
            <text:p>32.89</text:p>
          </table:table-cell>
          <table:table-cell office:value-type="float" office:value="0" calcext:value-type="float">
            <text:p>0</text:p>
          </table:table-cell>
          <table:table-cell office:value-type="float" office:value="56520" calcext:value-type="float">
            <text:p>56520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0925925925925927" calcext:value-type="float">
            <text:p>0.000925925925926</text:p>
          </table:table-cell>
          <table:table-cell office:value-type="float" office:value="0.00948148148148148" calcext:value-type="float">
            <text:p>0.009481481481481</text:p>
          </table:table-cell>
          <table:table-cell office:value-type="float" office:value="0" calcext:value-type="float">
            <text:p>0</text:p>
          </table:table-cell>
          <table:table-cell office:value-type="float" office:value="495.2" calcext:value-type="float">
            <text:p>49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0b7658d61d7c1d3d6db7a3163a71435175e37a0dcd8cecb9b21d9f91ec783c", "3ab020bad01b8e580be5bff7784664da80a1887df6665a98808fe116ed118a6e", "571739ff278adcaa3cf64d56068243538e2d7bc463940bdb3e71c2ff843418e4", "0345edec87fca7652f6771493b8022f06ce90d02394b5b77652f3d58f69d4124", "2cc19a28b0779743bf0a5d2b3dbbfa539d861cffcec5246bdf5e6920c618e296")</text:p>
          </table:table-cell>
          <table:table-cell office:value-type="float" office:value="-10" calcext:value-type="float">
            <text:p>-10</text:p>
          </table:table-cell>
          <table:table-cell office:value-type="float" office:value="45" calcext:value-type="float">
            <text:p>45</text:p>
          </table:table-cell>
          <table:table-cell office:value-type="float" office:value="23.33" calcext:value-type="float">
            <text:p>2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40" calcext:value-type="float">
            <text:p>40</text:p>
          </table:table-cell>
          <table:table-cell office:value-type="float" office:value="46.67" calcext:value-type="float">
            <text:p>46.67</text:p>
          </table:table-cell>
          <table:table-cell office:value-type="float" office:value="29.33" calcext:value-type="float">
            <text:p>29.33</text:p>
          </table:table-cell>
          <table:table-cell office:value-type="float" office:value="31.66" calcext:value-type="float">
            <text:p>31.66</text:p>
          </table:table-cell>
          <table:table-cell office:value-type="float" office:value="111280" calcext:value-type="float">
            <text:p>111280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0925925925925927" calcext:value-type="float">
            <text:p>0.000925925925926</text:p>
          </table:table-cell>
          <table:table-cell office:value-type="float" office:value="0.00948148148148148" calcext:value-type="float">
            <text:p>0.009481481481481</text:p>
          </table:table-cell>
          <table:table-cell office:value-type="float" office:value="0.00120448951131677" calcext:value-type="float">
            <text:p>0.001204489511317</text:p>
          </table:table-cell>
          <table:table-cell office:value-type="float" office:value="265.2" calcext:value-type="float">
            <text:p>265.2</text:p>
          </table:table-cell>
          <table:table-cell office:value-type="float" office:value="166.672" calcext:value-type="float">
            <text:p>166.672</text:p>
          </table:table-cell>
          <table:table-cell office:value-type="string" calcext:value-type="string">
            <text:p>("b4ca52eb047134b6d71a8b78c13d3a7785796bcc00f8954d31b2a9bc9e85526c", "3d7eef62f1db44c9f613e8f9c6a85d9895c231afbfcf2e3598c71a2f4faf3f24", "9d3ac67d06504c206ec05154e702ae957242d9a018a0bd2291d5a8e2861ae477", "3d5c38d05902985d0e783cf4bd39d9fd91032bf84d90350917ec5c320079748b", "3a444c6c559f8809aa9dc1b934c1bbbac4aac9e6c1e7d2304bfb627fc968d421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6b8cd69885129bbfde768266c37e52a18881f8cb268e78be5ffec1b16d2530b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694d5aafcc13b6ced292ba3362c0aa000eed5af01f409052ff51a60009b60da2</text:p>
          </table:table-cell>
          <table:table-cell office:value-type="float" office:value="-16.67" calcext:value-type="float">
            <text:p>-16.67</text:p>
          </table:table-cell>
          <table:table-cell office:value-type="float" office:value="41.67" calcext:value-type="float">
            <text:p>41.67</text:p>
          </table:table-cell>
          <table:table-cell office:value-type="float" office:value="30" calcext:value-type="float">
            <text:p>30</text:p>
          </table:table-cell>
          <table:table-cell office:value-type="float" office:value="53.33" calcext:value-type="float">
            <text:p>53.33</text:p>
          </table:table-cell>
          <table:table-cell office:value-type="float" office:value="37.67" calcext:value-type="float">
            <text:p>37.67</text:p>
          </table:table-cell>
          <table:table-cell office:value-type="float" office:value="43.53" calcext:value-type="float">
            <text:p>43.53</text:p>
          </table:table-cell>
          <table:table-cell office:value-type="float" office:value="32.99" calcext:value-type="float">
            <text:p>32.99</text:p>
          </table:table-cell>
          <table:table-cell office:value-type="float" office:value="0" calcext:value-type="float">
            <text:p>0</text:p>
          </table:table-cell>
          <table:table-cell office:value-type="float" office:value="56080" calcext:value-type="float">
            <text:p>56080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347222222222222" calcext:value-type="float">
            <text:p>0.003472222222222</text:p>
          </table:table-cell>
          <table:table-cell office:value-type="float" office:value="0.0194444444444444" calcext:value-type="float">
            <text:p>0.019444444444445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855555555555556" calcext:value-type="float">
            <text:p>0.008555555555556</text:p>
          </table:table-cell>
          <table:table-cell office:value-type="float" office:value="0.00199908667170572" calcext:value-type="float">
            <text:p>0.001999086671706</text:p>
          </table:table-cell>
          <table:table-cell office:value-type="float" office:value="0.0149197020712172" calcext:value-type="float">
            <text:p>0.014919702071217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4fa15922d287c8fe242963346fb4f0d9965efd8183b0634b885c6f65d2a0c84", "9c3dbd48c682a8ec43d00aafc4ccb2239f276e34457a0a0556c7fd8c7dc6a101", "4eb1213a6e8ab98981be2ae8536145024a591ed065f8a4282cfc818b067122fc", "1e6f4377f850fe1824315fe18727b7ce22e72f0c8473871300730d008875c942", "5b28180120a5a318514134a36037dcf9d7d53a1caf0253569490a13c2bede2d1")</text:p>
          </table:table-cell>
          <table:table-cell office:value-type="float" office:value="-23.33" calcext:value-type="float">
            <text:p>-23.33</text:p>
          </table:table-cell>
          <table:table-cell office:value-type="float" office:value="38.33" calcext:value-type="float">
            <text:p>38.33</text:p>
          </table:table-cell>
          <table:table-cell office:value-type="float" office:value="26.67" calcext:value-type="float">
            <text:p>26.6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.07" calcext:value-type="float">
            <text:p>41.07</text:p>
          </table:table-cell>
          <table:table-cell office:value-type="float" office:value="29.27" calcext:value-type="float">
            <text:p>29.27</text:p>
          </table:table-cell>
          <table:table-cell office:value-type="float" office:value="33.08" calcext:value-type="float">
            <text:p>33.08</text:p>
          </table:table-cell>
          <table:table-cell office:value-type="float" office:value="112480" calcext:value-type="float">
            <text:p>11248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302933673469388" calcext:value-type="float">
            <text:p>0.003029336734694</text:p>
          </table:table-cell>
          <table:table-cell office:value-type="float" office:value="0.0184462809917355" calcext:value-type="float">
            <text:p>0.018446280991736</text:p>
          </table:table-cell>
          <table:table-cell office:value-type="float" office:value="0.000628698224852071" calcext:value-type="float">
            <text:p>0.000628698224852</text:p>
          </table:table-cell>
          <table:table-cell office:value-type="float" office:value="437.2" calcext:value-type="float">
            <text:p>437.2</text:p>
          </table:table-cell>
          <table:table-cell office:value-type="float" office:value="178.603" calcext:value-type="float">
            <text:p>178.603</text:p>
          </table:table-cell>
          <table:table-cell office:value-type="string" calcext:value-type="string">
            <text:p>("dc48506c95e7410ca1285815c5e396ae0054c412679a71e8699d33aa452ef843", "151e0aa33fbdfefc04f4e87582dbad1ff21967d61aadb1c79dacdef8462385fc", "b552b38a32542fe8b42f332309db78b9167077a8a011469b93d91aa16c96cd72", "3a5787f96e73d21ca1259b5fecc03d60af7c28963244fab7c662c1fca079e14d", "ad1e41db339646221b65508cf846c974b3234c40128d8b16b5a57baf6db6f45e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33.33" calcext:value-type="float">
            <text:p>-3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16.67" calcext:value-type="float">
            <text:p>16.6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809" calcext:value-type="float">
            <text:p>6.809</text:p>
          </table:table-cell>
          <table:table-cell office:value-type="string" calcext:value-type="string">
            <text:p>9a1572e0618878dec84bcd8415fd2e5c7690f848ff96fa4aeb417e1303d487fa</text:p>
          </table:table-cell>
          <table:table-cell office:value-type="float" office:value="-16.67" calcext:value-type="float">
            <text:p>-16.67</text:p>
          </table:table-cell>
          <table:table-cell table:style-name="ce4" office:value-type="float" office:value="41.67" calcext:value-type="float">
            <text:p>41.67</text:p>
          </table:table-cell>
          <table:table-cell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42.86" calcext:value-type="float">
            <text:p>42.86</text:p>
          </table:table-cell>
          <table:table-cell office:value-type="float" office:value="40" calcext:value-type="float">
            <text:p>40</text:p>
          </table:table-cell>
          <table:table-cell office:value-type="float" office:value="46.15" calcext:value-type="float">
            <text:p>46.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669" calcext:value-type="float">
            <text:p>5.669</text:p>
          </table:table-cell>
          <table:table-cell office:value-type="string" calcext:value-type="string">
            <text:p>312034221b31bb3e3bd8fa602b5412ff014164c247006128424bcea929c47779</text:p>
          </table:table-cell>
          <table:table-cell office:value-type="float" office:value="56.67" calcext:value-type="float">
            <text:p>5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93.33" calcext:value-type="float">
            <text:p>93.33</text:p>
          </table:table-cell>
          <table:table-cell office:value-type="float" office:value="63.33" calcext:value-type="float">
            <text:p>6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93.33" calcext:value-type="float">
            <text:p>93.33</text:p>
          </table:table-cell>
          <table:table-cell office:value-type="float" office:value="80.76" calcext:value-type="float">
            <text:p>80.76</text:p>
          </table:table-cell>
          <table:table-cell office:value-type="float" office:value="0" calcext:value-type="float">
            <text:p>0</text:p>
          </table:table-cell>
          <table:table-cell office:value-type="float" office:value="57560" calcext:value-type="float">
            <text:p>5756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682086167800453" calcext:value-type="float">
            <text:p>0.006820861678005</text:p>
          </table:table-cell>
          <table:table-cell office:value-type="float" office:value="0" calcext:value-type="float">
            <text:p>0</text:p>
          </table:table-cell>
          <table:table-cell office:value-type="float" office:value="1140.8" calcext:value-type="float">
            <text:p>114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3715d5409e858f175f72faac47fe12b935e7a000a0726d7f8e3c2dae578f637", "392d163cd6d1f61279c8dccc6c48f9e4b0c325eeaaaabac8f3a14bda18e3a2df", "6a73a037002fd5a6dcb582cc4d1cbe068e12bc78220f8b03eb09b6650e16bc08", "6657abdbedb06253b098ba6815f52551f2a7b1c2f791d3d35db8b4d689747a1e", "04214494885cc1c72200517aa66aae0b7667ebf882198b7a4ef2f121a3b3e9fd")</text:p>
          </table:table-cell>
          <table:table-cell office:value-type="float" office:value="56.67" calcext:value-type="float">
            <text:p>5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96.67" calcext:value-type="float">
            <text:p>96.67</text:p>
          </table:table-cell>
          <table:table-cell office:value-type="float" office:value="60" calcext:value-type="float">
            <text:p>60</text:p>
          </table:table-cell>
          <table:table-cell office:value-type="float" office:value="70.83" calcext:value-type="float">
            <text:p>70.83</text:p>
          </table:table-cell>
          <table:table-cell office:value-type="float" office:value="95" calcext:value-type="float">
            <text:p>95</text:p>
          </table:table-cell>
          <table:table-cell office:value-type="float" office:value="81.71" calcext:value-type="float">
            <text:p>81.71</text:p>
          </table:table-cell>
          <table:table-cell office:value-type="float" office:value="39.23" calcext:value-type="float">
            <text:p>39.23</text:p>
          </table:table-cell>
          <table:table-cell office:value-type="float" office:value="114120" calcext:value-type="float">
            <text:p>11412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347222222222222" calcext:value-type="float">
            <text:p>0.00347222222222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91836734693877" calcext:value-type="float">
            <text:p>0.003918367346939</text:p>
          </table:table-cell>
          <table:table-cell office:value-type="float" office:value="0.000480769230769231" calcext:value-type="float">
            <text:p>0.000480769230769</text:p>
          </table:table-cell>
          <table:table-cell office:value-type="float" office:value="1575.2" calcext:value-type="float">
            <text:p>1575.2</text:p>
          </table:table-cell>
          <table:table-cell office:value-type="float" office:value="215.045" calcext:value-type="float">
            <text:p>215.045</text:p>
          </table:table-cell>
          <table:table-cell office:value-type="string" calcext:value-type="string">
            <text:p>("10f1744ed7403943e4e5ede195e774f7d4e906bf6c51c0133233fbdf4e2bb2ed", "8e6320259864eb9808f2771759e752481e1eaf17543ff2aed47dacb4c447324e", "dbaf33c9fea0c35a20468943aa158a50630a8de89e4a967944f4a78c830658f5", "21ec1c06daf2045618df094be5ad196929187430d5ccd67f41dac199ecfd9202", "28a74ad252afa475dffb849bda033d3e123907fc95c7df45cc9865eb00351e0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2.832" calcext:value-type="float">
            <text:p>2.832</text:p>
          </table:table-cell>
          <table:table-cell office:value-type="string" calcext:value-type="string">
            <text:p>742ef5f2bf3ea7578a5b62ddb3f494a91fd41d9fd3c3c74da843d4100c28b43d</text:p>
          </table:table-cell>
          <table:table-cell office:value-type="float" office:value="-33.33" calcext:value-type="float">
            <text:p>-33.33</text:p>
          </table:table-cell>
          <table:table-cell table:style-name="ce4"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.978" calcext:value-type="float">
            <text:p>1.978</text:p>
          </table:table-cell>
          <table:table-cell office:value-type="string" calcext:value-type="string">
            <text:p>6bed1b9b61ed0c1dc9198fe2011de9e3475528427a5349288b0dedd9a38f26e0</text:p>
          </table:table-cell>
          <table:table-cell office:value-type="float" office:value="-23.33" calcext:value-type="float">
            <text:p>-23.33</text:p>
          </table:table-cell>
          <table:table-cell office:value-type="float" office:value="38.33" calcext:value-type="float">
            <text:p>38.33</text:p>
          </table:table-cell>
          <table:table-cell office:value-type="float" office:value="6.67" calcext:value-type="float">
            <text:p>6.67</text:p>
          </table:table-cell>
          <table:table-cell office:value-type="float" office:value="70" calcext:value-type="float">
            <text:p>70</text:p>
          </table:table-cell>
          <table:table-cell office:value-type="float" office:value="16.67" calcext:value-type="float">
            <text:p>16.67</text:p>
          </table:table-cell>
          <table:table-cell office:value-type="float" office:value="42.89" calcext:value-type="float">
            <text:p>42.89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56320" calcext:value-type="float">
            <text:p>56320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0195061728395062" calcext:value-type="float">
            <text:p>0.001950617283951</text:p>
          </table:table-cell>
          <table:table-cell office:value-type="float" office:value="0.016820987654321" calcext:value-type="float">
            <text:p>0.016820987654321</text:p>
          </table:table-cell>
          <table:table-cell office:value-type="float" office:value="0" calcext:value-type="float">
            <text:p>0</text:p>
          </table:table-cell>
          <table:table-cell office:value-type="float" office:value="251.2" calcext:value-type="float">
            <text:p>25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8bb9f7588b60e793f78a5c413447d7f84293447f6ae721b425e2f51cc2f8082", "67abbf2b93d6076a9d6ad40049c72075c22f05f2bde78bfa642c1ae8f2af21a6", "f46fb3de2131b10db9ec9d455cb0c0e7cffd2a1bfb740a77a1a836d7496760e5", "5f5ddc8ebfa885e7a48059d1d37f83245b34557aaaa68ce5a50cced495e1c58b", "855dddb8f19cc9933573129d9d9aa0776355dd1a7d9110eaf6f44035f16b580f")</text:p>
          </table:table-cell>
          <table:table-cell office:value-type="float" office:value="-16.67" calcext:value-type="float">
            <text:p>-16.67</text:p>
          </table:table-cell>
          <table:table-cell office:value-type="float" office:value="41.67" calcext:value-type="float">
            <text:p>41.67</text:p>
          </table:table-cell>
          <table:table-cell office:value-type="float" office:value="3.33" calcext:value-type="float">
            <text:p>3.3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.27" calcext:value-type="float">
            <text:p>45.27</text:p>
          </table:table-cell>
          <table:table-cell office:value-type="float" office:value="5" calcext:value-type="float">
            <text:p>5</text:p>
          </table:table-cell>
          <table:table-cell office:value-type="float" office:value="28.85" calcext:value-type="float">
            <text:p>28.85</text:p>
          </table:table-cell>
          <table:table-cell office:value-type="float" office:value="113640" calcext:value-type="float">
            <text:p>113640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347222222222222" calcext:value-type="float">
            <text:p>0.003472222222222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5619834710744" calcext:value-type="float">
            <text:p>0.001256198347107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3698224852071" calcext:value-type="float">
            <text:p>0.000369822485207</text:p>
          </table:table-cell>
          <table:table-cell office:value-type="float" office:value="392.8" calcext:value-type="float">
            <text:p>392.8</text:p>
          </table:table-cell>
          <table:table-cell office:value-type="float" office:value="183.906" calcext:value-type="float">
            <text:p>183.906</text:p>
          </table:table-cell>
          <table:table-cell office:value-type="string" calcext:value-type="string">
            <text:p>("9ae2e0ac498bf79393aa1c0337f1a919c009b730d493145b428cf15872eb6222", "b6c2d334b4e551f5ed89a9752e2a37e50a84a0749907a58a72be763523e81004", "a528a90a54bf8d5e34d6253b097d5e33c4cab815140a8a9923751481b2b2fa83", "29310494dab4f525b88b24d187180c736a1fdcb5eef879f62592837ff16327df", "517b15ccc13d2190e92d9348d82730e459ca1554478a94458bfb53ece49d748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25" calcext:value-type="float">
            <text:p>-25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.33" calcext:value-type="float">
            <text:p>33.33</text:p>
          </table:table-cell>
          <table:table-cell office:value-type="float" office:value="44.44" calcext:value-type="float">
            <text:p>44.44</text:p>
          </table:table-cell>
          <table:table-cell office:value-type="float" office:value="9" calcext:value-type="float">
            <text:p>9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8.14" calcext:value-type="float">
            <text:p>8.14</text:p>
          </table:table-cell>
          <table:table-cell office:value-type="string" calcext:value-type="string">
            <text:p>d6517d358d70b4206b2684257dde7285e09800f9084c9a2fd26fa62622ff66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12605914a8488182c4f8b78706c3a3578caff95d864b4daf2cb0ddd9f1b58b9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6.67" calcext:value-type="float">
            <text:p>86.67</text:p>
          </table:table-cell>
          <table:table-cell office:value-type="float" office:value="74.67" calcext:value-type="float">
            <text:p>74.67</text:p>
          </table:table-cell>
          <table:table-cell office:value-type="float" office:value="0" calcext:value-type="float">
            <text:p>0</text:p>
          </table:table-cell>
          <table:table-cell office:value-type="float" office:value="43960" calcext:value-type="float">
            <text:p>4396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33" calcext:value-type="float">
            <text:p>0.001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533333333333334" calcext:value-type="float">
            <text:p>0.005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ecb6821afab6afebc8996a9aa24d94469cc6903a4cee88c8b3160c7069ef153", "80ad4cf3c5cce8a052ef0479ead3f3435a13e0821e7cc1b52c7a97f90f8e6e82", "278ab72c5112d8300fa128434f8a60b36d69f340f7119b30126c93c035774bde", "640738aec4bee953e3f3c98834a50c91f4a167a4f19384c601a94b2f21f334cf", "38b7b4e7eec53a1910e13a81c848101cda7db41ef5d9f9a2b4ddc4f25ef774a8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6.67" calcext:value-type="float">
            <text:p>86.67</text:p>
          </table:table-cell>
          <table:table-cell office:value-type="float" office:value="74.67" calcext:value-type="float">
            <text:p>74.67</text:p>
          </table:table-cell>
          <table:table-cell office:value-type="float" office:value="50" calcext:value-type="float">
            <text:p>50</text:p>
          </table:table-cell>
          <table:table-cell office:value-type="float" office:value="88160" calcext:value-type="float">
            <text:p>8816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33" calcext:value-type="float">
            <text:p>0.001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533333333333334" calcext:value-type="float">
            <text:p>0.005333333333333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148.8" calcext:value-type="float">
            <text:p>148.8</text:p>
          </table:table-cell>
          <table:table-cell office:value-type="float" office:value="103.894" calcext:value-type="float">
            <text:p>103.894</text:p>
          </table:table-cell>
          <table:table-cell office:value-type="string" calcext:value-type="string">
            <text:p>("e60852093810f8f59de66ba5db8f44d054b55115f85c7748f9acc7cb77235b87", "845af1e4d288ca0bc897edd025be0116ff8de0e06440d025234957929434307e", "16515342f3bfb3a2f9e37ceb3a6692ca3228fd8f73007138f4b835cf914c85ec", "aa2e1a617beb519ca3fe457f733e4d8336b93ae1ac91eb8b1f906741a2d5e187", "c7a5dc8cfed3f82b64be81a77fbd6f3a1f843a8d7b4612f2e5dd6b38cc62ccc1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15.573" calcext:value-type="float">
            <text:p>15.573</text:p>
          </table:table-cell>
          <table:table-cell office:value-type="string" calcext:value-type="string">
            <text:p>778a103afbcdae8c81e8fb248de87c2a2f5cc0226d4909a117c03589b1715523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3" calcext:value-type="float">
            <text:p>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573a9bec8a310d92617706b1425ab418b4b5c87d24c0a32394b917dfffa1292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9.05" calcext:value-type="float">
            <text:p>59.05</text:p>
          </table:table-cell>
          <table:table-cell office:value-type="float" office:value="100" calcext:value-type="float">
            <text:p>100</text:p>
          </table:table-cell>
          <table:table-cell office:value-type="float" office:value="74.18" calcext:value-type="float">
            <text:p>74.18</text:p>
          </table:table-cell>
          <table:table-cell office:value-type="float" office:value="0" calcext:value-type="float">
            <text:p>0</text:p>
          </table:table-cell>
          <table:table-cell office:value-type="float" office:value="40720" calcext:value-type="float">
            <text:p>4072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18140589569161" calcext:value-type="float">
            <text:p>0.001814058956916</text:p>
          </table:table-cell>
          <table:table-cell office:value-type="float" office:value="0" calcext:value-type="float">
            <text:p>0</text:p>
          </table:table-cell>
          <table:table-cell office:value-type="float" office:value="0.00105785123966942" calcext:value-type="float">
            <text:p>0.001057851239669</text:p>
          </table:table-cell>
          <table:table-cell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b373fd5aa7a6e2165b6e6ed95ad77a4521f52eb099889f34d7528baa1093676", "cfb6e7e81ba57d8a8dd1c37937dbe2dff5d4da399c440141a40a058dee4e3433", "c33f1373be7988c40e91c06102bc801d7326737bc8a16b996342c35cb9f39d9e", "6656a4a331d2b70899aaaad7b320ad8eb21ca890efa9641e9d85a387898f1192", "8b2616741f660194900fccef09f9badf6a650fbe2735e22a2d92357e4e1555be")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30.81" calcext:value-type="float">
            <text:p>30.81</text:p>
          </table:table-cell>
          <table:table-cell office:value-type="float" office:value="80600" calcext:value-type="float">
            <text:p>80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586648835848075" calcext:value-type="float">
            <text:p>0.000586648835848</text:p>
          </table:table-cell>
          <table:table-cell office:value-type="float" office:value="104" calcext:value-type="float">
            <text:p>104</text:p>
          </table:table-cell>
          <table:table-cell office:value-type="float" office:value="112.065" calcext:value-type="float">
            <text:p>112.065</text:p>
          </table:table-cell>
          <table:table-cell office:value-type="string" calcext:value-type="string">
            <text:p>("1cd7d288fa70fdc96db7f4b5e839eb8074ec661a3427a78884b1be9119eef9c4", "20fa87e559b2e24470a2a3b8da95ea616588602982af7d0ed4096a04943a6a94", "5bf4202b4d8e040af2d15bb1d6a842282bb1af9210c7d223f86aaa0f78189eac", "ce9b099cf1d853ec9258caa2ef050b0519913a2f73a4c8009259fbaae3489a73", "f00b549b46f1b897779b47f8061a92a22e4088f2f0f48e2d694dbeab87a619f5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d8de413f40b85d1f8e522064286994f9134c3367a0438773a0889ca6918b2be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dcd225427c9fd854fe4397e15dd73790cba2c6be03a1deadfd58dcdf0c9d3d67</text:p>
          </table:table-cell>
          <table:table-cell office:value-type="float" office:value="15" calcext:value-type="float">
            <text:p>15</text:p>
          </table:table-cell>
          <table:table-cell office:value-type="float" office:value="57.5" calcext:value-type="float">
            <text:p>57.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.29" calcext:value-type="float">
            <text:p>54.29</text:p>
          </table:table-cell>
          <table:table-cell office:value-type="float" office:value="0" calcext:value-type="float">
            <text:p>0</text:p>
          </table:table-cell>
          <table:table-cell office:value-type="float" office:value="42800" calcext:value-type="float">
            <text:p>428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40a657e52ce32e3bc442d0f1add6af8d0e963834cb4549afbe8eaea79887646", "408fa0269eb802a3c08aad2df8e7125dabd330014e543dd392b53144bb6afb59", "6f22ae4b206d84dffcd5299f195dd7b5a9300798074ecfe937a7ce9cd705049f", "f3b1f128816a741f7b3f26eee18a8d4fccbb8bde0985e75531612abb2ca2afb8", "044175ec88647b38c5f3daf429db2699beb478d64a3fcae40dff62aca942d507")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.33</text:p>
          </table:table-cell>
          <table:table-cell office:value-type="float" office:value="58" calcext:value-type="float">
            <text:p>58</text:p>
          </table:table-cell>
          <table:table-cell office:value-type="float" office:value="55.71" calcext:value-type="float">
            <text:p>55.71</text:p>
          </table:table-cell>
          <table:table-cell office:value-type="float" office:value="33.75" calcext:value-type="float">
            <text:p>33.75</text:p>
          </table:table-cell>
          <table:table-cell office:value-type="float" office:value="84240" calcext:value-type="float">
            <text:p>8424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1953125" calcext:value-type="float">
            <text:p>0.0001953125</text:p>
          </table:table-cell>
          <table:table-cell office:value-type="float" office:value="636.8" calcext:value-type="float">
            <text:p>636.8</text:p>
          </table:table-cell>
          <table:table-cell office:value-type="float" office:value="77.968" calcext:value-type="float">
            <text:p>77.968</text:p>
          </table:table-cell>
          <table:table-cell office:value-type="string" calcext:value-type="string">
            <text:p>("a00bb3f0c41d93e21f9c36588d06027ea3121e0378a77f6a2450364879c80373", "4891a042517db85499ce66f9cdc899a0bb53cfd3e54e97acf08b3c11afcc206f", "ac00bb5a9f351bcb2ab9f981bc5159a60e6e95229d6f832435a638389313d257", "e7120c3b88efc0c922bc265d9c8bbade7728dcc3fee81c727a4ecd8cdfbb981a", "39b457f1425934da266a046e54af873ee3174fe37f62e5882336fd540e2820ae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0.531" calcext:value-type="float">
            <text:p>10.531</text:p>
          </table:table-cell>
          <table:table-cell office:value-type="string" calcext:value-type="string">
            <text:p>dbb8834cff6923097d274929a2753a8a88002807f96c0d621c8d6baf1c441e1b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3.641" calcext:value-type="float">
            <text:p>3.641</text:p>
          </table:table-cell>
          <table:table-cell table:style-name="ce5" office:value-type="string" calcext:value-type="string">
            <text:p>49e923aa4d3698122b47cc8da3dfaa0864ca56332f71f1a7f9def3c7d0f5cfc0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0" calcext:value-type="float">
            <text:p>0</text:p>
          </table:table-cell>
          <table:table-cell office:value-type="float" office:value="43840" calcext:value-type="float">
            <text:p>43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7f593bafe8c63a46597014b9175c4452566704221204ab89ca2a9e87b755afe", "715db0c4df466968b2a77078379a99068b2b5bd4f648bea13d12f35b6dc8005b", "9ed06af92d7501a84d503aee0733f9e330e8348126a9cb6937f8fb561c31aab7", "7f1496e3c6080c5bb5836b08c5c0d0e0744249ed09318b99948b6c4c55d8fa7f", "984f0ec2ecb5a50e7b17a916e603b6e9d59d719a617195ce277ad534850c6928")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40.62" calcext:value-type="float">
            <text:p>40.62</text:p>
          </table:table-cell>
          <table:table-cell office:value-type="float" office:value="87600" calcext:value-type="float">
            <text:p>87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726" calcext:value-type="float">
            <text:p>726</text:p>
          </table:table-cell>
          <table:table-cell office:value-type="float" office:value="154.209" calcext:value-type="float">
            <text:p>154.209</text:p>
          </table:table-cell>
          <table:table-cell office:value-type="string" calcext:value-type="string">
            <text:p>("f9919531df490fe1b93a11a7e9d2f1d98dfe5db561610d6ea25c6dbfc14b0950", "e91e716a8b670c2a7cf04777f8f64a84ea0504c226257993313c0a9d7faff286", "25e5fd0cbe42d4d9a14d2aa27d197fed23b0358063e25101e707a71cc96437ea", "99c90d096d1b5c47fafcc76f25f4388a34d9340b1fbfa015fa9a189081b5c1c3", "5923c4b3730cea26cbbca91a4511b06fefc0c0dd6860ccefef2acf6aceb0744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25" calcext:value-type="float">
            <text:p>-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2.86" calcext:value-type="float">
            <text:p>42.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8b24e3d039c39c9d9ce2dc1310d762b1ddfe6f41757f84171d38fd18e5071e4</text:p>
          </table:table-cell>
          <table:table-cell office:value-type="float" office:value="-25" calcext:value-type="float">
            <text:p>-25</text:p>
          </table:table-cell>
          <table:table-cell table:style-name="ce4" office:value-type="float" office:value="37.5" calcext:value-type="float">
            <text:p>37.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40" calcext:value-type="float">
            <text:p>40</text:p>
          </table:table-cell>
          <table:table-cell office:value-type="float" office:value="28.57" calcext:value-type="float">
            <text:p>28.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764c602ac89f4a498841a38e5231697fd55025355af27fa62920087868df1fde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680" calcext:value-type="float">
            <text:p>406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7.2" calcext:value-type="float">
            <text:p>2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0a31f1fbd09823129f93d7d77b47be8a2d8a2327f0ba2c9e2fdddf49943829b", "55cc2c07176d53014c2d7c1bdef5c10e65e1b5482d3aa5ba88302f90ce0cb17c", "67e84c10ed79c875b74d0a891e18dc5e8868b166bf504992c91283d2a9467347", "b60035340b7fbb7aedec22bcb4ad15b0a83ea5cfe1679573565a6c6dbd81c1b6", "029b863b703ad7fc47db8b99543f7500b0194f24dcc5c39caf595fe3c0990fd9")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40" calcext:value-type="float">
            <text:p>40</text:p>
          </table:table-cell>
          <table:table-cell office:value-type="float" office:value="38.75" calcext:value-type="float">
            <text:p>38.75</text:p>
          </table:table-cell>
          <table:table-cell office:value-type="float" office:value="80120" calcext:value-type="float">
            <text:p>801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375.2" calcext:value-type="float">
            <text:p>375.2</text:p>
          </table:table-cell>
          <table:table-cell office:value-type="float" office:value="73.796" calcext:value-type="float">
            <text:p>73.796</text:p>
          </table:table-cell>
          <table:table-cell office:value-type="string" calcext:value-type="string">
            <text:p>("e9783289d2dba6b100501fd7a149dd33a3005da4a11b7029f64e9dba1c4c2b2c", "e299d9aada8dfa58405b45b65469ca205bfb8734b8272ba0d652dd46ebb8ab42", "c24ddac347e2e5c2e3ce505465812c55d2f4623d46206c6b61e0291b8b6c0e71", "4744dfe1cb78c1f8799bf319b9030d0c8f89d1211b645138ceb566782b7aa608", "bf333c502a7b679b9207e280b671c434bcd61a76aca2849a711b2cf7c481f384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7.909" calcext:value-type="float">
            <text:p>7.909</text:p>
          </table:table-cell>
          <table:table-cell office:value-type="string" calcext:value-type="string">
            <text:p>f851d28ce216da87e37682e3852145f1c697c3b20179785cd180750f0fcf79f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151dd093da55f1c5c1cfe11a96023bd878a8ef30f486739fa341bc00f35383d2</text:p>
          </table:table-cell>
          <table:table-cell office:value-type="float" office:value="15" calcext:value-type="float">
            <text:p>15</text:p>
          </table:table-cell>
          <table:table-cell office:value-type="float" office:value="57.5" calcext:value-type="float">
            <text:p>57.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9960" calcext:value-type="float">
            <text:p>3996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96.8" calcext:value-type="float">
            <text:p>29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c36e5e75021ecf2cafebf0f3ba1b22a30f0bb0f5d7f1683b65fe32a927efdfb", "6592217c4c0307c4710563831164f88619b6e5c6d864859bc9d9684c29bbc9db", "2d4c9799c899ac3602a3620942efbd62351f20b3dd2e9f38bda56c75884334e9", "06c3a49727caf4ab261aafdcf018f2c541c366d28b91deba83670e14f9b7dd03", "c2e29d8fe85ba323be3e7e7ca6db7f9849fadfe58399771ce0c26d1e071f7035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26.88" calcext:value-type="float">
            <text:p>26.88</text:p>
          </table:table-cell>
          <table:table-cell office:value-type="float" office:value="80200" calcext:value-type="float">
            <text:p>802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833333333333333" calcext:value-type="float">
            <text:p>0.008333333333333</text:p>
          </table:table-cell>
          <table:table-cell office:value-type="float" office:value="0.0017578125" calcext:value-type="float">
            <text:p>0.0017578125</text:p>
          </table:table-cell>
          <table:table-cell office:value-type="float" office:value="178" calcext:value-type="float">
            <text:p>178</text:p>
          </table:table-cell>
          <table:table-cell office:value-type="float" office:value="95.507" calcext:value-type="float">
            <text:p>95.507</text:p>
          </table:table-cell>
          <table:table-cell office:value-type="string" calcext:value-type="string">
            <text:p>("8f33582d75fb4961fedca479ade562d00adb94392a9e3f67cf89b92010b9af6e", "e5420584db7f466b1632dfc798ec565593a260eb0c689105ae4162bec68969c7", "7f86e261e84ee91fd64ca724b38ea970bf8fd96b74c008ae946ec80cfc7e0143", "d2aee2ae9648c497d6e836972fdc3feb042230f34b3f251a3c6c9825f9f6894d", "368129ca6fd1ebd9336e821b2885e55e112726bc643eee2a51313f16243e221a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6c68f93d36ae126c8b726eb215dc0ae9e18c5e9764a55a488faf17d6c8027912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6c68f93d36ae126c8b726eb215dc0ae9e18c5e9764a55a488faf17d6c802791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7.33" calcext:value-type="float">
            <text:p>67.33</text:p>
          </table:table-cell>
          <table:table-cell office:value-type="float" office:value="76.67" calcext:value-type="float">
            <text:p>76.67</text:p>
          </table:table-cell>
          <table:table-cell office:value-type="float" office:value="72.67" calcext:value-type="float">
            <text:p>72.67</text:p>
          </table:table-cell>
          <table:table-cell office:value-type="float" office:value="0" calcext:value-type="float">
            <text:p>0</text:p>
          </table:table-cell>
          <table:table-cell office:value-type="float" office:value="39720" calcext:value-type="float">
            <text:p>3972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563888888888889" calcext:value-type="float">
            <text:p>0.005638888888889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41666666666667" calcext:value-type="float">
            <text:p>0.003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185.2" calcext:value-type="float">
            <text:p>1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e2838823d339689780aebda14ee9f0b1eb01160237a4516f171a0c13bfe3c5c", "d92eee5a63d01b392e918e3c4c3542f1da66919151420528770d77aa01ecdd25", "b31552bfaec1c35446e86a2a9aa21151ed7e28319567a37b934133c60d950488", "7ef0228b8af59153f6e65232a3b4fbc6ec5ea1c2b77e5c392b244bdf319576df", "ff3ff3dec45f60ec8d5cb2622f09f689d2c0a77666f8316b4133f36b64e3a259"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.33" calcext:value-type="float">
            <text:p>78.33</text:p>
          </table:table-cell>
          <table:table-cell office:value-type="float" office:value="76.11" calcext:value-type="float">
            <text:p>76.11</text:p>
          </table:table-cell>
          <table:table-cell office:value-type="float" office:value="35.62" calcext:value-type="float">
            <text:p>35.62</text:p>
          </table:table-cell>
          <table:table-cell office:value-type="float" office:value="80880" calcext:value-type="float">
            <text:p>8088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159722222222222" calcext:value-type="float">
            <text:p>0.015972222222222</text:p>
          </table:table-cell>
          <table:table-cell office:value-type="float" office:value="0.00640432098765432" calcext:value-type="float">
            <text:p>0.006404320987654</text:p>
          </table:table-cell>
          <table:table-cell office:value-type="float" office:value="0.00224609375" calcext:value-type="float">
            <text:p>0.00224609375</text:p>
          </table:table-cell>
          <table:table-cell office:value-type="float" office:value="327.2" calcext:value-type="float">
            <text:p>327.2</text:p>
          </table:table-cell>
          <table:table-cell office:value-type="float" office:value="66.382" calcext:value-type="float">
            <text:p>66.382</text:p>
          </table:table-cell>
          <table:table-cell office:value-type="string" calcext:value-type="string">
            <text:p>("1960fe9412c2429f42fba27296113258d739c4854037c8e685cddb9cf872f038", "985067bfacd541635aa2bc243a6dff3963edd6a7676d8563d8adf7d5aa829379", "cb156f5ed897937543ad0ecbbd6f649aae014a62da83df9e37127c97550326d9", "80cbb48acdbca6f8d47a1db10a2a098858a91099e8481133ac3bf02adb589727", "19b3452b363054655bcb3f511635e7a71316f13bc58a28924279cad39e6354f5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1.935" calcext:value-type="float">
            <text:p>1.935</text:p>
          </table:table-cell>
          <table:table-cell office:value-type="string" calcext:value-type="string">
            <text:p>26477104eb3e717fe28436135e4820e646d50e91b2c98addd446912a491a01df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e47858b653e3a8938a76175b91d32f417d92f280e9bde344995324a66fa21960</text:p>
          </table:table-cell>
          <table:table-cell office:value-type="float" office:value="55" calcext:value-type="float">
            <text:p>55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69.33" calcext:value-type="float">
            <text:p>69.33</text:p>
          </table:table-cell>
          <table:table-cell office:value-type="float" office:value="100" calcext:value-type="float">
            <text:p>100</text:p>
          </table:table-cell>
          <table:table-cell office:value-type="float" office:value="81.78" calcext:value-type="float">
            <text:p>81.78</text:p>
          </table:table-cell>
          <table:table-cell office:value-type="float" office:value="0" calcext:value-type="float">
            <text:p>0</text:p>
          </table:table-cell>
          <table:table-cell office:value-type="float" office:value="38480" calcext:value-type="float">
            <text:p>3848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55555555555556" calcext:value-type="float">
            <text:p>0.003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58024691358024" calcext:value-type="float">
            <text:p>0.00158024691358</text:p>
          </table:table-cell>
          <table:table-cell office:value-type="float" office:value="0" calcext:value-type="float">
            <text:p>0</text:p>
          </table:table-cell>
          <table:table-cell office:value-type="float" office:value="317.2" calcext:value-type="float">
            <text:p>3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03f2ef9a1f58b6d470e77b70e3b2c5ac43ff7c6753b5331acc9dadc9e443fb6", "fa32dba5c81912c6d551c8fe43ac40378fbc7b3f244987bd5349918efdba1b23", "412568254d0931971ad88ea3dceff8ce6e485045e4b6c23ba48bfe2e5fa2e784", "1308062b4c42eba8a9c87854b8210578932087b30364c9e3814b7fddb26cef7e", "b8b2bcf3235ecbabe0d1d84bbdf41c50b7d3857ddffe1ad96db0fd53959afd14")</text:p>
          </table:table-cell>
          <table:table-cell office:value-type="float" office:value="55" calcext:value-type="float">
            <text:p>55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69.33" calcext:value-type="float">
            <text:p>69.33</text:p>
          </table:table-cell>
          <table:table-cell office:value-type="float" office:value="100" calcext:value-type="float">
            <text:p>100</text:p>
          </table:table-cell>
          <table:table-cell office:value-type="float" office:value="81.78" calcext:value-type="float">
            <text:p>81.78</text:p>
          </table:table-cell>
          <table:table-cell office:value-type="float" office:value="36.88" calcext:value-type="float">
            <text:p>36.88</text:p>
          </table:table-cell>
          <table:table-cell office:value-type="float" office:value="78080" calcext:value-type="float">
            <text:p>7808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55555555555556" calcext:value-type="float">
            <text:p>0.003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58024691358024" calcext:value-type="float">
            <text:p>0.00158024691358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601.2" calcext:value-type="float">
            <text:p>601.2</text:p>
          </table:table-cell>
          <table:table-cell office:value-type="float" office:value="65.425" calcext:value-type="float">
            <text:p>65.425</text:p>
          </table:table-cell>
          <table:table-cell office:value-type="string" calcext:value-type="string">
            <text:p>("6f9e979ab82be28d9a0dba0137309392bb41bd54e0b82bcd8edb9a8049a68a36", "292b4a2b3ab5d4d2e1ad51d2355bfbfffcc433f101d9eeb06e0bf3df68e8cbc8", "2159a452e7c21548acf82381fa23efef85a96bc6d3d85c9b42820083423887d0", "1aaee4b9c06c26aa5914623b97496e8a534a4e8663b5b9883abd7c98f6ec1337", "f6c44adf786fb0ed9a28d6949cb1d7e1facbddeba69e4a6fc60b9214950a9669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6.356" calcext:value-type="float">
            <text:p>6.356</text:p>
          </table:table-cell>
          <table:table-cell office:value-type="string" calcext:value-type="string">
            <text:p>bfc573c6abbe34e886050cc54b8588a41128428bce3541ef8f4a31b72c9fa757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29" calcext:value-type="float">
            <text:p>0.029</text:p>
          </table:table-cell>
          <table:table-cell table:style-name="ce5" office:value-type="string" calcext:value-type="string">
            <text:p>99d3943d1e1775a713be25cee3c73edc628d1190bb4e9122c41232c92f646fbd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6.11" calcext:value-type="float">
            <text:p>86.11</text:p>
          </table:table-cell>
          <table:table-cell office:value-type="float" office:value="0" calcext:value-type="float">
            <text:p>0</text:p>
          </table:table-cell>
          <table:table-cell office:value-type="float" office:value="32680" calcext:value-type="float">
            <text:p>3268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0.000500000000000001" calcext:value-type="float">
            <text:p>0.00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85802469135802" calcext:value-type="float">
            <text:p>0.003858024691358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865a72bb0816b409d23d1bf78913b6c96fe1243f9ebd378d16ea0149bf9bd11", "c8459d04f67f78a85d96ba9218a0ca37ba0a65e74186f36977f0d405c8ed00ff", "6cbf5bce42d00a6053eabeeefc4a1cd161e79b502c0ce573b26e8b5a66cfc738", "e8136324e147c26ec57a65cb8311c069a19c46ca7230851b717039ad08e92706", "6437142639f9b91519d72b85816b8645f9b2720dcb2611f328424c40c73efb63")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23.12" calcext:value-type="float">
            <text:p>23.12</text:p>
          </table:table-cell>
          <table:table-cell office:value-type="float" office:value="65920" calcext:value-type="float">
            <text:p>659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249.2" calcext:value-type="float">
            <text:p>249.2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("c5d1f11a8c307e9be3fe1d624ab3a635ddfa9736d1619fe61b2c1bb7b71716ec", "dba692443333ba1667b78225bf17e0886346f9ef40d6580452c36a86b50d81f4", "3d809b71941aa020e9b267f6e74b42d4ab7b6c76e3dec893183c44899eadbde2", "7d73fcf97bf16771957d0d2caaf308cb469518d72201ccd24ccb4af771263625", "4371b43de89455d7113fa26b30455e9bc6e4af3dc93dc5af1fa2818b10d9a596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1.566" calcext:value-type="float">
            <text:p>1.566</text:p>
          </table:table-cell>
          <table:table-cell office:value-type="string" calcext:value-type="string">
            <text:p>30be979a1b7dfc7352fc5444053359493ba722b02fa7886e5cffd3205e5cf21d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7b145cb9a198cb2e9d9d08c716c01f641eda3294c8e05deb374743a71cf76fc9</text:p>
          </table:table-cell>
          <table:table-cell office:value-type="float" office:value="15" calcext:value-type="float">
            <text:p>15</text:p>
          </table:table-cell>
          <table:table-cell office:value-type="float" office:value="57.5" calcext:value-type="float">
            <text:p>57.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4.29" calcext:value-type="float">
            <text:p>54.29</text:p>
          </table:table-cell>
          <table:table-cell office:value-type="float" office:value="80" calcext:value-type="float">
            <text:p>80</text:p>
          </table:table-cell>
          <table:table-cell office:value-type="float" office:value="65.86" calcext:value-type="float">
            <text:p>65.86</text:p>
          </table:table-cell>
          <table:table-cell office:value-type="float" office:value="0" calcext:value-type="float">
            <text:p>0</text:p>
          </table:table-cell>
          <table:table-cell office:value-type="float" office:value="45320" calcext:value-type="float">
            <text:p>4532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5" calcext:value-type="float">
            <text:p>0.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53061224489795" calcext:value-type="float">
            <text:p>0.00653061224489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0150188756249362" calcext:value-type="float">
            <text:p>0.015018875624936</text:p>
          </table:table-cell>
          <table:table-cell office:value-type="float" office:value="0" calcext:value-type="float">
            <text:p>0</text:p>
          </table:table-cell>
          <table:table-cell office:value-type="float" office:value="299.2" calcext:value-type="float">
            <text:p>29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4d9b2b22f8c384d211b79e6c3424a3035674b24f14ebdc9d69f20832a0ec0b6", "31d66796289621df9f1d1c07871febf68e08bdf5f2cd3f110fa74924d2367755", "ceac6c414dc704da620453c9dade0c7eed7c1862ce52e6d71ac33225c1d02a7a", "13451517c2758b9ed5a9e5a1bb9abda5d4b06968c6c091e306e7ea5caca1f4bc", "c0bb9ee988e03999e628b67f8e7098c67aaf22d2d6b54d5f8f932cce3272a421"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47.29" calcext:value-type="float">
            <text:p>47.29</text:p>
          </table:table-cell>
          <table:table-cell office:value-type="float" office:value="71.67" calcext:value-type="float">
            <text:p>71.67</text:p>
          </table:table-cell>
          <table:table-cell office:value-type="float" office:value="57.53" calcext:value-type="float">
            <text:p>57.53</text:p>
          </table:table-cell>
          <table:table-cell office:value-type="float" office:value="44.38" calcext:value-type="float">
            <text:p>44.38</text:p>
          </table:table-cell>
          <table:table-cell office:value-type="float" office:value="91280" calcext:value-type="float">
            <text:p>9128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21030612244898" calcext:value-type="float">
            <text:p>0.021030612244898</text:p>
          </table:table-cell>
          <table:table-cell office:value-type="float" office:value="0.151388888888889" calcext:value-type="float">
            <text:p>0.151388888888889</text:p>
          </table:table-cell>
          <table:table-cell office:value-type="float" office:value="0.0480575961636568" calcext:value-type="float">
            <text:p>0.048057596163657</text:p>
          </table:table-cell>
          <table:table-cell office:value-type="float" office:value="0.00263671875" calcext:value-type="float">
            <text:p>0.00263671875</text:p>
          </table:table-cell>
          <table:table-cell office:value-type="float" office:value="309.2" calcext:value-type="float">
            <text:p>309.2</text:p>
          </table:table-cell>
          <table:table-cell office:value-type="float" office:value="111.256" calcext:value-type="float">
            <text:p>111.256</text:p>
          </table:table-cell>
          <table:table-cell office:value-type="string" calcext:value-type="string">
            <text:p>("a9b8a4a69830b8009d5fb99d97f3439e0b271473068b3587cec645d89874e332", "a6252c15737bd4cc942ac95fba3d6f306682a4330f6cf31d18bc97c0fe321afe", "1d4360418751aba57ce6f6d732b0eaaf6e57288e6073351f812db5273504fb1c", "45e6ead46f96f99f59c20fe4ab0609c7c8ae638e7781923441d492d236f20277", "90fd237599c88760b69df7afa7b6099589263b2b15b1bf992d027e1470828cc4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3" calcext:value-type="float">
            <text:p>33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28.174" calcext:value-type="float">
            <text:p>28.174</text:p>
          </table:table-cell>
          <table:table-cell office:value-type="string" calcext:value-type="string">
            <text:p>501ef834cc640a339f39e0dd4b2381d2806264c7e38e1ff5124115bc30e7a8f2</text:p>
          </table:table-cell>
          <table:table-cell office:value-type="float" office:value="32.14" calcext:value-type="float">
            <text:p>32.14</text:p>
          </table:table-cell>
          <table:table-cell table:style-name="ce4"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728" calcext:value-type="float">
            <text:p>7.728</text:p>
          </table:table-cell>
          <table:table-cell office:value-type="string" calcext:value-type="string">
            <text:p>a3fa25dd729dcef009eef083809bdf5aeb541b3dd932440a6c12203394866db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5.71" calcext:value-type="float">
            <text:p>75.71</text:p>
          </table:table-cell>
          <table:table-cell office:value-type="float" office:value="74.29" calcext:value-type="float">
            <text:p>74.29</text:p>
          </table:table-cell>
          <table:table-cell office:value-type="float" office:value="74.74" calcext:value-type="float">
            <text:p>74.74</text:p>
          </table:table-cell>
          <table:table-cell office:value-type="float" office:value="75.53" calcext:value-type="float">
            <text:p>75.53</text:p>
          </table:table-cell>
          <table:table-cell office:value-type="float" office:value="75.13" calcext:value-type="float">
            <text:p>75.13</text:p>
          </table:table-cell>
          <table:table-cell office:value-type="float" office:value="0" calcext:value-type="float">
            <text:p>0</text:p>
          </table:table-cell>
          <table:table-cell office:value-type="float" office:value="174080" calcext:value-type="float">
            <text:p>174080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797193877551021" calcext:value-type="float">
            <text:p>0.000797193877551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00732956415944" calcext:value-type="float">
            <text:p>0.001007329564159</text:p>
          </table:table-cell>
          <table:table-cell office:value-type="float" office:value="0.00138216012000921" calcext:value-type="float">
            <text:p>0.001382160120009</text:p>
          </table:table-cell>
          <table:table-cell office:value-type="float" office:value="0.00101177517945781" calcext:value-type="float">
            <text:p>0.001011775179458</text:p>
          </table:table-cell>
          <table:table-cell office:value-type="float" office:value="0" calcext:value-type="float">
            <text:p>0</text:p>
          </table:table-cell>
          <table:table-cell office:value-type="float" office:value="605.2" calcext:value-type="float">
            <text:p>6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0294832fa8848a4af2927e54fc06a28fdf07e6f660d6712bcabfe8a1d42ac06", "30fde28f22ee263155a427270a3689fddf221746968de7b80e175cacb368c72c", "4583238cc4312ae758cade1dfd63b19c927b9fe8b873371bb4fd6d3bc2ca0a89", "fd918162d097cdd806a5a359851ae29e347f608bc619d56593c86b0f37b3f931", "e8252a79fe159cdb5e89c223446c377d7ef8b337093cd221e48c898f66e8f5d8")</text:p>
          </table:table-cell>
          <table:table-cell office:value-type="float" office:value="55" calcext:value-type="float">
            <text:p>55</text:p>
          </table:table-cell>
          <table:table-cell office:value-type="float" office:value="77.5" calcext:value-type="float">
            <text:p>77.5</text:p>
          </table:table-cell>
          <table:table-cell office:value-type="float" office:value="78.57" calcext:value-type="float">
            <text:p>78.57</text:p>
          </table:table-cell>
          <table:table-cell office:value-type="float" office:value="76.43" calcext:value-type="float">
            <text:p>76.43</text:p>
          </table:table-cell>
          <table:table-cell office:value-type="float" office:value="76.91" calcext:value-type="float">
            <text:p>76.91</text:p>
          </table:table-cell>
          <table:table-cell office:value-type="float" office:value="78.22" calcext:value-type="float">
            <text:p>78.22</text:p>
          </table:table-cell>
          <table:table-cell office:value-type="float" office:value="77.7" calcext:value-type="float">
            <text:p>77.7</text:p>
          </table:table-cell>
          <table:table-cell office:value-type="float" office:value="24.34" calcext:value-type="float">
            <text:p>24.34</text:p>
          </table:table-cell>
          <table:table-cell office:value-type="float" office:value="348240" calcext:value-type="float">
            <text:p>348240</text:p>
          </table:table-cell>
          <table:table-cell office:value-type="float" office:value="0.00484693877551021" calcext:value-type="float">
            <text:p>0.00484693877551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7595252092608" calcext:value-type="float">
            <text:p>0.000897595252093</text:p>
          </table:table-cell>
          <table:table-cell office:value-type="float" office:value="0.00191354979186054" calcext:value-type="float">
            <text:p>0.001913549791861</text:p>
          </table:table-cell>
          <table:table-cell office:value-type="float" office:value="0.00138036022380572" calcext:value-type="float">
            <text:p>0.001380360223806</text:p>
          </table:table-cell>
          <table:table-cell table:style-name="ce6" office:value-type="float" office:value="0.0000293680006265174" calcext:value-type="float">
            <text:p>2.94E-05</text:p>
          </table:table-cell>
          <table:table-cell office:value-type="float" office:value="502.8" calcext:value-type="float">
            <text:p>502.8</text:p>
          </table:table-cell>
          <table:table-cell office:value-type="float" office:value="2392.798" calcext:value-type="float">
            <text:p>2392.798</text:p>
          </table:table-cell>
          <table:table-cell office:value-type="string" calcext:value-type="string">
            <text:p>("31037894eba914e612cb5805c062bd3ae19aad1ef5ae7135f279a63fe5069874", "08323ac1728c8d4a0edb5fbab9d0b618ca20c448dffb7fb6fe16f09bb03e524e", "b0fa6ddf8fb5aefdfb7f0427587fdd56358eada5efca19118732e7128d96d27e", "4c6ce4e7d216ba770b0643dfcad67090cb1b7da13eba7ad96b2b2a125ab4b44d", "edfd71c0ff7e051177d24ef5df411b1e7ac48c24009b79274e57cf9b673546c1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29" calcext:value-type="float">
            <text:p>29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375" calcext:value-type="float">
            <text:p>0.5375</text:p>
          </table:table-cell>
          <table:table-cell office:value-type="float" office:value="251.273" calcext:value-type="float">
            <text:p>251.273</text:p>
          </table:table-cell>
          <table:table-cell office:value-type="string" calcext:value-type="string">
            <text:p>d37796c04e2c0a4314326d059372f0c1ada01be4735c615f176e126923b65178</text:p>
          </table:table-cell>
          <table:table-cell office:value-type="float" office:value="35.71" calcext:value-type="float">
            <text:p>35.71</text:p>
          </table:table-cell>
          <table:table-cell table:style-name="ce4"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7.343" calcext:value-type="float">
            <text:p>7.343</text:p>
          </table:table-cell>
          <table:table-cell office:value-type="string" calcext:value-type="string">
            <text:p>b944d4c0337cc17d3fdafacc6888f231c28acef6e54d6899ad02e48c21d52082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70.71" calcext:value-type="float">
            <text:p>70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7.98" calcext:value-type="float">
            <text:p>67.98</text:p>
          </table:table-cell>
          <table:table-cell office:value-type="float" office:value="69.53" calcext:value-type="float">
            <text:p>69.53</text:p>
          </table:table-cell>
          <table:table-cell office:value-type="float" office:value="69.19" calcext:value-type="float">
            <text:p>69.19</text:p>
          </table:table-cell>
          <table:table-cell office:value-type="float" office:value="0" calcext:value-type="float">
            <text:p>0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00382653061224487" calcext:value-type="float">
            <text:p>0.000382653061224</text:p>
          </table:table-cell>
          <table:table-cell table:style-name="ce6" office:value-type="float" office:value="0.0000956632653061218" calcext:value-type="float">
            <text:p>9.57E-05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587575522621466" calcext:value-type="float">
            <text:p>0.000587575522621</text:p>
          </table:table-cell>
          <table:table-cell office:value-type="float" office:value="0.000347117695450705" calcext:value-type="float">
            <text:p>0.000347117695451</text:p>
          </table:table-cell>
          <table:table-cell office:value-type="float" office:value="0.000201753526753289" calcext:value-type="float">
            <text:p>0.000201753526753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225cd3a885f39c4a99ba1d28c5b6e46052f02d764491112f1905f74f71e883", "74a8c89e8c11b4c3e49b68e0aadd8c61788bef24bf6a451b3ad9ac9d2b767a86", "a7f74cd1e84c5477e4075bd60cbd58765ed69546398763a8143d92e16d9f906a", "9df8d96925e091dfbaa20c2cdd55bc7a358f3dc72986b0efe3f3322106447b18", "480969131b52f620aa6561e3ac37daf78ae0040346770e675fe7d72bd57e4df0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0.71" calcext:value-type="float">
            <text:p>7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8.8" calcext:value-type="float">
            <text:p>68.8</text:p>
          </table:table-cell>
          <table:table-cell office:value-type="float" office:value="69.82" calcext:value-type="float">
            <text:p>69.82</text:p>
          </table:table-cell>
          <table:table-cell office:value-type="float" office:value="69.73" calcext:value-type="float">
            <text:p>69.73</text:p>
          </table:table-cell>
          <table:table-cell office:value-type="float" office:value="27.54" calcext:value-type="float">
            <text:p>27.54</text:p>
          </table:table-cell>
          <table:table-cell office:value-type="float" office:value="349200" calcext:value-type="float">
            <text:p>34920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729344452802922" calcext:value-type="float">
            <text:p>0.000729344452803</text:p>
          </table:table-cell>
          <table:table-cell office:value-type="float" office:value="0.000394212278624164" calcext:value-type="float">
            <text:p>0.000394212278624</text:p>
          </table:table-cell>
          <table:table-cell office:value-type="float" office:value="0.000398427668383019" calcext:value-type="float">
            <text:p>0.000398427668383</text:p>
          </table:table-cell>
          <table:table-cell office:value-type="float" office:value="0.000284951227364886" calcext:value-type="float">
            <text:p>0.000284951227365</text:p>
          </table:table-cell>
          <table:table-cell office:value-type="float" office:value="622" calcext:value-type="float">
            <text:p>622</text:p>
          </table:table-cell>
          <table:table-cell office:value-type="float" office:value="1996.013" calcext:value-type="float">
            <text:p>1996.013</text:p>
          </table:table-cell>
          <table:table-cell office:value-type="string" calcext:value-type="string">
            <text:p>("088f82d5b5b857dad80cf482b0755bc7c605bc90bdaba84101efa1c1e3264133", "88954d512fe23fe1146dab57e2f9b3b97e736ce4b7c173670ce8e2055f4f8d97", "24b9f8c7a663774a402a48c44f4926421cd8e8e3cf80371e80689fe386ebdcf6", "f2fb19fb7d0ead0bcecb717772f35f662df43843e41993528ebf136426d6d1c2", "cef26e96d94bad71025ac20dee9d4a9e9b89affd7d3fec02d3226618a0866c53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39.29" calcext:value-type="float">
            <text:p>39.29</text:p>
          </table:table-cell>
          <table:table-cell office:value-type="float" office:value="75" calcext:value-type="float">
            <text:p>75</text:p>
          </table:table-cell>
          <table:table-cell office:value-type="float" office:value="61.11" calcext:value-type="float">
            <text:p>61.11</text:p>
          </table:table-cell>
          <table:table-cell office:value-type="float" office:value="55.26" calcext:value-type="float">
            <text:p>55.26</text:p>
          </table:table-cell>
          <table:table-cell office:value-type="float" office:value="47.83" calcext:value-type="float">
            <text:p>47.83</text:p>
          </table:table-cell>
          <table:table-cell office:value-type="float" office:value="23" calcext:value-type="float">
            <text:p>23</text:p>
          </table:table-cell>
          <table:table-cell office:value-type="float" office:value="0.70952380952381" calcext:value-type="float">
            <text:p>0.7095238095238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12.773" calcext:value-type="float">
            <text:p>12.773</text:p>
          </table:table-cell>
          <table:table-cell office:value-type="string" calcext:value-type="string">
            <text:p>e1952b1d4ecc63e8c36e15ae102ca91c6b5e1ba7aa7d2e1aebd928caeac5633a</text:p>
          </table:table-cell>
          <table:table-cell office:value-type="float" office:value="14.29" calcext:value-type="float">
            <text:p>14.29</text:p>
          </table:table-cell>
          <table:table-cell table:style-name="ce4"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881" calcext:value-type="float">
            <text:p>4.881</text:p>
          </table:table-cell>
          <table:table-cell office:value-type="string" calcext:value-type="string">
            <text:p>f14542eea86de90e3c016f837cf5ba64a196b5b769f06dab96cafaeb991697b4</text:p>
          </table:table-cell>
          <table:table-cell office:value-type="float" office:value="27.86" calcext:value-type="float">
            <text:p>27.86</text:p>
          </table:table-cell>
          <table:table-cell office:value-type="float" office:value="63.93" calcext:value-type="float">
            <text:p>63.93</text:p>
          </table:table-cell>
          <table:table-cell office:value-type="float" office:value="51.43" calcext:value-type="float">
            <text:p>51.43</text:p>
          </table:table-cell>
          <table:table-cell office:value-type="float" office:value="76.43" calcext:value-type="float">
            <text:p>76.43</text:p>
          </table:table-cell>
          <table:table-cell office:value-type="float" office:value="68.74" calcext:value-type="float">
            <text:p>68.74</text:p>
          </table:table-cell>
          <table:table-cell office:value-type="float" office:value="61.13" calcext:value-type="float">
            <text:p>61.13</text:p>
          </table:table-cell>
          <table:table-cell office:value-type="float" office:value="58.78" calcext:value-type="float">
            <text:p>58.78</text:p>
          </table:table-cell>
          <table:table-cell office:value-type="float" office:value="0" calcext:value-type="float">
            <text:p>0</text:p>
          </table:table-cell>
          <table:table-cell office:value-type="float" office:value="174840" calcext:value-type="float">
            <text:p>17484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82653061224491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31757514708912" calcext:value-type="float">
            <text:p>0.001317575147089</text:p>
          </table:table-cell>
          <table:table-cell office:value-type="float" office:value="0.000179777801430596" calcext:value-type="float">
            <text:p>0.000179777801431</text:p>
          </table:table-cell>
          <table:table-cell office:value-type="float" office:value="0.000288396961923443" calcext:value-type="float">
            <text:p>0.000288396961923</text:p>
          </table:table-cell>
          <table:table-cell office:value-type="float" office:value="0" calcext:value-type="float">
            <text:p>0</text:p>
          </table:table-cell>
          <table:table-cell office:value-type="float" office:value="546.8" calcext:value-type="float">
            <text:p>54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edd36c1bee2abba8c1a7fc89d8fb708cb88e540c11950094cb4765617e9f0f5", "1b29a17340c9a51d6f95363bc56dc3b95d1ff734f2d638e085c0cebb384f4f7a", "076b16af56ba42ebae91845047a11ffce8f363d22147a6beb0132f0382b246b2", "83c3d49d5180f652a8c5086d3078fa21404902ee6c09be736be2a6e1c882865e", "cac8ddb1f8e1a654f3b623c90afb9412bf274aecbdd6ae3177d745889b91093d")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2.86" calcext:value-type="float">
            <text:p>52.86</text:p>
          </table:table-cell>
          <table:table-cell office:value-type="float" office:value="79.29" calcext:value-type="float">
            <text:p>79.29</text:p>
          </table:table-cell>
          <table:table-cell office:value-type="float" office:value="72.09" calcext:value-type="float">
            <text:p>72.09</text:p>
          </table:table-cell>
          <table:table-cell office:value-type="float" office:value="62.71" calcext:value-type="float">
            <text:p>62.71</text:p>
          </table:table-cell>
          <table:table-cell office:value-type="float" office:value="60.88" calcext:value-type="float">
            <text:p>60.88</text:p>
          </table:table-cell>
          <table:table-cell office:value-type="float" office:value="25.04" calcext:value-type="float">
            <text:p>25.04</text:p>
          </table:table-cell>
          <table:table-cell office:value-type="float" office:value="353400" calcext:value-type="float">
            <text:p>353400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08502773223786" calcext:value-type="float">
            <text:p>0.001085027732238</text:p>
          </table:table-cell>
          <table:table-cell table:style-name="ce6" office:value-type="float" office:value="0.000051392493799186" calcext:value-type="float">
            <text:p>5.14E-05</text:p>
          </table:table-cell>
          <table:table-cell office:value-type="float" office:value="0.000164636092904588" calcext:value-type="float">
            <text:p>0.000164636092905</text:p>
          </table:table-cell>
          <table:table-cell office:value-type="float" office:value="0.00055407627848696" calcext:value-type="float">
            <text:p>0.000554076278487</text:p>
          </table:table-cell>
          <table:table-cell office:value-type="float" office:value="774" calcext:value-type="float">
            <text:p>774</text:p>
          </table:table-cell>
          <table:table-cell office:value-type="float" office:value="1895.555" calcext:value-type="float">
            <text:p>1895.555</text:p>
          </table:table-cell>
          <table:table-cell office:value-type="string" calcext:value-type="string">
            <text:p>("b59ba0b0327dcfdca4f63ceb682ee4c53372977adf549ac4e317550039c2b30b", "a2c7524ebfdfff66b52afa6867246d810533811154927ce358513ed7ae92d238", "5c2ff271c41ec5ca5180f23be8cfca4b5099b5c6c7a870601363f755e387701c", "22ad7f811a11511ed1d6034974fd5e8c7105dffd122f05b9aca4eeb500ece740", "a4039b5c250ca67de36d49361feb1c8da1daeadcd8dfdaf18bc2680293003f6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31" calcext:value-type="float">
            <text:p>31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58.947" calcext:value-type="float">
            <text:p>58.947</text:p>
          </table:table-cell>
          <table:table-cell office:value-type="string" calcext:value-type="string">
            <text:p>3b70edcb22eda072a8ea1bedc7cb683ceca8160b50383fab0202d4881502fde1</text:p>
          </table:table-cell>
          <table:table-cell office:value-type="float" office:value="35.71" calcext:value-type="float">
            <text:p>35.71</text:p>
          </table:table-cell>
          <table:table-cell table:style-name="ce4"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5.935" calcext:value-type="float">
            <text:p>25.935</text:p>
          </table:table-cell>
          <table:table-cell office:value-type="string" calcext:value-type="string">
            <text:p>6fe30bf069a0bc92ee513098f294513392bf9c78508637f30a2924d7858cc7bf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9.29" calcext:value-type="float">
            <text:p>69.29</text:p>
          </table:table-cell>
          <table:table-cell office:value-type="float" office:value="70" calcext:value-type="float">
            <text:p>70</text:p>
          </table:table-cell>
          <table:table-cell office:value-type="float" office:value="69.84" calcext:value-type="float">
            <text:p>69.84</text:p>
          </table:table-cell>
          <table:table-cell office:value-type="float" office:value="69.71" calcext:value-type="float">
            <text:p>69.71</text:p>
          </table:table-cell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  <table:table-cell office:value-type="float" office:value="170880" calcext:value-type="float">
            <text:p>17088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64300381158473" calcext:value-type="float">
            <text:p>0.000464300381158</text:p>
          </table:table-cell>
          <table:table-cell office:value-type="float" office:value="0.00110487266316498" calcext:value-type="float">
            <text:p>0.001104872663165</text:p>
          </table:table-cell>
          <table:table-cell office:value-type="float" office:value="0.00102137606692487" calcext:value-type="float">
            <text:p>0.001021376066925</text:p>
          </table:table-cell>
          <table:table-cell office:value-type="float" office:value="0" calcext:value-type="float">
            <text:p>0</text:p>
          </table:table-cell>
          <table:table-cell office:value-type="float" office:value="753.2" calcext:value-type="float">
            <text:p>7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df6c9c9be266d3bc966f4d30cbaeaa9975c931c8f0ab9a393e3f3375b1f233a", "ebebb86ac0230519b3c7bd9afb657b466ee7cf0173b185feab2869a09b70edfc", "debee44fbea3dd74cc3b20553b8728138305ab3b19347736623844633a92252b", "0da2dff5062d0088fb519648a953b040ee14bdad337064a3a49c09a778747d44", "8dc4740c9757ade0d1d19a7fb661d6d9b62538f6f98ae7ca7cc9ed2a7056b15a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2.14" calcext:value-type="float">
            <text:p>72.14</text:p>
          </table:table-cell>
          <table:table-cell office:value-type="float" office:value="67.14" calcext:value-type="float">
            <text:p>67.14</text:p>
          </table:table-cell>
          <table:table-cell office:value-type="float" office:value="68.82" calcext:value-type="float">
            <text:p>68.82</text:p>
          </table:table-cell>
          <table:table-cell office:value-type="float" office:value="70.59" calcext:value-type="float">
            <text:p>70.59</text:p>
          </table:table-cell>
          <table:table-cell office:value-type="float" office:value="70.42" calcext:value-type="float">
            <text:p>70.42</text:p>
          </table:table-cell>
          <table:table-cell office:value-type="float" office:value="25.98" calcext:value-type="float">
            <text:p>25.98</text:p>
          </table:table-cell>
          <table:table-cell office:value-type="float" office:value="340520" calcext:value-type="float">
            <text:p>340520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53487155079271" calcext:value-type="float">
            <text:p>0.001534871550793</text:p>
          </table:table-cell>
          <table:table-cell office:value-type="float" office:value="0.000702502252416782" calcext:value-type="float">
            <text:p>0.000702502252417</text:p>
          </table:table-cell>
          <table:table-cell office:value-type="float" office:value="0.000752342025854206" calcext:value-type="float">
            <text:p>0.000752342025854</text:p>
          </table:table-cell>
          <table:table-cell office:value-type="float" office:value="0.000511018506735061" calcext:value-type="float">
            <text:p>0.000511018506735</text:p>
          </table:table-cell>
          <table:table-cell office:value-type="float" office:value="2691.2" calcext:value-type="float">
            <text:p>2691.2</text:p>
          </table:table-cell>
          <table:table-cell office:value-type="float" office:value="2276.719" calcext:value-type="float">
            <text:p>2276.719</text:p>
          </table:table-cell>
          <table:table-cell office:value-type="string" calcext:value-type="string">
            <text:p>("66d96086952186e4e6961982addab7ae02ddf63c03ceacf49c02957e65ff6680", "1beb4948b49d7633da8a376c0bf6ef593bd224112fcace46b9c65a49fe8d6e6a", "932e635f507098e74ba7ba86515c53b10f8181e4ffea4ed856535a0837d0e118", "bf8488597c12a0a0280f3ec8569c8ff0dc55ec36e2db516535c4a21171a4c64c", "468d791b66b81ee60ab222f54ad76af6b22bc5728ed5773ef06707bc0449ffc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31" calcext:value-type="float">
            <text:p>31</text:p>
          </table:table-cell>
          <table:table-cell office:value-type="float" office:value="0.595714285714286" calcext:value-type="float">
            <text:p>0.595714285714286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11.601" calcext:value-type="float">
            <text:p>11.601</text:p>
          </table:table-cell>
          <table:table-cell office:value-type="string" calcext:value-type="string">
            <text:p>a34d4410cc7d2e79e66c1e5cb8533de8bbf842f4e13e7861ab8c9e72428480f0</text:p>
          </table:table-cell>
          <table:table-cell office:value-type="float" office:value="21.43" calcext:value-type="float">
            <text:p>21.43</text:p>
          </table:table-cell>
          <table:table-cell table:style-name="ce4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08c802b777e13fc60bf08ad9e34061aeb515c980abae08e7570043f4dd70c155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1.64" calcext:value-type="float">
            <text:p>71.64</text:p>
          </table:table-cell>
          <table:table-cell office:value-type="float" office:value="67.55" calcext:value-type="float">
            <text:p>67.55</text:p>
          </table:table-cell>
          <table:table-cell office:value-type="float" office:value="67.66" calcext:value-type="float">
            <text:p>67.66</text:p>
          </table:table-cell>
          <table:table-cell office:value-type="float" office:value="0" calcext:value-type="float">
            <text:p>0</text:p>
          </table:table-cell>
          <table:table-cell office:value-type="float" office:value="169520" calcext:value-type="float">
            <text:p>16952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53703908479133" calcext:value-type="float">
            <text:p>0.001537039084791</text:p>
          </table:table-cell>
          <table:table-cell office:value-type="float" office:value="0.000383685983421954" calcext:value-type="float">
            <text:p>0.000383685983422</text:p>
          </table:table-cell>
          <table:table-cell office:value-type="float" office:value="0.000497100613493351" calcext:value-type="float">
            <text:p>0.000497100613493</text:p>
          </table:table-cell>
          <table:table-cell office:value-type="float" office:value="0" calcext:value-type="float">
            <text:p>0</text:p>
          </table:table-cell>
          <table:table-cell office:value-type="float" office:value="1665.2" calcext:value-type="float">
            <text:p>166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fbb36ef4f062e6c717289c2569553c8962ee7de6dae91d80fee52e02006534d", "e1f300193c1fbe9a57b6d82e3c6dc80d2548c6ead6ac4c80de58715bfbea3fae", "e390fbf92c42608cf4c0c0beac52e9e18422cc179047a4dead4a2558bf601810", "ea0f75d58c6686c7df5b68b91d232e022752b913782fe205e3ea5ea7cdbb8733", "5b801d9f405f814e70b15ddc6b00706dcd81e16c43c57b8b555d9ee9731cb81f")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4.36" calcext:value-type="float">
            <text:p>74.36</text:p>
          </table:table-cell>
          <table:table-cell office:value-type="float" office:value="70.48" calcext:value-type="float">
            <text:p>70.48</text:p>
          </table:table-cell>
          <table:table-cell office:value-type="float" office:value="70.85" calcext:value-type="float">
            <text:p>70.85</text:p>
          </table:table-cell>
          <table:table-cell office:value-type="float" office:value="23.27" calcext:value-type="float">
            <text:p>23.27</text:p>
          </table:table-cell>
          <table:table-cell office:value-type="float" office:value="339040" calcext:value-type="float">
            <text:p>33904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673477371779071" calcext:value-type="float">
            <text:p>0.000673477371779</text:p>
          </table:table-cell>
          <table:table-cell office:value-type="float" office:value="0.000438190962659573" calcext:value-type="float">
            <text:p>0.00043819096266</text:p>
          </table:table-cell>
          <table:table-cell office:value-type="float" office:value="0.000482799473698943" calcext:value-type="float">
            <text:p>0.000482799473699</text:p>
          </table:table-cell>
          <table:table-cell office:value-type="float" office:value="0.000328921607016994" calcext:value-type="float">
            <text:p>0.000328921607017</text:p>
          </table:table-cell>
          <table:table-cell office:value-type="float" office:value="1510.8" calcext:value-type="float">
            <text:p>1510.8</text:p>
          </table:table-cell>
          <table:table-cell office:value-type="float" office:value="1926.201" calcext:value-type="float">
            <text:p>1926.201</text:p>
          </table:table-cell>
          <table:table-cell office:value-type="string" calcext:value-type="string">
            <text:p>("a53fa08f073229088e9f5f5002bd89e4db4a4f4a5d08b320829f9d603022e9e6", "3092866421e0b66b0fc7e693e5afc7296b06624f7952a92bf100007e9b315d81", "89e49494e86675048cfdd9d74806cb5280d42d8ab526689fa2c0f929eb92a2fb", "834bef90b45c7fdd31c42a276a6b19cb3b52b79bac39e3e592200abd53424dce", "c2b497cc7771555b5f231255ff8365972980e08dd96c43e6ce57dbca3ef9d5e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39" calcext:value-type="float">
            <text:p>3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41477272727273" calcext:value-type="float">
            <text:p>0.541477272727273</text:p>
          </table:table-cell>
          <table:table-cell office:value-type="float" office:value="12.335" calcext:value-type="float">
            <text:p>12.335</text:p>
          </table:table-cell>
          <table:table-cell office:value-type="string" calcext:value-type="string">
            <text:p>a59b7a569a10e82b4300a0afbfeeed39ea731aec718fbdfd48deb89a1cff1e55</text:p>
          </table:table-cell>
          <table:table-cell office:value-type="float" office:value="46.43" calcext:value-type="float">
            <text:p>46.43</text:p>
          </table:table-cell>
          <table:table-cell table:style-name="ce4"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8.025" calcext:value-type="float">
            <text:p>8.025</text:p>
          </table:table-cell>
          <table:table-cell office:value-type="string" calcext:value-type="string">
            <text:p>d7b19b2588a03eb5a2126af0e71d09a51595dc68a14a511adbc723771e59e336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0" calcext:value-type="float">
            <text:p>70</text:p>
          </table:table-cell>
          <table:table-cell office:value-type="float" office:value="72.47" calcext:value-type="float">
            <text:p>72.47</text:p>
          </table:table-cell>
          <table:table-cell office:value-type="float" office:value="76.56" calcext:value-type="float">
            <text:p>76.56</text:p>
          </table:table-cell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office:value-type="float" office:value="173760" calcext:value-type="float">
            <text:p>173760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08263971462545" calcext:value-type="float">
            <text:p>0.001082639714625</text:p>
          </table:table-cell>
          <table:table-cell office:value-type="float" office:value="0.000608152531229455" calcext:value-type="float">
            <text:p>0.000608152531229</text:p>
          </table:table-cell>
          <table:table-cell office:value-type="float" office:value="0.000530363499754246" calcext:value-type="float">
            <text:p>0.000530363499754</text:p>
          </table:table-cell>
          <table:table-cell office:value-type="float" office:value="0" calcext:value-type="float">
            <text:p>0</text:p>
          </table:table-cell>
          <table:table-cell office:value-type="float" office:value="812.8" calcext:value-type="float">
            <text:p>8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3a3995b84f7a2a1e5f3c1e4615957d1a0cd042e2aafcedb0154bc61081570d8", "c4d31d980344bb0b4ea8475b30508e4a55cc93ebcfe73268da38f473d3edcb7e", "1f6c597b4784ce880b34d13e41447aa25d9341af6d5b5c49d24863a62ae9a2a3", "de039f58330fbee5d450556e11823c180465a7c013fbe072b9bb7037b1086b7d", "ec97bfc300a895e4a072db3ac8260e60731eb868643957a7fad67fea3694436c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80.71" calcext:value-type="float">
            <text:p>8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52" calcext:value-type="float">
            <text:p>71.52</text:p>
          </table:table-cell>
          <table:table-cell office:value-type="float" office:value="78.06" calcext:value-type="float">
            <text:p>78.06</text:p>
          </table:table-cell>
          <table:table-cell office:value-type="float" office:value="75.79" calcext:value-type="float">
            <text:p>75.79</text:p>
          </table:table-cell>
          <table:table-cell office:value-type="float" office:value="23.54" calcext:value-type="float">
            <text:p>23.54</text:p>
          </table:table-cell>
          <table:table-cell office:value-type="float" office:value="346160" calcext:value-type="float">
            <text:p>346160</text:p>
          </table:table-cell>
          <table:table-cell office:value-type="float" office:value="0.00484693877551021" calcext:value-type="float">
            <text:p>0.00484693877551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751430102950573" calcext:value-type="float">
            <text:p>0.000751430102951</text:p>
          </table:table-cell>
          <table:table-cell office:value-type="float" office:value="0.00271708096390166" calcext:value-type="float">
            <text:p>0.002717080963902</text:p>
          </table:table-cell>
          <table:table-cell office:value-type="float" office:value="0.00125612743675985" calcext:value-type="float">
            <text:p>0.00125612743676</text:p>
          </table:table-cell>
          <table:table-cell table:style-name="ce6" office:value-type="float" office:value="0.0000626517346699039" calcext:value-type="float">
            <text:p>6.27E-05</text:p>
          </table:table-cell>
          <table:table-cell office:value-type="float" office:value="732.8" calcext:value-type="float">
            <text:p>732.8</text:p>
          </table:table-cell>
          <table:table-cell office:value-type="float" office:value="1824.664" calcext:value-type="float">
            <text:p>1824.664</text:p>
          </table:table-cell>
          <table:table-cell office:value-type="string" calcext:value-type="string">
            <text:p>("8443c9443cf5873e7272bbf5450f746cc52dbb10e4fda4a07eda12d5e0e17474", "4dc846bd1d626cf20eef4181cdb97626c2ee43cd06bfc3e52d4965b3fb94c0df", "0417c0b5cc70f2b88b728e3d60fb26203de8a8ec6f3445a4e2745d11ba02240c", "e4e45d39ebb68a3995a059b5bac2390d9dcf550816a777fb02b97b1b005c66d7", "952efb36be98c654705767b2de3981555901808342dc0e7d992be0c9604efa73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5" calcext:value-type="float">
            <text:p>35</text:p>
          </table:table-cell>
          <table:table-cell office:value-type="float" office:value="0.576190476190476" calcext:value-type="float">
            <text:p>0.576190476190476</text:p>
          </table:table-cell>
          <table:table-cell office:value-type="float" office:value="0.508333333333333" calcext:value-type="float">
            <text:p>0.508333333333333</text:p>
          </table:table-cell>
          <table:table-cell office:value-type="float" office:value="11.618" calcext:value-type="float">
            <text:p>11.618</text:p>
          </table:table-cell>
          <table:table-cell office:value-type="string" calcext:value-type="string">
            <text:p>a004f7a918cb74f2e2cb4b09e06c2747ddaaf5faa5fa162674a47e5da6be4d5f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9.894" calcext:value-type="float">
            <text:p>9.894</text:p>
          </table:table-cell>
          <table:table-cell office:value-type="string" calcext:value-type="string">
            <text:p>3a07aac7e071ad1b2c4e9efedef414f2b7a05f3e168d4d55365d5fd59fc4c0cd</text:p>
          </table:table-cell>
          <table:table-cell office:value-type="float" office:value="52.14" calcext:value-type="float">
            <text:p>52.14</text:p>
          </table:table-cell>
          <table:table-cell office:value-type="float" office:value="76.07" calcext:value-type="float">
            <text:p>76.07</text:p>
          </table:table-cell>
          <table:table-cell office:value-type="float" office:value="81.43" calcext:value-type="float">
            <text:p>8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3.74" calcext:value-type="float">
            <text:p>73.74</text:p>
          </table:table-cell>
          <table:table-cell office:value-type="float" office:value="79.14" calcext:value-type="float">
            <text:p>79.14</text:p>
          </table:table-cell>
          <table:table-cell office:value-type="float" office:value="77.34" calcext:value-type="float">
            <text:p>77.34</text:p>
          </table:table-cell>
          <table:table-cell office:value-type="float" office:value="0" calcext:value-type="float">
            <text:p>0</text:p>
          </table:table-cell>
          <table:table-cell office:value-type="float" office:value="179360" calcext:value-type="float">
            <text:p>179360</text:p>
          </table:table-cell>
          <table:table-cell office:value-type="float" office:value="0.0118622448979592" calcext:value-type="float">
            <text:p>0.011862244897959</text:p>
          </table:table-cell>
          <table:table-cell office:value-type="float" office:value="0.0029655612244898" calcext:value-type="float">
            <text:p>0.00296556122449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33815399700169" calcext:value-type="float">
            <text:p>0.003381539970017</text:p>
          </table:table-cell>
          <table:table-cell office:value-type="float" office:value="0.0027894048499502" calcext:value-type="float">
            <text:p>0.00278940484995</text:p>
          </table:table-cell>
          <table:table-cell office:value-type="float" office:value="0.00234702530098173" calcext:value-type="float">
            <text:p>0.002347025300982</text:p>
          </table:table-cell>
          <table:table-cell office:value-type="float" office:value="0" calcext:value-type="float">
            <text:p>0</text:p>
          </table:table-cell>
          <table:table-cell office:value-type="float" office:value="774.8" calcext:value-type="float">
            <text:p>77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2f2dbb12468429f88ee2f16a8414e4d52b31d4c551d6f33e56ab3755e0ced9c", "3de5a54a75ad915e17dc1d2747d5654485ead72999e3bd5ec9be89020821134b", "7853d79e24bd409843d1f025977ddb92edbeae673b6ae02133580e2fdd472d8e", "31642aa823425d29f4e747d54a7c724814eacbdef551be3800dbdff45df0a6c6", "72c61a198b3c2400455f1f44143b32e4d00d081ecaa408117fa11facc033d1f0")</text:p>
          </table:table-cell>
          <table:table-cell office:value-type="float" office:value="51.43" calcext:value-type="float">
            <text:p>51.43</text:p>
          </table:table-cell>
          <table:table-cell office:value-type="float" office:value="75.71" calcext:value-type="float">
            <text:p>75.71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73.78" calcext:value-type="float">
            <text:p>73.78</text:p>
          </table:table-cell>
          <table:table-cell office:value-type="float" office:value="78.19" calcext:value-type="float">
            <text:p>78.19</text:p>
          </table:table-cell>
          <table:table-cell office:value-type="float" office:value="76.71" calcext:value-type="float">
            <text:p>76.71</text:p>
          </table:table-cell>
          <table:table-cell office:value-type="float" office:value="31.38" calcext:value-type="float">
            <text:p>31.38</text:p>
          </table:table-cell>
          <table:table-cell office:value-type="float" office:value="357960" calcext:value-type="float">
            <text:p>357960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671572407453592" calcext:value-type="float">
            <text:p>0.000671572407454</text:p>
          </table:table-cell>
          <table:table-cell office:value-type="float" office:value="0.000542868648001701" calcext:value-type="float">
            <text:p>0.000542868648002</text:p>
          </table:table-cell>
          <table:table-cell office:value-type="float" office:value="0.000341827436061748" calcext:value-type="float">
            <text:p>0.000341827436062</text:p>
          </table:table-cell>
          <table:table-cell office:value-type="float" office:value="0.000160349650822932" calcext:value-type="float">
            <text:p>0.000160349650823</text:p>
          </table:table-cell>
          <table:table-cell office:value-type="float" office:value="788.8" calcext:value-type="float">
            <text:p>788.8</text:p>
          </table:table-cell>
          <table:table-cell office:value-type="float" office:value="1767.565" calcext:value-type="float">
            <text:p>1767.565</text:p>
          </table:table-cell>
          <table:table-cell office:value-type="string" calcext:value-type="string">
            <text:p>("0fba1e6dde69366240d0c80030185b06ec2b2837470b63024664a038d26468ce", "75b2c75954bf1e81134f5633cf8895b92138538944778dc57874fde76e8c596d", "8835a329f2afe4e945e09d39b31b632782eb51d7820c2acf64f773377f8b40b0", "c9834faff5ea54a1526419b0d665f5a8f9ce7c8c6fc902d9348a9693428ad34d", "bdde02248430ed0df854cde68f4c61ead177e7ec4053998d1745036afc9050f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33" calcext:value-type="float">
            <text:p>33</text:p>
          </table:table-cell>
          <table:table-cell office:value-type="float" office:value="0.595714285714286" calcext:value-type="float">
            <text:p>0.595714285714286</text:p>
          </table:table-cell>
          <table:table-cell office:value-type="float" office:value="0.5175" calcext:value-type="float">
            <text:p>0.5175</text:p>
          </table:table-cell>
          <table:table-cell office:value-type="float" office:value="13.735" calcext:value-type="float">
            <text:p>13.735</text:p>
          </table:table-cell>
          <table:table-cell office:value-type="string" calcext:value-type="string">
            <text:p>855fb453a859866a1354eb3712d2f689577b201defd414a8c7da6c2aed0b31bf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1.839" calcext:value-type="float">
            <text:p>11.839</text:p>
          </table:table-cell>
          <table:table-cell office:value-type="string" calcext:value-type="string">
            <text:p>b534946bc69940c1ec674d4b0e0b40c0564f0c2906a24b71d3f889c7cad29f1b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57.86" calcext:value-type="float">
            <text:p>5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3.34" calcext:value-type="float">
            <text:p>73.34</text:p>
          </table:table-cell>
          <table:table-cell office:value-type="float" office:value="65.17" calcext:value-type="float">
            <text:p>65.17</text:p>
          </table:table-cell>
          <table:table-cell office:value-type="float" office:value="64.45" calcext:value-type="float">
            <text:p>64.45</text:p>
          </table:table-cell>
          <table:table-cell office:value-type="float" office:value="0" calcext:value-type="float">
            <text:p>0</text:p>
          </table:table-cell>
          <table:table-cell office:value-type="float" office:value="177120" calcext:value-type="float">
            <text:p>177120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0223214285714285" calcext:value-type="float">
            <text:p>0.000223214285714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146264292065158" calcext:value-type="float">
            <text:p>0.001462642920652</text:p>
          </table:table-cell>
          <table:table-cell office:value-type="float" office:value="0.0002900645151129" calcext:value-type="float">
            <text:p>0.000290064515113</text:p>
          </table:table-cell>
          <table:table-cell office:value-type="float" office:value="0.000647918509605216" calcext:value-type="float">
            <text:p>0.000647918509605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1e82297b664c86d093661ce3e05dc2fcdcadc2d07d0966e0a245db9edda4e57", "1edfddb63f61adf32683c2fe95bf661c0fc1d3c86ea454a782ad399a9c34c99d", "1f45d3971d4b013f416b73fd6475bb145b068f68e165af9a82bd1634949afcff", "2e669910d8d94f3af2f0c3a5ef9161fbd77ac6e5089501f06ab4d54a52b93197", "1469233aea4bdab97f8314ac08fe09c5b70c9157d88994ab6fb6779a0742756d")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5" calcext:value-type="float">
            <text:p>55</text:p>
          </table:table-cell>
          <table:table-cell office:value-type="float" office:value="77.14" calcext:value-type="float">
            <text:p>77.14</text:p>
          </table:table-cell>
          <table:table-cell office:value-type="float" office:value="70.85" calcext:value-type="float">
            <text:p>70.85</text:p>
          </table:table-cell>
          <table:table-cell office:value-type="float" office:value="63.15" calcext:value-type="float">
            <text:p>63.15</text:p>
          </table:table-cell>
          <table:table-cell office:value-type="float" office:value="61.84" calcext:value-type="float">
            <text:p>61.84</text:p>
          </table:table-cell>
          <table:table-cell office:value-type="float" office:value="27.52" calcext:value-type="float">
            <text:p>27.52</text:p>
          </table:table-cell>
          <table:table-cell office:value-type="float" office:value="354800" calcext:value-type="float">
            <text:p>354800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3082267294009" calcext:value-type="float">
            <text:p>0.003082267294009</text:p>
          </table:table-cell>
          <table:table-cell office:value-type="float" office:value="0.000776004847790228" calcext:value-type="float">
            <text:p>0.00077600484779</text:p>
          </table:table-cell>
          <table:table-cell office:value-type="float" office:value="0.00151606004973053" calcext:value-type="float">
            <text:p>0.001516060049731</text:p>
          </table:table-cell>
          <table:table-cell office:value-type="float" office:value="0.000640222413658078" calcext:value-type="float">
            <text:p>0.000640222413658</text:p>
          </table:table-cell>
          <table:table-cell office:value-type="float" office:value="1282" calcext:value-type="float">
            <text:p>1282</text:p>
          </table:table-cell>
          <table:table-cell office:value-type="float" office:value="1612.119" calcext:value-type="float">
            <text:p>1612.119</text:p>
          </table:table-cell>
          <table:table-cell office:value-type="string" calcext:value-type="string">
            <text:p>("8b57c5be65a65d361af05e5faac924040f0835b068637a6077657b989bc175c2", "e38027c9405b7e4fc882f69cd23cfc85dd4565559647e789497b141b5f76b037", "410f5e2a1df92ece90bcb93bf0ba7fdc67986da68b63a3bc265c14506f3d334e", "b9f23819551e1bfdcd0d6c310bbf92f5c07c04b3e587bbe07626946754b7357a", "8365d1f2d1152e0ea7a2ca4103909b32aeb7a69f71068347a535877dbe331931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.876" calcext:value-type="float">
            <text:p>8.876</text:p>
          </table:table-cell>
          <table:table-cell office:value-type="string" calcext:value-type="string">
            <text:p>78543b32bc95dc6517fb97a891d3c34f1d7681e5a8e7ceede26bd95f2f97cf87</text:p>
          </table:table-cell>
          <table:table-cell office:value-type="float" office:value="21.43" calcext:value-type="float">
            <text:p>21.43</text:p>
          </table:table-cell>
          <table:table-cell table:style-name="ce4" office:value-type="float" office:value="60.71" calcext:value-type="float">
            <text:p>60.71</text:p>
          </table:table-cell>
          <table:table-cell table:number-columns-repeated="5" office:value-type="float" office:value="60.71" calcext:value-type="float">
            <text:p>60.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187" calcext:value-type="float">
            <text:p>7.187</text:p>
          </table:table-cell>
          <table:table-cell office:value-type="string" calcext:value-type="string">
            <text:p>549c9b47ec74497bf26766ec5d2b24badb567804b5a02e060aa3a9c7e20d006d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2.86" calcext:value-type="float">
            <text:p>62.86</text:p>
          </table:table-cell>
          <table:table-cell office:value-type="float" office:value="72.14" calcext:value-type="float">
            <text:p>72.14</text:p>
          </table:table-cell>
          <table:table-cell office:value-type="float" office:value="69.21" calcext:value-type="float">
            <text:p>69.21</text:p>
          </table:table-cell>
          <table:table-cell office:value-type="float" office:value="66.13" calcext:value-type="float">
            <text:p>66.13</text:p>
          </table:table-cell>
          <table:table-cell office:value-type="float" office:value="65.83" calcext:value-type="float">
            <text:p>65.83</text:p>
          </table:table-cell>
          <table:table-cell office:value-type="float" office:value="0" calcext:value-type="float">
            <text:p>0</text:p>
          </table:table-cell>
          <table:table-cell office:value-type="float" office:value="167280" calcext:value-type="float">
            <text:p>16728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26808655424061" calcext:value-type="float">
            <text:p>0.000626808655424</text:p>
          </table:table-cell>
          <table:table-cell office:value-type="float" office:value="0.00104321051729387" calcext:value-type="float">
            <text:p>0.001043210517294</text:p>
          </table:table-cell>
          <table:table-cell office:value-type="float" office:value="0.00163777824433442" calcext:value-type="float">
            <text:p>0.001637778244334</text:p>
          </table:table-cell>
          <table:table-cell office:value-type="float" office:value="0" calcext:value-type="float">
            <text:p>0</text:p>
          </table:table-cell>
          <table:table-cell office:value-type="float" office:value="433.2" calcext:value-type="float">
            <text:p>43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3e66f4a78137da1f21e88d6358855a85f39117a8a98e6fea7f5dfeaf05dc2d", "cabde6d880a0715622d6fb2739cd9cffce14a1908ba6b2aca7eb06076fce372c", "2c20511cfbf0a719f2275d1afeee4d65af1416cb53fd0f1d959323f703bc616f", "3ab603910fd15c4acd9b0ceca084a5e991ea6678f890759868c5f24223a85fca", "76a33fd76cdfedd7746695f1712d74a637745a6d7678df659ce020d476de6b90")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60" calcext:value-type="float">
            <text:p>60</text:p>
          </table:table-cell>
          <table:table-cell office:value-type="float" office:value="70.71" calcext:value-type="float">
            <text:p>70.71</text:p>
          </table:table-cell>
          <table:table-cell office:value-type="float" office:value="67.32" calcext:value-type="float">
            <text:p>67.32</text:p>
          </table:table-cell>
          <table:table-cell office:value-type="float" office:value="63.86" calcext:value-type="float">
            <text:p>63.86</text:p>
          </table:table-cell>
          <table:table-cell office:value-type="float" office:value="63.4" calcext:value-type="float">
            <text:p>63.4</text:p>
          </table:table-cell>
          <table:table-cell office:value-type="float" office:value="26.02" calcext:value-type="float">
            <text:p>26.02</text:p>
          </table:table-cell>
          <table:table-cell office:value-type="float" office:value="335920" calcext:value-type="float">
            <text:p>335920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73341836734694" calcext:value-type="float">
            <text:p>0.000733418367347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29249852412787" calcext:value-type="float">
            <text:p>0.001292498524128</text:p>
          </table:table-cell>
          <table:table-cell office:value-type="float" office:value="0.000531044674334016" calcext:value-type="float">
            <text:p>0.000531044674334</text:p>
          </table:table-cell>
          <table:table-cell office:value-type="float" office:value="0.000657459888983236" calcext:value-type="float">
            <text:p>0.000657459888983</text:p>
          </table:table-cell>
          <table:table-cell office:value-type="float" office:value="0.000209491737802489" calcext:value-type="float">
            <text:p>0.000209491737802</text:p>
          </table:table-cell>
          <table:table-cell office:value-type="float" office:value="467.2" calcext:value-type="float">
            <text:p>467.2</text:p>
          </table:table-cell>
          <table:table-cell office:value-type="float" office:value="1740.519" calcext:value-type="float">
            <text:p>1740.519</text:p>
          </table:table-cell>
          <table:table-cell office:value-type="string" calcext:value-type="string">
            <text:p>("b02d9a14de660e165ed1f37aba740c353020e71e7a88e3f3bfc8b3eefe5c726f", "d49bc062737eb976a928629dc197697abd84dbbb2992d9ccf3efde9143709c91", "caf634c3e50c297a48a33755c584b796987fb93ed67ed36ec2600749a2c3563e", "4660450a18b0eb4e7582458c39df52c717bc691352b0215e26aa576292460bfb", "bcd20699e1c40fd4eb88f8933fb0e26e0ee132b7cff1c164c66d052c7414dc6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5" calcext:value-type="float">
            <text:p>62.75</text:p>
          </table:table-cell>
          <table:table-cell office:value-type="float" office:value="35" calcext:value-type="float">
            <text:p>3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12.627" calcext:value-type="float">
            <text:p>12.627</text:p>
          </table:table-cell>
          <table:table-cell office:value-type="string" calcext:value-type="string">
            <text:p>efa17906fef1c3549f0089f4d424037a70409b5441e93e87e58b837ff518e41c</text:p>
          </table:table-cell>
          <table:table-cell office:value-type="float" office:value="42.86" calcext:value-type="float">
            <text:p>42.86</text:p>
          </table:table-cell>
          <table:table-cell table:style-name="ce4"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1" calcext:value-type="float">
            <text:p>11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9.198" calcext:value-type="float">
            <text:p>9.198</text:p>
          </table:table-cell>
          <table:table-cell office:value-type="string" calcext:value-type="string">
            <text:p>e661a51ec5a831f5f113c80a40be4969ecf105855445f80883d442782bc2a8e3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36" calcext:value-type="float">
            <text:p>68.36</text:p>
          </table:table-cell>
          <table:table-cell office:value-type="float" office:value="68.71" calcext:value-type="float">
            <text:p>68.71</text:p>
          </table:table-cell>
          <table:table-cell office:value-type="float" office:value="0" calcext:value-type="float">
            <text:p>0</text:p>
          </table:table-cell>
          <table:table-cell office:value-type="float" office:value="175800" calcext:value-type="float">
            <text:p>175800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05095300105796" calcext:value-type="float">
            <text:p>0.002050953001058</text:p>
          </table:table-cell>
          <table:table-cell office:value-type="float" office:value="0.000605951939304272" calcext:value-type="float">
            <text:p>0.000605951939304</text:p>
          </table:table-cell>
          <table:table-cell office:value-type="float" office:value="0.000847267054343948" calcext:value-type="float">
            <text:p>0.000847267054344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c2ed1baa0fbb60975d313aab4a9ab2b13262209c9e6f3ab106a718bed81d130", "aa83b9a340c365efc53fbd6b448d708e9ba8399bb9f2eb3481bab55d87407678", "62a9be5e9410a2829ca73efd5ff6a1ded82cc6555eb7e16dddcb38579bc81676", "bfda8c99d6f9e9420603955f4c65d281166c54d7afc4dc0ecf3179590145fdad", "880f20d0294badc639515b5ebc8bc1997b3bb6998f3f7a2735709b7a46ec2803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80.71" calcext:value-type="float">
            <text:p>80.71</text:p>
          </table:table-cell>
          <table:table-cell office:value-type="float" office:value="77.89" calcext:value-type="float">
            <text:p>77.89</text:p>
          </table:table-cell>
          <table:table-cell office:value-type="float" office:value="71.58" calcext:value-type="float">
            <text:p>71.58</text:p>
          </table:table-cell>
          <table:table-cell office:value-type="float" office:value="72.48" calcext:value-type="float">
            <text:p>72.48</text:p>
          </table:table-cell>
          <table:table-cell office:value-type="float" office:value="27.35" calcext:value-type="float">
            <text:p>27.35</text:p>
          </table:table-cell>
          <table:table-cell office:value-type="float" office:value="350920" calcext:value-type="float">
            <text:p>35092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30855583270881" calcext:value-type="float">
            <text:p>0.000230855583271</text:p>
          </table:table-cell>
          <table:table-cell office:value-type="float" office:value="0.000434281324263349" calcext:value-type="float">
            <text:p>0.000434281324263</text:p>
          </table:table-cell>
          <table:table-cell office:value-type="float" office:value="0.000481503531051297" calcext:value-type="float">
            <text:p>0.000481503531051</text:p>
          </table:table-cell>
          <table:table-cell office:value-type="float" office:value="0.000131177069465111" calcext:value-type="float">
            <text:p>0.000131177069465</text:p>
          </table:table-cell>
          <table:table-cell office:value-type="float" office:value="843.2" calcext:value-type="float">
            <text:p>843.2</text:p>
          </table:table-cell>
          <table:table-cell office:value-type="float" office:value="1874.56" calcext:value-type="float">
            <text:p>1874.56</text:p>
          </table:table-cell>
          <table:table-cell office:value-type="string" calcext:value-type="string">
            <text:p>("c5e0ebcdcc17e07fc5f4604085283338aeb0275000a855fdabd93432990b8992", "08d6871976f79dd506ac81c29dfc1db981252eb31247282710d2196d8e8a885c", "4fd6144b382942780671b635526e9434af8122bdc143e584f4328f557d49a898", "6722b75d3e5d0bf3d6fd7bb748521a64166c651bb0efa200a294f309659d516b", "f53243e687c16f9dc75e9a3837c56e7f7cccfe323f43afd6b9383c917dfd7dd4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9" calcext:value-type="float">
            <text:p>19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5.025" calcext:value-type="float">
            <text:p>5.025</text:p>
          </table:table-cell>
          <table:table-cell office:value-type="string" calcext:value-type="string">
            <text:p>be1f4a3ae5dc5c48c5da04a9c002a5afa508c4a5b261a1fe202d16e2916cc020</text:p>
          </table:table-cell>
          <table:table-cell office:value-type="float" office:value="81.82" calcext:value-type="float">
            <text:p>81.82</text:p>
          </table:table-cell>
          <table:table-cell table:style-name="ce4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0.117" calcext:value-type="float">
            <text:p>0.117</text:p>
          </table:table-cell>
          <table:table-cell table:style-name="ce5" office:value-type="string" calcext:value-type="string">
            <text:p>6d67d112bf381171a749b5352363171b3fc5d95671542bd904d64e0c2129c15d</text:p>
          </table:table-cell>
          <table:table-cell office:value-type="float" office:value="69.09" calcext:value-type="float">
            <text:p>69.09</text:p>
          </table:table-cell>
          <table:table-cell office:value-type="float" office:value="84.55" calcext:value-type="float">
            <text:p>84.55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48" calcext:value-type="float">
            <text:p>76.48</text:p>
          </table:table-cell>
          <table:table-cell office:value-type="float" office:value="81.64" calcext:value-type="float">
            <text:p>81.64</text:p>
          </table:table-cell>
          <table:table-cell office:value-type="float" office:value="0" calcext:value-type="float">
            <text:p>0</text:p>
          </table:table-cell>
          <table:table-cell office:value-type="float" office:value="107040" calcext:value-type="float">
            <text:p>10704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23129251700681" calcext:value-type="float">
            <text:p>0.000823129251701</text:p>
          </table:table-cell>
          <table:table-cell office:value-type="float" office:value="0.00124140761259875" calcext:value-type="float">
            <text:p>0.001241407612599</text:p>
          </table:table-cell>
          <table:table-cell office:value-type="float" office:value="0" calcext:value-type="float">
            <text:p>0</text:p>
          </table:table-cell>
          <table:table-cell office:value-type="float" office:value="476.8" calcext:value-type="float">
            <text:p>47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463292166e45bcf1beefc48a87357c45b413bbf76ea9bc973c50924bf3bf04a", "a59450d7ce28537cf9c1d7dc66444ec43788f45ac2ced1264afc8e7fcba338fc", "671a89ec34b0d237a41ad3bfc388067f2d6262041a64a652b8bb01803cab0bd1", "2bc8c01e6288012f22c4079197c17a822975670e464b53c0e26cac079dd0dc1e", "74e771928da128de276dad49def8805905cb4fdf44e63876b3cfe4f0b9579d3b")</text:p>
          </table:table-cell>
          <table:table-cell office:value-type="float" office:value="69.09" calcext:value-type="float">
            <text:p>69.09</text:p>
          </table:table-cell>
          <table:table-cell office:value-type="float" office:value="84.55" calcext:value-type="float">
            <text:p>84.55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48" calcext:value-type="float">
            <text:p>76.48</text:p>
          </table:table-cell>
          <table:table-cell office:value-type="float" office:value="81.64" calcext:value-type="float">
            <text:p>81.64</text:p>
          </table:table-cell>
          <table:table-cell office:value-type="float" office:value="36.05" calcext:value-type="float">
            <text:p>36.05</text:p>
          </table:table-cell>
          <table:table-cell office:value-type="float" office:value="215600" calcext:value-type="float">
            <text:p>21560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23129251700681" calcext:value-type="float">
            <text:p>0.000823129251701</text:p>
          </table:table-cell>
          <table:table-cell office:value-type="float" office:value="0.00124140761259875" calcext:value-type="float">
            <text:p>0.001241407612599</text:p>
          </table:table-cell>
          <table:table-cell table:style-name="ce6" office:value-type="float" office:value="0.0000676041103299083" calcext:value-type="float">
            <text:p>6.76E-05</text:p>
          </table:table-cell>
          <table:table-cell office:value-type="float" office:value="1234" calcext:value-type="float">
            <text:p>1234</text:p>
          </table:table-cell>
          <table:table-cell office:value-type="float" office:value="426.132" calcext:value-type="float">
            <text:p>426.132</text:p>
          </table:table-cell>
          <table:table-cell office:value-type="string" calcext:value-type="string">
            <text:p>("4852419aaaf52b374db533148238a292ba5dd7eefd1da538c968c1156dde8436", "3975a93ed0c4974a751197dcbe1eebe5711c57116868c52c97a1d2a5af828852", "ce6193ea0c17af84f23cd4af69ceb0c63024ef1741bd92cfc72def516f3c0b8f", "3eef630b3bffb9a5e3326988c00a5d1c698cc147641ff0da608227e742803a2a", "abea6e8d5f9d7205ea5fd3ed01de5c0a18b438f8f7a459f4d5c01577a0b5ee3c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.923" calcext:value-type="float">
            <text:p>1.923</text:p>
          </table:table-cell>
          <table:table-cell office:value-type="string" calcext:value-type="string">
            <text:p>237e1fa4f58d480eb34daccdc90ff8e95381b0c272ff1482fc7a556cf3d6939a</text:p>
          </table:table-cell>
          <table:table-cell office:value-type="float" office:value="-18.18" calcext:value-type="float">
            <text:p>-18.18</text:p>
          </table:table-cell>
          <table:table-cell table:style-name="ce4" office:value-type="float" office:value="40.91" calcext:value-type="float">
            <text:p>4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18.18" calcext:value-type="float">
            <text:p>18.18</text:p>
          </table:table-cell>
          <table:table-cell office:value-type="float" office:value="43.75" calcext:value-type="float">
            <text:p>43.75</text:p>
          </table:table-cell>
          <table:table-cell office:value-type="float" office:value="33.33" calcext:value-type="float">
            <text:p>3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129" calcext:value-type="float">
            <text:p>0.129</text:p>
          </table:table-cell>
          <table:table-cell table:style-name="ce5" office:value-type="string" calcext:value-type="string">
            <text:p>424356a52db67e3da39cf2a713e6e4382503e76d5a9d67cc6a06e9f1507cc3e8</text:p>
          </table:table-cell>
          <table:table-cell office:value-type="float" office:value="56.36" calcext:value-type="float">
            <text:p>56.36</text:p>
          </table:table-cell>
          <table:table-cell office:value-type="float" office:value="78.18" calcext:value-type="float">
            <text:p>78.18</text:p>
          </table:table-cell>
          <table:table-cell office:value-type="float" office:value="56.36" calcext:value-type="float">
            <text:p>5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.67" calcext:value-type="float">
            <text:p>69.67</text:p>
          </table:table-cell>
          <table:table-cell office:value-type="float" office:value="72.03" calcext:value-type="float">
            <text:p>72.03</text:p>
          </table:table-cell>
          <table:table-cell office:value-type="float" office:value="0" calcext:value-type="float">
            <text:p>0</text:p>
          </table:table-cell>
          <table:table-cell office:value-type="float" office:value="86280" calcext:value-type="float">
            <text:p>8628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0138888888888" calcext:value-type="float">
            <text:p>0.000420138888889</text:p>
          </table:table-cell>
          <table:table-cell office:value-type="float" office:value="0.00103379042248708" calcext:value-type="float">
            <text:p>0.001033790422487</text:p>
          </table:table-cell>
          <table:table-cell office:value-type="float" office:value="0" calcext:value-type="float">
            <text:p>0</text:p>
          </table:table-cell>
          <table:table-cell office:value-type="float" office:value="721.2" calcext:value-type="float">
            <text:p>72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9044d8984e6075e40324ea936a781911afe3925504992585e50770350417cb0", "b1a13bae9dcc7c0efa1ad71e842ebbb7cf89075416b3bc3901fc5c59c7b09adf", "d89147ef9c671ab6f28d1094875c55f8a2392c2cfaee278f8a6b116cb53161f2", "7b97afcdfbd7072c80947529ca5bd68f47ab550eb48a71731826b90eaed9e77c", "bac4512a2f67dd95602b9681568de8e05524a58fd1686ac3548ab1d0eb72aef8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23.78" calcext:value-type="float">
            <text:p>23.78</text:p>
          </table:table-cell>
          <table:table-cell office:value-type="float" office:value="170880" calcext:value-type="float">
            <text:p>17088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.0000356968416482491" calcext:value-type="float">
            <text:p>3.57E-05</text:p>
          </table:table-cell>
          <table:table-cell office:value-type="float" office:value="681.2" calcext:value-type="float">
            <text:p>681.2</text:p>
          </table:table-cell>
          <table:table-cell office:value-type="float" office:value="333.418" calcext:value-type="float">
            <text:p>333.418</text:p>
          </table:table-cell>
          <table:table-cell office:value-type="string" calcext:value-type="string">
            <text:p>("2ee68a335d79f4e72028ec229d1eeff978427c368f35a722c93673e6565cfbda", "b9ffbae3f022108df2e11399702da54581c1fa5da1fcb437a278e922e1fc8eaa", "4bcb5b4a70de81c19473ecc1147558dac05eea4347ac9b9cbba849bfe5bfa2b0", "2ecd917cd5c9a1f15e70872d07caa6f6a7eda0626b37de9e36ca276e30f17c9a", "9ec506e0d6f08ed058bcb5bf0083c7a5f8ca1120b9148b7698c121040c5d6ac0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3" calcext:value-type="float">
            <text:p>13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3.004" calcext:value-type="float">
            <text:p>3.004</text:p>
          </table:table-cell>
          <table:table-cell office:value-type="string" calcext:value-type="string">
            <text:p>4b4f25994bc7ad117bd01bea944597e8a8d917c34eadbfa318454e8df336d332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135" calcext:value-type="float">
            <text:p>0.135</text:p>
          </table:table-cell>
          <table:table-cell table:style-name="ce5" office:value-type="string" calcext:value-type="string">
            <text:p>70801717b5bf277ad3655c0b5c26d009e4f4bedb874bcb6c7b6ee18286d31d18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89" calcext:value-type="float">
            <text:p>64.89</text:p>
          </table:table-cell>
          <table:table-cell office:value-type="float" office:value="62.07" calcext:value-type="float">
            <text:p>62.07</text:p>
          </table:table-cell>
          <table:table-cell office:value-type="float" office:value="0" calcext:value-type="float">
            <text:p>0</text:p>
          </table:table-cell>
          <table:table-cell office:value-type="float" office:value="93120" calcext:value-type="float">
            <text:p>93120</text:p>
          </table:table-cell>
          <table:table-cell office:value-type="float" office:value="0.00826446280991736" calcext:value-type="float">
            <text:p>0.008264462809917</text:p>
          </table:table-cell>
          <table:table-cell office:value-type="float" office:value="0.00206611570247934" calcext:value-type="float">
            <text:p>0.002066115702479</text:p>
          </table:table-cell>
          <table:table-cell office:value-type="float" office:value="0.00826446280991735" calcext:value-type="float">
            <text:p>0.00826446280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982514737921" calcext:value-type="float">
            <text:p>0.001459825147379</text:p>
          </table:table-cell>
          <table:table-cell office:value-type="float" office:value="0.00744910611303345" calcext:value-type="float">
            <text:p>0.007449106113033</text:p>
          </table:table-cell>
          <table:table-cell office:value-type="float" office:value="0" calcext:value-type="float">
            <text:p>0</text:p>
          </table:table-cell>
          <table:table-cell office:value-type="float" office:value="1363.2" calcext:value-type="float">
            <text:p>136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093f5a9cce53def7f90a4d9b558363837e639cb14d6a40ec772e408ec68e3bf", "f0b40d7066aa36280234de88a425db216a0a96205de8451e9701cd6bedda3542", "db60449eb09b1b2c0233c0ac8419a4f5e7074d1834c782e72463473b440debd0", "c66c0cb8af64b1edbb58580b7856e5ac57c312808ef4c323675ce83734904ac2", "5407522a4496ee7345cf8fc55774df3090391bb836070aa1cb9936b249627dcf")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8" calcext:value-type="float">
            <text:p>64.8</text:p>
          </table:table-cell>
          <table:table-cell office:value-type="float" office:value="62.28" calcext:value-type="float">
            <text:p>62.28</text:p>
          </table:table-cell>
          <table:table-cell office:value-type="float" office:value="26.98" calcext:value-type="float">
            <text:p>26.98</text:p>
          </table:table-cell>
          <table:table-cell office:value-type="float" office:value="185720" calcext:value-type="float">
            <text:p>18572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.00413223140495868" calcext:value-type="float">
            <text:p>0.004132231404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30922134649066" calcext:value-type="float">
            <text:p>0.000730922134649</text:p>
          </table:table-cell>
          <table:table-cell office:value-type="float" office:value="0.00373036812764322" calcext:value-type="float">
            <text:p>0.003730368127643</text:p>
          </table:table-cell>
          <table:table-cell office:value-type="float" office:value="0.000365062195781504" calcext:value-type="float">
            <text:p>0.000365062195782</text:p>
          </table:table-cell>
          <table:table-cell office:value-type="float" office:value="1053.2" calcext:value-type="float">
            <text:p>1053.2</text:p>
          </table:table-cell>
          <table:table-cell office:value-type="float" office:value="381.388" calcext:value-type="float">
            <text:p>381.388</text:p>
          </table:table-cell>
          <table:table-cell office:value-type="string" calcext:value-type="string">
            <text:p>("3d060b157967e6cc0cb5aaf7a70e18ae334a8f5b4aeba306328a4e1191043670", "988898d73086630eef01fb3546c11b328d45bcf872cfdca19deb9eeffb5f7473", "0cd8b9b336b6e510d6c3a1a40615042200aafe491c724a044c3fa70a57c2e3e7", "2e724002ee236db27b4afb9c81d3e3c54dc8b2514b7e62db17519744a44d8597", "e4476a98a87d899ec54a68d18518c29ee2a9e86aa0a0a37e783c6e62202bb8e0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7" calcext:value-type="float">
            <text:p>17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3.952" calcext:value-type="float">
            <text:p>3.952</text:p>
          </table:table-cell>
          <table:table-cell office:value-type="string" calcext:value-type="string">
            <text:p>4927fea15310312a437e1a46a55a5f661d3acda50bad51b84fbb8a4abc6281ee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112" calcext:value-type="float">
            <text:p>0.112</text:p>
          </table:table-cell>
          <table:table-cell table:style-name="ce5" office:value-type="string" calcext:value-type="string">
            <text:p>0720aaf0e1e902d1a446711f12685f0ccfc42d6583bc778ac01e8c975f85487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103240" calcext:value-type="float">
            <text:p>1032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.54074395550979E-032" calcext:value-type="float">
            <text:p>1.54E-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8.8" calcext:value-type="float">
            <text:p>109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7a8dfdc573dd9012af126eb4aa568ffb8aa5754fb7fceeca17aada50b249a52", "042b10bb88b4da946c0ffeb36e8177a31c8c2ead0d78b46bd7fc6148e45aa184", "4936506e7c9df5207be7d4d2c2863805113f5591a896802bec9eeb3587251368", "8ad4b7d07c0c09edd21056cb24f9e1776153443c5bdca70463865ed0735ba8ff", "353c47ae66dbff4334d40acc684b529dc90bcedba28ac22c3b89e29da674757d")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30.7" calcext:value-type="float">
            <text:p>30.7</text:p>
          </table:table-cell>
          <table:table-cell office:value-type="float" office:value="203520" calcext:value-type="float">
            <text:p>2035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.54074395550979E-032" calcext:value-type="float">
            <text:p>1.54E-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75770686857762" calcext:value-type="float">
            <text:p>0.000175770686858</text:p>
          </table:table-cell>
          <table:table-cell office:value-type="float" office:value="2631.2" calcext:value-type="float">
            <text:p>2631.2</text:p>
          </table:table-cell>
          <table:table-cell office:value-type="float" office:value="462.717" calcext:value-type="float">
            <text:p>462.717</text:p>
          </table:table-cell>
          <table:table-cell office:value-type="string" calcext:value-type="string">
            <text:p>("dd8865373497776d55de2bf0da4c79a5c668438f5db742cdbf4aded25332c597", "4a5d32b9baa91914553c6e4a047ee37e90c4372d2f45ff0ac369eb8733e19529", "c5bf2f50f14057bc8c93a507ee13697215810c855fea60458e81944101c7126b", "1bdccb5b8b7e592b39cbf8d6b8e694cb5ca8a0bf16316e160f872cf017fd08b4", "6fbae01e5d176067db74d32e83ece24dff189da8b08f23bfff1bcb5801dd3e9a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987d8ba1ec45043b4a2aa29566c6a0ea468545126c85d44e6763c97b640eba0a</text:p>
          </table:table-cell>
          <table:table-cell office:value-type="float" office:value="81.82" calcext:value-type="float">
            <text:p>81.82</text:p>
          </table:table-cell>
          <table:table-cell table:style-name="ce4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0.15" calcext:value-type="float">
            <text:p>0.15</text:p>
          </table:table-cell>
          <table:table-cell table:style-name="ce5" office:value-type="string" calcext:value-type="string">
            <text:p>80c2872b9f8d2af2936ca9d770b77c35a5faf360e9157084b3bcf21dc016d16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1.82" calcext:value-type="float">
            <text:p>81.82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4.36" calcext:value-type="float">
            <text:p>84.36</text:p>
          </table:table-cell>
          <table:table-cell office:value-type="float" office:value="89.14" calcext:value-type="float">
            <text:p>89.14</text:p>
          </table:table-cell>
          <table:table-cell office:value-type="float" office:value="0" calcext:value-type="float">
            <text:p>0</text:p>
          </table:table-cell>
          <table:table-cell office:value-type="float" office:value="106320" calcext:value-type="float">
            <text:p>10632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" calcext:value-type="float">
            <text:p>0.002</text:p>
          </table:table-cell>
          <table:table-cell table:style-name="ce6" office:value-type="float" office:value="0.0000328731097961865" calcext:value-type="float">
            <text:p>3.29E-05</text:p>
          </table:table-cell>
          <table:table-cell office:value-type="float" office:value="0.000367346938775511" calcext:value-type="float">
            <text:p>0.000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557.2" calcext:value-type="float">
            <text:p>55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0559dfb3e005df577b7ad91776f294ca0b729cd94eefffa04b204b949c49545", "85a2b4d56b0314774b91b4af2a77c206704649a68a6f36f1d3917e7a4f189a73", "62ae12a43ff3af2ecc35ad3bc0aa23b2e563e6db9df23344fb081d45e58bdaf4", "ae5e7263453dc1edc12918acd11156d85409f2341f4e129921c97cabdc67b505", "faeadb7f7dff0a9b127b01f2086f6273c69169b546d7d5e477f7f378063c2c02")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36.28" calcext:value-type="float">
            <text:p>36.28</text:p>
          </table:table-cell>
          <table:table-cell office:value-type="float" office:value="212920" calcext:value-type="float">
            <text:p>2129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.54074395550979E-032" calcext:value-type="float">
            <text:p>1.54E-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32666306111412" calcext:value-type="float">
            <text:p>0.000432666306111</text:p>
          </table:table-cell>
          <table:table-cell office:value-type="float" office:value="811.2" calcext:value-type="float">
            <text:p>811.2</text:p>
          </table:table-cell>
          <table:table-cell office:value-type="float" office:value="553.667" calcext:value-type="float">
            <text:p>553.667</text:p>
          </table:table-cell>
          <table:table-cell office:value-type="string" calcext:value-type="string">
            <text:p>("4f3f49e215aff8b360069f10d1641ad10b9c65b9695c22b1c600944357baaf6c", "4b67d4be19a8834c8131ff7ca7a6ae542ef373954d57c0a0dabdd3c381841d7c", "a474d0c0d3a403cda45ebe7b6f43d7b9370d82acdfa362e3f34347759b66bd49", "cbca545319f0acee8ff4e4aaf8988f1d7b0e180ce62d1653f02c5f6f2d8bccde", "ab5f6c22725ae24c42e144f0fd0549234d38cee5ec161db158c9077036896f4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5" calcext:value-type="float">
            <text:p>15</text:p>
          </table:table-cell>
          <table:table-cell office:value-type="float" office:value="0.754545454545455" calcext:value-type="float">
            <text:p>0.754545454545455</text:p>
          </table:table-cell>
          <table:table-cell office:value-type="float" office:value="0.706818181818182" calcext:value-type="float">
            <text:p>0.706818181818182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d15be647af3518572a4d832e191b5fe6a643de948af904c3efb886a8ef789cbc</text:p>
          </table:table-cell>
          <table:table-cell office:value-type="float" office:value="36.36" calcext:value-type="float">
            <text:p>36.36</text:p>
          </table:table-cell>
          <table:table-cell table:style-name="ce4"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" calcext:value-type="float">
            <text:p>3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640584415584416" calcext:value-type="float">
            <text:p>0.640584415584416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4d883c5f46001189e193454a292c2993fa6ed282ffe905ab852cee19bd6f6fca</text:p>
          </table:table-cell>
          <table:table-cell office:value-type="float" office:value="56.36" calcext:value-type="float">
            <text:p>56.36</text:p>
          </table:table-cell>
          <table:table-cell office:value-type="float" office:value="78.18" calcext:value-type="float">
            <text:p>78.18</text:p>
          </table:table-cell>
          <table:table-cell office:value-type="float" office:value="67.27" calcext:value-type="float">
            <text:p>67.27</text:p>
          </table:table-cell>
          <table:table-cell office:value-type="float" office:value="89.09" calcext:value-type="float">
            <text:p>89.09</text:p>
          </table:table-cell>
          <table:table-cell office:value-type="float" office:value="86.03" calcext:value-type="float">
            <text:p>86.03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3" calcext:value-type="float">
            <text:p>75.33</text:p>
          </table:table-cell>
          <table:table-cell office:value-type="float" office:value="0" calcext:value-type="float">
            <text:p>0</text:p>
          </table:table-cell>
          <table:table-cell office:value-type="float" office:value="88920" calcext:value-type="float">
            <text:p>88920</text:p>
          </table:table-cell>
          <table:table-cell office:value-type="float" office:value="0.00991735537190083" calcext:value-type="float">
            <text:p>0.009917355371901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31796422272613" calcext:value-type="float">
            <text:p>0.002317964222726</text:p>
          </table:table-cell>
          <table:table-cell office:value-type="float" office:value="0.00249835634451019" calcext:value-type="float">
            <text:p>0.00249835634451</text:p>
          </table:table-cell>
          <table:table-cell office:value-type="float" office:value="0.00422222222222223" calcext:value-type="float">
            <text:p>0.004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1cdc4d50014285e9061b56702334721adeeea062dfe70ab0b8c122c11305665", "59a72f4a2252b8a882f3c89c27bba9bebb1a62a30fe866a0146d7cbd407f8118", "abd22c434971dd98b29c9e809752aa55dff0db79be8b78419166b03fe1d5fd5e", "f9f25f991e9b72af361febf380a1bb5c05ada535fb19971047e6bcab21750b26", "426c2657a9809b86a22967fbeffddb1d3aa18bc71955c318c1f33af39b6c72dc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70.91" calcext:value-type="float">
            <text:p>7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81.33" calcext:value-type="float">
            <text:p>81.33</text:p>
          </table:table-cell>
          <table:table-cell office:value-type="float" office:value="74.23" calcext:value-type="float">
            <text:p>74.23</text:p>
          </table:table-cell>
          <table:table-cell office:value-type="float" office:value="75.71" calcext:value-type="float">
            <text:p>75.71</text:p>
          </table:table-cell>
          <table:table-cell office:value-type="float" office:value="22.79" calcext:value-type="float">
            <text:p>22.79</text:p>
          </table:table-cell>
          <table:table-cell office:value-type="float" office:value="176640" calcext:value-type="float">
            <text:p>17664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87654320987654" calcext:value-type="float">
            <text:p>0.001876543209877</text:p>
          </table:table-cell>
          <table:table-cell office:value-type="float" office:value="0.000850591715976332" calcext:value-type="float">
            <text:p>0.000850591715976</text:p>
          </table:table-cell>
          <table:table-cell office:value-type="float" office:value="0.00129251700680272" calcext:value-type="float">
            <text:p>0.001292517006803</text:p>
          </table:table-cell>
          <table:table-cell office:value-type="float" office:value="0.000581395348837209" calcext:value-type="float">
            <text:p>0.000581395348837</text:p>
          </table:table-cell>
          <table:table-cell office:value-type="float" office:value="738.8" calcext:value-type="float">
            <text:p>738.8</text:p>
          </table:table-cell>
          <table:table-cell office:value-type="float" office:value="416.534" calcext:value-type="float">
            <text:p>416.534</text:p>
          </table:table-cell>
          <table:table-cell office:value-type="string" calcext:value-type="string">
            <text:p>("89c3d96b1a892d6aa85f999551ec95638ccc2e2fbaa58f6c25c5bb9100c92d68", "36cd40c7e91294769824bdfaf2c3a9fd7cc5ee545743c60e8ab3d2a049c0d74b", "c87f92cc967f739883dc3ae5e6c9ee4710d3bcf6762d8bb57ae5f94217e4889b", "7571c8918cccaf5bd9d68f135d4d982cd5455e2f7805bbe9bc254bbe00171766", "b8a1fef667f32815aff050c97288e303dfca6950b311b62c2494799892ed71fd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0.842424242424242" calcext:value-type="float">
            <text:p>0.842424242424242</text:p>
          </table:table-cell>
          <table:table-cell office:value-type="float" office:value="0.786742424242424" calcext:value-type="float">
            <text:p>0.786742424242424</text:p>
          </table:table-cell>
          <table:table-cell office:value-type="float" office:value="4.686" calcext:value-type="float">
            <text:p>4.686</text:p>
          </table:table-cell>
          <table:table-cell office:value-type="string" calcext:value-type="string">
            <text:p>736ee80f3b720c7b354242607a8ad930a1e4c718063e59b9cd227b674c14f10e</text:p>
          </table:table-cell>
          <table:table-cell office:value-type="float" office:value="45.45" calcext:value-type="float">
            <text:p>45.45</text:p>
          </table:table-cell>
          <table:table-cell table:style-name="ce4"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15" calcext:value-type="float">
            <text:p>15</text:p>
          </table:table-cell>
          <table:table-cell office:value-type="float" office:value="0.795104895104895" calcext:value-type="float">
            <text:p>0.795104895104895</text:p>
          </table:table-cell>
          <table:table-cell office:value-type="float" office:value="0.756818181818182" calcext:value-type="float">
            <text:p>0.756818181818182</text:p>
          </table:table-cell>
          <table:table-cell office:value-type="float" office:value="2.729" calcext:value-type="float">
            <text:p>2.729</text:p>
          </table:table-cell>
          <table:table-cell office:value-type="string" calcext:value-type="string">
            <text:p>19eacad8f704edee5f53ca2bd58dae68cc71b99af36b833c133961082aab020f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86" calcext:value-type="float">
            <text:p>68.86</text:p>
          </table:table-cell>
          <table:table-cell office:value-type="float" office:value="70.41" calcext:value-type="float">
            <text:p>70.41</text:p>
          </table:table-cell>
          <table:table-cell office:value-type="float" office:value="0" calcext:value-type="float">
            <text:p>0</text:p>
          </table:table-cell>
          <table:table-cell office:value-type="float" office:value="114520" calcext:value-type="float">
            <text:p>11452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.00413223140495868" calcext:value-type="float">
            <text:p>0.004132231404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32592031910801" calcext:value-type="float">
            <text:p>0.000932592031911</text:p>
          </table:table-cell>
          <table:table-cell office:value-type="float" office:value="0.00292368853859627" calcext:value-type="float">
            <text:p>0.002923688538596</text:p>
          </table:table-cell>
          <table:table-cell office:value-type="float" office:value="0" calcext:value-type="float">
            <text:p>0</text:p>
          </table:table-cell>
          <table:table-cell office:value-type="float" office:value="693.2" calcext:value-type="float">
            <text:p>69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294ef8fc92eeddd260349b896269908d7c573dfb21bf10a0f2eafa616bf204c", "5f1fddf9f858fe531da8e8e2a5fc0c318ac92fe8bbb8a779784fca9884c47927", "384a7668f90cda7d92d689edfea3f0025359f32ae988926e1d5f0a1b70e52e1f", "432f2b032ce0b6d7291779298d7b29bc702c8f5d3b658a047862286778601910", "2ac42e0170ca3abc3c80bcc151858f0c2b8386f111272cb821bb503aaea244c3")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94" calcext:value-type="float">
            <text:p>67.94</text:p>
          </table:table-cell>
          <table:table-cell office:value-type="float" office:value="68.97" calcext:value-type="float">
            <text:p>68.97</text:p>
          </table:table-cell>
          <table:table-cell office:value-type="float" office:value="43.02" calcext:value-type="float">
            <text:p>43.02</text:p>
          </table:table-cell>
          <table:table-cell office:value-type="float" office:value="229960" calcext:value-type="float">
            <text:p>22996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.00165289256198347" calcext:value-type="float">
            <text:p>0.00165289256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097750865051" calcext:value-type="float">
            <text:p>0.000327097750865</text:p>
          </table:table-cell>
          <table:table-cell office:value-type="float" office:value="0.00130839100346021" calcext:value-type="float">
            <text:p>0.00130839100346</text:p>
          </table:table-cell>
          <table:table-cell office:value-type="float" office:value="0.000202812330989725" calcext:value-type="float">
            <text:p>0.00020281233099</text:p>
          </table:table-cell>
          <table:table-cell office:value-type="float" office:value="1754.8" calcext:value-type="float">
            <text:p>1754.8</text:p>
          </table:table-cell>
          <table:table-cell office:value-type="float" office:value="414.342" calcext:value-type="float">
            <text:p>414.342</text:p>
          </table:table-cell>
          <table:table-cell office:value-type="string" calcext:value-type="string">
            <text:p>("0edaa4f32bd7bea94d695116411dec51e46e80f36fcd837d6c8f18ef964f4777", "f50ae8aa844a0dbb9f5ed25eb4ad6e74e24cd00a8b501f722eb89734cb11c3e0", "9cffb3af9958d279b63462a13675e46d56c684e789345b8115a35ab5979e308e", "ec9baffc0fb83f8f8ca3bae30f5cbcc6dccfe29877e873d77af6844bc019e4ce", "c7d0b5acb11cac81e786315067d1d753a032157cb51f8d8a82d005ea6ac1f46d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1" calcext:value-type="float">
            <text:p>11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0.809090909090909" calcext:value-type="float">
            <text:p>0.809090909090909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f682892541886739625dd1f32207120821cebb0ba70c2b884cdca0c35b3c1b9a</text:p>
          </table:table-cell>
          <table:table-cell office:value-type="float" office:value="27.27" calcext:value-type="float">
            <text:p>27.27</text:p>
          </table:table-cell>
          <table:table-cell table:style-name="ce4" office:value-type="float" office:value="63.64" calcext:value-type="float">
            <text:p>63.64</text:p>
          </table:table-cell>
          <table:table-cell office:value-type="float" office:value="36.36" calcext:value-type="float">
            <text:p>3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58.82" calcext:value-type="float">
            <text:p>58.8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685454545454546" calcext:value-type="float">
            <text:p>0.685454545454546</text:p>
          </table:table-cell>
          <table:table-cell office:value-type="float" office:value="0.599545454545455" calcext:value-type="float">
            <text:p>0.599545454545455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a016261c43ef20e0b4bab60d6968e429d145377de637992f7a7d7e1b55293724</text:p>
          </table:table-cell>
          <table:table-cell office:value-type="float" office:value="50.91" calcext:value-type="float">
            <text:p>50.91</text:p>
          </table:table-cell>
          <table:table-cell office:value-type="float" office:value="75.45" calcext:value-type="float">
            <text:p>75.45</text:p>
          </table:table-cell>
          <table:table-cell office:value-type="float" office:value="50.91" calcext:value-type="float">
            <text:p>5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13" calcext:value-type="float">
            <text:p>67.13</text:p>
          </table:table-cell>
          <table:table-cell office:value-type="float" office:value="67.35" calcext:value-type="float">
            <text:p>67.35</text:p>
          </table:table-cell>
          <table:table-cell office:value-type="float" office:value="0" calcext:value-type="float">
            <text:p>0</text:p>
          </table:table-cell>
          <table:table-cell office:value-type="float" office:value="88880" calcext:value-type="float">
            <text:p>8888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0646626297577" calcext:value-type="float">
            <text:p>0.000490646626298</text:p>
          </table:table-cell>
          <table:table-cell office:value-type="float" office:value="0.00196258650519031" calcext:value-type="float">
            <text:p>0.00196258650519</text:p>
          </table:table-cell>
          <table:table-cell office:value-type="float" office:value="0" calcext:value-type="float">
            <text:p>0</text:p>
          </table:table-cell>
          <table:table-cell office:value-type="float" office:value="237.2" calcext:value-type="float">
            <text:p>2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8b8cfce7c08cb32f8d0e339fb7bbecd8c77f2b2034b30fc1a187f18076a14b9", "f827015376c5b792f17f6482f5a94ae0eea088907a5fafc024f8608c9097d8f3", "935fbbe63fc59ab6a22a143a0901eda08ec7a00deae7f261daf1170ab356c5dd", "cc8d6e7f96cdf34063c5dc863880fe4c99462f1413688f4b0c93bd85c0aa2bf8", "497ba13b7139566bc2c45bfaf5514ec53638e3a455158ed3aa3e137452f46d93")</text:p>
          </table:table-cell>
          <table:table-cell office:value-type="float" office:value="52.73" calcext:value-type="float">
            <text:p>5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05" calcext:value-type="float">
            <text:p>68.05</text:p>
          </table:table-cell>
          <table:table-cell office:value-type="float" office:value="68.79" calcext:value-type="float">
            <text:p>68.79</text:p>
          </table:table-cell>
          <table:table-cell office:value-type="float" office:value="27.5" calcext:value-type="float">
            <text:p>27.5</text:p>
          </table:table-cell>
          <table:table-cell office:value-type="float" office:value="178320" calcext:value-type="float">
            <text:p>17832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578512396694215" calcext:value-type="float">
            <text:p>0.00578512396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8149629950019" calcext:value-type="float">
            <text:p>0.0012814962995</text:p>
          </table:table-cell>
          <table:table-cell office:value-type="float" office:value="0.00415939115297535" calcext:value-type="float">
            <text:p>0.004159391152975</text:p>
          </table:table-cell>
          <table:table-cell office:value-type="float" office:value="0.000607224329619864" calcext:value-type="float">
            <text:p>0.00060722432962</text:p>
          </table:table-cell>
          <table:table-cell office:value-type="float" office:value="1639.2" calcext:value-type="float">
            <text:p>1639.2</text:p>
          </table:table-cell>
          <table:table-cell office:value-type="float" office:value="343.09" calcext:value-type="float">
            <text:p>343.09</text:p>
          </table:table-cell>
          <table:table-cell office:value-type="string" calcext:value-type="string">
            <text:p>("2a85c04d89429df2063dd9a98daf2837127483425e23fa057565dd19f084765f", "bb5ad4a69a96144568f2db99259af4096fa06cd636758739d0d205d635fa047d", "d7dcf8af134d1ca625af471fbed8896a25d2e7f794d4fb52f6275dfe56fc5f93", "f4f18e03a42f60e9767f9237c6c91cb42085fc634c82c9409a15af0b6d3f04b9", "6fed46d96e33215abe091ea9b45b00e7717399af213a0f8410fd3ac46733ab4c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7" calcext:value-type="float">
            <text:p>1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732575757575758" calcext:value-type="float">
            <text:p>0.732575757575758</text:p>
          </table:table-cell>
          <table:table-cell office:value-type="float" office:value="1.707" calcext:value-type="float">
            <text:p>1.707</text:p>
          </table:table-cell>
          <table:table-cell office:value-type="string" calcext:value-type="string">
            <text:p>47e9d7e10c3896f58337ef1abbcf8e4ad86ed39e60d026a5a35d5fac362fad99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7716dc0882cfa3b599d1a960ae68e476201de093803cbf7c6619b97aa409a403</text:p>
          </table:table-cell>
          <table:table-cell office:value-type="float" office:value="50.91" calcext:value-type="float">
            <text:p>50.91</text:p>
          </table:table-cell>
          <table:table-cell office:value-type="float" office:value="75.45" calcext:value-type="float">
            <text:p>75.45</text:p>
          </table:table-cell>
          <table:table-cell office:value-type="float" office:value="50.91" calcext:value-type="float">
            <text:p>5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13" calcext:value-type="float">
            <text:p>67.13</text:p>
          </table:table-cell>
          <table:table-cell office:value-type="float" office:value="67.35" calcext:value-type="float">
            <text:p>67.35</text:p>
          </table:table-cell>
          <table:table-cell office:value-type="float" office:value="0" calcext:value-type="float">
            <text:p>0</text:p>
          </table:table-cell>
          <table:table-cell office:value-type="float" office:value="91320" calcext:value-type="float">
            <text:p>9132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24793388429752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0646626297577" calcext:value-type="float">
            <text:p>0.000490646626298</text:p>
          </table:table-cell>
          <table:table-cell office:value-type="float" office:value="0.00196258650519031" calcext:value-type="float">
            <text:p>0.00196258650519</text:p>
          </table:table-cell>
          <table:table-cell office:value-type="float" office:value="0" calcext:value-type="float">
            <text:p>0</text:p>
          </table:table-cell>
          <table:table-cell office:value-type="float" office:value="1779.2" calcext:value-type="float">
            <text:p>17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5657cf523f0967f156fae02a47ae28437edc86ccc1965d5eff04e7e15015de0", "42862be4131ef1abfd227a59754cc2da7f56d70501a43c6b2b38dc7ea70484b3", "30ba43e0062b3d7bf4fc2d4ee49423ad1bb850aec07eb3722112b32e93e7ae3e", "4519ed7c642b06685990e0540feb111dd7346b05689003d4dda7b9ddce21074b", "6fc2842bd930bd7f54fc2cd5238c70f51b03bc50033fac599765dce81eaaa71a")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26.98" calcext:value-type="float">
            <text:p>26.98</text:p>
          </table:table-cell>
          <table:table-cell office:value-type="float" office:value="182960" calcext:value-type="float">
            <text:p>1829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365062195781503" calcext:value-type="float">
            <text:p>0.000365062195782</text:p>
          </table:table-cell>
          <table:table-cell office:value-type="float" office:value="1066.8" calcext:value-type="float">
            <text:p>1066.8</text:p>
          </table:table-cell>
          <table:table-cell office:value-type="float" office:value="445.171" calcext:value-type="float">
            <text:p>445.171</text:p>
          </table:table-cell>
          <table:table-cell office:value-type="string" calcext:value-type="string">
            <text:p>("622e8f0783fc16124d342f4b424a6f6d5e9e126f754447a83ce46241e23446b6", "d46c8a5c43d1be48e94ba28123d6e9f9d41b5cd69e8298d8c0559d6ea37926e3", "f6a00c92dc224495a122ad34fdf4ff620fe096755b14b0435b49e4a79dacefa0", "560f556cdf04a037e96e918e78d491a8cc94e434829cf9e94b61765938e14138", "a503116b9de2ff10f760a4d4c9a5b6c64c6bbd7023dfec36bf44cfee42bea013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7" calcext:value-type="float">
            <text:p>17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11.667" calcext:value-type="float">
            <text:p>11.667</text:p>
          </table:table-cell>
          <table:table-cell office:value-type="string" calcext:value-type="string">
            <text:p>8dc96a88c2a8e5cba11e0fb8fbd22e0ffb9fb72be20df14698413247068e412c</text:p>
          </table:table-cell>
          <table:table-cell office:value-type="float" office:value="72.73" calcext:value-type="float">
            <text:p>72.73</text:p>
          </table:table-cell>
          <table:table-cell table:style-name="ce4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3" calcext:value-type="float">
            <text:p>3</text:p>
          </table:table-cell>
          <table:table-cell office:value-type="float" office:value="0.810909090909091" calcext:value-type="float">
            <text:p>0.810909090909091</text:p>
          </table:table-cell>
          <table:table-cell office:value-type="float" office:value="0.744090909090909" calcext:value-type="float">
            <text:p>0.744090909090909</text:p>
          </table:table-cell>
          <table:table-cell office:value-type="float" office:value="0.155" calcext:value-type="float">
            <text:p>0.155</text:p>
          </table:table-cell>
          <table:table-cell table:style-name="ce5" office:value-type="string" calcext:value-type="string">
            <text:p>8bde0f31c96ace7ba9d45d1b09cdb3b5a9de2e91d67e400bc23a2eef040773d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7.27" calcext:value-type="float">
            <text:p>47.27</text:p>
          </table:table-cell>
          <table:table-cell office:value-type="float" office:value="92.73" calcext:value-type="float">
            <text:p>92.73</text:p>
          </table:table-cell>
          <table:table-cell office:value-type="float" office:value="87.14" calcext:value-type="float">
            <text:p>87.14</text:p>
          </table:table-cell>
          <table:table-cell office:value-type="float" office:value="63.77" calcext:value-type="float">
            <text:p>63.77</text:p>
          </table:table-cell>
          <table:table-cell office:value-type="float" office:value="61.13" calcext:value-type="float">
            <text:p>61.13</text:p>
          </table:table-cell>
          <table:table-cell office:value-type="float" office:value="0" calcext:value-type="float">
            <text:p>0</text:p>
          </table:table-cell>
          <table:table-cell office:value-type="float" office:value="106480" calcext:value-type="float">
            <text:p>10648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0619834710743804" calcext:value-type="float">
            <text:p>0.00061983471074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27210884353741" calcext:value-type="float">
            <text:p>0.005272108843537</text:p>
          </table:table-cell>
          <table:table-cell office:value-type="float" office:value="0.000352628796616685" calcext:value-type="float">
            <text:p>0.000352628796617</text:p>
          </table:table-cell>
          <table:table-cell office:value-type="float" office:value="0.00121227412533641" calcext:value-type="float">
            <text:p>0.001212274125336</text:p>
          </table:table-cell>
          <table:table-cell office:value-type="float" office:value="0" calcext:value-type="float">
            <text:p>0</text:p>
          </table:table-cell>
          <table:table-cell office:value-type="float" office:value="1059.2" calcext:value-type="float">
            <text:p>105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03e3fb5a5d9ebcf33a1798b8737c8b4be72b859a1a8e9a4169f5035032f0061", "346ba785e4233172b87932fa5ce0262391761a60b75de9e8a8cd1c4d5c816d77", "24a50a13310c49307cec4788fa5a0368fbde8ead514ee411781136112f90b376", "c79fc34a2a49f039f05194374d9eb39e685d2673d771965d90a857cab9d81ef5", "623061b3e5e9167eb64c7a4816a443d0478a958115a897a2fc3cc35151b70fa2")</text:p>
          </table:table-cell>
          <table:table-cell office:value-type="float" office:value="38.18" calcext:value-type="float">
            <text:p>38.18</text:p>
          </table:table-cell>
          <table:table-cell office:value-type="float" office:value="69.09" calcext:value-type="float">
            <text:p>6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92.73" calcext:value-type="float">
            <text:p>92.73</text:p>
          </table:table-cell>
          <table:table-cell office:value-type="float" office:value="86.67" calcext:value-type="float">
            <text:p>86.67</text:p>
          </table:table-cell>
          <table:table-cell office:value-type="float" office:value="62.94" calcext:value-type="float">
            <text:p>62.94</text:p>
          </table:table-cell>
          <table:table-cell office:value-type="float" office:value="59.56" calcext:value-type="float">
            <text:p>59.56</text:p>
          </table:table-cell>
          <table:table-cell office:value-type="float" office:value="35.35" calcext:value-type="float">
            <text:p>35.35</text:p>
          </table:table-cell>
          <table:table-cell office:value-type="float" office:value="211520" calcext:value-type="float">
            <text:p>21152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55555555555555" calcext:value-type="float">
            <text:p>0.005555555555556</text:p>
          </table:table-cell>
          <table:table-cell table:style-name="ce6" office:value-type="float" office:value="0.0000973183391003463" calcext:value-type="float">
            <text:p>9.73E-05</text:p>
          </table:table-cell>
          <table:table-cell office:value-type="float" office:value="0.000270328719723183" calcext:value-type="float">
            <text:p>0.000270328719723</text:p>
          </table:table-cell>
          <table:table-cell office:value-type="float" office:value="0.000175770686857761" calcext:value-type="float">
            <text:p>0.000175770686858</text:p>
          </table:table-cell>
          <table:table-cell office:value-type="float" office:value="3191.2" calcext:value-type="float">
            <text:p>3191.2</text:p>
          </table:table-cell>
          <table:table-cell office:value-type="float" office:value="446.173" calcext:value-type="float">
            <text:p>446.173</text:p>
          </table:table-cell>
          <table:table-cell office:value-type="string" calcext:value-type="string">
            <text:p>("6ebf5eb7cc2429dcee6b98b493713d0dfceed93e5649373b0534ef4141a4a36d", "b9d50d54a0f03a58441eb20d395648d71b98312c264e653de83ccbbdc26208cf", "e75b77ff76673989bc169b5b48c300f479086ed682cd13790a9af3bd892f70cf", "9a9663697b8b2e10ae1a9237b1be4ff04ffb68d82c122db91a1ea920f10bdc42", "e8c8b868305108218fb206182566e7ea045fe676a7081505f652e1a80be56b28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23" calcext:value-type="float">
            <text:p>23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1.099" calcext:value-type="float">
            <text:p>11.099</text:p>
          </table:table-cell>
          <table:table-cell office:value-type="string" calcext:value-type="string">
            <text:p>63420e19023b7647d049fbbdeec46de7347cbcd8568b6381d97f86673b36862f</text:p>
          </table:table-cell>
          <table:table-cell office:value-type="float" office:value="45.45" calcext:value-type="float">
            <text:p>45.45</text:p>
          </table:table-cell>
          <table:table-cell table:style-name="ce4"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6.285" calcext:value-type="float">
            <text:p>6.285</text:p>
          </table:table-cell>
          <table:table-cell office:value-type="string" calcext:value-type="string">
            <text:p>6d3fca3857e2341a7d7b619f83757197945b458e5c1284163c82e8388770b292</text:p>
          </table:table-cell>
          <table:table-cell office:value-type="float" office:value="43.64" calcext:value-type="float">
            <text:p>43.64</text:p>
          </table:table-cell>
          <table:table-cell office:value-type="float" office:value="71.82" calcext:value-type="float">
            <text:p>71.82</text:p>
          </table:table-cell>
          <table:table-cell office:value-type="float" office:value="45.45" calcext:value-type="float">
            <text:p>45.45</text:p>
          </table:table-cell>
          <table:table-cell office:value-type="float" office:value="98.18" calcext:value-type="float">
            <text:p>98.18</text:p>
          </table:table-cell>
          <table:table-cell office:value-type="float" office:value="96.67" calcext:value-type="float">
            <text:p>96.67</text:p>
          </table:table-cell>
          <table:table-cell office:value-type="float" office:value="64.26" calcext:value-type="float">
            <text:p>64.26</text:p>
          </table:table-cell>
          <table:table-cell office:value-type="float" office:value="61.76" calcext:value-type="float">
            <text:p>61.76</text:p>
          </table:table-cell>
          <table:table-cell office:value-type="float" office:value="0" calcext:value-type="float">
            <text:p>0</text:p>
          </table:table-cell>
          <table:table-cell office:value-type="float" office:value="126280" calcext:value-type="float">
            <text:p>12628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55555555555555" calcext:value-type="float">
            <text:p>0.005555555555556</text:p>
          </table:table-cell>
          <table:table-cell table:style-name="ce6" office:value-type="float" office:value="0.0000973183391003463" calcext:value-type="float">
            <text:p>9.73E-05</text:p>
          </table:table-cell>
          <table:table-cell office:value-type="float" office:value="0.000270328719723183" calcext:value-type="float">
            <text:p>0.000270328719723</text:p>
          </table:table-cell>
          <table:table-cell office:value-type="float" office:value="0" calcext:value-type="float">
            <text:p>0</text:p>
          </table:table-cell>
          <table:table-cell office:value-type="float" office:value="1019.2" calcext:value-type="float">
            <text:p>10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ea7f0864083bf2a6be07dff14ad454d8e0064a9482e8500c11391d72f385270", "ae6fc2daf71ec4c71e5fd3f01240dd9ccdd6983f69fc1b14e9bd314f0dc6bab2", "3bddaa783461700bb82f120eccbe868b62af3a5b1c85068c1f0592dc7dabba3d", "274aeadb99b0e9c146ebd0f83c7a08075437115718edf9a89c6c2d4be12e1a1b", "3c6864e750579c97c9bdf4338963d82ec624191b8cd6a8c2ce3365a452e4bb50")</text:p>
          </table:table-cell>
          <table:table-cell office:value-type="float" office:value="43.64" calcext:value-type="float">
            <text:p>43.64</text:p>
          </table:table-cell>
          <table:table-cell office:value-type="float" office:value="71.82" calcext:value-type="float">
            <text:p>71.82</text:p>
          </table:table-cell>
          <table:table-cell office:value-type="float" office:value="45.45" calcext:value-type="float">
            <text:p>45.45</text:p>
          </table:table-cell>
          <table:table-cell office:value-type="float" office:value="98.18" calcext:value-type="float">
            <text:p>98.18</text:p>
          </table:table-cell>
          <table:table-cell office:value-type="float" office:value="96.67" calcext:value-type="float">
            <text:p>96.67</text:p>
          </table:table-cell>
          <table:table-cell office:value-type="float" office:value="64.26" calcext:value-type="float">
            <text:p>64.26</text:p>
          </table:table-cell>
          <table:table-cell office:value-type="float" office:value="61.76" calcext:value-type="float">
            <text:p>61.76</text:p>
          </table:table-cell>
          <table:table-cell office:value-type="float" office:value="47.67" calcext:value-type="float">
            <text:p>47.67</text:p>
          </table:table-cell>
          <table:table-cell office:value-type="float" office:value="253280" calcext:value-type="float">
            <text:p>253280</text:p>
          </table:table-cell>
          <table:table-cell office:value-type="float" office:value="0.00165289256198348" calcext:value-type="float">
            <text:p>0.001652892561983</text:p>
          </table:table-cell>
          <table:table-cell office:value-type="float" office:value="0.000413223140495869" calcext:value-type="float">
            <text:p>0.000413223140496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55555555555555" calcext:value-type="float">
            <text:p>0.005555555555556</text:p>
          </table:table-cell>
          <table:table-cell table:style-name="ce6" office:value-type="float" office:value="0.0000973183391003463" calcext:value-type="float">
            <text:p>9.73E-05</text:p>
          </table:table-cell>
          <table:table-cell office:value-type="float" office:value="0.000270328719723183" calcext:value-type="float">
            <text:p>0.000270328719723</text:p>
          </table:table-cell>
          <table:table-cell office:value-type="float" office:value="0.000338020551649539" calcext:value-type="float">
            <text:p>0.00033802055165</text:p>
          </table:table-cell>
          <table:table-cell office:value-type="float" office:value="1623.2" calcext:value-type="float">
            <text:p>1623.2</text:p>
          </table:table-cell>
          <table:table-cell office:value-type="float" office:value="558.198" calcext:value-type="float">
            <text:p>558.198</text:p>
          </table:table-cell>
          <table:table-cell office:value-type="string" calcext:value-type="string">
            <text:p>("da875bbe21527d67d1b82919cd91b9043c76e64cb479ac223fb53580e62f422b", "face44eb71082b0eeb3a86fb6f18dd8caa0e22fb06f71e350e4555a0b27231d6", "00465ebed85e3ca93ebc95805e20c4490a9589bc36e460030c296c0ebd59ce27", "5add19311adc3ed539f7be404f4e6e7d9f985ae632464eb2dee0c3355a7bc25f", "0dd0e811c7be8cc1377ba1c4407725ca992293f08da1da98bdc1ac5cb4f9889f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7.306" calcext:value-type="float">
            <text:p>7.306</text:p>
          </table:table-cell>
          <table:table-cell office:value-type="string" calcext:value-type="string">
            <text:p>ef97b25369f76c8a05a450138a01272c21941ed6843edc648a7b516377a6f972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1" calcext:value-type="float">
            <text:p>1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3.785" calcext:value-type="float">
            <text:p>3.785</text:p>
          </table:table-cell>
          <table:table-cell office:value-type="string" calcext:value-type="string">
            <text:p>95cc5701808de72d19981b7abe94d49420ff1b3dd8c8b0f659be42071bfb954b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office:value-type="float" office:value="67.27" calcext:value-type="float">
            <text:p>67.27</text:p>
          </table:table-cell>
          <table:table-cell office:value-type="float" office:value="98.18" calcext:value-type="float">
            <text:p>98.18</text:p>
          </table:table-cell>
          <table:table-cell office:value-type="float" office:value="97.5" calcext:value-type="float">
            <text:p>97.5</text:p>
          </table:table-cell>
          <table:table-cell office:value-type="float" office:value="75.05" calcext:value-type="float">
            <text:p>75.05</text:p>
          </table:table-cell>
          <table:table-cell office:value-type="float" office:value="79.53" calcext:value-type="float">
            <text:p>79.53</text:p>
          </table:table-cell>
          <table:table-cell office:value-type="float" office:value="0" calcext:value-type="float">
            <text:p>0</text:p>
          </table:table-cell>
          <table:table-cell office:value-type="float" office:value="132760" calcext:value-type="float">
            <text:p>13276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10952380952381" calcext:value-type="float">
            <text:p>0.001095238095238</text:p>
          </table:table-cell>
          <table:table-cell office:value-type="float" office:value="0.00210321124448548" calcext:value-type="float">
            <text:p>0.002103211244485</text:p>
          </table:table-cell>
          <table:table-cell office:value-type="float" office:value="0" calcext:value-type="float">
            <text:p>0</text:p>
          </table:table-cell>
          <table:table-cell office:value-type="float" office:value="592.8" calcext:value-type="float">
            <text:p>59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5936811d0c1ba361aebbdd98b66eee521b4348b90761e18a5e537a998a7ba32", "780325c166fb093e2d427a3a0dd3d982976d37797bbdbb15aa932e59727b0d1b", "8720dd9c1bbcb0cf15d9d16a56bad784e037806e6aecb1ba9b5cf00d6974dd25", "49cbe5e80244cc85f5025384a7777799af9c8b1a8899ad7866dc2f1fa92851b5", "8a8ee15999430fcc0c1c761a7677ff913a3df7d0cf5f3b1086fef6c29668f229")</text:p>
          </table:table-cell>
          <table:table-cell office:value-type="float" office:value="67.27" calcext:value-type="float">
            <text:p>6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69.09" calcext:value-type="float">
            <text:p>69.09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6.15" calcext:value-type="float">
            <text:p>76.15</text:p>
          </table:table-cell>
          <table:table-cell office:value-type="float" office:value="80.8" calcext:value-type="float">
            <text:p>80.8</text:p>
          </table:table-cell>
          <table:table-cell office:value-type="float" office:value="52.79" calcext:value-type="float">
            <text:p>52.79</text:p>
          </table:table-cell>
          <table:table-cell office:value-type="float" office:value="266320" calcext:value-type="float">
            <text:p>26632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46913580246914" calcext:value-type="float">
            <text:p>0.002469135802469</text:p>
          </table:table-cell>
          <table:table-cell office:value-type="float" office:value="0.000704786056434409" calcext:value-type="float">
            <text:p>0.000704786056434</text:p>
          </table:table-cell>
          <table:table-cell office:value-type="float" office:value="0.00105427310967477" calcext:value-type="float">
            <text:p>0.001054273109675</text:p>
          </table:table-cell>
          <table:table-cell office:value-type="float" office:value="0.00024337479718767" calcext:value-type="float">
            <text:p>0.000243374797188</text:p>
          </table:table-cell>
          <table:table-cell office:value-type="float" office:value="1401.2" calcext:value-type="float">
            <text:p>1401.2</text:p>
          </table:table-cell>
          <table:table-cell office:value-type="float" office:value="515.447" calcext:value-type="float">
            <text:p>515.447</text:p>
          </table:table-cell>
          <table:table-cell office:value-type="string" calcext:value-type="string">
            <text:p>("12de8708f28640a33a6a4cf861d2e1fc3d419a9f13cbb9119e6f0343bad651a5", "8bd0605748d0f791652c93ad1e7d588703a5dd16ca4f1d7a750975cd5ce974c8", "5f10739d411a0a3a4157218d01fe4edc17ab2493f78b2bf19119f8105bb2d6e1", "9fc0ff1c0c6134b7c860d54393b16e9298633412a048650c1ebed814798a5f95", "2da52a7e433327836f8d9ae7fcf48530616e3044e50363ef4181cf8d09c699b5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19" calcext:value-type="float">
            <text:p>19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5.118" calcext:value-type="float">
            <text:p>5.118</text:p>
          </table:table-cell>
          <table:table-cell office:value-type="string" calcext:value-type="string">
            <text:p>59a665055c85d5dfb3677015ed957f20bb4394d876489bb5ced34e572c8bcd50</text:p>
          </table:table-cell>
          <table:table-cell office:value-type="float" office:value="45.45" calcext:value-type="float">
            <text:p>45.45</text:p>
          </table:table-cell>
          <table:table-cell table:style-name="ce4" office:value-type="float" office:value="72.73" calcext:value-type="float">
            <text:p>72.7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62.5" calcext:value-type="float">
            <text:p>62.5</text:p>
          </table:table-cell>
          <table:table-cell office:value-type="float" office:value="15" calcext:value-type="float">
            <text:p>15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283b4b33c4a65e7bb130311a88192fa6615c34b038bcc1c7c6b4401627bdfb05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office:value-type="float" office:value="67.27" calcext:value-type="float">
            <text:p>67.27</text:p>
          </table:table-cell>
          <table:table-cell office:value-type="float" office:value="98.18" calcext:value-type="float">
            <text:p>98.18</text:p>
          </table:table-cell>
          <table:table-cell office:value-type="float" office:value="97.5" calcext:value-type="float">
            <text:p>97.5</text:p>
          </table:table-cell>
          <table:table-cell office:value-type="float" office:value="75.05" calcext:value-type="float">
            <text:p>75.05</text:p>
          </table:table-cell>
          <table:table-cell office:value-type="float" office:value="79.53" calcext:value-type="float">
            <text:p>79.53</text:p>
          </table:table-cell>
          <table:table-cell office:value-type="float" office:value="0" calcext:value-type="float">
            <text:p>0</text:p>
          </table:table-cell>
          <table:table-cell office:value-type="float" office:value="116320" calcext:value-type="float">
            <text:p>11632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10952380952381" calcext:value-type="float">
            <text:p>0.001095238095238</text:p>
          </table:table-cell>
          <table:table-cell office:value-type="float" office:value="0.00210321124448548" calcext:value-type="float">
            <text:p>0.002103211244485</text:p>
          </table:table-cell>
          <table:table-cell office:value-type="float" office:value="0" calcext:value-type="float">
            <text:p>0</text:p>
          </table:table-cell>
          <table:table-cell office:value-type="float" office:value="761.2" calcext:value-type="float">
            <text:p>7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a02863bc09415cccbdc60cd442ed1340ab28ac1ae8058b2579bf5932823b4a9", "77d925a36a6bbdfdc1e04c097b6664ea3a40c0643fb859644c0156e5d4a9b356", "5745af4cc823de4f2de4d38868db8e0c05593a577b9d98f2326f1db0d8533fbd", "bca8a24704147ab14e2e0d8649dc5c0f67c040ee2cd655992e55c43f9176f320", "161c191c2e2422a411df68df281eb806296320b08815de08c665cbe69b68b669")</text:p>
          </table:table-cell>
          <table:table-cell office:value-type="float" office:value="67.27" calcext:value-type="float">
            <text:p>6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3" calcext:value-type="float">
            <text:p>75.43</text:p>
          </table:table-cell>
          <table:table-cell office:value-type="float" office:value="80.35" calcext:value-type="float">
            <text:p>80.35</text:p>
          </table:table-cell>
          <table:table-cell office:value-type="float" office:value="43.49" calcext:value-type="float">
            <text:p>43.49</text:p>
          </table:table-cell>
          <table:table-cell office:value-type="float" office:value="230320" calcext:value-type="float">
            <text:p>23032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office:value-type="float" office:value="0.00247933884297521" calcext:value-type="float">
            <text:p>0.00247933884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23129251700681" calcext:value-type="float">
            <text:p>0.000823129251701</text:p>
          </table:table-cell>
          <table:table-cell office:value-type="float" office:value="0.00124140761259875" calcext:value-type="float">
            <text:p>0.001241407612599</text:p>
          </table:table-cell>
          <table:table-cell office:value-type="float" office:value="0.000310978907517578" calcext:value-type="float">
            <text:p>0.000310978907518</text:p>
          </table:table-cell>
          <table:table-cell office:value-type="float" office:value="1875.2" calcext:value-type="float">
            <text:p>1875.2</text:p>
          </table:table-cell>
          <table:table-cell office:value-type="float" office:value="441.582" calcext:value-type="float">
            <text:p>441.582</text:p>
          </table:table-cell>
          <table:table-cell office:value-type="string" calcext:value-type="string">
            <text:p>("fdbdfc3148501bbbabe03dfeccfe88177ce8a245afeedf286e50f8762361a1ef", "87c6f08e91651d4d60a3f25b662003cc06afe5c67383f166c546b449ae474c74", "f5086e7f7a16f8a503f9716dbd99e06b4ac3c3321d9030158a13a534b4a26edb", "8bea599a91556acdd90e13942eb6fd83141ec7c6bd13783a1e5def8ee951bdea", "0755c46541977881839f02e62860cab559db15a50c7a12491d9522ccb2f1bcb3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7" calcext:value-type="float">
            <text:p>1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9.232" calcext:value-type="float">
            <text:p>9.232</text:p>
          </table:table-cell>
          <table:table-cell office:value-type="string" calcext:value-type="string">
            <text:p>c5dba8878e11c6b51a3b16c59aac75dbc9eec908cf1d4b8ba6e065c19b380923</text:p>
          </table:table-cell>
          <table:table-cell office:value-type="float" office:value="36.36" calcext:value-type="float">
            <text:p>36.36</text:p>
          </table:table-cell>
          <table:table-cell table:style-name="ce4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6.741" calcext:value-type="float">
            <text:p>6.741</text:p>
          </table:table-cell>
          <table:table-cell office:value-type="string" calcext:value-type="string">
            <text:p>7efa998e6531327354c9f473c455d18ec055d6bebe10fbaf99acceb644e26393</text:p>
          </table:table-cell>
          <table:table-cell office:value-type="float" office:value="41.82" calcext:value-type="float">
            <text:p>41.82</text:p>
          </table:table-cell>
          <table:table-cell office:value-type="float" office:value="70.91" calcext:value-type="float">
            <text:p>7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8.18" calcext:value-type="float">
            <text:p>78.18</text:p>
          </table:table-cell>
          <table:table-cell office:value-type="float" office:value="74.95" calcext:value-type="float">
            <text:p>74.95</text:p>
          </table:table-cell>
          <table:table-cell office:value-type="float" office:value="68.11" calcext:value-type="float">
            <text:p>68.11</text:p>
          </table:table-cell>
          <table:table-cell office:value-type="float" office:value="68.73" calcext:value-type="float">
            <text:p>68.73</text:p>
          </table:table-cell>
          <table:table-cell office:value-type="float" office:value="0" calcext:value-type="float">
            <text:p>0</text:p>
          </table:table-cell>
          <table:table-cell office:value-type="float" office:value="130120" calcext:value-type="float">
            <text:p>13012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" calcext:value-type="float">
            <text:p>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399959187837976" calcext:value-type="float">
            <text:p>0.00399959187838</text:p>
          </table:table-cell>
          <table:table-cell office:value-type="float" office:value="0.000625947479094332" calcext:value-type="float">
            <text:p>0.000625947479094</text:p>
          </table:table-cell>
          <table:table-cell office:value-type="float" office:value="0.0008099173553719" calcext:value-type="float">
            <text:p>0.000809917355372</text:p>
          </table:table-cell>
          <table:table-cell office:value-type="float" office:value="0" calcext:value-type="float">
            <text:p>0</text:p>
          </table:table-cell>
          <table:table-cell office:value-type="float" office:value="605.2" calcext:value-type="float">
            <text:p>6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3c791d3d4b38006dc84ff32b74b7b3bb299b6848020136481ff5facf07efb1f", "3b9ddfd2fca84bab5fa04f6b72785775f3d701a1dda7d748714b8cd3dfd39959", "38815f63a3bf39199a692df50d942790f7993b3396dc8c9febc5007a5928fb51", "f7a0cc13fc4115d800ff867149a1bc4dd3e08e50ff3835a068bb44931f53b104", "0b26cd19e5d5f086f65b3cdee96d7c2860259dfdda1c9a34ff7faec48c68cec6")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46.15" calcext:value-type="float">
            <text:p>46.15</text:p>
          </table:table-cell>
          <table:table-cell office:value-type="float" office:value="259960" calcext:value-type="float">
            <text:p>2599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00009524834334841" calcext:value-type="float">
            <text:p>9.52E-05</text:p>
          </table:table-cell>
          <table:table-cell office:value-type="float" office:value="1658.8" calcext:value-type="float">
            <text:p>1658.8</text:p>
          </table:table-cell>
          <table:table-cell office:value-type="float" office:value="466.636" calcext:value-type="float">
            <text:p>466.636</text:p>
          </table:table-cell>
          <table:table-cell office:value-type="string" calcext:value-type="string">
            <text:p>("bbe2e7201e7be71b9a306d122231db7b89504ad98d0b1679da25ac54bf407e19", "2cd7f974a777a90aba7201043cdf4d2145b8ddf9dd17f5c21dabb823fb84d359", "6ae88f723873c7e68dff72f42a84580736c482ed6bbb0880b1f2059ac8ae3e55", "e7b7fd8e35607191d541c95d025673be955aa671caa9ad7eba6b3ccdb29089a3", "67a23a42e6d857ed1a9ec810d7e83642ee48b19b4ce190df3a9c53af9b25effb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7.27" calcext:value-type="float">
            <text:p>2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7" calcext:value-type="float">
            <text:p>17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9.074" calcext:value-type="float">
            <text:p>9.074</text:p>
          </table:table-cell>
          <table:table-cell office:value-type="string" calcext:value-type="string">
            <text:p>b60ebae628e23cace2c71565195ce5f0ebf47caab64e00d8d0ddd767867d2a59</text:p>
          </table:table-cell>
          <table:table-cell office:value-type="float" office:value="27.27" calcext:value-type="float">
            <text:p>27.27</text:p>
          </table:table-cell>
          <table:table-cell table:style-name="ce4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5" calcext:value-type="float">
            <text:p>15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7.097" calcext:value-type="float">
            <text:p>7.097</text:p>
          </table:table-cell>
          <table:table-cell office:value-type="string" calcext:value-type="string">
            <text:p>72697d309913eccc56d991fbb8dc918e2f1aa62f9924d4bcc771fc703e436d86</text:p>
          </table:table-cell>
          <table:table-cell office:value-type="float" office:value="49.09" calcext:value-type="float">
            <text:p>4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52.73" calcext:value-type="float">
            <text:p>52.73</text:p>
          </table:table-cell>
          <table:table-cell office:value-type="float" office:value="96.36" calcext:value-type="float">
            <text:p>96.36</text:p>
          </table:table-cell>
          <table:table-cell office:value-type="float" office:value="94.29" calcext:value-type="float">
            <text:p>94.29</text:p>
          </table:table-cell>
          <table:table-cell office:value-type="float" office:value="67.11" calcext:value-type="float">
            <text:p>67.11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117760" calcext:value-type="float">
            <text:p>11776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0288801182237601" calcext:value-type="float">
            <text:p>0.000288801182238</text:p>
          </table:table-cell>
          <table:table-cell office:value-type="float" office:value="0.00113538062283737" calcext:value-type="float">
            <text:p>0.001135380622837</text:p>
          </table:table-cell>
          <table:table-cell office:value-type="float" office:value="0" calcext:value-type="float">
            <text:p>0</text:p>
          </table:table-cell>
          <table:table-cell office:value-type="float" office:value="360.8" calcext:value-type="float">
            <text:p>36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579063a21bece3ba3bfacca90308b02e059fc3ac93ee5c5a92b15f1b67ec492", "3010da331c4ac2c9cefc8135a2a4fe7a125e57527c668755fb010b7e3fbb5d20", "95258ac732a12925475ee8621ba796d107ec26b576cedded9aa5db546414d348", "c9eafbe644da425b5cd77d562875b57b3f55545a4cdc8431bfcb8cf5c5590eb6", "aeace570983c60610956975155b023675b00c0fde96f2224609e0f8ce04530ad")</text:p>
          </table:table-cell>
          <table:table-cell office:value-type="float" office:value="50.91" calcext:value-type="float">
            <text:p>50.91</text:p>
          </table:table-cell>
          <table:table-cell office:value-type="float" office:value="75.45" calcext:value-type="float">
            <text:p>75.45</text:p>
          </table:table-cell>
          <table:table-cell office:value-type="float" office:value="52.73" calcext:value-type="float">
            <text:p>52.73</text:p>
          </table:table-cell>
          <table:table-cell office:value-type="float" office:value="98.18" calcext:value-type="float">
            <text:p>98.18</text:p>
          </table:table-cell>
          <table:table-cell office:value-type="float" office:value="97.14" calcext:value-type="float">
            <text:p>97.14</text:p>
          </table:table-cell>
          <table:table-cell office:value-type="float" office:value="67.52" calcext:value-type="float">
            <text:p>67.52</text:p>
          </table:table-cell>
          <table:table-cell office:value-type="float" office:value="68.19" calcext:value-type="float">
            <text:p>68.19</text:p>
          </table:table-cell>
          <table:table-cell office:value-type="float" office:value="42.09" calcext:value-type="float">
            <text:p>42.09</text:p>
          </table:table-cell>
          <table:table-cell office:value-type="float" office:value="235800" calcext:value-type="float">
            <text:p>23580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" calcext:value-type="float">
            <text:p>0.00061983471074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0329650855440215" calcext:value-type="float">
            <text:p>0.00032965085544</text:p>
          </table:table-cell>
          <table:table-cell office:value-type="float" office:value="0.00129877931564783" calcext:value-type="float">
            <text:p>0.001298779315648</text:p>
          </table:table-cell>
          <table:table-cell table:style-name="ce6" office:value-type="float" office:value="0.0000270416441319633" calcext:value-type="float">
            <text:p>2.70E-05</text:p>
          </table:table-cell>
          <table:table-cell office:value-type="float" office:value="686" calcext:value-type="float">
            <text:p>686</text:p>
          </table:table-cell>
          <table:table-cell office:value-type="float" office:value="396.423" calcext:value-type="float">
            <text:p>396.423</text:p>
          </table:table-cell>
          <table:table-cell office:value-type="string" calcext:value-type="string">
            <text:p>("90579fdb70f0a69cb88cb8df1299475c733813898c997dd1def71a432ea70ceb", "15b5e3ca2812129be0aa43d03e3a1953bb545ce959cad0d60c26ac7ed979e748", "fbcb2a792bb2a1401c889bdc76d4d76364831a237cc1eca9c64352681c4962de", "905180229d6d751415b03eed0036097a57a3f758df0b54463ba54b71a19e8d9d", "e0b80626bcb8dfc271ca3db142b183e9a0fda45e2a97b67bb4d0b2dc747580e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8.18" calcext:value-type="float">
            <text:p>1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23" calcext:value-type="float">
            <text:p>23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6.593" calcext:value-type="float">
            <text:p>6.593</text:p>
          </table:table-cell>
          <table:table-cell office:value-type="string" calcext:value-type="string">
            <text:p>338d1455abe23eba0f7f86eb814fdbb079378f53854c60e2b784f10f55bf7e3e</text:p>
          </table:table-cell>
          <table:table-cell office:value-type="float" office:value="18.18" calcext:value-type="float">
            <text:p>18.18</text:p>
          </table:table-cell>
          <table:table-cell table:style-name="ce4"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19" calcext:value-type="float">
            <text:p>19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6.065" calcext:value-type="float">
            <text:p>6.065</text:p>
          </table:table-cell>
          <table:table-cell office:value-type="string" calcext:value-type="string">
            <text:p>a800373134efdb9ab2ecdfa1dd51f969099f511cea37f48fc729bd63821c7071</text:p>
          </table:table-cell>
          <table:table-cell office:value-type="float" office:value="34.55" calcext:value-type="float">
            <text:p>34.55</text:p>
          </table:table-cell>
          <table:table-cell office:value-type="float" office:value="67.27" calcext:value-type="float">
            <text:p>6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68.73" calcext:value-type="float">
            <text:p>68.73</text:p>
          </table:table-cell>
          <table:table-cell table:number-columns-repeated="2" office:value-type="float" office:value="66.06" calcext:value-type="float">
            <text:p>66.06</text:p>
          </table:table-cell>
          <table:table-cell office:value-type="float" office:value="0" calcext:value-type="float">
            <text:p>0</text:p>
          </table:table-cell>
          <table:table-cell office:value-type="float" office:value="130640" calcext:value-type="float">
            <text:p>13064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" calcext:value-type="float">
            <text:p>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8099173553719" calcext:value-type="float">
            <text:p>0.000809917355372</text:p>
          </table:table-cell>
          <table:table-cell table:number-columns-repeated="2" office:value-type="float" office:value="0.000183654729109274" calcext:value-type="float">
            <text:p>0.000183654729109</text:p>
          </table:table-cell>
          <table:table-cell office:value-type="float" office:value="0" calcext:value-type="float">
            <text:p>0</text:p>
          </table:table-cell>
          <table:table-cell office:value-type="float" office:value="652.8" calcext:value-type="float">
            <text:p>65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c1c5ca8a3775ba40b325e85ba437cd0a29a93f4a23c49a3a45e528b0d0d1a7d", "ea33349418aaf90bb2ffe58208052407268d710d65bc47529621cd8da37fe4bd", "d2ced75f13d6be88d4be89589dd219393347165258261bf5605888827d285cb6", "5264cfc7efb76207cda3639daf359021febd968da7dc47ef49670bc6a40f8a38", "83e563396eba8aa72902814b38fc1c86fd6337c9d8ba02097d7c4b4097fc513d")</text:p>
          </table:table-cell>
          <table:table-cell office:value-type="float" office:value="34.55" calcext:value-type="float">
            <text:p>34.55</text:p>
          </table:table-cell>
          <table:table-cell office:value-type="float" office:value="67.27" calcext:value-type="float">
            <text:p>6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68.73" calcext:value-type="float">
            <text:p>68.73</text:p>
          </table:table-cell>
          <table:table-cell table:number-columns-repeated="2" office:value-type="float" office:value="66.06" calcext:value-type="float">
            <text:p>66.06</text:p>
          </table:table-cell>
          <table:table-cell office:value-type="float" office:value="49.3" calcext:value-type="float">
            <text:p>49.3</text:p>
          </table:table-cell>
          <table:table-cell office:value-type="float" office:value="259440" calcext:value-type="float">
            <text:p>25944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413223140495867" calcext:value-type="float">
            <text:p>0.000413223140496</text:p>
          </table:table-cell>
          <table:table-cell office:value-type="float" office:value="0" calcext:value-type="float">
            <text:p>0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08099173553719" calcext:value-type="float">
            <text:p>0.000809917355372</text:p>
          </table:table-cell>
          <table:table-cell table:number-columns-repeated="2" office:value-type="float" office:value="0.000183654729109274" calcext:value-type="float">
            <text:p>0.000183654729109</text:p>
          </table:table-cell>
          <table:table-cell office:value-type="float" office:value="0.000175770686857762" calcext:value-type="float">
            <text:p>0.000175770686858</text:p>
          </table:table-cell>
          <table:table-cell office:value-type="float" office:value="1256.8" calcext:value-type="float">
            <text:p>1256.8</text:p>
          </table:table-cell>
          <table:table-cell office:value-type="float" office:value="492.885" calcext:value-type="float">
            <text:p>492.885</text:p>
          </table:table-cell>
          <table:table-cell office:value-type="string" calcext:value-type="string">
            <text:p>("089b3e58d462efe4af474a96c4d342c97775fd418062c8adbb9f275ea1393f27", "5590a47da92fcb51996fa9738500c3cbf63d825c554777a6cd3d74947a5c9dcc", "ac00808514a0f803f739325c8e4511abb973d8757cb7fcc2e913814535abbc05", "d9e836fcfa0d0595b03662521aaf27c2c1310e1c296eb3be9885df7a3c840368", "93015b50d0fa5d7cd28680bd5e16e5de9b77911f73cffe2ce605b393a7dade5c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5" calcext:value-type="float">
            <text:p>15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17.997" calcext:value-type="float">
            <text:p>17.997</text:p>
          </table:table-cell>
          <table:table-cell office:value-type="string" calcext:value-type="string">
            <text:p>c04e217a2554eda9e76127a7e169371820978944b88049c47f8716f0c001c597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793181818181818" calcext:value-type="float">
            <text:p>0.793181818181818</text:p>
          </table:table-cell>
          <table:table-cell office:value-type="float" office:value="14.006" calcext:value-type="float">
            <text:p>14.006</text:p>
          </table:table-cell>
          <table:table-cell office:value-type="string" calcext:value-type="string">
            <text:p>241f50c07bf7c37ef3f8dd6f7012d3dcafe2d3e68cf19050d882770565bf02f3</text:p>
          </table:table-cell>
          <table:table-cell office:value-type="float" office:value="49.09" calcext:value-type="float">
            <text:p>4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75.64" calcext:value-type="float">
            <text:p>75.64</text:p>
          </table:table-cell>
          <table:table-cell office:value-type="float" office:value="73.64" calcext:value-type="float">
            <text:p>73.64</text:p>
          </table:table-cell>
          <table:table-cell office:value-type="float" office:value="74.11" calcext:value-type="float">
            <text:p>74.11</text:p>
          </table:table-cell>
          <table:table-cell office:value-type="float" office:value="0" calcext:value-type="float">
            <text:p>0</text:p>
          </table:table-cell>
          <table:table-cell office:value-type="float" office:value="142880" calcext:value-type="float">
            <text:p>142880</text:p>
          </table:table-cell>
          <table:table-cell office:value-type="float" office:value="0.0024793388429752" calcext:value-type="float">
            <text:p>0.002479338842975</text:p>
          </table:table-cell>
          <table:table-cell office:value-type="float" office:value="0.000619834710743801" calcext:value-type="float">
            <text:p>0.000619834710744</text:p>
          </table:table-cell>
          <table:table-cell office:value-type="float" office:value="0" calcext:value-type="float">
            <text:p>0</text:p>
          </table:table-cell>
          <table:table-cell office:value-type="float" office:value="0.00247933884297521" calcext:value-type="float">
            <text:p>0.002479338842975</text:p>
          </table:table-cell>
          <table:table-cell office:value-type="float" office:value="0.00158677685950413" calcext:value-type="float">
            <text:p>0.001586776859504</text:p>
          </table:table-cell>
          <table:table-cell office:value-type="float" office:value="0.00015495867768595" calcext:value-type="float">
            <text:p>0.000154958677686</text:p>
          </table:table-cell>
          <table:table-cell office:value-type="float" office:value="0.000359813346826332" calcext:value-type="float">
            <text:p>0.000359813346826</text:p>
          </table:table-cell>
          <table:table-cell office:value-type="float" office:value="0" calcext:value-type="float">
            <text:p>0</text:p>
          </table:table-cell>
          <table:table-cell office:value-type="float" office:value="1025.2" calcext:value-type="float">
            <text:p>102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f801f9dfc14fb89ad4cec27a58e637981e0033cb25c9e5da18d50c0a1be14e9", "705b3189d70ef73f15a7a4bab09624da8ccfecdb75176730e95a0d1c842a3485", "cbed04fea161a296f6545ebb36549edac58ff534d247e39d96d7344397616768", "31f7306afb786bc3f89add9184febba064564a23a3c508aadd26b58f2c0e5b5f", "05d3a081ebf45115bb7e8f573efe9e57767075797fc75950fc1ca2ec192804aa")</text:p>
          </table:table-cell>
          <table:table-cell office:value-type="float" office:value="47.27" calcext:value-type="float">
            <text:p>47.27</text:p>
          </table:table-cell>
          <table:table-cell office:value-type="float" office:value="73.64" calcext:value-type="float">
            <text:p>7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74.42" calcext:value-type="float">
            <text:p>74.42</text:p>
          </table:table-cell>
          <table:table-cell office:value-type="float" office:value="73.09" calcext:value-type="float">
            <text:p>73.09</text:p>
          </table:table-cell>
          <table:table-cell office:value-type="float" office:value="73.48" calcext:value-type="float">
            <text:p>73.48</text:p>
          </table:table-cell>
          <table:table-cell office:value-type="float" office:value="58.37" calcext:value-type="float">
            <text:p>58.37</text:p>
          </table:table-cell>
          <table:table-cell office:value-type="float" office:value="284800" calcext:value-type="float">
            <text:p>28480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144628099173554" calcext:value-type="float">
            <text:p>0.001446280991736</text:p>
          </table:table-cell>
          <table:table-cell office:value-type="float" office:value="0" calcext:value-type="float">
            <text:p>0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320293847566575" calcext:value-type="float">
            <text:p>0.003202938475666</text:p>
          </table:table-cell>
          <table:table-cell office:value-type="float" office:value="0.000427685950413224" calcext:value-type="float">
            <text:p>0.000427685950413</text:p>
          </table:table-cell>
          <table:table-cell office:value-type="float" office:value="0.000778802045588189" calcext:value-type="float">
            <text:p>0.000778802045588</text:p>
          </table:table-cell>
          <table:table-cell office:value-type="float" office:value="0.000432666306111411" calcext:value-type="float">
            <text:p>0.000432666306111</text:p>
          </table:table-cell>
          <table:table-cell office:value-type="float" office:value="3564" calcext:value-type="float">
            <text:p>3564</text:p>
          </table:table-cell>
          <table:table-cell office:value-type="float" office:value="517.647" calcext:value-type="float">
            <text:p>517.647</text:p>
          </table:table-cell>
          <table:table-cell office:value-type="string" calcext:value-type="string">
            <text:p>("cd82adfa66389330aff9aa338f14bb1380e30c10e8c1ed6bf85ad34bfdc5261c", "621d59695bcb85c3e056825b650af9a5bdb922cab37ffee2b3ff42c9acb7683d", "348e4c14208455db2b93a373e798549c8ba028163e4f23e1f0a973a31d72dd51", "4e25cc58bcd588d3f27b6452a8e243d421856b1c32499f22ded66c80412c90e3", "c3fe90465a6e21d5fb51199f923ae04ec6991f4ede6ec6e70ed90864134230f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2.193" calcext:value-type="float">
            <text:p>12.193</text:p>
          </table:table-cell>
          <table:table-cell office:value-type="string" calcext:value-type="string">
            <text:p>8d58ef0ee9e5f2bba1c425b11806a21367ab138966bec56140543e62a9ee5c18</text:p>
          </table:table-cell>
          <table:table-cell office:value-type="float" office:value="45.45" calcext:value-type="float">
            <text:p>45.45</text:p>
          </table:table-cell>
          <table:table-cell table:style-name="ce4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1.383" calcext:value-type="float">
            <text:p>11.383</text:p>
          </table:table-cell>
          <table:table-cell office:value-type="string" calcext:value-type="string">
            <text:p>8d58ef0ee9e5f2bba1c425b11806a21367ab138966bec56140543e62a9ee5c18</text:p>
          </table:table-cell>
          <table:table-cell office:value-type="float" office:value="69.09" calcext:value-type="float">
            <text:p>69.09</text:p>
          </table:table-cell>
          <table:table-cell office:value-type="float" office:value="84.55" calcext:value-type="float">
            <text:p>84.55</text:p>
          </table:table-cell>
          <table:table-cell office:value-type="float" office:value="80" calcext:value-type="float">
            <text:p>80</text:p>
          </table:table-cell>
          <table:table-cell office:value-type="float" office:value="89.09" calcext:value-type="float">
            <text:p>89.09</text:p>
          </table:table-cell>
          <table:table-cell office:value-type="float" office:value="88.51" calcext:value-type="float">
            <text:p>88.51</text:p>
          </table:table-cell>
          <table:table-cell office:value-type="float" office:value="81.7" calcext:value-type="float">
            <text:p>81.7</text:p>
          </table:table-cell>
          <table:table-cell office:value-type="float" office:value="83.87" calcext:value-type="float">
            <text:p>83.87</text:p>
          </table:table-cell>
          <table:table-cell office:value-type="float" office:value="0" calcext:value-type="float">
            <text:p>0</text:p>
          </table:table-cell>
          <table:table-cell office:value-type="float" office:value="118440" calcext:value-type="float">
            <text:p>118440</text:p>
          </table:table-cell>
          <table:table-cell office:value-type="float" office:value="0.00661157024793387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165289256198347" calcext:value-type="float">
            <text:p>0.001652892561983</text:p>
          </table:table-cell>
          <table:table-cell office:value-type="float" office:value="0.00578512396694215" calcext:value-type="float">
            <text:p>0.005785123966942</text:p>
          </table:table-cell>
          <table:table-cell office:value-type="float" office:value="0.00559861238649117" calcext:value-type="float">
            <text:p>0.005598612386491</text:p>
          </table:table-cell>
          <table:table-cell office:value-type="float" office:value="0.000850353997207143" calcext:value-type="float">
            <text:p>0.000850353997207</text:p>
          </table:table-cell>
          <table:table-cell office:value-type="float" office:value="0.00160937763535166" calcext:value-type="float">
            <text:p>0.001609377635352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566e4b6d111c04109489cd0e3d14cb8f2c9e98976fc4dbb9c5e8e9973b78144", "788bfa6894967225e6cd0e338a71f176c289f99e399104df7f82cbac6a186ecf", "f6ec4a8359aad34034e7feea56edd6e0b84be9442508489e14ee99022cbe5e38", "522fb0da6761861975746b7698e091338a3fc277216159ef26cc1f9d2a8eb4da", "713b4b1af5c0d1016d937a9cc779bfd625a22c60cbc3008ea98e577e1f3817e2")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8.18" calcext:value-type="float">
            <text:p>78.18</text:p>
          </table:table-cell>
          <table:table-cell office:value-type="float" office:value="85.45" calcext:value-type="float">
            <text:p>85.45</text:p>
          </table:table-cell>
          <table:table-cell office:value-type="float" office:value="85.73" calcext:value-type="float">
            <text:p>85.73</text:p>
          </table:table-cell>
          <table:table-cell office:value-type="float" office:value="80.06" calcext:value-type="float">
            <text:p>80.06</text:p>
          </table:table-cell>
          <table:table-cell office:value-type="float" office:value="81.08" calcext:value-type="float">
            <text:p>81.08</text:p>
          </table:table-cell>
          <table:table-cell office:value-type="float" office:value="42.79" calcext:value-type="float">
            <text:p>42.79</text:p>
          </table:table-cell>
          <table:table-cell office:value-type="float" office:value="234920" calcext:value-type="float">
            <text:p>234920</text:p>
          </table:table-cell>
          <table:table-cell office:value-type="float" office:value="0.00413223140495868" calcext:value-type="float">
            <text:p>0.004132231404959</text:p>
          </table:table-cell>
          <table:table-cell office:value-type="float" office:value="0.00103305785123967" calcext:value-type="float">
            <text:p>0.00103305785124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107438016528926" calcext:value-type="float">
            <text:p>0.010743801652893</text:p>
          </table:table-cell>
          <table:table-cell office:value-type="float" office:value="0.0091900826446281" calcext:value-type="float">
            <text:p>0.009190082644628</text:p>
          </table:table-cell>
          <table:table-cell office:value-type="float" office:value="0.00155371900826447" calcext:value-type="float">
            <text:p>0.001553719008264</text:p>
          </table:table-cell>
          <table:table-cell office:value-type="float" office:value="0.00103546434940309" calcext:value-type="float">
            <text:p>0.001035464349403</text:p>
          </table:table-cell>
          <table:table-cell table:style-name="ce6" office:value-type="float" office:value="0.0000946457544618716" calcext:value-type="float">
            <text:p>9.46E-05</text:p>
          </table:table-cell>
          <table:table-cell office:value-type="float" office:value="1867.2" calcext:value-type="float">
            <text:p>1867.2</text:p>
          </table:table-cell>
          <table:table-cell office:value-type="float" office:value="438.947" calcext:value-type="float">
            <text:p>438.947</text:p>
          </table:table-cell>
          <table:table-cell office:value-type="string" calcext:value-type="string">
            <text:p>("5798e17745f07cfe7e3453fe81e6fad9c3cb0092547239035735d22c118e7792", "249bdfc1042d12f0a4bfc21082a6d703950a0a40c64cb45a1320f72cbe81b5d1", "0cd86dca6ddebdce34e6e0c2efa1b1711f9b2858ec482ea3387fcb92f3f472a8", "c75a4535271202db6ba32cdf7b4d9d0f9ed526fc62803795c7088091c06d9472", "cebcf6cae77befe41863e88f23e9e5335ff73ca3c8411356c4fb2c25ce6404b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8.18" calcext:value-type="float">
            <text:p>1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27.27" calcext:value-type="float">
            <text:p>2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090562edf5d46e1f5d576fb11b0947d7098c428864badd9f6cce4a6743d14565</text:p>
          </table:table-cell>
          <table:table-cell office:value-type="float" office:value="18.18" calcext:value-type="float">
            <text:p>18.18</text:p>
          </table:table-cell>
          <table:table-cell table:style-name="ce4" office:value-type="float" office:value="59.09" calcext:value-type="float">
            <text:p>59.09</text:p>
          </table:table-cell>
          <table:table-cell office:value-type="float" office:value="27.27" calcext:value-type="float">
            <text:p>2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5.514" calcext:value-type="float">
            <text:p>5.514</text:p>
          </table:table-cell>
          <table:table-cell office:value-type="string" calcext:value-type="string">
            <text:p>090562edf5d46e1f5d576fb11b0947d7098c428864badd9f6cce4a6743d14565</text:p>
          </table:table-cell>
          <table:table-cell office:value-type="float" office:value="41.82" calcext:value-type="float">
            <text:p>41.82</text:p>
          </table:table-cell>
          <table:table-cell office:value-type="float" office:value="70.91" calcext:value-type="float">
            <text:p>70.91</text:p>
          </table:table-cell>
          <table:table-cell office:value-type="float" office:value="45.45" calcext:value-type="float">
            <text:p>45.45</text:p>
          </table:table-cell>
          <table:table-cell office:value-type="float" office:value="96.36" calcext:value-type="float">
            <text:p>96.36</text:p>
          </table:table-cell>
          <table:table-cell office:value-type="float" office:value="94.29" calcext:value-type="float">
            <text:p>94.29</text:p>
          </table:table-cell>
          <table:table-cell office:value-type="float" office:value="63.76" calcext:value-type="float">
            <text:p>63.76</text:p>
          </table:table-cell>
          <table:table-cell office:value-type="float" office:value="61.11" calcext:value-type="float">
            <text:p>61.11</text:p>
          </table:table-cell>
          <table:table-cell office:value-type="float" office:value="0" calcext:value-type="float">
            <text:p>0</text:p>
          </table:table-cell>
          <table:table-cell office:value-type="float" office:value="120800" calcext:value-type="float">
            <text:p>12080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661157024793388" calcext:value-type="float">
            <text:p>0.006611570247934</text:p>
          </table:table-cell>
          <table:table-cell office:value-type="float" office:value="0.0163265306122449" calcext:value-type="float">
            <text:p>0.016326530612245</text:p>
          </table:table-cell>
          <table:table-cell office:value-type="float" office:value="0.000442906574394465" calcext:value-type="float">
            <text:p>0.000442906574394</text:p>
          </table:table-cell>
          <table:table-cell office:value-type="float" office:value="0.000964506172839505" calcext:value-type="float">
            <text:p>0.00096450617284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9a8b60f5cb3f6c5fc79ae0120c61e226320225c4b8f2e7b270e06ea9cc55696", "97fc09897d26b0ec31aff477404520f27431f3b2c92e189d87161c0bb488aede", "c05926bd773b2d8ae2022c5eeb8a219ad9d27b3000479badaea17977b73a820e", "3672aaab82a0ef09894dbf5eedc1bb8f8e3684b2ff77cfb435f63b21e6988a29", "c97e92571bc73982c1edd14c671d2914b591190f9819b0003ed830c928936bae")</text:p>
          </table:table-cell>
          <table:table-cell office:value-type="float" office:value="41.82" calcext:value-type="float">
            <text:p>41.82</text:p>
          </table:table-cell>
          <table:table-cell office:value-type="float" office:value="70.91" calcext:value-type="float">
            <text:p>70.91</text:p>
          </table:table-cell>
          <table:table-cell office:value-type="float" office:value="45.45" calcext:value-type="float">
            <text:p>45.45</text:p>
          </table:table-cell>
          <table:table-cell office:value-type="float" office:value="96.36" calcext:value-type="float">
            <text:p>96.36</text:p>
          </table:table-cell>
          <table:table-cell office:value-type="float" office:value="94.29" calcext:value-type="float">
            <text:p>94.29</text:p>
          </table:table-cell>
          <table:table-cell office:value-type="float" office:value="63.76" calcext:value-type="float">
            <text:p>63.76</text:p>
          </table:table-cell>
          <table:table-cell office:value-type="float" office:value="61.11" calcext:value-type="float">
            <text:p>61.11</text:p>
          </table:table-cell>
          <table:table-cell office:value-type="float" office:value="43.72" calcext:value-type="float">
            <text:p>43.72</text:p>
          </table:table-cell>
          <table:table-cell office:value-type="float" office:value="241400" calcext:value-type="float">
            <text:p>241400</text:p>
          </table:table-cell>
          <table:table-cell office:value-type="float" office:value="0.00661157024793389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table:style-name="ce6" office:value-type="float" office:value="3.85185988877447E-033" calcext:value-type="float">
            <text:p>3.85E-33</text:p>
          </table:table-cell>
          <table:table-cell office:value-type="float" office:value="0.00661157024793388" calcext:value-type="float">
            <text:p>0.006611570247934</text:p>
          </table:table-cell>
          <table:table-cell office:value-type="float" office:value="0.0163265306122449" calcext:value-type="float">
            <text:p>0.016326530612245</text:p>
          </table:table-cell>
          <table:table-cell office:value-type="float" office:value="0.000442906574394465" calcext:value-type="float">
            <text:p>0.000442906574394</text:p>
          </table:table-cell>
          <table:table-cell office:value-type="float" office:value="0.000964506172839505" calcext:value-type="float">
            <text:p>0.00096450617284</text:p>
          </table:table-cell>
          <table:table-cell office:value-type="float" office:value="0.000446187128177395" calcext:value-type="float">
            <text:p>0.000446187128177</text:p>
          </table:table-cell>
          <table:table-cell office:value-type="float" office:value="1006" calcext:value-type="float">
            <text:p>1006</text:p>
          </table:table-cell>
          <table:table-cell office:value-type="float" office:value="486.197" calcext:value-type="float">
            <text:p>486.197</text:p>
          </table:table-cell>
          <table:table-cell office:value-type="string" calcext:value-type="string">
            <text:p>("2b4c845e70d5df8a2a5c6e3ea990a0433836b74442eb4294c3dd3709fbfe44e3", "b5717a6569691e1cab41aa4ec0d8726f74a8388cedd0f91cc294467ee4a61924", "5159e17b27b37db9ec0a7a1214da84f4b0ce699dff67b455fa9d6c2d16c5bf5a", "fd38818ae3c23292f205eafbd175f1bef91bd01f01a5a9a4555cce1f09dc58ec", "c73921b87f4d15f950b23070d70dc22aa2f27d8bc2f0fe14bab0f67b1ce3354e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7" calcext:value-type="float">
            <text:p>17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6.665" calcext:value-type="float">
            <text:p>6.665</text:p>
          </table:table-cell>
          <table:table-cell office:value-type="string" calcext:value-type="string">
            <text:p>37efe543ba90650e9423d2d7b8fe8db2b0062651b32b95145c5e273bcc99d363</text:p>
          </table:table-cell>
          <table:table-cell office:value-type="float" office:value="90.91" calcext:value-type="float">
            <text:p>90.91</text:p>
          </table:table-cell>
          <table:table-cell table:style-name="ce4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7" calcext:value-type="float">
            <text:p>17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6.231" calcext:value-type="float">
            <text:p>6.231</text:p>
          </table:table-cell>
          <table:table-cell office:value-type="string" calcext:value-type="string">
            <text:p>37efe543ba90650e9423d2d7b8fe8db2b0062651b32b95145c5e273bcc99d363</text:p>
          </table:table-cell>
          <table:table-cell office:value-type="float" office:value="67.27" calcext:value-type="float">
            <text:p>6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85.45" calcext:value-type="float">
            <text:p>85.45</text:p>
          </table:table-cell>
          <table:table-cell office:value-type="float" office:value="82.38" calcext:value-type="float">
            <text:p>82.38</text:p>
          </table:table-cell>
          <table:table-cell office:value-type="float" office:value="83.45" calcext:value-type="float">
            <text:p>83.45</text:p>
          </table:table-cell>
          <table:table-cell office:value-type="float" office:value="0" calcext:value-type="float">
            <text:p>0</text:p>
          </table:table-cell>
          <table:table-cell office:value-type="float" office:value="124680" calcext:value-type="float">
            <text:p>124680</text:p>
          </table:table-cell>
          <table:table-cell office:value-type="float" office:value="0.00661157024793387" calcext:value-type="float">
            <text:p>0.006611570247934</text:p>
          </table:table-cell>
          <table:table-cell office:value-type="float" office:value="0.00165289256198347" calcext:value-type="float">
            <text:p>0.001652892561983</text:p>
          </table:table-cell>
          <table:table-cell table:style-name="ce6" office:value-type="float" office:value="1.54074395550979E-032" calcext:value-type="float">
            <text:p>1.54E-32</text:p>
          </table:table-cell>
          <table:table-cell table:number-columns-repeated="2" office:value-type="float" office:value="0.00661157024793388" calcext:value-type="float">
            <text:p>0.006611570247934</text:p>
          </table:table-cell>
          <table:table-cell office:value-type="float" office:value="0.000156486869773582" calcext:value-type="float">
            <text:p>0.000156486869774</text:p>
          </table:table-cell>
          <table:table-cell office:value-type="float" office:value="0.00133884297520661" calcext:value-type="float">
            <text:p>0.001338842975207</text:p>
          </table:table-cell>
          <table:table-cell office:value-type="float" office:value="0" calcext:value-type="float">
            <text:p>0</text:p>
          </table:table-cell>
          <table:table-cell office:value-type="float" office:value="237.2" calcext:value-type="float">
            <text:p>2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b3b29d53e922d31404ab8afe60749e1c75f335458517a19355a8c6760a9becc", "b0d0320535f07398d4d9dd11b8dfd3ed1825666c10f5e792e5f02707e0545c25", "bf4f4293b50d45319a8320e0be80ecc7d2ab460d13705b46840732c0c4220d33", "5288dba5c0ad2449597b0a3afecdb115a8541c1f7dbdc6c1af9e17e5887c8e87", "10fef7227287d8abb25b0509844a68851aa128f0a3c5f92d7bd2a0cc142b5281")</text:p>
          </table:table-cell>
          <table:table-cell office:value-type="float" office:value="63.64" calcext:value-type="float">
            <text:p>63.64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46.74" calcext:value-type="float">
            <text:p>46.74</text:p>
          </table:table-cell>
          <table:table-cell office:value-type="float" office:value="250560" calcext:value-type="float">
            <text:p>25056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6" office:value-type="float" office:value="1.54074395550979E-032" calcext:value-type="float">
            <text:p>1.54E-32</text:p>
          </table:table-cell>
          <table:table-cell office:value-type="float" office:value="0.000500270416441319" calcext:value-type="float">
            <text:p>0.000500270416441</text:p>
          </table:table-cell>
          <table:table-cell office:value-type="float" office:value="330.8" calcext:value-type="float">
            <text:p>330.8</text:p>
          </table:table-cell>
          <table:table-cell office:value-type="float" office:value="446.813" calcext:value-type="float">
            <text:p>446.813</text:p>
          </table:table-cell>
          <table:table-cell office:value-type="string" calcext:value-type="string">
            <text:p>("16f3465d23676d08400e643aded041b4c0f79aac6b633dfb59cd3b8bc9b0991a", "92773ed29b0f3d2da32e7678b9c3c89d3ba9693ebdfdfa2a924466e36d168b84", "19168a01e2dfda39051c6a3bb9c274403f9514d40336d82e1887aa521ce528cc", "3f862a692324a33c2485790d761f5bb58d852e5bca53ab54b4382bcf6115a700", "1010ef0952cccaf27a4e6c133ce39fcc7535488a2b314bf8818668d2f9040afc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2.482" calcext:value-type="float">
            <text:p>2.482</text:p>
          </table:table-cell>
          <table:table-cell office:value-type="string" calcext:value-type="string">
            <text:p>1aa7b2fd5105ba291d096b1b059e0472cea398fccab0d3d19bfb2b94a97293ad</text:p>
          </table:table-cell>
          <table:table-cell office:value-type="float" office:value="66.67" calcext:value-type="float">
            <text:p>66.67</text:p>
          </table:table-cell>
          <table:table-cell table:style-name="ce4" office:value-type="float" office:value="83.33" calcext:value-type="float">
            <text:p>83.33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65" calcext:value-type="float">
            <text:p>0.065</text:p>
          </table:table-cell>
          <table:table-cell table:style-name="ce5" office:value-type="string" calcext:value-type="string">
            <text:p>da8abc8bc9b68c42077a82016c38ab0a7549a8a3c0c269e01e458b5cb42d1766</text:p>
          </table:table-cell>
          <table:table-cell office:value-type="float" office:value="53.33" calcext:value-type="float">
            <text:p>5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73.33" calcext:value-type="float">
            <text:p>73.33</text:p>
          </table:table-cell>
          <table:table-cell office:value-type="float" office:value="75.24" calcext:value-type="float">
            <text:p>75.24</text:p>
          </table:table-cell>
          <table:table-cell office:value-type="float" office:value="78.67" calcext:value-type="float">
            <text:p>78.67</text:p>
          </table:table-cell>
          <table:table-cell office:value-type="float" office:value="77.44" calcext:value-type="float">
            <text:p>77.44</text:p>
          </table:table-cell>
          <table:table-cell office:value-type="float" office:value="0" calcext:value-type="float">
            <text:p>0</text:p>
          </table:table-cell>
          <table:table-cell office:value-type="float" office:value="51720" calcext:value-type="float">
            <text:p>51720</text:p>
          </table:table-cell>
          <table:table-cell office:value-type="float" office:value="0.0194444444444445" calcext:value-type="float">
            <text:p>0.019444444444445</text:p>
          </table:table-cell>
          <table:table-cell office:value-type="float" office:value="0.00486111111111112" calcext:value-type="float">
            <text:p>0.004861111111111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58390022675737" calcext:value-type="float">
            <text:p>0.005839002267574</text:p>
          </table:table-cell>
          <table:table-cell office:value-type="float" office:value="0.00477777777777778" calcext:value-type="float">
            <text:p>0.004777777777778</text:p>
          </table:table-cell>
          <table:table-cell office:value-type="float" office:value="0.00465154503616042" calcext:value-type="float">
            <text:p>0.00465154503616</text:p>
          </table:table-cell>
          <table:table-cell office:value-type="float" office:value="0" calcext:value-type="float">
            <text:p>0</text:p>
          </table:table-cell>
          <table:table-cell office:value-type="float" office:value="229.2" calcext:value-type="float">
            <text:p>22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626dfbe36e6de03a8411b7dd93bb081282172f3fd9f3b569fe0a02b9897d784", "805620e5fda101fc0ff8ba531d9469c4440093235106e9e088c797f86d37fce3", "ee804bf268110299724e980c3a533fa862e5d507791ad9e884416dde072e4482", "b5428245074a3938030f643f2999538672286bf20b4fe91ef3eb33735dd227e9", "539ae23e9dfa43046e1200f87704074499ab8462514d3e05306dd23eac43e0db")</text:p>
          </table:table-cell>
          <table:table-cell office:value-type="float" office:value="43.33" calcext:value-type="float">
            <text:p>4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71.24" calcext:value-type="float">
            <text:p>71.24</text:p>
          </table:table-cell>
          <table:table-cell office:value-type="float" office:value="72.95" calcext:value-type="float">
            <text:p>72.95</text:p>
          </table:table-cell>
          <table:table-cell office:value-type="float" office:value="71.98" calcext:value-type="float">
            <text:p>71.98</text:p>
          </table:table-cell>
          <table:table-cell office:value-type="float" office:value="33.59" calcext:value-type="float">
            <text:p>33.59</text:p>
          </table:table-cell>
          <table:table-cell office:value-type="float" office:value="102640" calcext:value-type="float">
            <text:p>10264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296598639455783" calcext:value-type="float">
            <text:p>0.002965986394558</text:p>
          </table:table-cell>
          <table:table-cell office:value-type="float" office:value="0.00451700680272109" calcext:value-type="float">
            <text:p>0.004517006802721</text:p>
          </table:table-cell>
          <table:table-cell office:value-type="float" office:value="0.00264723621366978" calcext:value-type="float">
            <text:p>0.00264723621367</text:p>
          </table:table-cell>
          <table:table-cell office:value-type="float" office:value="0.000834155161078238" calcext:value-type="float">
            <text:p>0.000834155161078</text:p>
          </table:table-cell>
          <table:table-cell office:value-type="float" office:value="590.8" calcext:value-type="float">
            <text:p>590.8</text:p>
          </table:table-cell>
          <table:table-cell office:value-type="float" office:value="88.935" calcext:value-type="float">
            <text:p>88.935</text:p>
          </table:table-cell>
          <table:table-cell office:value-type="string" calcext:value-type="string">
            <text:p>("a942bc2287d97d44a1574e2c43d3bc777ba57cace54cfce892c8bb2effb2544c", "47d83fe092553a0bb9446f2f0873c7472cc7812e9d7fd5a903a58d99c04ebaa0", "f95203ccc5618e261752edcaa0213e386e1f8a0af724e4dd6fca50052845ac1f", "c52381f8eac039b49bc1bc59d9679c819e1df6e5a75ecf7801c028eb1276ee75", "322c7cec72b4a8b4e07001cc2716a28f5e69eaf546e58f7f484454f9e9942913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33.33" calcext:value-type="float">
            <text:p>3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4.44" calcext:value-type="float">
            <text:p>44.44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7f8a9e71484e9a09acf03d8295c95f913904dbf84f8ead6aa9f9a48473bf45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.67" calcext:value-type="float">
            <text:p>16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674f82f061a82258037e1305156b18fd8362e9ece8adc09163eb962cfbdfe627</text:p>
          </table:table-cell>
          <table:table-cell office:value-type="float" office:value="53.33" calcext:value-type="float">
            <text:p>5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56.67" calcext:value-type="float">
            <text:p>56.67</text:p>
          </table:table-cell>
          <table:table-cell office:value-type="float" office:value="96.67" calcext:value-type="float">
            <text:p>96.67</text:p>
          </table:table-cell>
          <table:table-cell office:value-type="float" office:value="96" calcext:value-type="float">
            <text:p>96</text:p>
          </table:table-cell>
          <table:table-cell office:value-type="float" office:value="69.29" calcext:value-type="float">
            <text:p>69.29</text:p>
          </table:table-cell>
          <table:table-cell office:value-type="float" office:value="70.55" calcext:value-type="float">
            <text:p>70.55</text:p>
          </table:table-cell>
          <table:table-cell office:value-type="float" office:value="0" calcext:value-type="float">
            <text:p>0</text:p>
          </table:table-cell>
          <table:table-cell office:value-type="float" office:value="48360" calcext:value-type="float">
            <text:p>4836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44557823129252" calcext:value-type="float">
            <text:p>0.001445578231293</text:p>
          </table:table-cell>
          <table:table-cell office:value-type="float" office:value="0.00348209366391185" calcext:value-type="float">
            <text:p>0.003482093663912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00c172e39a7c71fd7f7c03dcf32b6831cee025e5e1440dd605f7d28712aaccc", "4a4bb45c4bd07de8be9fa6dcca452d2cd1d9c9432ab0ccc52ffecc7a8e4bf025", "969f7dd4a7eddc1c50898b7729da1e43920225d168955acc86ac4dcfac219b4c", "747833bf1649324397678805ac80f843242163765d9807a6e7e2be5c74a288b5", "455024d1502e08b333852cbd7bc80a81c27b7d553e3b2fc16b898f6ae563cb55")</text:p>
          </table:table-cell>
          <table:table-cell office:value-type="float" office:value="53.33" calcext:value-type="float">
            <text:p>5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56.67" calcext:value-type="float">
            <text:p>56.67</text:p>
          </table:table-cell>
          <table:table-cell office:value-type="float" office:value="96.67" calcext:value-type="float">
            <text:p>96.67</text:p>
          </table:table-cell>
          <table:table-cell office:value-type="float" office:value="96" calcext:value-type="float">
            <text:p>96</text:p>
          </table:table-cell>
          <table:table-cell office:value-type="float" office:value="69.29" calcext:value-type="float">
            <text:p>69.29</text:p>
          </table:table-cell>
          <table:table-cell office:value-type="float" office:value="70.55" calcext:value-type="float">
            <text:p>70.55</text:p>
          </table:table-cell>
          <table:table-cell office:value-type="float" office:value="27.69" calcext:value-type="float">
            <text:p>27.69</text:p>
          </table:table-cell>
          <table:table-cell office:value-type="float" office:value="95320" calcext:value-type="float">
            <text:p>9532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44557823129252" calcext:value-type="float">
            <text:p>0.001445578231293</text:p>
          </table:table-cell>
          <table:table-cell office:value-type="float" office:value="0.00348209366391185" calcext:value-type="float">
            <text:p>0.003482093663912</text:p>
          </table:table-cell>
          <table:table-cell office:value-type="float" office:value="0.00140532544378698" calcext:value-type="float">
            <text:p>0.001405325443787</text:p>
          </table:table-cell>
          <table:table-cell office:value-type="float" office:value="109.2" calcext:value-type="float">
            <text:p>109.2</text:p>
          </table:table-cell>
          <table:table-cell office:value-type="float" office:value="101.403" calcext:value-type="float">
            <text:p>101.403</text:p>
          </table:table-cell>
          <table:table-cell office:value-type="string" calcext:value-type="string">
            <text:p>("463b4f263701e5f0c4c912f2d39bd65f64de9645bba04c951a794182499958d5", "3e21d7c66b3c5af8e2ad8303074dd093a1d903b552cdb31c402ec76f56f16971", "a0d42c2f013d5c494fefb4af7839878ee86cf3106434b0f8544a2f9b87606f91", "18f3a315d702d2331db1b74916f3e9500c0225f1d32cff7a5fa894877ff874f4", "9bffa576e552286e9f8cb93ad50da17103a717f55a6845d61d6af7fa92c1bd1e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3.33" calcext:value-type="float">
            <text:p>33.33</text:p>
          </table:table-cell>
          <table:table-cell table:number-columns-repeated="6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1.092" calcext:value-type="float">
            <text:p>1.092</text:p>
          </table:table-cell>
          <table:table-cell office:value-type="string" calcext:value-type="string">
            <text:p>c086f60a90e336b461d78b40cf085db38b18e7d887bd966f2783849b7efb8cc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68452380952381" calcext:value-type="float">
            <text:p>0.66845238095238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d4c26bdfafe8f1a8c17021e3673e8960fc7e12788e52df8ae413cc1dacb1d778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" calcext:value-type="float">
            <text:p>0</text:p>
          </table:table-cell>
          <table:table-cell office:value-type="float" office:value="193.2" calcext:value-type="float">
            <text:p>19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36ce9d04a5ca34e44448dcdcf72fd575d60dc1e698fb277acda0c57d8f6d171", "19b2ef8e9544129428e085952b621f4dad62ef33556c49ef655bdd51e8c7d8f0", "16689d2c7b8eb9a889c123241d891a8199a4deb4ff6188eec49ff29e3ed100cf", "e45972f629bb4889c7b70787ff37168e38572291acfdc6fca946efb8f5082947", "f9f258273b2da765e694d50fb3d3d76481d4f9fd95ae06b463bb72f80aada3e2")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41.92" calcext:value-type="float">
            <text:p>41.92</text:p>
          </table:table-cell>
          <table:table-cell office:value-type="float" office:value="108040" calcext:value-type="float">
            <text:p>10804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155325443786982" calcext:value-type="float">
            <text:p>0.00155325443787</text:p>
          </table:table-cell>
          <table:table-cell office:value-type="float" office:value="48.8" calcext:value-type="float">
            <text:p>48.8</text:p>
          </table:table-cell>
          <table:table-cell office:value-type="float" office:value="91.807" calcext:value-type="float">
            <text:p>91.807</text:p>
          </table:table-cell>
          <table:table-cell office:value-type="string" calcext:value-type="string">
            <text:p>("bc2602fb8ae1c9d6158b8fc73d971d49f0b6b97c64cdc2ab3264548ab9337277", "7ec350b0d2b2cc678472267d066a65f4381850e4cd94b438bc14d0ed3d1b489a", "adace2f547acc017d2d190d33a3775883e06acedd81020e6752fb3702d324d14", "49ba3f20940afaa2eef920890bed1223825ffe98b940a3ed934a096a80fbe9e4", "50c114df123d09e1ef237ce30fa62ddcea8e6ca9d17dfee24d3be4c4fb9b32a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b1403b7d0d3377e074d62efd9970a9789b6690618171de96c58097a26071945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50f01470e6c100db9168259ce9e1c0df2b4fad0c0cdc8e089e2f76b55e95d408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3.33" calcext:value-type="float">
            <text:p>63.33</text:p>
          </table:table-cell>
          <table:table-cell office:value-type="float" office:value="53.33" calcext:value-type="float">
            <text:p>53.33</text:p>
          </table:table-cell>
          <table:table-cell office:value-type="float" office:value="57.71" calcext:value-type="float">
            <text:p>57.71</text:p>
          </table:table-cell>
          <table:table-cell office:value-type="float" office:value="59.43" calcext:value-type="float">
            <text:p>59.43</text:p>
          </table:table-cell>
          <table:table-cell office:value-type="float" office:value="60.14" calcext:value-type="float">
            <text:p>60.14</text:p>
          </table:table-cell>
          <table:table-cell office:value-type="float" office:value="0" calcext:value-type="float">
            <text:p>0</text:p>
          </table:table-cell>
          <table:table-cell office:value-type="float" office:value="46600" calcext:value-type="float">
            <text:p>46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55555555555555" calcext:value-type="float">
            <text:p>0.005555555555556</text:p>
          </table:table-cell>
          <table:table-cell table:number-columns-repeated="2" office:value-type="float" office:value="0.000163265306122449" calcext:value-type="float">
            <text:p>0.000163265306122</text:p>
          </table:table-cell>
          <table:table-cell office:value-type="float" office:value="0.000978042936084896" calcext:value-type="float">
            <text:p>0.00097804293608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155ac075ab78755c3abe31bd1ded4a6b4ece087a2aa3bf449cafc5546233ce0", "a2ca336bdc388513aa05279471d144548238ce553255beebb8ff646440beb310", "24913c27286cd5e0747f60e5aadf4d2cd0c9a3aba6250903724eed961d6bbd7a", "5510eeb74176003d52efcbb9d9afc8d57d3430aa3a939660de89399891253766", "31e6204eef0ade6c6852821a56cfb3cba3ccea2f1f0445700b6d5a4b99e32080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6.67" calcext:value-type="float">
            <text:p>56.67</text:p>
          </table:table-cell>
          <table:table-cell office:value-type="float" office:value="53.33" calcext:value-type="float">
            <text:p>53.33</text:p>
          </table:table-cell>
          <table:table-cell office:value-type="float" office:value="54.86" calcext:value-type="float">
            <text:p>54.86</text:p>
          </table:table-cell>
          <table:table-cell office:value-type="float" office:value="55.43" calcext:value-type="float">
            <text:p>55.43</text:p>
          </table:table-cell>
          <table:table-cell office:value-type="float" office:value="55.52" calcext:value-type="float">
            <text:p>55.52</text:p>
          </table:table-cell>
          <table:table-cell office:value-type="float" office:value="22.69" calcext:value-type="float">
            <text:p>22.69</text:p>
          </table:table-cell>
          <table:table-cell office:value-type="float" office:value="93080" calcext:value-type="float">
            <text:p>9308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210204081632653" calcext:value-type="float">
            <text:p>0.002102040816327</text:p>
          </table:table-cell>
          <table:table-cell office:value-type="float" office:value="0.00259183673469388" calcext:value-type="float">
            <text:p>0.002591836734694</text:p>
          </table:table-cell>
          <table:table-cell office:value-type="float" office:value="0.00335835493178151" calcext:value-type="float">
            <text:p>0.003358354931782</text:p>
          </table:table-cell>
          <table:table-cell office:value-type="float" office:value="0.00192307692307692" calcext:value-type="float">
            <text:p>0.001923076923077</text:p>
          </table:table-cell>
          <table:table-cell office:value-type="float" office:value="381.2" calcext:value-type="float">
            <text:p>381.2</text:p>
          </table:table-cell>
          <table:table-cell office:value-type="float" office:value="60.768" calcext:value-type="float">
            <text:p>60.768</text:p>
          </table:table-cell>
          <table:table-cell office:value-type="string" calcext:value-type="string">
            <text:p>("9502e5498b5d2ba54e797d55c000aa2d835c7070d0336764a654482d2b3abd68", "99d323813dfb5a6fb491c97abafdc3f6e4e21f2b0d3c9b55d484d2ffa7c7a1ac", "9c75b81e7effc4fc533b3cf1d880095d8871c87638f716ddeefbd0338278cc21", "614e4051f067aec5101a521c8888e1390ada133b4c3d2a1f4e2d9d91e15178d1", "9b160a9cbbf576f2180cce960e709e642bb4e0b5b272397da1d405bbded4c21f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1ce0ed00cdbd18cccd5d2308d3ddd0e618a5fe22ee082b9455d397e1b36315ff</text:p>
          </table:table-cell>
          <table:table-cell office:value-type="float" office:value="-16.67" calcext:value-type="float">
            <text:p>-16.67</text:p>
          </table:table-cell>
          <table:table-cell office:value-type="float" office:value="41.67" calcext:value-type="float">
            <text:p>41.67</text:p>
          </table:table-cell>
          <table:table-cell office:value-type="float" office:value="33.33" calcext:value-type="float">
            <text:p>33.3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2.86" calcext:value-type="float">
            <text:p>42.86</text:p>
          </table:table-cell>
          <table:table-cell office:value-type="float" office:value="36.36" calcext:value-type="float">
            <text:p>36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deeea43f54557537f88108044a8a3a0242fa74cc96d3a5f958dfc8a33d9330f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96" calcext:value-type="float">
            <text:p>96</text:p>
          </table:table-cell>
          <table:table-cell office:value-type="float" office:value="79.05" calcext:value-type="float">
            <text:p>79.05</text:p>
          </table:table-cell>
          <table:table-cell office:value-type="float" office:value="82.42" calcext:value-type="float">
            <text:p>82.42</text:p>
          </table:table-cell>
          <table:table-cell office:value-type="float" office:value="0" calcext:value-type="float">
            <text:p>0</text:p>
          </table:table-cell>
          <table:table-cell office:value-type="float" office:value="50360" calcext:value-type="float">
            <text:p>50360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61678004535147" calcext:value-type="float">
            <text:p>0.008616780045351</text:p>
          </table:table-cell>
          <table:table-cell office:value-type="float" office:value="0.0139577594123049" calcext:value-type="float">
            <text:p>0.013957759412305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f2500e2873b5212c525799cfe74b2a89f15127e7e63f3b401519d8b1f9a31fc", "d3e0867f2c12c9397f1067021f50d59cd9a1ff866600d2d8d283a68822c9a16c", "bb9aa2de3a4cbea3fa9b4aea54ebbd0474176a061796e19c81458f031e2a398c", "8115d778a17040088b4820df8cee493ad82a2699aeaf2ecbfba5b477ae7db21c", "303c0a7d36439805fee45a63a94ebb856176f8ce98c4b7e6e6266cdef38bf46b")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32.69" calcext:value-type="float">
            <text:p>32.69</text:p>
          </table:table-cell>
          <table:table-cell office:value-type="float" office:value="99960" calcext:value-type="float">
            <text:p>9996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.54074395550979E-032" calcext:value-type="float">
            <text:p>1.54E-32</text:p>
          </table:table-cell>
          <table:table-cell office:value-type="float" office:value="0.00351331360946745" calcext:value-type="float">
            <text:p>0.003513313609467</text:p>
          </table:table-cell>
          <table:table-cell office:value-type="float" office:value="204.8" calcext:value-type="float">
            <text:p>204.8</text:p>
          </table:table-cell>
          <table:table-cell office:value-type="float" office:value="95.984" calcext:value-type="float">
            <text:p>95.984</text:p>
          </table:table-cell>
          <table:table-cell office:value-type="string" calcext:value-type="string">
            <text:p>("cb161c5f613e74386c78dadc59d5cfe84f7be294f3855746909ef05a36f8f965", "354d45ca39eb307ba79631ad4b089b660cec5bf33e38725e033ba9987bbbbb9e", "6f98e5bc5d3f3913fb86788389c9f54b4065b7dfc6d2bc7492b230db87e0e8a5", "85d9314a63aec44d80fc127dffda0ad1f0b2101e6ae21aaa9f8a76eeef47b6c2", "a5c67c92033c52e1da275f1355cb71b1f2c0c871127f5db0b4298bb9285669cb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33.33" calcext:value-type="float">
            <text:p>-3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16.67" calcext:value-type="float">
            <text:p>16.6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722e9ff2c21697039039e764f54fad74e3cf2f196b25cb3d6a76349b2333768</text:p>
          </table:table-cell>
          <table:table-cell office:value-type="float" office:value="-33.33" calcext:value-type="float">
            <text:p>-3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16.67" calcext:value-type="float">
            <text:p>16.6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63333333333333" calcext:value-type="float">
            <text:p>0.563333333333333</text:p>
          </table:table-cell>
          <table:table-cell office:value-type="float" office:value="0.535833333333333" calcext:value-type="float">
            <text:p>0.535833333333333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6c099611c24215da2d4f85ef16ddba4d3dbcce651bc5ce305e3950a9e950105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4.29" calcext:value-type="float">
            <text:p>54.29</text:p>
          </table:table-cell>
          <table:table-cell office:value-type="float" office:value="56" calcext:value-type="float">
            <text:p>56</text:p>
          </table:table-cell>
          <table:table-cell office:value-type="float" office:value="56.92" calcext:value-type="float">
            <text:p>56.92</text:p>
          </table:table-cell>
          <table:table-cell office:value-type="float" office:value="0" calcext:value-type="float">
            <text:p>0</text:p>
          </table:table-cell>
          <table:table-cell office:value-type="float" office:value="45520" calcext:value-type="float">
            <text:p>4552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99408284023669" calcext:value-type="float">
            <text:p>0.003994082840237</text:p>
          </table:table-cell>
          <table:table-cell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ba722a25adf880f5cac6f6eaa0e38249e96d17bad5c1b99f74367ca1ef91f2c", "cfe226b38908e3291b6c267c6992e280c004b753b862d8726de153b1ba5d22bc", "21b320e405f68373e317cb8cf8dfc22e569afb0a150f12b5078a6684678034c2", "67c3671e30b9da3247cd51666ea70cf49caedf1364597c36d33eead6091f11b3", "b4f0583373eb1ba399bc089a14b740865e33140e526ec81ab5aa0f4f2e3e9138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4.29" calcext:value-type="float">
            <text:p>54.29</text:p>
          </table:table-cell>
          <table:table-cell office:value-type="float" office:value="56" calcext:value-type="float">
            <text:p>56</text:p>
          </table:table-cell>
          <table:table-cell office:value-type="float" office:value="56.92" calcext:value-type="float">
            <text:p>56.92</text:p>
          </table:table-cell>
          <table:table-cell office:value-type="float" office:value="22.31" calcext:value-type="float">
            <text:p>22.31</text:p>
          </table:table-cell>
          <table:table-cell office:value-type="float" office:value="91400" calcext:value-type="float">
            <text:p>91400</text:p>
          </table:table-cell>
          <table:table-cell office:value-type="float" office:value="0.00833333333333334" calcext:value-type="float">
            <text:p>0.008333333333333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99408284023669" calcext:value-type="float">
            <text:p>0.003994082840237</text:p>
          </table:table-cell>
          <table:table-cell office:value-type="float" office:value="0.00103550295857988" calcext:value-type="float">
            <text:p>0.00103550295858</text:p>
          </table:table-cell>
          <table:table-cell office:value-type="float" office:value="86" calcext:value-type="float">
            <text:p>86</text:p>
          </table:table-cell>
          <table:table-cell office:value-type="float" office:value="51.005" calcext:value-type="float">
            <text:p>51.005</text:p>
          </table:table-cell>
          <table:table-cell office:value-type="string" calcext:value-type="string">
            <text:p>("34a3f9195c99b32da4800f76217c4b1632b9fc24a41e93c16fc2867f60936bae", "6836a3be70cdbec225a250df6d348332703fd2c307e962f6c3fcaf35a58acd76", "e8f9baf4a1a74e81c5b8b86aa94fdfafa540166742b4aecbbeb32e9959a4300c", "c68e7009cda5359a20da579d75f888ba9dfc53ebf1440e0c1f8e5203e3b650f1", "020e1a5b9daec4e8f64a9e3dc64c71ad886c1fa96d35e29f1cf39159e74223b7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bbeeb0ca8f0c892504f7ea91f9cc0b97215dc1d0ea8a45aa600d4aad119b8555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e155be5e8e6fad438286e5ba050b585b45316a9c9cd4779e7d35d1ad8c569d00</text:p>
          </table:table-cell>
          <table:table-cell office:value-type="float" office:value="26.67" calcext:value-type="float">
            <text:p>2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40" calcext:value-type="float">
            <text:p>40</text:p>
          </table:table-cell>
          <table:table-cell office:value-type="float" office:value="86.67" calcext:value-type="float">
            <text:p>86.67</text:p>
          </table:table-cell>
          <table:table-cell office:value-type="float" office:value="73.33" calcext:value-type="float">
            <text:p>73.33</text:p>
          </table:table-cell>
          <table:table-cell office:value-type="float" office:value="59.44" calcext:value-type="float">
            <text:p>59.44</text:p>
          </table:table-cell>
          <table:table-cell office:value-type="float" office:value="51.22" calcext:value-type="float">
            <text:p>51.22</text:p>
          </table:table-cell>
          <table:table-cell office:value-type="float" office:value="0" calcext:value-type="float">
            <text:p>0</text:p>
          </table:table-cell>
          <table:table-cell office:value-type="float" office:value="48440" calcext:value-type="float">
            <text:p>48440</text:p>
          </table:table-cell>
          <table:table-cell office:value-type="float" office:value="0.0361111111111111" calcext:value-type="float">
            <text:p>0.036111111111111</text:p>
          </table:table-cell>
          <table:table-cell office:value-type="float" office:value="0.00902777777777778" calcext:value-type="float">
            <text:p>0.009027777777778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326388888888889" calcext:value-type="float">
            <text:p>0.032638888888889</text:p>
          </table:table-cell>
          <table:table-cell office:value-type="float" office:value="0.00437885802469136" calcext:value-type="float">
            <text:p>0.004378858024691</text:p>
          </table:table-cell>
          <table:table-cell office:value-type="float" office:value="0.0281543209876543" calcext:value-type="float">
            <text:p>0.028154320987654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f7946a9d48b9547343e5731948048e8f365e86847364a58b7a72d1df8164df9", "348f6c9004dcaaa06d61ba0a72054d34945ef471a9241489e8a4e56362d9d342", "5818ae840d58cf0336739affed3e15fa72ff8effbd4d07c566bc80bde1063165", "9853ad6755258398726748d59ae643b76acfc495b279bc0b50f05f1c024b2a0a", "c9ddca8114e3e7b0da6a4ec2f51ae0d38108a83d8dccb83e95e5046fdf7f95f7")</text:p>
          </table:table-cell>
          <table:table-cell office:value-type="float" office:value="23.33" calcext:value-type="float">
            <text:p>23.33</text:p>
          </table:table-cell>
          <table:table-cell office:value-type="float" office:value="61.67" calcext:value-type="float">
            <text:p>61.67</text:p>
          </table:table-cell>
          <table:table-cell office:value-type="float" office:value="40" calcext:value-type="float">
            <text:p>40</text:p>
          </table:table-cell>
          <table:table-cell office:value-type="float" office:value="83.33" calcext:value-type="float">
            <text:p>83.33</text:p>
          </table:table-cell>
          <table:table-cell office:value-type="float" office:value="70" calcext:value-type="float">
            <text:p>70</text:p>
          </table:table-cell>
          <table:table-cell office:value-type="float" office:value="58.33" calcext:value-type="float">
            <text:p>58.33</text:p>
          </table:table-cell>
          <table:table-cell office:value-type="float" office:value="50.67" calcext:value-type="float">
            <text:p>50.67</text:p>
          </table:table-cell>
          <table:table-cell office:value-type="float" office:value="32.47" calcext:value-type="float">
            <text:p>32.47</text:p>
          </table:table-cell>
          <table:table-cell office:value-type="float" office:value="96240" calcext:value-type="float">
            <text:p>96240</text:p>
          </table:table-cell>
          <table:table-cell office:value-type="float" office:value="0.00833333333333332" calcext:value-type="float">
            <text:p>0.008333333333333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208333333333333" calcext:value-type="float">
            <text:p>0.002083333333333</text:p>
          </table:table-cell>
          <table:table-cell office:value-type="float" office:value="0.00144675925925926" calcext:value-type="float">
            <text:p>0.001446759259259</text:p>
          </table:table-cell>
          <table:table-cell office:value-type="float" office:value="0.00725925925925926" calcext:value-type="float">
            <text:p>0.007259259259259</text:p>
          </table:table-cell>
          <table:table-cell office:value-type="float" office:value="0.00447434020597449" calcext:value-type="float">
            <text:p>0.004474340205974</text:p>
          </table:table-cell>
          <table:table-cell office:value-type="float" office:value="146.8" calcext:value-type="float">
            <text:p>146.8</text:p>
          </table:table-cell>
          <table:table-cell office:value-type="float" office:value="86.721" calcext:value-type="float">
            <text:p>86.721</text:p>
          </table:table-cell>
          <table:table-cell office:value-type="string" calcext:value-type="string">
            <text:p>("568700d02994d2eeb5a148b5874933f4002e22a59f7aeb67a56079469560d425", "b88a15fb1ae6a84b40c70b6b83c6b31516db0b7c9df5bf212706b84105d9d9cc", "89bd7e6caffa73ebdaf0651b2a05222f32081d6d231d863197af8fc92438a19c", "389f227e9742124b231397343cbfbd8707d4cc3c5a94061301241ef9858d206f", "3f92b15b244c50fe6e034c6be8c1d2a91ecb56184ff86f7e3e49a1b02e1c8ff2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53ae9d60fb15642e3c72c27b324485c6d13c427489b8e735e93039179dbdfe9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N</text:p>
          </table:table-cell>
          <table:table-cell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95ad6c80477441f545a890e8a65199f064b76b46ddcf41fbc357406fe027888</text:p>
          </table:table-cell>
          <table:table-cell office:value-type="float" office:value="46.67" calcext:value-type="float">
            <text:p>46.67</text:p>
          </table:table-cell>
          <table:table-cell office:value-type="float" office:value="73.33" calcext:value-type="float">
            <text:p>73.33</text:p>
          </table:table-cell>
          <table:table-cell office:value-type="float" office:value="90" calcext:value-type="float">
            <text:p>90</text:p>
          </table:table-cell>
          <table:table-cell office:value-type="float" office:value="56.67" calcext:value-type="float">
            <text:p>56.67</text:p>
          </table:table-cell>
          <table:table-cell office:value-type="float" office:value="67.62" calcext:value-type="float">
            <text:p>67.62</text:p>
          </table:table-cell>
          <table:table-cell office:value-type="float" office:value="86" calcext:value-type="float">
            <text:p>86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42400" calcext:value-type="float">
            <text:p>42400</text:p>
          </table:table-cell>
          <table:table-cell office:value-type="float" office:value="0.0194444444444445" calcext:value-type="float">
            <text:p>0.019444444444445</text:p>
          </table:table-cell>
          <table:table-cell office:value-type="float" office:value="0.00486111111111112" calcext:value-type="float">
            <text:p>0.004861111111111</text:p>
          </table:table-cell>
          <table:table-cell table:number-columns-repeated="2" office:value-type="float" office:value="0.00833333333333333" calcext:value-type="float">
            <text:p>0.008333333333333</text:p>
          </table:table-cell>
          <table:table-cell office:value-type="float" office:value="0.00305768140589569" calcext:value-type="float">
            <text:p>0.003057681405896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367443545465523" calcext:value-type="float">
            <text:p>0.00367443545465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1b848e576bdee28039eb77b5dd0c2d151957c3adea7aa75f776d3eb494d74cc", "98a642d72b4b1156096780b3f71c3c5fdce6621fc98666aa7c6e448908081976", "995e234c864791a3eef39d07d8cfd817505820d0925d6883aced38cab0a87a5c", "4fc77be6fa02b529f40e1cf383d7ed1c48dd7f8d46087708fc01bc4b62cbbd46", "5c8557ce969e6176868cb4fb32d29555ac149cbcf7c2a8a279f9bb89db0ec7cb")</text:p>
          </table:table-cell>
          <table:table-cell office:value-type="float" office:value="53.33" calcext:value-type="float">
            <text:p>5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0" calcext:value-type="float">
            <text:p>60</text:p>
          </table:table-cell>
          <table:table-cell office:value-type="float" office:value="70.12" calcext:value-type="float">
            <text:p>70.12</text:p>
          </table:table-cell>
          <table:table-cell office:value-type="float" office:value="91" calcext:value-type="float">
            <text:p>91</text:p>
          </table:table-cell>
          <table:table-cell office:value-type="float" office:value="79.96" calcext:value-type="float">
            <text:p>79.96</text:p>
          </table:table-cell>
          <table:table-cell office:value-type="float" office:value="21.54" calcext:value-type="float">
            <text:p>21.54</text:p>
          </table:table-cell>
          <table:table-cell office:value-type="float" office:value="84720" calcext:value-type="float">
            <text:p>84720</text:p>
          </table:table-cell>
          <table:table-cell office:value-type="float" office:value="0.0194444444444445" calcext:value-type="float">
            <text:p>0.019444444444445</text:p>
          </table:table-cell>
          <table:table-cell office:value-type="float" office:value="0.00486111111111112" calcext:value-type="float">
            <text:p>0.004861111111111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298327664399093" calcext:value-type="float">
            <text:p>0.00298327664399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370583262890955" calcext:value-type="float">
            <text:p>0.00370583262891</text:p>
          </table:table-cell>
          <table:table-cell office:value-type="float" office:value="0.00081360946745562" calcext:value-type="float">
            <text:p>0.000813609467456</text:p>
          </table:table-cell>
          <table:table-cell office:value-type="float" office:value="165.2" calcext:value-type="float">
            <text:p>165.2</text:p>
          </table:table-cell>
          <table:table-cell office:value-type="float" office:value="92.325" calcext:value-type="float">
            <text:p>92.325</text:p>
          </table:table-cell>
          <table:table-cell office:value-type="string" calcext:value-type="string">
            <text:p>("4627814a64005da5712d139d4c4141c4f5898c281db680d6c524b512f2d7b95b", "295bb69a6c99aed010133dbfef710a84c7a29ca991301d164a4860fca2a76d30", "2bea4908e43e4ba0afb142499b43449513bfd92782b46a5bdca347b2eb49d801", "804c1b0f44bbaadb553e7e8162fe1b50e94610769b10f00be4b81edbee9f1f25", "dc77c9ac0cd7db233a826f459d8a5695c0a7a7d396c9e3cd97aaa96a73499312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e6633be791b5c31cad3991bd17561fc8eec03593d2c86b81ee64b42294bd976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55c293a6eeb9d10565cf9063f0499788d65cf029e8921f42e5d771a1db87f59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80" calcext:value-type="float">
            <text:p>80</text:p>
          </table:table-cell>
          <table:table-cell office:value-type="float" office:value="76.92" calcext:value-type="float">
            <text:p>76.92</text:p>
          </table:table-cell>
          <table:table-cell office:value-type="float" office:value="0" calcext:value-type="float">
            <text:p>0</text:p>
          </table:table-cell>
          <table:table-cell office:value-type="float" office:value="47800" calcext:value-type="float">
            <text:p>47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7ce537e1bc97c51eb8b9c2f37b69a2ff6894475dd904566af9a0bc738b9fd3f", "950ca3bf7768dc723c325628790b502638142c8d0ba1b25ab1c34a9e811e8144", "deba54bf4e2510ba70bec6447395e4296145ffbf830d2aadc49f2aba40098733", "84b67844d2131121fff736b043b01725ff04c4da8ac0cef3c5ab25cbf23837d6", "5d029de353b4439fec79ca6c7c18ea0a9c0426969722ad396c62710b8f949fb2"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80" calcext:value-type="float">
            <text:p>80</text:p>
          </table:table-cell>
          <table:table-cell office:value-type="float" office:value="76.92" calcext:value-type="float">
            <text:p>76.92</text:p>
          </table:table-cell>
          <table:table-cell office:value-type="float" office:value="21.92" calcext:value-type="float">
            <text:p>21.92</text:p>
          </table:table-cell>
          <table:table-cell office:value-type="float" office:value="94760" calcext:value-type="float">
            <text:p>947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110946745562129" calcext:value-type="float">
            <text:p>0.000110946745562</text:p>
          </table:table-cell>
          <table:table-cell office:value-type="float" office:value="66.8" calcext:value-type="float">
            <text:p>66.8</text:p>
          </table:table-cell>
          <table:table-cell office:value-type="float" office:value="82.418" calcext:value-type="float">
            <text:p>82.418</text:p>
          </table:table-cell>
          <table:table-cell office:value-type="string" calcext:value-type="string">
            <text:p>("cbb052697bc5d1c392ff7a758ef9781da9a976e3cff3bdb49a54c38fc0ae8def", "27f8bec56c3fe40a9ad961efb0a2e242e3d10f3d5796545cb03292b5dc1d4e0e", "12042711e0de5755e0022787ec24e911c0b329e3ef550bbf581a9e4a46493846", "31139964dd08f4ea03b3bb91d05c3f4d08b1acc43f38db65fb701a0895ae8dc3", "6364225f5b6e0c88d67ef26ea43eaf71879086f3a83a9828a0e2afe3a9744ac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33.33" calcext:value-type="float">
            <text:p>3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4.44" calcext:value-type="float">
            <text:p>44.44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3731556ac67deacd08b7d7c2c7e33c93a63aa9dc52d91c03fb41e41accede61f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33.33" calcext:value-type="float">
            <text:p>3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4.44" calcext:value-type="float">
            <text:p>44.44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1.161" calcext:value-type="float">
            <text:p>1.161</text:p>
          </table:table-cell>
          <table:table-cell office:value-type="string" calcext:value-type="string">
            <text:p>3731556ac67deacd08b7d7c2c7e33c93a63aa9dc52d91c03fb41e41accede61f</text:p>
          </table:table-cell>
          <table:table-cell office:value-type="float" office:value="-3.33" calcext:value-type="float">
            <text:p>-3.33</text:p>
          </table:table-cell>
          <table:table-cell office:value-type="float" office:value="48.33" calcext:value-type="float">
            <text:p>48.33</text:p>
          </table:table-cell>
          <table:table-cell office:value-type="float" office:value="16.67" calcext:value-type="float">
            <text:p>16.67</text:p>
          </table:table-cell>
          <table:table-cell office:value-type="float" office:value="80" calcext:value-type="float">
            <text:p>80</text:p>
          </table:table-cell>
          <table:table-cell office:value-type="float" office:value="46.67" calcext:value-type="float">
            <text:p>46.67</text:p>
          </table:table-cell>
          <table:table-cell office:value-type="float" office:value="48.89" calcext:value-type="float">
            <text:p>48.89</text:p>
          </table:table-cell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  <table:table-cell office:value-type="float" office:value="46280" calcext:value-type="float">
            <text:p>46280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138888888888889" calcext:value-type="float">
            <text:p>0.001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0617283950617285" calcext:value-type="float">
            <text:p>0.000617283950617</text:p>
          </table:table-cell>
          <table:table-cell office:value-type="float" office:value="0.000154320987654321" calcext:value-type="float">
            <text:p>0.000154320987654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c1f840d0220266ccfa8e14281d08b476b2883960e6c8ede1734ec931291a448", "c683cd12e451fe523cb820b3a9bd75d93e623c7510273703f73ba4714f5fb235", "ba706834f6d69d5a4478b79eda5b7f0865510aeb895ea2aa97b5788132e9a5c9", "4729e1c0b8b656d33615015828b79475539b20cd6d1c312e8f51fbe8a786d6b2", "d91388e46e0759f41396584d771c534c6d37992ec807057445d300adf1899141"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.67" calcext:value-type="float">
            <text:p>16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9.62" calcext:value-type="float">
            <text:p>19.62</text:p>
          </table:table-cell>
          <table:table-cell office:value-type="float" office:value="91120" calcext:value-type="float">
            <text:p>911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18343195266272" calcext:value-type="float">
            <text:p>0.001183431952663</text:p>
          </table:table-cell>
          <table:table-cell office:value-type="float" office:value="247.2" calcext:value-type="float">
            <text:p>247.2</text:p>
          </table:table-cell>
          <table:table-cell office:value-type="float" office:value="54.761" calcext:value-type="float">
            <text:p>54.761</text:p>
          </table:table-cell>
          <table:table-cell office:value-type="string" calcext:value-type="string">
            <text:p>("2604b907e1ccfdc4c472c10a84d06f7394b54cfb060cf7dd27a8cb3d194babb7", "5c944f53299664c5aded7663320e8619b5a5f4bc168bbb5a35dc07cd1f7af0f7", "ec2cf5f94e38ea077ad05da7e911756eed6761bb816a7381362ca5116be0092b", "91f0a141c9decc1c843089457df55a9b23928a52bf589c9d9e6f9e52e0bed8d6", "7936da40a70044a141b459d4ae35164d1f750ac9823c9359018f830b058589e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1.656" calcext:value-type="float">
            <text:p>1.656</text:p>
          </table:table-cell>
          <table:table-cell office:value-type="string" calcext:value-type="string">
            <text:p>7d45f0e4df60a2c2ecafe266d11e93530461b408b69f47ed06b90241dc73ecf8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7761a6657dfbd5bea7f95622ecfc62c18e22d4d463ad8cc92aa5bfde3d274a2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.33</text:p>
          </table:table-cell>
          <table:table-cell office:value-type="float" office:value="72.48" calcext:value-type="float">
            <text:p>72.48</text:p>
          </table:table-cell>
          <table:table-cell office:value-type="float" office:value="0" calcext:value-type="float">
            <text:p>0</text:p>
          </table:table-cell>
          <table:table-cell office:value-type="float" office:value="39520" calcext:value-type="float">
            <text:p>39520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203125" calcext:value-type="float">
            <text:p>0.0203125</text:p>
          </table:table-cell>
          <table:table-cell office:value-type="float" office:value="0" calcext:value-type="float">
            <text:p>0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139722222222222" calcext:value-type="float">
            <text:p>0.013972222222222</text:p>
          </table:table-cell>
          <table:table-cell office:value-type="float" office:value="0.00943480725623583" calcext:value-type="float">
            <text:p>0.009434807256236</text:p>
          </table:table-cell>
          <table:table-cell office:value-type="float" office:value="0" calcext:value-type="float">
            <text:p>0</text:p>
          </table:table-cell>
          <table:table-cell office:value-type="float" office:value="145.2" calcext:value-type="float">
            <text:p>14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917bfb1737e2193ffce88490050c4c42c3e5117ace22664c86b60251239b857", "0433a2b5400699afc9b0761584962155ae77172bf69ccdda79d8c394db800c16", "4b7da5dd83834d799949807fd5017ac1412a5aa9e53647499beea79e80b626e6", "f5ae44d637fa6e2e348ef661c1e51e837a8c5d202dab6ef457d5f11b88bc2656", "36fd291c01df61b116de34898d4bb8eeba7de4812c80ad09130b085b02172b0a")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.33" calcext:value-type="float">
            <text:p>74.33</text:p>
          </table:table-cell>
          <table:table-cell office:value-type="float" office:value="75.48" calcext:value-type="float">
            <text:p>75.48</text:p>
          </table:table-cell>
          <table:table-cell office:value-type="float" office:value="43.75" calcext:value-type="float">
            <text:p>43.75</text:p>
          </table:table-cell>
          <table:table-cell office:value-type="float" office:value="78680" calcext:value-type="float">
            <text:p>7868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0230555555555556" calcext:value-type="float">
            <text:p>0.002305555555556</text:p>
          </table:table-cell>
          <table:table-cell office:value-type="float" office:value="0.00457766439909297" calcext:value-type="float">
            <text:p>0.004577664399093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285.2" calcext:value-type="float">
            <text:p>285.2</text:p>
          </table:table-cell>
          <table:table-cell office:value-type="float" office:value="49.655" calcext:value-type="float">
            <text:p>49.655</text:p>
          </table:table-cell>
          <table:table-cell office:value-type="string" calcext:value-type="string">
            <text:p>("9417e32a8aafc7a564aab774afcb825a98d28231e0180a3f14e5203dc20da1f1", "02f7b6494412cd3560088c9eb9c5635850e07e3a016380c28c97a6775951764b", "3ea88aed4e6228d3233120f9fc2c1efe7241708c83cd76972a2978845a950881", "c4be9fba9aa5d883032bee2ebbac6161d491a023e6e24e9cab04dd5002a64dd3", "e69590a25ef42f3593c9a921f88a74192c97823cc07d6ee08574d7e6aae87ff1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3" calcext:value-type="float">
            <text:p>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be021c6a297dc2e6471de200a82734db21a92f79210ca8db98874b1cca245de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3" calcext:value-type="float">
            <text:p>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be021c6a297dc2e6471de200a82734db21a92f79210ca8db98874b1cca245def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.76" calcext:value-type="float">
            <text:p>60.76</text:p>
          </table:table-cell>
          <table:table-cell office:value-type="float" office:value="80" calcext:value-type="float">
            <text:p>80</text:p>
          </table:table-cell>
          <table:table-cell office:value-type="float" office:value="70.55" calcext:value-type="float">
            <text:p>70.55</text:p>
          </table:table-cell>
          <table:table-cell office:value-type="float" office:value="0" calcext:value-type="float">
            <text:p>0</text:p>
          </table:table-cell>
          <table:table-cell office:value-type="float" office:value="34320" calcext:value-type="float">
            <text:p>3432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124263038548753" calcext:value-type="float">
            <text:p>0.001242630385488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348209366391185" calcext:value-type="float">
            <text:p>0.003482093663912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1577b5a42a3ad708e9bb90eb314743f702bad0f2099695e0ebe8071b634af29", "961c6f826fade5bcac7044f583ecc4704b7e3c550c9d1c97d94e3edfb2b0bfe1", "746f41b5eefab6ae9ef77ccc7027b37ca0c0f0ca55d3c0ed978689a3074cab43", "acb9f13c2e5e8bb75c0be3db1db80263d64122db57e60e0e3bf67238b10ed836", "73985472cec018da29c1dd1018289fbe7b414d10467896abd85759f34a240fbf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.76" calcext:value-type="float">
            <text:p>60.76</text:p>
          </table:table-cell>
          <table:table-cell office:value-type="float" office:value="80" calcext:value-type="float">
            <text:p>80</text:p>
          </table:table-cell>
          <table:table-cell office:value-type="float" office:value="70.55" calcext:value-type="float">
            <text:p>70.55</text:p>
          </table:table-cell>
          <table:table-cell office:value-type="float" office:value="26.88" calcext:value-type="float">
            <text:p>26.88</text:p>
          </table:table-cell>
          <table:table-cell office:value-type="float" office:value="67960" calcext:value-type="float">
            <text:p>6796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124263038548753" calcext:value-type="float">
            <text:p>0.001242630385488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0.00348209366391185" calcext:value-type="float">
            <text:p>0.003482093663912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186.8" calcext:value-type="float">
            <text:p>186.8</text:p>
          </table:table-cell>
          <table:table-cell office:value-type="float" office:value="38.869" calcext:value-type="float">
            <text:p>38.869</text:p>
          </table:table-cell>
          <table:table-cell office:value-type="string" calcext:value-type="string">
            <text:p>("7ec97b27bb58c2bae9d7a6ca04ef966b0ae07c33b8471eb599bc57043f7fb2a9", "0c2edb0604cb4692f5d7f08c3020f8363a59c96f42438b296747beb6f81e49fd", "e70535dd3ba585583040c81614c7736858244466cf3dadd140981210bee14c76", "2ace0cb17cd86ed4d8d9e3155a00b0df10e358ff9001d5b3e4911eefd5f00c6d", "15ab325a8cce5dedfaee09512f7d51bcdf899bed4255d7d73d67faa77d0746a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-50" calcext:value-type="float">
            <text:p>-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b4be16114e2b8766b71c6ceaa05085469920e24b2e32b0c1eb8d9afa0516923</text:p>
          </table:table-cell>
          <table:table-cell office:value-type="float" office:value="-50" calcext:value-type="float">
            <text:p>-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b4be16114e2b8766b71c6ceaa05085469920e24b2e32b0c1eb8d9afa0516923</text:p>
          </table:table-cell>
          <table:table-cell office:value-type="float" office:value="15" calcext:value-type="float">
            <text:p>15</text:p>
          </table:table-cell>
          <table:table-cell office:value-type="float" office:value="57.5" calcext:value-type="float">
            <text:p>57.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720" calcext:value-type="float">
            <text:p>3772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a81af69e60a253e02ce716175b1a09630c31809aa7122e9011c49ad8b8ce30a", "ed031dd5d9303e8fd80e39ae710e7456cab5786889ea9ae5244c90d669b46a45", "e5e537243c3a0d2c5e2c0cd7ba7c970909586fe05fb4116bfcc2dff3ebc89781", "ba151416f30b07beb6a3802f30eed241b82a9ce28434c3dadefeb50e703f99fb", "94a7836e9c7969b2b6f30cddf2727516fb7637046073867da28dd14c19188336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0" calcext:value-type="float">
            <text:p>40</text:p>
          </table:table-cell>
          <table:table-cell office:value-type="float" office:value="75000" calcext:value-type="float">
            <text:p>75000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109375" calcext:value-type="float">
            <text:p>0.01093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175" calcext:value-type="float">
            <text:p>0.01175</text:p>
          </table:table-cell>
          <table:table-cell table:number-columns-repeated="2" office:value-type="float" office:value="0.0104166666666667" calcext:value-type="float">
            <text:p>0.010416666666667</text:p>
          </table:table-cell>
          <table:table-cell office:value-type="float" office:value="0.0001953125" calcext:value-type="float">
            <text:p>0.0001953125</text:p>
          </table:table-cell>
          <table:table-cell office:value-type="float" office:value="184" calcext:value-type="float">
            <text:p>184</text:p>
          </table:table-cell>
          <table:table-cell office:value-type="float" office:value="44.64" calcext:value-type="float">
            <text:p>44.64</text:p>
          </table:table-cell>
          <table:table-cell office:value-type="string" calcext:value-type="string">
            <text:p>("cfb6659b66c3e86cc4d7433e88734c71232180a64ad914b8f71014e5a6134401", "5ec383f925475b93e5698707cfb0335135d63636f9aa614cc8779b4e1ea2ba1b", "8d1f5a15ee6117909022298cf874dc64622d9d164a1fdcd702ea9a7e43594ce3", "36bc022fefdb39a3d2740ab0e81156cc6762267905c9b382768a074080607323", "61d96bec25555b3750daf2ad4183cf2e73a4ef3623072ae98a879211bbc1c23d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8dfbf2400744375d5db679e39b343b3bc380d9af53d977cf60bd2c1dd5eb6f4c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a8ec32ca23bf80cda7329c6fb266185c085a7882cd4d4b8b86192db21114291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60.67" calcext:value-type="float">
            <text:p>60.67</text:p>
          </table:table-cell>
          <table:table-cell office:value-type="float" office:value="59.52" calcext:value-type="float">
            <text:p>59.52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table:number-columns-repeated="2" office:value-type="float" office:value="0.01875" calcext:value-type="float">
            <text:p>0.01875</text:p>
          </table:table-cell>
          <table:table-cell table:number-columns-repeated="2" office:value-type="float" office:value="0.00466666666666666" calcext:value-type="float">
            <text:p>0.004666666666667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6419fb5ced3d4044e7465592c6bf22985e8df19caf52d3f10e75e005757703f", "97b58ff9fabbb8c2cc2024d0f4428555e37f64f89379e6b903487650a59b0768", "34f6b34b64058c1084724b6ff601769b5ac0e6d2eed1885d9ecbdab8d9a1909b", "4ae7a7561a3475f01eda241d897521d52b114050d323a282542644251764c082", "4e0a8fa31f4a9942732774fe225dfb4fd48e579a7afd53d3e123518b9f5d1bd1")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65.33" calcext:value-type="float">
            <text:p>65.33</text:p>
          </table:table-cell>
          <table:table-cell office:value-type="float" office:value="64.76" calcext:value-type="float">
            <text:p>64.76</text:p>
          </table:table-cell>
          <table:table-cell office:value-type="float" office:value="38.75" calcext:value-type="float">
            <text:p>38.75</text:p>
          </table:table-cell>
          <table:table-cell office:value-type="float" office:value="80240" calcext:value-type="float">
            <text:p>80240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109375" calcext:value-type="float">
            <text:p>0.0109375</text:p>
          </table:table-cell>
          <table:table-cell table:number-columns-repeated="2" office:value-type="float" office:value="0.01875" calcext:value-type="float">
            <text:p>0.01875</text:p>
          </table:table-cell>
          <table:table-cell table:number-columns-repeated="2" office:value-type="float" office:value="0.0113055555555556" calcext:value-type="float">
            <text:p>0.011305555555556</text:p>
          </table:table-cell>
          <table:table-cell office:value-type="float" office:value="0.0122307256235828" calcext:value-type="float">
            <text:p>0.012230725623583</text:p>
          </table:table-cell>
          <table:table-cell office:value-type="float" office:value="0.0037109375" calcext:value-type="float">
            <text:p>0.0037109375</text:p>
          </table:table-cell>
          <table:table-cell office:value-type="float" office:value="62.8" calcext:value-type="float">
            <text:p>62.8</text:p>
          </table:table-cell>
          <table:table-cell office:value-type="float" office:value="73.53" calcext:value-type="float">
            <text:p>73.53</text:p>
          </table:table-cell>
          <table:table-cell office:value-type="string" calcext:value-type="string">
            <text:p>("9d6de26b45b11f0f0a10496da8d38f2392270dd6ea69e7feea233680175c0b82", "a1d29abb6d9f07f0e24c726261174695173be77e942949a4abb64f6b749c0674", "ed00d51b9cdaefee00b84374fc9242893bb05cc7d7cf663376928492e0da961d", "8b6b91e07d0586153acbe2e2216498c2287c77bfb005c9710781fd814218ce95", "83a19ca008ba3b0b0054b4013d2d2451fe7022f0377eafb47e4fbc3b4e16cf6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16c978424a882d7258f3c7e5c58045cbcfffe14a7847433226b1d8752060e8a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995d793f33137f10d130c7ed6a1be6a322f8a85d1c0737f68ac282ff1291f2c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36160" calcext:value-type="float">
            <text:p>361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fed460e6f15c044858137d8f499cea3472f750fdbcc9404c9229a82868ecf88", "cd2024bbb1eeb83fb1f052ef64db31d88d679f834ea51762ddeee1344b5c5b2b", "6b1f1ffca8dca0c45e407de9f4516c00d2a3cbbb04ac004e3240e49dd1003c8d", "423c0f4930e34f2491788e5cc4e59cfeece52d71a067969c3962bc356b15c451", "5a48be36e47519499336774a0dba255b256a8faa8a9cd72581ec9f161da2c28c"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33.75" calcext:value-type="float">
            <text:p>33.75</text:p>
          </table:table-cell>
          <table:table-cell office:value-type="float" office:value="71600" calcext:value-type="float">
            <text:p>71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1484375" calcext:value-type="float">
            <text:p>0.0021484375</text:p>
          </table:table-cell>
          <table:table-cell office:value-type="float" office:value="150" calcext:value-type="float">
            <text:p>150</text:p>
          </table:table-cell>
          <table:table-cell office:value-type="float" office:value="40.686" calcext:value-type="float">
            <text:p>40.686</text:p>
          </table:table-cell>
          <table:table-cell office:value-type="string" calcext:value-type="string">
            <text:p>("982025d2291472215570f95abdadb8c7efe5f0faa3b468ddd543602839e97a24", "484d9b4fc9992d0a3903e3ffb3a2474d6235157421218c132157fb9f536b109d", "430b3ca0f4520ce66fb81c4298b9ebc47ae533ca260cff77fa3af2e8112ad2c0", "dd4325b674710f2d42415c53b14b69e60a014ac925e5dfc3e0bc7a74b95eac9a", "a467e5ee32e61f48a7d63c9e39a505a17b377f84471021305826d36f7b281804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eec24dcb8f57ed36bf44b787fee075d345604c9bd24be878bdf124cfcd217ce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dd5152d7e184d65bc01b9fe15baa8e6b659e265d78b991c7926c51146b1700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3640" calcext:value-type="float">
            <text:p>336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9061f0b1a9a4dd4ca02e4d227323aa74f2971a0d59d56053cf2c2ca36e5bcfc", "e7fbaf741706af2a04691dde282a14dbc7130aacc78a7996a30c904a54a299a0", "bf8ece1645242d73b52eccd2bf818546563e55a5db5993a7021cc65e69c6a2c7", "149be9b54850ffb60125f9e7f9e570940ad69de0ddb104cfbc34b7cb4f237d10", "8c812d9be44f0ff07c943541da1118815b89be2ff73e33b99edb15ff3c70e733")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1.67" calcext:value-type="float">
            <text:p>61.67</text:p>
          </table:table-cell>
          <table:table-cell office:value-type="float" office:value="65.67" calcext:value-type="float">
            <text:p>65.67</text:p>
          </table:table-cell>
          <table:table-cell office:value-type="float" office:value="28.12" calcext:value-type="float">
            <text:p>28.12</text:p>
          </table:table-cell>
          <table:table-cell office:value-type="float" office:value="67360" calcext:value-type="float">
            <text:p>67360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109375" calcext:value-type="float">
            <text:p>0.0109375</text:p>
          </table:table-cell>
          <table:table-cell office:value-type="float" office:value="0" calcext:value-type="float">
            <text:p>0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83333333333333" calcext:value-type="float">
            <text:p>0.00383333333333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142.8" calcext:value-type="float">
            <text:p>142.8</text:p>
          </table:table-cell>
          <table:table-cell office:value-type="float" office:value="43.931" calcext:value-type="float">
            <text:p>43.931</text:p>
          </table:table-cell>
          <table:table-cell office:value-type="string" calcext:value-type="string">
            <text:p>("9f3c35aab8a43332b2569328432791e0a714e471769048f191ca926865e04f44", "fc27fbeae5dec01c560b34451c723a598b5cc81ca6894df4cdf9a7082bfe8a7a", "8484b4d8f1fac73d68e5b7c15e921a9cb9b15070589c1c76a3084c5bc74fc109", "4effc9e7ee4b2680d81edfc82de01f0dd1d10ace64f814394f5f97fe279f2593", "91cf8ab447951bb8f25a3d38ccb0e5a4f15bc6c81c456f9f7072e2d5edf5611f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7" calcext:value-type="float">
            <text:p>7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5957360a843e45ecd8ca99d70c900368149d4869d63bda99b06a333c7af512bc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87b35c759e7502e4357ba1de576bd36474162133416e83ce6522ade06d55de54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2.78" calcext:value-type="float">
            <text:p>72.78</text:p>
          </table:table-cell>
          <table:table-cell office:value-type="float" office:value="0" calcext:value-type="float">
            <text:p>0</text:p>
          </table:table-cell>
          <table:table-cell office:value-type="float" office:value="34800" calcext:value-type="float">
            <text:p>34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950000000000001" calcext:value-type="float">
            <text:p>0.0095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0.00941358024691358" calcext:value-type="float">
            <text:p>0.00941358024691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bc3150cff36addedc8b5e1f04ccd27830de0ee1c3a23baa5df29ed2f91f746f", "af783cb3ac9e3029fad18f84e456c82c0dfbebdb271910615e0323461d28df2b", "6c01170986de685189a798923939e174b022a2961fb543eea204d5415273dc4d", "5cf8d5ff6ffb83e31dc257e08a4bc206bfedc61597d616cf0e20c4c57bba6242", "77f312fcaaf16fa5d38e9050f10640ce04703d2cb0297e1795255784fa3bec02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33.12" calcext:value-type="float">
            <text:p>33.12</text:p>
          </table:table-cell>
          <table:table-cell office:value-type="float" office:value="69400" calcext:value-type="float">
            <text:p>694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675" calcext:value-type="float">
            <text:p>0.00675</text:p>
          </table:table-cell>
          <table:table-cell table:number-columns-repeated="2" office:value-type="float" office:value="0.00208333333333334" calcext:value-type="float">
            <text:p>0.002083333333333</text:p>
          </table:table-cell>
          <table:table-cell office:value-type="float" office:value="0.002734375" calcext:value-type="float">
            <text:p>0.002734375</text:p>
          </table:table-cell>
          <table:table-cell office:value-type="float" office:value="112" calcext:value-type="float">
            <text:p>112</text:p>
          </table:table-cell>
          <table:table-cell office:value-type="float" office:value="27.857" calcext:value-type="float">
            <text:p>27.857</text:p>
          </table:table-cell>
          <table:table-cell office:value-type="string" calcext:value-type="string">
            <text:p>("6f0e9188033f30192e977e5da0b9b500c6155fff98cfd69656a71952b6958f5d", "4a9dc4d1e191171153bcb47efcfc35de1b2d5ab0917969ef16a44848ef02115c", "7ea62dc90de212ca1b40e47a2f458a958771c887064d0a613b13429f2e1a53c7", "b39ca0c0b06b8ed23881a01548e1e6d43db610988aa0d277c48ad302b6fcccd4", "a3f68a27543824bc428646c1746c30fbe5c5a2d4e6a8a1dc0858d8b63c4d52a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6ada70c1f3a9984eb3d49f4a45a05af95335ce96e91bca3511445181569eaad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a9c3658e52dafa8f441ed641547d2f10c8c4e77261f1cae1ecb703f16ae6ea4f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6.33" calcext:value-type="float">
            <text:p>76.33</text:p>
          </table:table-cell>
          <table:table-cell office:value-type="float" office:value="87" calcext:value-type="float">
            <text:p>87</text:p>
          </table:table-cell>
          <table:table-cell office:value-type="float" office:value="79.76" calcext:value-type="float">
            <text:p>79.76</text:p>
          </table:table-cell>
          <table:table-cell office:value-type="float" office:value="0" calcext:value-type="float">
            <text:p>0</text:p>
          </table:table-cell>
          <table:table-cell office:value-type="float" office:value="35880" calcext:value-type="float">
            <text:p>35880</text:p>
          </table:table-cell>
          <table:table-cell office:value-type="float" office:value="0.05" calcext:value-type="float">
            <text:p>0.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338888888888889" calcext:value-type="float">
            <text:p>0.003388888888889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96050642479214" calcext:value-type="float">
            <text:p>0.019605064247921</text:p>
          </table:table-cell>
          <table:table-cell office:value-type="float" office:value="0" calcext:value-type="float">
            <text:p>0</text:p>
          </table:table-cell>
          <table:table-cell office:value-type="float" office:value="137.2" calcext:value-type="float">
            <text:p>1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932f26fc986c18518c0a8aff0fab74342eb8fbd716b8e5154b71d7e9f27b930", "5a68987a38206da77e968a8e988569170fa417ebe8e44feb81d362e5ec6d37c8", "dde58a55be5f71f770dc644bd74deafa06808030861b1ec7719bf3fd7e49ddf1", "e3d6a797e18a7e5003eafeff228834eb927ee231be3ca9aaa6d2104452be0cbb", "d11ab4d099bd6f57fe05364d7158872ad579fcbaa1a3a411620d8f312bd099b8")</text:p>
          </table:table-cell>
          <table:table-cell office:value-type="float" office:value="65" calcext:value-type="float">
            <text:p>65</text:p>
          </table:table-cell>
          <table:table-cell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31.87" calcext:value-type="float">
            <text:p>31.87</text:p>
          </table:table-cell>
          <table:table-cell office:value-type="float" office:value="71760" calcext:value-type="float">
            <text:p>7176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0.000750000000000001" calcext:value-type="float">
            <text:p>0.000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578703703703703" calcext:value-type="float">
            <text:p>0.005787037037037</text:p>
          </table:table-cell>
          <table:table-cell office:value-type="float" office:value="0.0021484375" calcext:value-type="float">
            <text:p>0.0021484375</text:p>
          </table:table-cell>
          <table:table-cell office:value-type="float" office:value="114.8" calcext:value-type="float">
            <text:p>114.8</text:p>
          </table:table-cell>
          <table:table-cell office:value-type="float" office:value="26.11" calcext:value-type="float">
            <text:p>26.11</text:p>
          </table:table-cell>
          <table:table-cell office:value-type="string" calcext:value-type="string">
            <text:p>("1fb03721110f5904b7a56ad0ff70abd740fcc9f36383fd3a85dffa436f7256a3", "89c2c60d9996d1b66e04840060acf5e9a1e7ced55bce2b44380022653af96e77", "8c8529694aa89870df4911e6cbf26fc13966c856987938dfd1f9908b822c7b3d", "da9963c3b0af48ab1ed78221b2f69256a140afc91c6012ddd95628058ff6466f", "330e8d63bad2ba4c03e73361d8a191869d545982b3d973d2d3b4be61a47c53fb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371" calcext:value-type="float">
            <text:p>7.371</text:p>
          </table:table-cell>
          <table:table-cell office:value-type="string" calcext:value-type="string">
            <text:p>6b6b78d64509c56035224372c6f67b657481bc25ac65f222f65d829cb0a26f53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abe75b472f6595eb6bdd08cc0788652dc3d597ce32b2aec9bf5ceaf026c1452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.92" calcext:value-type="float">
            <text:p>84.92</text:p>
          </table:table-cell>
          <table:table-cell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109375" calcext:value-type="float">
            <text:p>0.0109375</text:p>
          </table:table-cell>
          <table:table-cell table:number-columns-repeated="2" office:value-type="float" office:value="0.01875" calcext:value-type="float">
            <text:p>0.01875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110150541698161" calcext:value-type="float">
            <text:p>0.01101505416981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a4f54c612e988c6da77538e5750a35df5c1c848d6bfeb3f4ca6526450791892", "e9b83a86927d96bfe3fed631a1f9ea0cebeb54b9b4260056d8597a9e2c82c3c0", "2115c5b2d8bc45d1687ac7e9086906c043998cc006db5edc3ac164924848f6c1", "8735e9a068cd1c77f5514eb111f78880b5ea0e98a2bb4b0d87a84e12d254e329", "6166b93ffc6686dc45447f9aa360fbaa0390558dc0ae790262733da5b8123494")</text:p>
          </table:table-cell>
          <table:table-cell office:value-type="float" office:value="65" calcext:value-type="float">
            <text:p>65</text:p>
          </table:table-cell>
          <table:table-cell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2.06" calcext:value-type="float">
            <text:p>82.06</text:p>
          </table:table-cell>
          <table:table-cell office:value-type="float" office:value="27.68" calcext:value-type="float">
            <text:p>27.68</text:p>
          </table:table-cell>
          <table:table-cell office:value-type="float" office:value="64000" calcext:value-type="float">
            <text:p>6400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0432571176618795" calcext:value-type="float">
            <text:p>0.004325711766188</text:p>
          </table:table-cell>
          <table:table-cell office:value-type="float" office:value="0.00219325165842872" calcext:value-type="float">
            <text:p>0.002193251658429</text:p>
          </table:table-cell>
          <table:table-cell office:value-type="float" office:value="272" calcext:value-type="float">
            <text:p>272</text:p>
          </table:table-cell>
          <table:table-cell office:value-type="float" office:value="92.537" calcext:value-type="float">
            <text:p>92.537</text:p>
          </table:table-cell>
          <table:table-cell office:value-type="string" calcext:value-type="string">
            <text:p>("74426a4604385a523ac36bdf601451853737b0e84b166ffa248d597e1cb981ac", "6d2ff81ad934a8297feabc6f70dbf8de4ad6da7d519a5bda1654d1acf498975e", "878e2b3315add6187cdaf0bcd2f2b3e8299acaec1457ff869faac2df27c0ccf1", "a556d97ce2c6ca1d5651c5617444da0df71a998018d099a22bd1a68f7ba8aeca", "44e43d0e1fc7718d374d46d5d913166f5b84c026125a636469ee727b6b480b7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165115bc8102d44b790d76d83ed2cfac0765af305e1d114b5d72bbf27c50425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2cf87ed2381c284b93c13a5d2214898c009026bd2db6806fa720dc019abea8f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6.67" calcext:value-type="float">
            <text:p>56.67</text:p>
          </table:table-cell>
          <table:table-cell office:value-type="float" office:value="62.67" calcext:value-type="float">
            <text:p>62.67</text:p>
          </table:table-cell>
          <table:table-cell office:value-type="float" office:value="0" calcext:value-type="float">
            <text:p>0</text:p>
          </table:table-cell>
          <table:table-cell office:value-type="float" office:value="38720" calcext:value-type="float">
            <text:p>3872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0133333333333333" calcext:value-type="float">
            <text:p>0.001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bf544ecd26fd1b91d8ba6fc74428d3b0bd695209f45afbf3196e5ed42e2d157", "ef04e70f7d7ec3f3af58521fad0e92692ec70b8b68402a16ca472b8c837952ab", "79ff3173f2951e369fa76f9c5e6ab67566224e2f7e040333fdd48463527e189d", "c2b40bbd53b1581ce48d9385d0ed1791f99a7623c1cdafc81021d2a90433b6d1", "45db7a7d2b401e89a4f706e7118e982dca1c01ebb8fd28e5c0e0f26ab99575ea")</text:p>
          </table:table-cell>
          <table:table-cell office:value-type="float" office:value="5" calcext:value-type="float">
            <text:p>5</text:p>
          </table:table-cell>
          <table:table-cell office:value-type="float" office:value="52.5" calcext:value-type="float">
            <text:p>52.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.33" calcext:value-type="float">
            <text:p>53.33</text:p>
          </table:table-cell>
          <table:table-cell office:value-type="float" office:value="61.33" calcext:value-type="float">
            <text:p>61.33</text:p>
          </table:table-cell>
          <table:table-cell office:value-type="float" office:value="41.88" calcext:value-type="float">
            <text:p>41.88</text:p>
          </table:table-cell>
          <table:table-cell office:value-type="float" office:value="77840" calcext:value-type="float">
            <text:p>7784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55555555555555" calcext:value-type="float">
            <text:p>0.005555555555556</text:p>
          </table:table-cell>
          <table:table-cell office:value-type="float" office:value="0.000888888888888888" calcext:value-type="float">
            <text:p>0.000888888888889</text:p>
          </table:table-cell>
          <table:table-cell office:value-type="float" office:value="0.00126953125" calcext:value-type="float">
            <text:p>0.00126953125</text:p>
          </table:table-cell>
          <table:table-cell office:value-type="float" office:value="188.8" calcext:value-type="float">
            <text:p>188.8</text:p>
          </table:table-cell>
          <table:table-cell office:value-type="float" office:value="49.333" calcext:value-type="float">
            <text:p>49.333</text:p>
          </table:table-cell>
          <table:table-cell office:value-type="string" calcext:value-type="string">
            <text:p>("27a411ba2d3a275d1c42fa483abd3c99d1d0fd4fa921ed700192530acefaaf4a", "22b946be40d0f22975babe7e09b2963fc7f4b51acd63dfcf1e2ec80c6e3837f3", "726812bd6bf142eccb5c5466da686bc10f107d3bf03112438fd2b0ec4b30000e", "ddc6ac079813e29a1ea3448210a411bbd16e6330752b82682f717768199454b7", "0b9da2ca142c025f70e9b23b8f26d2aa9cc8cf5de5735139c0ceeca5f5de444d")</text:p>
          </table:table-cell>
        </table:table-row>
        <table:table-row table:style-name="ro1" table:number-rows-repeated="1048424">
          <table:table-cell table:number-columns-repeated="73"/>
        </table:table-row>
        <table:table-row table:style-name="ro1">
          <table:table-cell table:number-columns-repeated="73"/>
        </table:table-row>
        <calcext:conditional-formats>
          <calcext:conditional-format calcext:target-range-address="full_columns.K1:full_columns.K1048576 full_columns.W2:full_columns.W1048576 full_columns.AI1:full_columns.AI1048576 full_columns.BC1:full_columns.BC1048576">
            <calcext:color-scale>
              <calcext:color-scale-entry calcext:value="7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W2:full_columns.W132">
            <calcext:color-scale>
              <calcext:color-scale-entry calcext:value="7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W1:full_columns.W132">
            <calcext:color-scale>
              <calcext:color-scale-entry calcext:value="7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Sheet2" table:style-name="ta1">
        <table:table-column table:style-name="co10" table:default-cell-style-name="ce7"/>
        <table:table-column table:style-name="co10" table:default-cell-style-name="ce8"/>
        <table:table-column table:style-name="co10" table:default-cell-style-name="ce9"/>
        <table:table-column table:style-name="co10" table:default-cell-style-name="ce10"/>
        <table:table-row table:style-name="ro1"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RF(50,half,all)accuracy</text:p>
          </table:table-cell>
          <table:table-cell office:value-type="string" calcext:value-type="string">
            <text:p>RF(100,half,all)accuracy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6.07" calcext:value-type="float">
            <text:p>66.07</text:p>
          </table:table-cell>
          <table:table-cell office:value-type="float" office:value="72.86" calcext:value-type="float">
            <text:p>72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1">
          <table:table-cell table:number-columns-repeated="2" office:value-type="float" office:value="57.14" calcext:value-type="float">
            <text:p>57.14</text:p>
          </table:table-cell>
          <table:table-cell office:value-type="float" office:value="65.36" calcext:value-type="float">
            <text:p>65.36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58.93" calcext:value-type="float">
            <text:p>58.93</text:p>
          </table:table-cell>
          <table:table-cell office:value-type="float" office:value="62.5" calcext:value-type="float">
            <text:p>62.5</text:p>
          </table:table-cell>
          <table:table-cell office:value-type="float" office:value="72.14" calcext:value-type="float">
            <text:p>72.14</text:p>
          </table:table-cell>
          <table:table-cell office:value-type="float" office:value="73.57" calcext:value-type="float">
            <text:p>73.57</text:p>
          </table:table-cell>
        </table:table-row>
        <table:table-row table:style-name="ro1">
          <table:table-cell table:number-columns-repeated="2" office:value-type="float" office:value="60.71" calcext:value-type="float">
            <text:p>60.71</text:p>
          </table:table-cell>
          <table:table-cell office:value-type="float" office:value="68.21" calcext:value-type="float">
            <text:p>68.21</text:p>
          </table:table-cell>
          <table:table-cell office:value-type="float" office:value="68.57" calcext:value-type="float">
            <text:p>68.57</text:p>
          </table:table-cell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8.93" calcext:value-type="float">
            <text:p>78.93</text:p>
          </table:table-cell>
          <table:table-cell office:value-type="float" office:value="80.71" calcext:value-type="float">
            <text:p>80.71</text:p>
          </table:table-cell>
        </table:table-row>
        <table:table-row table:style-name="ro1"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77.14" calcext:value-type="float">
            <text:p>77.14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office:value-type="float" office:value="66.43" calcext:value-type="float">
            <text:p>66.43</text:p>
          </table:table-cell>
          <table:table-cell office:value-type="float" office:value="66.79" calcext:value-type="float">
            <text:p>66.79</text:p>
          </table:table-cell>
        </table:table-row>
        <table:table-row table:style-name="ro1"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office:value-type="float" office:value="67.14" calcext:value-type="float">
            <text:p>67.14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1">
          <table:table-cell office:value-type="float" office:value="76.79" calcext:value-type="float">
            <text:p>76.79</text:p>
          </table:table-cell>
          <table:table-cell office:value-type="float" office:value="75" calcext:value-type="float">
            <text:p>75</text:p>
          </table:table-cell>
          <table:table-cell office:value-type="float" office:value="77.86" calcext:value-type="float">
            <text:p>77.86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77.27" calcext:value-type="float">
            <text:p>77.27</text:p>
          </table:table-cell>
          <table:table-cell office:value-type="float" office:value="79.09" calcext:value-type="float">
            <text:p>79.09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40.91" calcext:value-type="float">
            <text:p>40.91</text:p>
          </table:table-cell>
          <table:table-cell office:value-type="float" office:value="78.18" calcext:value-type="float">
            <text:p>78.18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office:value-type="float" office:value="70.91" calcext:value-type="float">
            <text:p>70.91</text:p>
          </table:table-cell>
        </table:table-row>
        <table:table-row table:style-name="ro1">
          <table:table-cell office:value-type="float" office:value="95.45" calcext:value-type="float">
            <text:p>95.45</text:p>
          </table:table-cell>
          <table:table-cell office:value-type="float" office:value="86.36" calcext:value-type="float">
            <text:p>86.36</text:p>
          </table:table-cell>
          <table:table-cell table:number-columns-repeated="2" office:value-type="float" office:value="95.45" calcext:value-type="float">
            <text:p>95.45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86.36" calcext:value-type="float">
            <text:p>86.36</text:p>
          </table:table-cell>
          <table:table-cell table:number-columns-repeated="2"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float" office:value="86.36" calcext:value-type="float">
            <text:p>86.36</text:p>
          </table:table-cell>
          <table:table-cell office:value-type="float" office:value="75.45" calcext:value-type="float">
            <text:p>75.45</text:p>
          </table:table-cell>
          <table:table-cell office:value-type="float" office:value="76.36" calcext:value-type="float">
            <text:p>76.36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77.27" calcext:value-type="float">
            <text:p>77.27</text:p>
          </table:table-cell>
          <table:table-cell office:value-type="float" office:value="76.36" calcext:value-type="float">
            <text:p>76.36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95.45" calcext:value-type="float">
            <text:p>95.45</text:p>
          </table:table-cell>
          <table:table-cell office:value-type="float" office:value="79.09" calcext:value-type="float">
            <text:p>79.09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float" office:value="81.82" calcext:value-type="float">
            <text:p>81.82</text:p>
          </table:table-cell>
          <table:table-cell office:value-type="float" office:value="86.36" calcext:value-type="float">
            <text:p>86.36</text:p>
          </table:table-cell>
          <table:table-cell office:value-type="float" office:value="76.36" calcext:value-type="float">
            <text:p>76.36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95.45" calcext:value-type="float">
            <text:p>95.45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1">
          <table:table-cell table:number-columns-repeated="2" office:value-type="float" office:value="72.73" calcext:value-type="float">
            <text:p>72.73</text:p>
          </table:table-cell>
          <table:table-cell office:value-type="float" office:value="69.09" calcext:value-type="float">
            <text:p>69.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77.27" calcext:value-type="float">
            <text:p>77.27</text:p>
          </table:table-cell>
          <table:table-cell office:value-type="float" office:value="80" calcext:value-type="float">
            <text:p>80</text:p>
          </table:table-cell>
          <table:table-cell office:value-type="float" office:value="79.09" calcext:value-type="float">
            <text:p>79.09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3.64" calcext:value-type="float">
            <text:p>83.64</text:p>
          </table:table-cell>
          <table:table-cell office:value-type="float" office:value="86.36" calcext:value-type="float">
            <text:p>86.36</text:p>
          </table:table-cell>
        </table:table-row>
        <table:table-row table:style-name="ro1">
          <table:table-cell table:number-columns-repeated="2" office:value-type="float" office:value="63.64" calcext:value-type="float">
            <text:p>63.64</text:p>
          </table:table-cell>
          <table:table-cell office:value-type="float" office:value="66.36" calcext:value-type="float">
            <text:p>66.36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68.18" calcext:value-type="float">
            <text:p>68.18</text:p>
          </table:table-cell>
          <table:table-cell office:value-type="float" office:value="73.64" calcext:value-type="float">
            <text:p>73.64</text:p>
          </table:table-cell>
          <table:table-cell office:value-type="float" office:value="75.45" calcext:value-type="float">
            <text:p>75.45</text:p>
          </table:table-cell>
        </table:table-row>
        <table:table-row table:style-name="ro1">
          <table:table-cell table:number-columns-repeated="2" office:value-type="float" office:value="59.09" calcext:value-type="float">
            <text:p>59.09</text:p>
          </table:table-cell>
          <table:table-cell office:value-type="float" office:value="68.18" calcext:value-type="float">
            <text:p>68.18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table:number-columns-repeated="2" office:value-type="float" office:value="68.18" calcext:value-type="float">
            <text:p>68.18</text:p>
          </table:table-cell>
          <table:table-cell office:value-type="float" office:value="71.82" calcext:value-type="float">
            <text:p>71.82</text:p>
          </table:table-cell>
          <table:table-cell office:value-type="float" office:value="70.91" calcext:value-type="float">
            <text:p>70.91</text:p>
          </table:table-cell>
        </table:table-row>
        <table:table-row table:style-name="ro1">
          <table:table-cell table:number-columns-repeated="2" office:value-type="float" office:value="59.09" calcext:value-type="float">
            <text:p>5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81.82" calcext:value-type="float">
            <text:p>81.82</text:p>
          </table:table-cell>
        </table:table-row>
        <table:table-row table:style-name="ro1">
          <table:table-cell table:number-columns-repeated="2" office:value-type="float" office:value="63.64" calcext:value-type="float">
            <text:p>63.64</text:p>
          </table:table-cell>
          <table:table-cell office:value-type="float" office:value="68.18" calcext:value-type="float">
            <text:p>68.18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table:number-columns-repeated="2" office:value-type="float" office:value="95.45" calcext:value-type="float">
            <text:p>95.45</text:p>
          </table:table-cell>
          <table:table-cell office:value-type="float" office:value="83.64" calcext:value-type="float">
            <text:p>83.64</text:p>
          </table:table-cell>
          <table:table-cell office:value-type="float" office:value="82.73" calcext:value-type="float">
            <text:p>82.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1.67" calcext:value-type="float">
            <text:p>91.6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3.33" calcext:value-type="float">
            <text:p>53.33</text:p>
          </table:table-cell>
        </table:table-row>
        <table:table-row table:style-name="ro1">
          <table:table-cell table:number-columns-repeated="2" office:value-type="float" office:value="83.33" calcext:value-type="float">
            <text:p>83.33</text:p>
          </table:table-cell>
          <table:table-cell office:value-type="float" office:value="86.67" calcext:value-type="float">
            <text:p>86.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33.33" calcext:value-type="float">
            <text:p>33.33</text:p>
          </table:table-cell>
          <table:table-cell office:value-type="float" office:value="51.67" calcext:value-type="float">
            <text:p>51.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6.67" calcext:value-type="float">
            <text:p>86.67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75" calcext:value-type="float">
            <text:p>75</text:p>
          </table:table-cell>
          <table:table-cell office:value-type="float" office:value="73.33" calcext:value-type="float">
            <text:p>73.33</text:p>
          </table:table-cell>
          <table:table-cell office:value-type="float" office:value="71.67" calcext:value-type="float">
            <text:p>71.67</text:p>
          </table:table-cell>
        </table:table-row>
        <table:table-row table:style-name="ro1">
          <table:table-cell table:number-columns-repeated="2" office:value-type="float" office:value="58.33" calcext:value-type="float">
            <text:p>58.33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2.5" calcext:value-type="float">
            <text:p>52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71.43" calcext:value-type="float">
            <text:p>71.43</text:p>
          </table:table-cell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4.64" calcext:value-type="float">
            <text:p>64.64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float" office:value="73.21" calcext:value-type="float">
            <text:p>73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67.14" calcext:value-type="float">
            <text:p>67.14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93" calcext:value-type="float">
            <text:p>63.93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office:value-type="float" office:value="65.36" calcext:value-type="float">
            <text:p>65.36</text:p>
          </table:table-cell>
          <table:table-cell office:value-type="float" office:value="66.79" calcext:value-type="float">
            <text:p>66.79</text:p>
          </table:table-cell>
        </table:table-row>
        <table:table-row table:style-name="ro1">
          <table:table-cell office:value-type="float" office:value="58.93" calcext:value-type="float">
            <text:p>58.93</text:p>
          </table:table-cell>
          <table:table-cell office:value-type="float" office:value="69.64" calcext:value-type="float">
            <text:p>69.64</text:p>
          </table:table-cell>
          <table:table-cell office:value-type="float" office:value="73.57" calcext:value-type="float">
            <text:p>73.57</text:p>
          </table:table-cell>
          <table:table-cell office:value-type="float" office:value="73.21" calcext:value-type="float">
            <text:p>73.21</text:p>
          </table:table-cell>
        </table:table-row>
        <table:table-row table:style-name="ro1"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8.93" calcext:value-type="float">
            <text:p>68.93</text:p>
          </table:table-cell>
        </table:table-row>
        <table:table-row table:style-name="ro1">
          <table:table-cell table:number-columns-repeated="2" office:value-type="float" office:value="64.29" calcext:value-type="float">
            <text:p>64.29</text:p>
          </table:table-cell>
          <table:table-cell office:value-type="float" office:value="65.36" calcext:value-type="float">
            <text:p>65.36</text:p>
          </table:table-cell>
          <table:table-cell office:value-type="float" office:value="64.64" calcext:value-type="float">
            <text:p>64.64</text:p>
          </table:table-cell>
        </table:table-row>
        <table:table-row table:style-name="ro1">
          <table:table-cell office:value-type="float" office:value="73.21" calcext:value-type="float">
            <text:p>73.21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73.21" calcext:value-type="float">
            <text:p>73.21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95.45" calcext:value-type="float">
            <text:p>95.45</text:p>
          </table:table-cell>
          <table:table-cell office:value-type="float" office:value="83.64" calcext:value-type="float">
            <text:p>83.64</text:p>
          </table:table-cell>
          <table:table-cell office:value-type="float" office:value="85.45" calcext:value-type="float">
            <text:p>85.45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6.36" calcext:value-type="float">
            <text:p>76.36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number-columns-repeated="2" office:value-type="float" office:value="70.91" calcext:value-type="float">
            <text:p>70.91</text:p>
          </table:table-cell>
        </table:table-row>
        <table:table-row table:style-name="ro1">
          <table:table-cell table:number-columns-repeated="4" office:value-type="float" office:value="95.45" calcext:value-type="float">
            <text:p>95.45</text:p>
          </table:table-cell>
        </table:table-row>
        <table:table-row table:style-name="ro1"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9.09" calcext:value-type="float">
            <text:p>89.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68.18" calcext:value-type="float">
            <text:p>68.18</text:p>
          </table:table-cell>
          <table:table-cell office:value-type="float" office:value="75.45" calcext:value-type="float">
            <text:p>75.45</text:p>
          </table:table-cell>
          <table:table-cell office:value-type="float" office:value="74.55" calcext:value-type="float">
            <text:p>74.55</text:p>
          </table:table-cell>
        </table:table-row>
        <table:table-row table:style-name="ro1"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79.09" calcext:value-type="float">
            <text:p>79.09</text:p>
          </table:table-cell>
          <table:table-cell office:value-type="float" office:value="84.55" calcext:value-type="float">
            <text:p>84.55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76.36" calcext:value-type="float">
            <text:p>76.36</text:p>
          </table:table-cell>
          <table:table-cell office:value-type="float" office:value="74.55" calcext:value-type="float">
            <text:p>74.55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office:value-type="float" office:value="75.45" calcext:value-type="float">
            <text:p>75.45</text:p>
          </table:table-cell>
          <table:table-cell office:value-type="float" office:value="76.36" calcext:value-type="float">
            <text:p>76.36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float" office:value="86.36" calcext:value-type="float">
            <text:p>86.36</text:p>
          </table:table-cell>
          <table:table-cell table:number-columns-repeated="2" office:value-type="float" office:value="73.64" calcext:value-type="float">
            <text:p>73.64</text:p>
          </table:table-cell>
        </table:table-row>
        <table:table-row table:style-name="ro1">
          <table:table-cell table:number-columns-repeated="2" office:value-type="float" office:value="77.27" calcext:value-type="float">
            <text:p>77.27</text:p>
          </table:table-cell>
          <table:table-cell office:value-type="float" office:value="76.36" calcext:value-type="float">
            <text:p>76.36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float" office:value="81.82" calcext:value-type="float">
            <text:p>81.82</text:p>
          </table:table-cell>
          <table:table-cell office:value-type="float" office:value="86.36" calcext:value-type="float">
            <text:p>86.36</text:p>
          </table:table-cell>
          <table:table-cell office:value-type="float" office:value="84.55" calcext:value-type="float">
            <text:p>84.55</text:p>
          </table:table-cell>
          <table:table-cell office:value-type="float" office:value="85.45" calcext:value-type="float">
            <text:p>85.45</text:p>
          </table:table-cell>
        </table:table-row>
        <table:table-row table:style-name="ro1">
          <table:table-cell table:number-columns-repeated="2" office:value-type="float" office:value="77.27" calcext:value-type="float">
            <text:p>77.27</text:p>
          </table:table-cell>
          <table:table-cell office:value-type="float" office:value="82.73" calcext:value-type="float">
            <text:p>82.73</text:p>
          </table:table-cell>
          <table:table-cell office:value-type="float" office:value="80.91" calcext:value-type="float">
            <text:p>80.91</text:p>
          </table:table-cell>
        </table:table-row>
        <table:table-row table:style-name="ro1">
          <table:table-cell table:number-columns-repeated="2" office:value-type="float" office:value="59.09" calcext:value-type="float">
            <text:p>59.09</text:p>
          </table:table-cell>
          <table:table-cell office:value-type="float" office:value="69.09" calcext:value-type="float">
            <text:p>69.09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table:number-columns-repeated="2" office:value-type="float" office:value="63.64" calcext:value-type="float">
            <text:p>63.64</text:p>
          </table:table-cell>
          <table:table-cell office:value-type="float" office:value="73.64" calcext:value-type="float">
            <text:p>73.64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table:number-columns-repeated="3" office:value-type="float" office:value="59.09" calcext:value-type="float">
            <text:p>59.09</text:p>
          </table:table-cell>
          <table:table-cell office:value-type="float" office:value="58.18" calcext:value-type="float">
            <text:p>58.18</text:p>
          </table:table-cell>
        </table:table-row>
        <table:table-row table:style-name="ro1">
          <table:table-cell table:number-columns-repeated="4" office:value-type="float" office:value="77.27" calcext:value-type="float">
            <text:p>77.27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59.09" calcext:value-type="float">
            <text:p>59.09</text:p>
          </table:table-cell>
          <table:table-cell table:number-columns-repeated="2" office:value-type="float" office:value="82.73" calcext:value-type="float">
            <text:p>82.73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77.27" calcext:value-type="float">
            <text:p>77.27</text:p>
          </table:table-cell>
          <table:table-cell table:number-columns-repeated="2" office:value-type="float" office:value="66.36" calcext:value-type="float">
            <text:p>66.36</text:p>
          </table:table-cell>
        </table:table-row>
        <table:table-row table:style-name="ro1">
          <table:table-cell table:number-columns-repeated="2" office:value-type="float" office:value="81.82" calcext:value-type="float">
            <text:p>81.82</text:p>
          </table:table-cell>
          <table:table-cell office:value-type="float" office:value="74.55" calcext:value-type="float">
            <text:p>74.55</text:p>
          </table:table-cell>
          <table:table-cell office:value-type="float" office:value="79.09" calcext:value-type="float">
            <text:p>79.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.33</text:p>
          </table:table-cell>
        </table:table-row>
        <table:table-row table:style-name="ro1">
          <table:table-cell table:number-columns-repeated="2" office:value-type="float" office:value="41.67" calcext:value-type="float">
            <text:p>41.67</text:p>
          </table:table-cell>
          <table:table-cell office:value-type="float" office:value="61.67" calcext:value-type="float">
            <text:p>61.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78.33" calcext:value-type="float">
            <text:p>78.33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1">
          <table:table-cell table:number-columns-repeated="2" office:value-type="float" office:value="66.67" calcext:value-type="float">
            <text:p>66.67</text:p>
          </table:table-cell>
          <table:table-cell office:value-type="float" office:value="65" calcext:value-type="float">
            <text:p>65</text:p>
          </table:table-cell>
          <table:table-cell office:value-type="float" office:value="58.33" calcext:value-type="float">
            <text:p>58.3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1.67" calcext:value-type="float">
            <text:p>51.67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46.67" calcext:value-type="float">
            <text:p>46.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1.67" calcext:value-type="float">
            <text:p>41.67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1">
          <table:table-cell office:value-type="float" office:value="33.33" calcext:value-type="float">
            <text:p>33.33</text:p>
          </table:table-cell>
          <table:table-cell office:value-type="float" office:value="41.67" calcext:value-type="float">
            <text:p>41.67</text:p>
          </table:table-cell>
          <table:table-cell table:number-columns-repeated="2" office:value-type="float" office:value="78.33" calcext:value-type="float">
            <text:p>78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38.33" calcext:value-type="float">
            <text:p>38.33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87.5" calcext:value-type="float">
            <text:p>87.5</text:p>
          </table:table-cell>
        </table:table-row>
        <table:table-row table:style-name="ro1">
          <table:table-cell table:number-columns-repeated="2" office:value-type="float" office:value="37.5" calcext:value-type="float">
            <text:p>37.5</text:p>
          </table:table-cell>
          <table:table-cell table:number-columns-repeated="2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57.5" calcext:value-type="float">
            <text:p>57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office:value-type="float" office:value="57.5" calcext:value-type="float">
            <text:p>5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9" calcext:value-type="float">
            <text:p>69.29</text:p>
          </table:table-cell>
        </table:table-row>
        <table:table-row table:style-name="ro1">
          <table:table-cell table:number-columns-repeated="2" office:value-type="float" office:value="57.14" calcext:value-type="float">
            <text:p>57.14</text:p>
          </table:table-cell>
          <table:table-cell office:value-type="float" office:value="63.93" calcext:value-type="float">
            <text:p>63.93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table:number-columns-repeated="2" office:value-type="float" office:value="69.64" calcext:value-type="float">
            <text:p>69.64</text:p>
          </table:table-cell>
        </table:table-row>
        <table:table-row table:style-name="ro1">
          <table:table-cell table:number-columns-repeated="2" office:value-type="float" office:value="60.71" calcext:value-type="float">
            <text:p>6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72.14" calcext:value-type="float">
            <text:p>72.14</text:p>
          </table:table-cell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73.21" calcext:value-type="float">
            <text:p>73.21</text:p>
          </table:table-cell>
          <table:table-cell table:number-columns-repeated="2" office:value-type="float" office:value="74.29" calcext:value-type="float">
            <text:p>74.29</text:p>
          </table:table-cell>
        </table:table-row>
        <table:table-row table:style-name="ro1">
          <table:table-cell office:value-type="float" office:value="60.71" calcext:value-type="float">
            <text:p>60.71</text:p>
          </table:table-cell>
          <table:table-cell office:value-type="float" office:value="62.5" calcext:value-type="float">
            <text:p>62.5</text:p>
          </table:table-cell>
          <table:table-cell office:value-type="float" office:value="76.07" calcext:value-type="float">
            <text:p>76.07</text:p>
          </table:table-cell>
          <table:table-cell office:value-type="float" office:value="75.71" calcext:value-type="float">
            <text:p>75.71</text:p>
          </table:table-cell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62.5" calcext:value-type="float">
            <text:p>62.5</text:p>
          </table:table-cell>
          <table:table-cell office:value-type="float" office:value="68.21" calcext:value-type="float">
            <text:p>68.21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1"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5" calcext:value-type="float">
            <text:p>67.5</text:p>
          </table:table-cell>
          <table:table-cell office:value-type="float" office:value="65.36" calcext:value-type="float">
            <text:p>65.36</text:p>
          </table:table-cell>
        </table:table-row>
        <table:table-row table:style-name="ro1"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4.29" calcext:value-type="float">
            <text:p>74.29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84.55" calcext:value-type="float">
            <text:p>84.55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40.91" calcext:value-type="float">
            <text:p>40.91</text:p>
          </table:table-cell>
          <table:table-cell office:value-type="float" office:value="78.18" calcext:value-type="float">
            <text:p>78.18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86.36" calcext:value-type="float">
            <text:p>86.36</text:p>
          </table:table-cell>
          <table:table-cell table:number-columns-repeated="2" office:value-type="float" office:value="72.73" calcext:value-type="float">
            <text:p>72.73</text:p>
          </table:table-cell>
        </table:table-row>
        <table:table-row table:style-name="ro1">
          <table:table-cell office:value-type="float" office:value="95.45" calcext:value-type="float">
            <text:p>95.45</text:p>
          </table:table-cell>
          <table:table-cell office:value-type="float" office:value="86.36" calcext:value-type="float">
            <text:p>86.36</text:p>
          </table:table-cell>
          <table:table-cell table:number-columns-repeated="2" office:value-type="float" office:value="95.45" calcext:value-type="float">
            <text:p>95.45</text:p>
          </table:table-cell>
        </table:table-row>
        <table:table-row table:style-name="ro1"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90.91" calcext:value-type="float">
            <text:p>90.91</text:p>
          </table:table-cell>
        </table:table-row>
        <table:table-row table:style-name="ro1">
          <table:table-cell table:number-columns-repeated="2" office:value-type="float" office:value="68.18" calcext:value-type="float">
            <text:p>6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table:number-columns-repeated="2" office:value-type="float" office:value="72.73" calcext:value-type="float">
            <text:p>72.73</text:p>
          </table:table-cell>
          <table:table-cell office:value-type="float" office:value="77.27" calcext:value-type="float">
            <text:p>77.27</text:p>
          </table:table-cell>
          <table:table-cell office:value-type="float" office:value="76.36" calcext:value-type="float">
            <text:p>76.36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75.45" calcext:value-type="float">
            <text:p>75.45</text:p>
          </table:table-cell>
          <table:table-cell office:value-type="float" office:value="76.36" calcext:value-type="float">
            <text:p>76.36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86.36" calcext:value-type="float">
            <text:p>86.36</text:p>
          </table:table-cell>
          <table:table-cell office:value-type="float" office:value="75.45" calcext:value-type="float">
            <text:p>75.45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float" office:value="86.36" calcext:value-type="float">
            <text:p>86.36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table:number-columns-repeated="2" office:value-type="float" office:value="72.73" calcext:value-type="float">
            <text:p>72.73</text:p>
          </table:table-cell>
          <table:table-cell table:number-columns-repeated="2" office:value-type="float" office:value="71.82" calcext:value-type="float">
            <text:p>71.82</text:p>
          </table:table-cell>
        </table:table-row>
        <table:table-row table:style-name="ro1">
          <table:table-cell table:number-columns-repeated="2" office:value-type="float" office:value="77.27" calcext:value-type="float">
            <text:p>77.27</text:p>
          </table:table-cell>
          <table:table-cell office:value-type="float" office:value="82.73" calcext:value-type="float">
            <text:p>82.73</text:p>
          </table:table-cell>
          <table:table-cell office:value-type="float" office:value="83.64" calcext:value-type="float">
            <text:p>83.64</text:p>
          </table:table-cell>
        </table:table-row>
        <table:table-row table:style-name="ro1"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83.64" calcext:value-type="float">
            <text:p>83.64</text:p>
          </table:table-cell>
        </table:table-row>
        <table:table-row table:style-name="ro1">
          <table:table-cell table:number-columns-repeated="2" office:value-type="float" office:value="68.18" calcext:value-type="float">
            <text:p>68.18</text:p>
          </table:table-cell>
          <table:table-cell office:value-type="float" office:value="70.91" calcext:value-type="float">
            <text:p>70.91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table:number-columns-repeated="2" office:value-type="float" office:value="63.64" calcext:value-type="float">
            <text:p>63.64</text:p>
          </table:table-cell>
          <table:table-cell office:value-type="float" office:value="74.55" calcext:value-type="float">
            <text:p>74.55</text:p>
          </table:table-cell>
          <table:table-cell office:value-type="float" office:value="75.45" calcext:value-type="float">
            <text:p>75.45</text:p>
          </table:table-cell>
        </table:table-row>
        <table:table-row table:style-name="ro1">
          <table:table-cell table:number-columns-repeated="2" office:value-type="float" office:value="59.09" calcext:value-type="float">
            <text:p>59.09</text:p>
          </table:table-cell>
          <table:table-cell table:number-columns-repeated="2" office:value-type="float" office:value="67.27" calcext:value-type="float">
            <text:p>67.27</text:p>
          </table:table-cell>
        </table:table-row>
        <table:table-row table:style-name="ro1">
          <table:table-cell table:number-columns-repeated="2" office:value-type="float" office:value="77.27" calcext:value-type="float">
            <text:p>77.27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1">
          <table:table-cell table:number-columns-repeated="2" office:value-type="float" office:value="72.73" calcext:value-type="float">
            <text:p>72.73</text:p>
          </table:table-cell>
          <table:table-cell office:value-type="float" office:value="84.55" calcext:value-type="float">
            <text:p>84.55</text:p>
          </table:table-cell>
          <table:table-cell office:value-type="float" office:value="81.82" calcext:value-type="float">
            <text:p>81.82</text:p>
          </table:table-cell>
        </table:table-row>
        <table:table-row table:style-name="ro1">
          <table:table-cell table:number-columns-repeated="2" office:value-type="float" office:value="59.09" calcext:value-type="float">
            <text:p>59.09</text:p>
          </table:table-cell>
          <table:table-cell table:number-columns-repeated="2" office:value-type="float" office:value="70.91" calcext:value-type="float">
            <text:p>70.91</text:p>
          </table:table-cell>
        </table:table-row>
        <table:table-row table:style-name="ro1">
          <table:table-cell table:number-columns-repeated="2" office:value-type="float" office:value="95.45" calcext:value-type="float">
            <text:p>95.45</text:p>
          </table:table-cell>
          <table:table-cell office:value-type="float" office:value="83.64" calcext:value-type="float">
            <text:p>83.64</text:p>
          </table:table-cell>
          <table:table-cell office:value-type="float" office:value="81.82" calcext:value-type="float">
            <text:p>81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76.67" calcext:value-type="float">
            <text:p>76.67</text:p>
          </table:table-cell>
          <table:table-cell office:value-type="float" office:value="71.67" calcext:value-type="float">
            <text:p>71.67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6.67" calcext:value-type="float">
            <text:p>76.67</text:p>
          </table:table-cell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1.67" calcext:value-type="float">
            <text:p>91.6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8.33" calcext:value-type="float">
            <text:p>58.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41.67" calcext:value-type="float">
            <text:p>41.67</text:p>
          </table:table-cell>
          <table:table-cell office:value-type="float" office:value="85" calcext:value-type="float">
            <text:p>85</text:p>
          </table:table-cell>
          <table:table-cell office:value-type="float" office:value="91.67" calcext:value-type="float">
            <text:p>91.67</text:p>
          </table:table-cell>
        </table:table-row>
        <table:table-row table:style-name="ro1">
          <table:table-cell table:number-columns-repeated="2" office:value-type="float" office:value="33.33" calcext:value-type="float">
            <text:p>33.33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3.33" calcext:value-type="float">
            <text:p>63.33</text:p>
          </table:table-cell>
          <table:table-cell office:value-type="float" office:value="61.67" calcext:value-type="float">
            <text:p>61.67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73.33" calcext:value-type="float">
            <text:p>73.33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table:number-columns-repeated="3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8.33" calcext:value-type="float">
            <text:p>58.33</text:p>
          </table:table-cell>
          <table:table-cell office:value-type="float" office:value="48.33" calcext:value-type="float">
            <text:p>48.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7.5" calcext:value-type="float">
            <text:p>57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62.5" calcext:value-type="float">
            <text:p>62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 table:number-rows-repeated="104842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2.A1:Sheet2.A1048576">
            <calcext:color-scale>
              <calcext:color-scale-entry calcext:value="7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2.B1:Sheet2.B1048576">
            <calcext:color-scale>
              <calcext:color-scale-entry calcext:value="7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2.C1:Sheet2.C1048576">
            <calcext:color-scale>
              <calcext:color-scale-entry calcext:value="7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2.D1:Sheet2.D1048576">
            <calcext:color-scale>
              <calcext:color-scale-entry calcext:value="7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6T20:33:50.086035789</dc:date>
    <meta:editing-duration>P1DT1H16M7S</meta:editing-duration>
    <meta:editing-cycles>2</meta:editing-cycles>
    <meta:generator>LibreOffice/6.4.7.2$Linux_X86_64 LibreOffice_project/40$Build-2</meta:generator>
    <meta:document-statistic meta:table-count="2" meta:cell-count="11627" meta:object-count="0"/>
  </office:meta>
</office:document-meta>
</file>